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5.666cm"/>
    </style:style>
    <style:style style:name="Table56.B" style:family="table-column">
      <style:table-column-properties style:column-width="2.034cm"/>
    </style:style>
    <style:style style:name="Table56.C" style:family="table-column">
      <style:table-column-properties style:column-width="9.313cm"/>
    </style:style>
    <style:style style:name="Table56.A1" style:family="table-cell">
      <style:table-cell-properties fo:padding="0.097cm" fo:border="none"/>
    </style:style>
    <style:style style:name="Table87" style:family="table">
      <style:table-properties style:width="17.013cm" fo:margin-left="0cm" table:align="left"/>
    </style:style>
    <style:style style:name="Table87.A" style:family="table-column">
      <style:table-column-properties style:column-width="5.666cm"/>
    </style:style>
    <style:style style:name="Table87.B" style:family="table-column">
      <style:table-column-properties style:column-width="2.034cm"/>
    </style:style>
    <style:style style:name="Table87.C" style:family="table-column">
      <style:table-column-properties style:column-width="9.313cm"/>
    </style:style>
    <style:style style:name="Table87.A1" style:family="table-cell">
      <style:table-cell-properties fo:padding="0.097cm" fo:border="none"/>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5.398cm"/>
    </style:style>
    <style:style style:name="Table58.B" style:family="table-column">
      <style:table-column-properties style:column-width="2.302cm"/>
    </style:style>
    <style:style style:name="Table58.C" style:family="table-column">
      <style:table-column-properties style:column-width="9.313cm"/>
    </style:style>
    <style:style style:name="Table58.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101cm"/>
    </style:style>
    <style:style style:name="Table33.B" style:family="table-column">
      <style:table-column-properties style:column-width="2.487cm"/>
    </style:style>
    <style:style style:name="Table33.C" style:family="table-column">
      <style:table-column-properties style:column-width="8.52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6.992cm" table:align="left"/>
    </style:style>
    <style:style style:name="Table86.A" style:family="table-column">
      <style:table-column-properties style:column-width="8.516cm"/>
    </style:style>
    <style:style style:name="Table86.B" style:family="table-column">
      <style:table-column-properties style:column-width="8.475cm"/>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d57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8"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39"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0" style:family="paragraph" style:parent-style-name="Standard">
      <style:text-properties style:font-name="Liberation Sans" officeooo:rsid="004e9ee2" officeooo:paragraph-rsid="004e9ee2"/>
    </style:style>
    <style:style style:name="P41" style:family="paragraph" style:parent-style-name="Text_20_body">
      <style:text-properties style:font-name="Liberation Sans" officeooo:rsid="004e9ee2" officeooo:paragraph-rsid="004e9ee2"/>
    </style:style>
    <style:style style:name="P42"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3" style:family="paragraph" style:parent-style-name="Standard">
      <style:text-properties officeooo:paragraph-rsid="000b87ce"/>
    </style:style>
    <style:style style:name="P44" style:family="paragraph" style:parent-style-name="Standard">
      <style:text-properties officeooo:rsid="000cce2c" officeooo:paragraph-rsid="000ff17f"/>
    </style:style>
    <style:style style:name="P45" style:family="paragraph" style:parent-style-name="Standard">
      <style:text-properties officeooo:rsid="000cce2c" officeooo:paragraph-rsid="00a21c97"/>
    </style:style>
    <style:style style:name="P46" style:family="paragraph" style:parent-style-name="Standard">
      <style:text-properties officeooo:rsid="000cce2c" officeooo:paragraph-rsid="000cce2c"/>
    </style:style>
    <style:style style:name="P47" style:family="paragraph" style:parent-style-name="Standard">
      <style:text-properties officeooo:rsid="000ff17f" officeooo:paragraph-rsid="000ff17f"/>
    </style:style>
    <style:style style:name="P48" style:family="paragraph" style:parent-style-name="Standard">
      <style:text-properties officeooo:paragraph-rsid="0018387c"/>
    </style:style>
    <style:style style:name="P49" style:family="paragraph" style:parent-style-name="Standard">
      <style:text-properties officeooo:paragraph-rsid="00194c67"/>
    </style:style>
    <style:style style:name="P50" style:family="paragraph" style:parent-style-name="Standard">
      <style:text-properties officeooo:rsid="001a100f" officeooo:paragraph-rsid="001a100f"/>
    </style:style>
    <style:style style:name="P51" style:family="paragraph" style:parent-style-name="Standard">
      <style:text-properties officeooo:paragraph-rsid="001a100f"/>
    </style:style>
    <style:style style:name="P52" style:family="paragraph" style:parent-style-name="Standard">
      <style:text-properties officeooo:paragraph-rsid="001b78ac"/>
    </style:style>
    <style:style style:name="P53" style:family="paragraph" style:parent-style-name="Standard">
      <style:text-properties officeooo:paragraph-rsid="001d67d0"/>
    </style:style>
    <style:style style:name="P54" style:family="paragraph" style:parent-style-name="Standard">
      <style:text-properties officeooo:paragraph-rsid="001f0cbf"/>
    </style:style>
    <style:style style:name="P55" style:family="paragraph" style:parent-style-name="Standard">
      <style:text-properties officeooo:paragraph-rsid="002063a2"/>
    </style:style>
    <style:style style:name="P56"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3"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5"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1"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5"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6"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7"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7"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58"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59"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0"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1"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3"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64"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66"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68"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69"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0"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1"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2"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3"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74"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76"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77"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78"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0"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84"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85"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86"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87"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1"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2"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1"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2"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3"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04"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05"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06"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07"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08"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0"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1"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2"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3"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4"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5" style:family="paragraph" style:parent-style-name="Table_20_Contents">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6"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2"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3"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1"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2"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8"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9"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2"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3"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44"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45"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46"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47"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8"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9"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0"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1"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2"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53"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54"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55"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56"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57"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58"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59"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0"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1"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2"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63"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64"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65"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66"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67"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68"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69"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0"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71" style:family="paragraph" style:parent-style-name="Table_20_Contents">
      <style:paragraph-properties fo:text-align="start" style:justify-single-word="false"/>
      <style:text-properties fo:color="#000000" loext:opacity="100%" style:font-name="Liberation Sans" fo:font-size="11pt" fo:font-style="normal" officeooo:rsid="0176b095" officeooo:paragraph-rsid="0176b095" style:font-size-asian="11pt" style:font-style-asian="normal" style:font-size-complex="11pt" style:font-style-complex="normal"/>
    </style:style>
    <style:style style:name="P272" style:family="paragraph" style:parent-style-name="Table_20_Contents">
      <style:paragraph-properties fo:text-align="start" style:justify-single-word="false"/>
      <style:text-properties fo:color="#000000" loext:opacity="100%" style:font-name="Liberation Sans" fo:font-size="11pt" fo:font-style="normal" officeooo:rsid="017711bb" officeooo:paragraph-rsid="017711bb" style:font-size-asian="11pt" style:font-style-asian="normal" style:font-size-complex="11pt" style:font-style-complex="normal"/>
    </style:style>
    <style:style style:name="P273"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74"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75"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76"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277"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279"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280"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281"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282"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83"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284"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285"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289"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290"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292"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293"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294"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295"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296"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297"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298"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299"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300"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301"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02"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03"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04"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05" style:family="paragraph" style:parent-style-name="Table_20_Contents">
      <style:text-properties fo:color="#000000" loext:opacity="100%" style:font-name="Liberation Sans" fo:font-style="italic"/>
    </style:style>
    <style:style style:name="P30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0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0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1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1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1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1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d579f" style:font-size-asian="11pt" style:font-style-asian="normal" style:font-weight-asian="normal" style:font-size-complex="11pt" style:font-style-complex="normal" style:text-emphasize="none"/>
    </style:style>
    <style:style style:name="P31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1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1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1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1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1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592ca" style:font-size-asian="11pt" style:font-style-asian="normal" style:font-weight-asian="normal" style:font-size-complex="11pt" style:font-style-complex="normal" style:text-emphasize="none"/>
    </style:style>
    <style:style style:name="P32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2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2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2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2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2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2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2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2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2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d579f" style:font-size-asian="11pt" style:font-style-asian="normal" style:font-weight-asian="bold" style:font-size-complex="11pt" style:font-style-complex="normal" style:font-weight-complex="bold" style:text-emphasize="none"/>
    </style:style>
    <style:style style:name="P33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3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3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0f8c7" officeooo:paragraph-rsid="00a592ca" style:font-size-asian="11pt" style:font-style-asian="normal" style:font-weight-asian="bold" style:font-size-complex="11pt" style:font-style-complex="normal" style:font-weight-complex="bold" style:text-emphasize="none"/>
    </style:style>
    <style:style style:name="P33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3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3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3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d579f" style:font-size-asian="10.5pt" style:font-style-asian="normal" style:font-weight-asian="normal" style:font-size-complex="11pt" style:font-style-complex="normal" style:text-emphasize="none"/>
    </style:style>
    <style:style style:name="P33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3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3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4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4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592ca" style:font-size-asian="10.5pt" style:font-style-asian="normal" style:font-weight-asian="normal" style:font-size-complex="11pt" style:font-style-complex="normal" style:text-emphasize="none"/>
    </style:style>
    <style:style style:name="P34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4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4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173cd0f" officeooo:paragraph-rsid="0173cd0f" style:font-size-asian="10.5pt" style:font-style-asian="normal" style:font-weight-asian="normal" style:font-size-complex="11pt" style:font-style-complex="normal" style:text-emphasize="none"/>
    </style:style>
    <style:style style:name="P34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4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5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5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5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53" style:family="paragraph" style:parent-style-name="Standard">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5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5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5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5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58"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59" style:family="paragraph" style:parent-style-name="Table_20_Contents">
      <style:paragraph-properties fo:text-align="start" style:justify-single-word="false"/>
      <style:text-properties fo:color="#000000" loext:opacity="100%" style:text-underline-style="none"/>
    </style:style>
    <style:style style:name="P360" style:family="paragraph" style:parent-style-name="Table_20_Contents">
      <style:paragraph-properties fo:text-align="start" style:justify-single-word="false"/>
    </style:style>
    <style:style style:name="P361" style:family="paragraph" style:parent-style-name="Standard">
      <style:paragraph-properties fo:text-align="start" style:justify-single-word="false">
        <style:tab-stops/>
      </style:paragraph-properties>
    </style:style>
    <style:style style:name="P362" style:family="paragraph" style:parent-style-name="Table_20_Contents">
      <style:paragraph-properties fo:text-align="start" style:justify-single-word="false"/>
      <style:text-properties officeooo:paragraph-rsid="0055bc33"/>
    </style:style>
    <style:style style:name="P363" style:family="paragraph" style:parent-style-name="Table_20_Contents">
      <style:paragraph-properties fo:text-align="start" style:justify-single-word="false"/>
      <style:text-properties officeooo:paragraph-rsid="008a3ca6"/>
    </style:style>
    <style:style style:name="P364"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65"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66"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67"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368"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69"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70"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71"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72"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373"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74"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75"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76"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377"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378"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379"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380" style:family="paragraph" style:parent-style-name="Table_20_Contents">
      <style:text-properties fo:color="#333333" loext:opacity="100%" style:font-name="Liberation Sans" fo:font-size="11pt" fo:font-style="italic" style:font-size-asian="11pt" style:font-size-complex="11pt"/>
    </style:style>
    <style:style style:name="P381"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382" style:family="paragraph" style:parent-style-name="Table_20_Contents">
      <style:text-properties style:font-name="Arial1" officeooo:rsid="00469b47" officeooo:paragraph-rsid="00469b47"/>
    </style:style>
    <style:style style:name="P383" style:family="paragraph" style:parent-style-name="Title">
      <style:text-properties style:font-name="Arial1"/>
    </style:style>
    <style:style style:name="P384" style:family="paragraph" style:parent-style-name="Standard">
      <style:text-properties style:font-name="Arial1" fo:font-size="11pt" officeooo:rsid="00fbc077" officeooo:paragraph-rsid="0044c414" style:font-size-asian="11pt" style:font-size-complex="11pt"/>
    </style:style>
    <style:style style:name="P385" style:family="paragraph" style:parent-style-name="Standard">
      <style:text-properties officeooo:paragraph-rsid="0030b6f7"/>
    </style:style>
    <style:style style:name="P386" style:family="paragraph" style:parent-style-name="Standard">
      <style:text-properties officeooo:paragraph-rsid="00349b47"/>
    </style:style>
    <style:style style:name="P387" style:family="paragraph" style:parent-style-name="Standard">
      <style:text-properties officeooo:paragraph-rsid="00212270"/>
    </style:style>
    <style:style style:name="P388" style:family="paragraph" style:parent-style-name="Standard">
      <style:text-properties officeooo:paragraph-rsid="0021e813"/>
    </style:style>
    <style:style style:name="P389" style:family="paragraph" style:parent-style-name="Standard">
      <style:text-properties officeooo:paragraph-rsid="0022ded3"/>
    </style:style>
    <style:style style:name="P390" style:family="paragraph" style:parent-style-name="Standard">
      <style:text-properties officeooo:paragraph-rsid="00243774"/>
    </style:style>
    <style:style style:name="P391" style:family="paragraph" style:parent-style-name="Standard">
      <style:text-properties officeooo:rsid="00259b78" officeooo:paragraph-rsid="00259b78"/>
    </style:style>
    <style:style style:name="P392" style:family="paragraph" style:parent-style-name="Standard">
      <style:text-properties officeooo:rsid="0025b318" officeooo:paragraph-rsid="0025b318"/>
    </style:style>
    <style:style style:name="P393" style:family="paragraph" style:parent-style-name="Standard">
      <style:text-properties officeooo:rsid="00264021" officeooo:paragraph-rsid="00264021"/>
    </style:style>
    <style:style style:name="P394" style:family="paragraph" style:parent-style-name="Standard">
      <style:text-properties officeooo:paragraph-rsid="001101d5"/>
    </style:style>
    <style:style style:name="P395"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396"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397"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398"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399" style:family="paragraph" style:parent-style-name="Standard">
      <style:text-properties officeooo:paragraph-rsid="0040f88b"/>
    </style:style>
    <style:style style:name="P400" style:family="paragraph" style:parent-style-name="Standard">
      <style:text-properties officeooo:rsid="0044c414" officeooo:paragraph-rsid="0040f88b"/>
    </style:style>
    <style:style style:name="P401" style:family="paragraph" style:parent-style-name="Standard">
      <style:text-properties officeooo:rsid="0044c414" officeooo:paragraph-rsid="0044c414"/>
    </style:style>
    <style:style style:name="P402"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03"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04"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05"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06"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07"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08"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09"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10"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11"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12"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13"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14"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15"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6"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18"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19"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20"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21"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22"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23" style:family="paragraph" style:parent-style-name="Standard">
      <style:text-properties officeooo:paragraph-rsid="0038c750"/>
    </style:style>
    <style:style style:name="P424"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25" style:family="paragraph" style:parent-style-name="Standard">
      <style:paragraph-properties fo:text-align="start" style:justify-single-word="false">
        <style:tab-stops/>
      </style:paragraph-properties>
      <style:text-properties fo:font-weight="bold" style:font-weight-asian="bold"/>
    </style:style>
    <style:style style:name="P426" style:family="paragraph" style:parent-style-name="Standard">
      <style:text-properties officeooo:rsid="004a21ea" officeooo:paragraph-rsid="004a21ea"/>
    </style:style>
    <style:style style:name="P427" style:family="paragraph" style:parent-style-name="Standard">
      <style:text-properties officeooo:paragraph-rsid="004e9ee2"/>
    </style:style>
    <style:style style:name="P428" style:family="paragraph" style:parent-style-name="Standard">
      <style:text-properties officeooo:paragraph-rsid="004ee6c2"/>
    </style:style>
    <style:style style:name="P429" style:family="paragraph" style:parent-style-name="Standard">
      <style:text-properties officeooo:rsid="005076c3" officeooo:paragraph-rsid="005076c3"/>
    </style:style>
    <style:style style:name="P430" style:family="paragraph" style:parent-style-name="Standard">
      <style:text-properties officeooo:paragraph-rsid="005076c3"/>
    </style:style>
    <style:style style:name="P431" style:family="paragraph" style:parent-style-name="Standard">
      <style:text-properties officeooo:paragraph-rsid="00520474"/>
    </style:style>
    <style:style style:name="P432" style:family="paragraph" style:parent-style-name="Standard">
      <style:text-properties officeooo:paragraph-rsid="0052556d"/>
    </style:style>
    <style:style style:name="P433" style:family="paragraph" style:parent-style-name="Text_20_body">
      <style:text-properties officeooo:rsid="0055bc33" officeooo:paragraph-rsid="0055bc33"/>
    </style:style>
    <style:style style:name="P434" style:family="paragraph" style:parent-style-name="Standard">
      <style:text-properties officeooo:paragraph-rsid="0055bc33"/>
    </style:style>
    <style:style style:name="P435" style:family="paragraph" style:parent-style-name="Standard">
      <style:text-properties officeooo:paragraph-rsid="00560a15"/>
    </style:style>
    <style:style style:name="P436" style:family="paragraph" style:parent-style-name="Text_20_body">
      <style:text-properties officeooo:paragraph-rsid="00560a15"/>
    </style:style>
    <style:style style:name="P437" style:family="paragraph" style:parent-style-name="Standard">
      <style:text-properties officeooo:paragraph-rsid="0013349a"/>
    </style:style>
    <style:style style:name="P438" style:family="paragraph" style:parent-style-name="Standard">
      <style:text-properties officeooo:paragraph-rsid="0011bd51"/>
    </style:style>
    <style:style style:name="P439" style:family="paragraph" style:parent-style-name="Text_20_body">
      <style:text-properties officeooo:rsid="006784a4" officeooo:paragraph-rsid="006784a4"/>
    </style:style>
    <style:style style:name="P440" style:family="paragraph" style:parent-style-name="Standard">
      <style:text-properties officeooo:rsid="006e8f07" officeooo:paragraph-rsid="00705a3d"/>
    </style:style>
    <style:style style:name="P441" style:family="paragraph" style:parent-style-name="Text_20_body">
      <style:text-properties officeooo:rsid="00705a3d" officeooo:paragraph-rsid="00705a3d"/>
    </style:style>
    <style:style style:name="P442" style:family="paragraph" style:parent-style-name="Text_20_body">
      <style:text-properties officeooo:rsid="0075cb9a" officeooo:paragraph-rsid="00b10008"/>
    </style:style>
    <style:style style:name="P443" style:family="paragraph" style:parent-style-name="Text_20_body">
      <style:text-properties officeooo:rsid="0075cb9a" officeooo:paragraph-rsid="00b39cfd"/>
    </style:style>
    <style:style style:name="P444" style:family="paragraph" style:parent-style-name="Table_20_Contents">
      <style:paragraph-properties fo:text-align="start" style:justify-single-word="false"/>
      <style:text-properties style:text-underline-style="solid" style:text-underline-width="auto" style:text-underline-color="font-color"/>
    </style:style>
    <style:style style:name="P445" style:family="paragraph" style:parent-style-name="Text_20_body">
      <style:text-properties officeooo:rsid="009332c5" officeooo:paragraph-rsid="00977f7f"/>
    </style:style>
    <style:style style:name="P446" style:family="paragraph" style:parent-style-name="Standard">
      <style:text-properties officeooo:paragraph-rsid="00977f7f"/>
    </style:style>
    <style:style style:name="P447" style:family="paragraph" style:parent-style-name="Standard">
      <style:text-properties officeooo:paragraph-rsid="00a592ca"/>
    </style:style>
    <style:style style:name="P448" style:family="paragraph" style:parent-style-name="Text_20_body">
      <style:text-properties officeooo:paragraph-rsid="00a592ca"/>
    </style:style>
    <style:style style:name="P449" style:family="paragraph" style:parent-style-name="Standard">
      <style:text-properties officeooo:paragraph-rsid="0014c88c"/>
    </style:style>
    <style:style style:name="P450" style:family="paragraph" style:parent-style-name="Text_20_body">
      <style:text-properties officeooo:rsid="00bbcebe" officeooo:paragraph-rsid="00bbcebe"/>
    </style:style>
    <style:style style:name="P451" style:family="paragraph" style:parent-style-name="Standard">
      <style:text-properties officeooo:rsid="00c19787" officeooo:paragraph-rsid="00c19787"/>
    </style:style>
    <style:style style:name="P452"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53" style:family="paragraph" style:parent-style-name="Preformatted_20_Text">
      <style:paragraph-properties fo:margin-left="0cm" fo:margin-right="0cm" fo:orphans="2" fo:widows="2" fo:text-indent="0cm" style:auto-text-indent="false"/>
    </style:style>
    <style:style style:name="P454" style:family="paragraph" style:parent-style-name="Text_20_body">
      <style:paragraph-properties fo:margin-left="0cm" fo:margin-right="0cm" fo:orphans="2" fo:widows="2" fo:text-indent="0cm" style:auto-text-indent="false"/>
    </style:style>
    <style:style style:name="P455" style:family="paragraph" style:parent-style-name="Preformatted_20_Text">
      <style:paragraph-properties fo:orphans="2" fo:widows="2"/>
    </style:style>
    <style:style style:name="P456" style:family="paragraph" style:parent-style-name="Preformatted_20_Text">
      <style:paragraph-properties fo:margin-top="0cm" fo:margin-bottom="0.499cm" style:contextual-spacing="false" fo:orphans="2" fo:widows="2"/>
    </style:style>
    <style:style style:name="P457" style:family="paragraph" style:parent-style-name="Standard">
      <style:text-properties officeooo:rsid="00c45ced" officeooo:paragraph-rsid="00c45ced"/>
    </style:style>
    <style:style style:name="P458"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59" style:family="paragraph" style:parent-style-name="Text_20_body">
      <style:text-properties officeooo:paragraph-rsid="00cd0517"/>
    </style:style>
    <style:style style:name="P460" style:family="paragraph" style:parent-style-name="Standard">
      <style:text-properties officeooo:paragraph-rsid="00d82882"/>
    </style:style>
    <style:style style:name="P461" style:family="paragraph" style:parent-style-name="Standard">
      <style:text-properties officeooo:rsid="00fbc077" officeooo:paragraph-rsid="00fbc077"/>
    </style:style>
    <style:style style:name="P462" style:family="paragraph" style:parent-style-name="Standard">
      <style:text-properties officeooo:rsid="00fbc077" officeooo:paragraph-rsid="0109914a"/>
    </style:style>
    <style:style style:name="P463" style:family="paragraph" style:parent-style-name="Text_20_body">
      <style:text-properties officeooo:rsid="00ff4c98" officeooo:paragraph-rsid="00ff4c98"/>
    </style:style>
    <style:style style:name="P464" style:family="paragraph" style:parent-style-name="Text_20_body">
      <style:text-properties officeooo:rsid="00771eda" officeooo:paragraph-rsid="00b10008"/>
    </style:style>
    <style:style style:name="P465" style:family="paragraph" style:parent-style-name="Text_20_body">
      <style:text-properties officeooo:rsid="00b10008" officeooo:paragraph-rsid="00b10008"/>
    </style:style>
    <style:style style:name="P466" style:family="paragraph" style:parent-style-name="Standard">
      <style:text-properties officeooo:rsid="011b2b69" officeooo:paragraph-rsid="0052556d"/>
    </style:style>
    <style:style style:name="P467" style:family="paragraph" style:parent-style-name="Standard">
      <style:text-properties officeooo:paragraph-rsid="0142d160"/>
    </style:style>
    <style:style style:name="P468" style:family="paragraph" style:parent-style-name="Standard">
      <style:text-properties officeooo:paragraph-rsid="0020ebb5"/>
    </style:style>
    <style:style style:name="P469" style:family="paragraph" style:parent-style-name="Standard">
      <style:text-properties officeooo:paragraph-rsid="0132eb31"/>
    </style:style>
    <style:style style:name="P470" style:family="paragraph" style:parent-style-name="Standard">
      <style:text-properties officeooo:rsid="01620822" officeooo:paragraph-rsid="01620822"/>
    </style:style>
    <style:style style:name="P471" style:family="paragraph" style:parent-style-name="Standard">
      <style:text-properties style:text-underline-style="none" officeooo:rsid="01620822" officeooo:paragraph-rsid="01620822"/>
    </style:style>
    <style:style style:name="P472" style:family="paragraph" style:parent-style-name="Standard">
      <style:text-properties officeooo:rsid="00598fd9" officeooo:paragraph-rsid="00598fd9"/>
    </style:style>
    <style:style style:name="P473" style:family="paragraph" style:parent-style-name="Standard">
      <style:text-properties officeooo:paragraph-rsid="016e04de"/>
    </style:style>
    <style:style style:name="P474" style:family="paragraph" style:parent-style-name="Standard">
      <style:paragraph-properties fo:break-before="page"/>
    </style:style>
    <style:style style:name="P475" style:family="paragraph" style:parent-style-name="Standard">
      <style:text-properties officeooo:rsid="01791025" officeooo:paragraph-rsid="01791025"/>
    </style:style>
    <style:style style:name="P476" style:family="paragraph" style:parent-style-name="Text_20_body">
      <style:text-properties officeooo:paragraph-rsid="01791025"/>
    </style:style>
    <style:style style:name="P477" style:family="paragraph" style:parent-style-name="Heading_20_1">
      <style:text-properties officeooo:rsid="00a97067" officeooo:paragraph-rsid="00a97067"/>
    </style:style>
    <style:style style:name="P478" style:family="paragraph" style:parent-style-name="Heading_20_1">
      <style:text-properties officeooo:paragraph-rsid="00a97067"/>
    </style:style>
    <style:style style:name="P479" style:family="paragraph" style:parent-style-name="Heading_20_1">
      <style:text-properties officeooo:paragraph-rsid="0041ed7e"/>
    </style:style>
    <style:style style:name="P480" style:family="paragraph" style:parent-style-name="Heading_20_1">
      <style:text-properties officeooo:paragraph-rsid="00275043"/>
    </style:style>
    <style:style style:name="P481" style:family="paragraph" style:parent-style-name="Heading_20_1">
      <style:paragraph-properties fo:break-before="page"/>
    </style:style>
    <style:style style:name="P482" style:family="paragraph" style:parent-style-name="Heading_20_1">
      <style:text-properties officeooo:paragraph-rsid="00d2f8ee"/>
    </style:style>
    <style:style style:name="P483"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2" style:font-size-complex="18.2000007629395pt" style:font-style-complex="normal" style:font-weight-complex="bold"/>
    </style:style>
    <style:style style:name="P484" style:family="paragraph" style:parent-style-name="Heading_20_1">
      <style:paragraph-properties fo:break-before="page"/>
      <style:text-properties officeooo:paragraph-rsid="00a592ca"/>
    </style:style>
    <style:style style:name="P485" style:family="paragraph" style:parent-style-name="Heading_20_1">
      <style:paragraph-properties fo:break-before="page"/>
      <style:text-properties officeooo:paragraph-rsid="0150fa27"/>
    </style:style>
    <style:style style:name="P486" style:family="paragraph" style:parent-style-name="Heading_20_1">
      <style:text-properties officeooo:paragraph-rsid="003fce4a"/>
    </style:style>
    <style:style style:name="P487" style:family="paragraph" style:parent-style-name="Heading_20_1">
      <style:text-properties officeooo:paragraph-rsid="003d579f"/>
    </style:style>
    <style:style style:name="P488" style:family="paragraph" style:parent-style-name="Heading_20_1">
      <style:text-properties officeooo:paragraph-rsid="0044241a"/>
    </style:style>
    <style:style style:name="P489" style:family="paragraph" style:parent-style-name="Heading_20_1">
      <style:paragraph-properties fo:break-before="page"/>
      <style:text-properties officeooo:paragraph-rsid="016e04de"/>
    </style:style>
    <style:style style:name="P490" style:family="paragraph" style:parent-style-name="Heading_20_1">
      <style:text-properties officeooo:paragraph-rsid="012635a0"/>
    </style:style>
    <style:style style:name="P491" style:family="paragraph" style:parent-style-name="Heading_20_1">
      <style:paragraph-properties fo:break-before="page"/>
      <style:text-properties officeooo:paragraph-rsid="0123abe6"/>
    </style:style>
    <style:style style:name="P492" style:family="paragraph" style:parent-style-name="Heading_20_1">
      <style:text-properties officeooo:paragraph-rsid="0055bc33"/>
    </style:style>
    <style:style style:name="P493" style:family="paragraph" style:parent-style-name="Heading_20_1">
      <style:text-properties officeooo:rsid="0132eb31" officeooo:paragraph-rsid="0132eb31"/>
    </style:style>
    <style:style style:name="P494" style:family="paragraph" style:parent-style-name="Heading_20_1">
      <style:text-properties officeooo:paragraph-rsid="0142d160"/>
    </style:style>
    <style:style style:name="P495" style:family="paragraph" style:parent-style-name="Heading_20_1">
      <style:paragraph-properties fo:break-before="page"/>
      <style:text-properties officeooo:paragraph-rsid="00349b47"/>
    </style:style>
    <style:style style:name="P496" style:family="paragraph" style:parent-style-name="Heading_20_1">
      <style:text-properties officeooo:paragraph-rsid="0038c750"/>
    </style:style>
    <style:style style:name="P497" style:family="paragraph" style:parent-style-name="Heading_20_1">
      <style:text-properties officeooo:paragraph-rsid="003a99c0"/>
    </style:style>
    <style:style style:name="P498" style:family="paragraph" style:parent-style-name="Heading_20_1">
      <style:text-properties officeooo:rsid="00560a15" officeooo:paragraph-rsid="00560a15"/>
    </style:style>
    <style:style style:name="P499" style:family="paragraph" style:parent-style-name="Heading_20_1">
      <style:text-properties officeooo:paragraph-rsid="0030b6f7"/>
    </style:style>
    <style:style style:name="P500" style:family="paragraph" style:parent-style-name="Heading_20_1">
      <style:paragraph-properties fo:break-before="page"/>
      <style:text-properties officeooo:paragraph-rsid="011b2b69"/>
    </style:style>
    <style:style style:name="P501" style:family="paragraph" style:parent-style-name="Heading_20_2">
      <style:text-properties officeooo:paragraph-rsid="011ad1fb"/>
    </style:style>
    <style:style style:name="P502" style:family="paragraph" style:parent-style-name="Heading_20_2">
      <style:paragraph-properties fo:break-before="page"/>
      <style:text-properties officeooo:paragraph-rsid="00d82882"/>
    </style:style>
    <style:style style:name="P503" style:family="paragraph" style:parent-style-name="Heading_20_2">
      <style:paragraph-properties fo:break-before="page"/>
    </style:style>
    <style:style style:name="P504" style:family="paragraph" style:parent-style-name="Heading_20_2">
      <style:text-properties officeooo:paragraph-rsid="0082c79f"/>
    </style:style>
    <style:style style:name="P505"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06"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07" style:family="paragraph" style:parent-style-name="Heading_20_3">
      <style:text-properties officeooo:rsid="007c89be" officeooo:paragraph-rsid="007c89be"/>
    </style:style>
    <style:style style:name="P508"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T1" style:family="text">
      <style:text-properties officeooo:rsid="0181a7c5"/>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0"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3"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5" style:family="text">
      <style:text-properties fo:color="#000000" loext:opacity="100%" officeooo:rsid="00469b47"/>
    </style:style>
    <style:style style:name="T56" style:family="text">
      <style:text-properties fo:color="#000000" loext:opacity="100%" officeooo:rsid="00dbc439"/>
    </style:style>
    <style:style style:name="T57" style:family="text">
      <style:text-properties fo:color="#000000" loext:opacity="100%" officeooo:rsid="0102e6ec"/>
    </style:style>
    <style:style style:name="T58" style:family="text">
      <style:text-properties fo:font-style="italic"/>
    </style:style>
    <style:style style:name="T59" style:family="text">
      <style:text-properties fo:font-style="italic" style:font-style-asian="italic"/>
    </style:style>
    <style:style style:name="T60" style:family="text">
      <style:text-properties fo:font-weight="bold" style:font-weight-asian="bold" style:font-weight-complex="bold"/>
    </style:style>
    <style:style style:name="T61" style:family="text">
      <style:text-properties fo:font-weight="bold" officeooo:rsid="004e7bbd" style:font-weight-asian="bold" style:font-weight-complex="bold"/>
    </style:style>
    <style:style style:name="T62"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3"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5"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8"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69" style:family="text">
      <style:text-properties fo:font-variant="normal" fo:text-transform="none" fo:color="#000000" loext:opacity="100%" fo:letter-spacing="normal"/>
    </style:style>
    <style:style style:name="T70" style:family="text">
      <style:text-properties fo:font-variant="normal" fo:text-transform="none" fo:color="#000000" loext:opacity="100%" fo:letter-spacing="normal" fo:font-style="normal" fo:font-weight="normal"/>
    </style:style>
    <style:style style:name="T71" style:family="text">
      <style:text-properties fo:font-variant="normal" fo:text-transform="none" fo:color="#000000" loext:opacity="100%" fo:letter-spacing="normal" fo:font-style="normal" fo:font-weight="bold" style:font-weight-asian="bold" style:font-weight-complex="bold"/>
    </style:style>
    <style:style style:name="T72" style:family="text">
      <style:text-properties fo:font-variant="normal" fo:text-transform="none" fo:font-style="normal"/>
    </style:style>
    <style:style style:name="T73" style:family="text">
      <style:text-properties fo:font-variant="normal" fo:text-transform="none" style:font-name="Verdana" fo:font-size="9.75pt" fo:letter-spacing="normal" fo:font-weight="normal"/>
    </style:style>
    <style:style style:name="T74" style:family="text">
      <style:text-properties fo:font-variant="normal" fo:text-transform="none" style:font-name="Verdana" fo:font-size="9.75pt" fo:letter-spacing="normal" fo:font-weight="normal" officeooo:rsid="00c9a4a1"/>
    </style:style>
    <style:style style:name="T75" style:family="text">
      <style:text-properties fo:font-variant="normal" fo:text-transform="none" fo:letter-spacing="normal" fo:font-style="normal"/>
    </style:style>
    <style:style style:name="T76" style:family="text">
      <style:text-properties fo:font-variant="normal" fo:text-transform="none" fo:letter-spacing="normal" fo:font-style="normal" officeooo:rsid="00f6f402"/>
    </style:style>
    <style:style style:name="T77" style:family="text">
      <style:text-properties fo:font-variant="normal" fo:text-transform="none" fo:letter-spacing="normal" fo:font-weight="normal"/>
    </style:style>
    <style:style style:name="T78" style:family="text">
      <style:text-properties fo:font-variant="normal" fo:text-transform="none" fo:color="#333333" loext:opacity="100%" style:font-name="Geneva" fo:font-size="10.5pt" fo:letter-spacing="normal" fo:font-style="normal" fo:font-weight="normal"/>
    </style:style>
    <style:style style:name="T79" style:family="text">
      <style:text-properties style:text-outline="false" style:text-line-through-style="none" style:text-line-through-type="none" fo:text-shadow="none" style:text-underline-style="none" style:text-emphasize="none"/>
    </style:style>
    <style:style style:name="T80" style:family="text">
      <style:text-properties style:text-outline="false" style:text-line-through-style="none" style:text-line-through-type="none" fo:text-shadow="none" style:text-underline-style="none" officeooo:rsid="0030b6f7" style:text-emphasize="none"/>
    </style:style>
    <style:style style:name="T81"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82"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83"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84" style:family="text">
      <style:text-properties officeooo:rsid="0030b6f7"/>
    </style:style>
    <style:style style:name="T85" style:family="text">
      <style:text-properties officeooo:rsid="0030b6f7" style:font-weight-complex="normal"/>
    </style:style>
    <style:style style:name="T86" style:family="text">
      <style:text-properties officeooo:rsid="0044241a"/>
    </style:style>
    <style:style style:name="T87" style:family="text">
      <style:text-properties officeooo:rsid="00469b47"/>
    </style:style>
    <style:style style:name="T88" style:family="text">
      <style:text-properties fo:font-size="13pt" fo:font-weight="bold" style:font-size-asian="13pt" style:font-weight-asian="bold" style:font-size-complex="13pt" style:font-weight-complex="bold"/>
    </style:style>
    <style:style style:name="T89" style:family="text">
      <style:text-properties officeooo:rsid="0047399c"/>
    </style:style>
    <style:style style:name="T90" style:family="text">
      <style:text-properties fo:color="#c9211e" loext:opacity="100%"/>
    </style:style>
    <style:style style:name="T91" style:family="text">
      <style:text-properties fo:color="#c9211e" loext:opacity="100%" style:font-name="Arial1" fo:font-size="11pt" fo:font-weight="bold" officeooo:rsid="009694ed" style:font-size-asian="11pt" style:font-weight-asian="bold" style:font-size-complex="11pt" style:font-weight-complex="bold"/>
    </style:style>
    <style:style style:name="T92" style:family="text">
      <style:text-properties fo:color="#c9211e" loext:opacity="100%" fo:font-weight="bold" officeooo:rsid="0173cd0f" style:font-weight-asian="bold" style:font-weight-complex="bold"/>
    </style:style>
    <style:style style:name="T93" style:family="text">
      <style:text-properties officeooo:rsid="0053bffb"/>
    </style:style>
    <style:style style:name="T94" style:family="text">
      <style:text-properties officeooo:rsid="00580217"/>
    </style:style>
    <style:style style:name="T95" style:family="text">
      <style:text-properties officeooo:rsid="005eddc9"/>
    </style:style>
    <style:style style:name="T96" style:family="text">
      <style:text-properties officeooo:rsid="00605ab6"/>
    </style:style>
    <style:style style:name="T97" style:family="text">
      <style:text-properties officeooo:rsid="00615a67"/>
    </style:style>
    <style:style style:name="T98" style:family="text">
      <style:text-properties officeooo:rsid="0063026f"/>
    </style:style>
    <style:style style:name="T99" style:family="text">
      <style:text-properties officeooo:rsid="006724fb"/>
    </style:style>
    <style:style style:name="T100" style:family="text">
      <style:text-properties officeooo:rsid="006784a4"/>
    </style:style>
    <style:style style:name="T101" style:family="text">
      <style:text-properties officeooo:rsid="0068d148"/>
    </style:style>
    <style:style style:name="T102" style:family="text">
      <style:text-properties officeooo:rsid="00821fc4"/>
    </style:style>
    <style:style style:name="T103" style:family="text">
      <style:text-properties officeooo:rsid="0082c79f"/>
    </style:style>
    <style:style style:name="T104" style:family="text">
      <style:text-properties officeooo:rsid="0092a24b"/>
    </style:style>
    <style:style style:name="T105" style:family="text">
      <style:text-properties officeooo:rsid="009332c5"/>
    </style:style>
    <style:style style:name="T106" style:family="text">
      <style:text-properties style:font-name="Liberation Sans" fo:font-size="11pt" fo:font-style="normal" style:font-size-asian="11pt" style:font-style-asian="normal" style:font-size-complex="11pt" style:font-style-complex="normal"/>
    </style:style>
    <style:style style:name="T107" style:family="text">
      <style:text-properties style:font-name="Liberation Sans" fo:font-size="11pt" fo:font-style="normal" officeooo:rsid="009332c5" style:font-size-asian="11pt" style:font-style-asian="normal" style:font-size-complex="11pt" style:font-style-complex="normal"/>
    </style:style>
    <style:style style:name="T108" style:family="text">
      <style:text-properties style:font-name="Liberation Sans" fo:font-size="11pt" style:font-size-asian="11pt" style:font-size-complex="11pt"/>
    </style:style>
    <style:style style:name="T109" style:family="text">
      <style:text-properties style:font-name="Liberation Sans" fo:font-size="11pt" officeooo:rsid="00fbc077" style:font-size-asian="11pt" style:font-size-complex="11pt"/>
    </style:style>
    <style:style style:name="T110" style:family="text">
      <style:text-properties style:font-name="Liberation Sans" fo:font-size="11pt" officeooo:rsid="01791025" style:font-size-asian="11pt" style:font-size-complex="11pt"/>
    </style:style>
    <style:style style:name="T111" style:family="text">
      <style:text-properties officeooo:rsid="009949cd"/>
    </style:style>
    <style:style style:name="T112" style:family="text">
      <style:text-properties officeooo:rsid="0099c3d5"/>
    </style:style>
    <style:style style:name="T113" style:family="text">
      <style:text-properties officeooo:rsid="009a0497"/>
    </style:style>
    <style:style style:name="T114" style:family="text">
      <style:text-properties officeooo:rsid="009c9d01"/>
    </style:style>
    <style:style style:name="T115" style:family="text">
      <style:text-properties officeooo:rsid="00a0f8c7"/>
    </style:style>
    <style:style style:name="T116" style:family="text">
      <style:text-properties officeooo:rsid="00a3a099"/>
    </style:style>
    <style:style style:name="T117" style:family="text">
      <style:text-properties officeooo:rsid="004269e4"/>
    </style:style>
    <style:style style:name="T118" style:family="text">
      <style:text-properties officeooo:rsid="0032eb5b"/>
    </style:style>
    <style:style style:name="T119" style:family="text">
      <style:text-properties officeooo:rsid="00a96c05"/>
    </style:style>
    <style:style style:name="T120" style:family="text">
      <style:text-properties officeooo:rsid="00aed760"/>
    </style:style>
    <style:style style:name="T121" style:family="text">
      <style:text-properties officeooo:rsid="00afcc8b"/>
    </style:style>
    <style:style style:name="T122" style:family="text">
      <style:text-properties officeooo:rsid="00b2f105"/>
    </style:style>
    <style:style style:name="T123" style:family="text">
      <style:text-properties officeooo:rsid="00b351ec"/>
    </style:style>
    <style:style style:name="T124" style:family="text">
      <style:text-properties officeooo:rsid="00b7a85d"/>
    </style:style>
    <style:style style:name="T125" style:family="text">
      <style:text-properties officeooo:rsid="00b97ac1"/>
    </style:style>
    <style:style style:name="T126" style:family="text">
      <style:text-properties officeooo:rsid="00bb8d7d"/>
    </style:style>
    <style:style style:name="T127" style:family="text">
      <style:text-properties officeooo:rsid="00bbd0f8"/>
    </style:style>
    <style:style style:name="T128" style:family="text">
      <style:text-properties officeooo:rsid="00bce25c"/>
    </style:style>
    <style:style style:name="T129" style:family="text">
      <style:text-properties fo:color="#1c1c1c" loext:opacity="100%" officeooo:rsid="00bdcb53"/>
    </style:style>
    <style:style style:name="T130" style:family="text">
      <style:text-properties fo:color="#1c1c1c" loext:opacity="100%" officeooo:rsid="00bdacea"/>
    </style:style>
    <style:style style:name="T131" style:family="text">
      <style:text-properties fo:color="#1c1c1c" loext:opacity="100%" officeooo:rsid="00bb8d7d"/>
    </style:style>
    <style:style style:name="T132" style:family="text">
      <style:text-properties fo:color="#1c1c1c" loext:opacity="100%" officeooo:rsid="00b9c431"/>
    </style:style>
    <style:style style:name="T133" style:family="text">
      <style:text-properties fo:color="#1c1c1c" loext:opacity="100%" officeooo:rsid="00bce25c"/>
    </style:style>
    <style:style style:name="T134" style:family="text">
      <style:text-properties officeooo:rsid="00c45ced"/>
    </style:style>
    <style:style style:name="T135" style:family="text">
      <style:text-properties style:font-name="Liberation Mono" fo:font-size="10pt" fo:font-style="normal" fo:font-weight="normal" style:font-name-asian="NSimSun1" style:font-size-asian="10pt" style:font-name-complex="Liberation Mono" style:font-size-complex="10pt"/>
    </style:style>
    <style:style style:name="T136" style:family="text">
      <style:text-properties officeooo:rsid="00c9a4a1"/>
    </style:style>
    <style:style style:name="T137" style:family="text">
      <style:text-properties officeooo:rsid="00cbcc47"/>
    </style:style>
    <style:style style:name="T138" style:family="text">
      <style:text-properties officeooo:rsid="00d130e6"/>
    </style:style>
    <style:style style:name="T139" style:family="text">
      <style:text-properties officeooo:rsid="00d7d768"/>
    </style:style>
    <style:style style:name="T140" style:family="text">
      <style:text-properties officeooo:rsid="00d9e8b0"/>
    </style:style>
    <style:style style:name="T141" style:family="text">
      <style:text-properties officeooo:rsid="00de8ed1"/>
    </style:style>
    <style:style style:name="T142" style:family="text">
      <style:text-properties officeooo:rsid="00e350a7"/>
    </style:style>
    <style:style style:name="T143" style:family="text">
      <style:text-properties officeooo:rsid="00e60268"/>
    </style:style>
    <style:style style:name="T144" style:family="text">
      <style:text-properties officeooo:rsid="00e65c5f"/>
    </style:style>
    <style:style style:name="T145" style:family="text">
      <style:text-properties officeooo:rsid="00e77a89"/>
    </style:style>
    <style:style style:name="T146" style:family="text">
      <style:text-properties officeooo:rsid="00e92c64"/>
    </style:style>
    <style:style style:name="T147" style:family="text">
      <style:text-properties officeooo:rsid="00ec1014"/>
    </style:style>
    <style:style style:name="T148" style:family="text">
      <style:text-properties officeooo:rsid="00ed85ee"/>
    </style:style>
    <style:style style:name="T149" style:family="text">
      <style:text-properties officeooo:rsid="00edc18f"/>
    </style:style>
    <style:style style:name="T150" style:family="text">
      <style:text-properties officeooo:rsid="00f026e8"/>
    </style:style>
    <style:style style:name="T151" style:family="text">
      <style:text-properties officeooo:rsid="00f0cedc"/>
    </style:style>
    <style:style style:name="T152" style:family="text">
      <style:text-properties fo:font-weight="normal" officeooo:rsid="00f0cedc" style:font-weight-asian="normal" style:font-weight-complex="normal"/>
    </style:style>
    <style:style style:name="T153" style:family="text">
      <style:text-properties fo:font-weight="normal" officeooo:rsid="010269ff" style:font-weight-asian="normal" style:font-weight-complex="normal"/>
    </style:style>
    <style:style style:name="T154" style:family="text">
      <style:text-properties officeooo:rsid="00f1efd7"/>
    </style:style>
    <style:style style:name="T155" style:family="text">
      <style:text-properties officeooo:rsid="00f375da"/>
    </style:style>
    <style:style style:name="T156" style:family="text">
      <style:text-properties officeooo:rsid="00f52b14"/>
    </style:style>
    <style:style style:name="T157" style:family="text">
      <style:text-properties officeooo:rsid="00f6f402"/>
    </style:style>
    <style:style style:name="T158" style:family="text">
      <style:text-properties style:font-name="Arial1" fo:font-size="11pt" style:font-size-asian="11pt" style:font-size-complex="11pt"/>
    </style:style>
    <style:style style:name="T159" style:family="text">
      <style:text-properties style:font-name="Arial1" fo:font-size="11pt" officeooo:rsid="009694ed" style:font-size-asian="11pt" style:font-size-complex="11pt"/>
    </style:style>
    <style:style style:name="T160" style:family="text">
      <style:text-properties style:font-name="Arial1" fo:font-size="11pt" officeooo:rsid="0096c051" style:font-size-asian="11pt" style:font-size-complex="11pt"/>
    </style:style>
    <style:style style:name="T161" style:family="text">
      <style:text-properties style:font-name="Arial1" fo:font-size="11pt" officeooo:rsid="00ff4c98" style:font-size-asian="11pt" style:font-size-complex="11pt"/>
    </style:style>
    <style:style style:name="T162" style:family="text">
      <style:text-properties style:font-name="Arial1" fo:font-size="11pt" officeooo:rsid="0109914a" style:font-size-asian="11pt" style:font-size-complex="11pt"/>
    </style:style>
    <style:style style:name="T163" style:family="text">
      <style:text-properties style:font-name="Arial1" fo:font-size="11pt" style:text-underline-style="solid" style:text-underline-width="auto" style:text-underline-color="font-color" officeooo:rsid="00ff4c98" style:font-size-asian="11pt" style:font-size-complex="11pt"/>
    </style:style>
    <style:style style:name="T164" style:family="text">
      <style:text-properties style:font-name="Arial1" fo:font-size="11pt" style:text-underline-style="solid" style:text-underline-width="auto" style:text-underline-color="font-color" officeooo:rsid="0109914a" style:font-size-asian="11pt" style:font-size-complex="11pt"/>
    </style:style>
    <style:style style:name="T165" style:family="text">
      <style:text-properties officeooo:rsid="010269ff"/>
    </style:style>
    <style:style style:name="T166" style:family="text">
      <style:text-properties officeooo:rsid="0104b553"/>
    </style:style>
    <style:style style:name="T167" style:family="text">
      <style:text-properties officeooo:rsid="01068e6e"/>
    </style:style>
    <style:style style:name="T168" style:family="text">
      <style:text-properties officeooo:rsid="01070182"/>
    </style:style>
    <style:style style:name="T169" style:family="text">
      <style:text-properties officeooo:rsid="010db601"/>
    </style:style>
    <style:style style:name="T170" style:family="text">
      <style:text-properties officeooo:rsid="010f359c"/>
    </style:style>
    <style:style style:name="T171" style:family="text">
      <style:text-properties officeooo:rsid="011074b3"/>
    </style:style>
    <style:style style:name="T172" style:family="text">
      <style:text-properties officeooo:rsid="01134d5e"/>
    </style:style>
    <style:style style:name="T173" style:family="text">
      <style:text-properties officeooo:rsid="0114d365"/>
    </style:style>
    <style:style style:name="T174" style:family="text">
      <style:text-properties officeooo:rsid="011885e1"/>
    </style:style>
    <style:style style:name="T175" style:family="text">
      <style:text-properties officeooo:rsid="011a6b3c"/>
    </style:style>
    <style:style style:name="T176" style:family="text">
      <style:text-properties officeooo:rsid="011ad1fb"/>
    </style:style>
    <style:style style:name="T177" style:family="text">
      <style:text-properties officeooo:rsid="011b2b69"/>
    </style:style>
    <style:style style:name="T178" style:family="text">
      <style:text-properties officeooo:rsid="011e8d55"/>
    </style:style>
    <style:style style:name="T179" style:family="text">
      <style:text-properties officeooo:rsid="012aa58c"/>
    </style:style>
    <style:style style:name="T180" style:family="text">
      <style:text-properties officeooo:rsid="012cd5d7"/>
    </style:style>
    <style:style style:name="T181" style:family="text">
      <style:text-properties officeooo:rsid="012e736c"/>
    </style:style>
    <style:style style:name="T182" style:family="text">
      <style:text-properties officeooo:rsid="0135b379"/>
    </style:style>
    <style:style style:name="T183" style:family="text">
      <style:text-properties officeooo:rsid="0136818e"/>
    </style:style>
    <style:style style:name="T184" style:family="text">
      <style:text-properties officeooo:rsid="01397495"/>
    </style:style>
    <style:style style:name="T185" style:family="text">
      <style:text-properties officeooo:rsid="013b400a"/>
    </style:style>
    <style:style style:name="T186" style:family="text">
      <style:text-properties officeooo:rsid="013ec744"/>
    </style:style>
    <style:style style:name="T187" style:family="text">
      <style:text-properties officeooo:rsid="013ef1a7"/>
    </style:style>
    <style:style style:name="T188" style:family="text">
      <style:text-properties officeooo:rsid="0140007f"/>
    </style:style>
    <style:style style:name="T189" style:family="text">
      <style:text-properties officeooo:rsid="0140ad50"/>
    </style:style>
    <style:style style:name="T190" style:family="text">
      <style:text-properties officeooo:rsid="0141ef6b"/>
    </style:style>
    <style:style style:name="T191" style:family="text">
      <style:text-properties officeooo:rsid="0142d160"/>
    </style:style>
    <style:style style:name="T192" style:family="text">
      <style:text-properties style:text-underline-style="solid" style:text-underline-width="auto" style:text-underline-color="font-color"/>
    </style:style>
    <style:style style:name="T193" style:family="text">
      <style:text-properties officeooo:rsid="0146195b"/>
    </style:style>
    <style:style style:name="T194" style:family="text">
      <style:text-properties officeooo:rsid="0148070b"/>
    </style:style>
    <style:style style:name="T195" style:family="text">
      <style:text-properties officeooo:rsid="0148aa5b"/>
    </style:style>
    <style:style style:name="T196" style:family="text">
      <style:text-properties style:text-position="super 58%"/>
    </style:style>
    <style:style style:name="T197" style:family="text">
      <style:text-properties officeooo:rsid="014a0176"/>
    </style:style>
    <style:style style:name="T198" style:family="text">
      <style:text-properties officeooo:rsid="014c5cce"/>
    </style:style>
    <style:style style:name="T199" style:family="text">
      <style:text-properties officeooo:rsid="0152fb73"/>
    </style:style>
    <style:style style:name="T200" style:family="text">
      <style:text-properties officeooo:rsid="0153bcfb"/>
    </style:style>
    <style:style style:name="T201" style:family="text">
      <style:text-properties officeooo:rsid="01620822"/>
    </style:style>
    <style:style style:name="T202" style:family="text">
      <style:text-properties officeooo:rsid="01674e70"/>
    </style:style>
    <style:style style:name="T203" style:family="text">
      <style:text-properties officeooo:rsid="016a89f6"/>
    </style:style>
    <style:style style:name="T204" style:family="text">
      <style:text-properties officeooo:rsid="016c43bc"/>
    </style:style>
    <style:style style:name="T205" style:family="text">
      <style:text-properties officeooo:rsid="017183d0"/>
    </style:style>
    <style:style style:name="T206" style:family="text">
      <style:text-properties officeooo:rsid="0177980b"/>
    </style:style>
    <style:style style:name="T207" style:family="text">
      <style:text-properties officeooo:rsid="01791025"/>
    </style:style>
    <style:style style:name="T208" style:family="text">
      <style:text-properties officeooo:rsid="017aaf63"/>
    </style:style>
    <style:style style:name="T209" style:family="text">
      <style:text-properties officeooo:rsid="0181aa2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3"><text:span text:style-name="T2">Word </text:span>Glossary <text:span text:style-name="T2">for</text:span> ESP32forth v7.0.7.<text:span text:style-name="T147">3</text:span></text:p>
      <table:table table:name="Table66" table:style-name="Table66">
        <table:table-column table:style-name="Table66.A"/>
        <table:table-column table:style-name="Table66.B"/>
        <table:table-row table:style-name="TableLine2232953528176">
          <table:table-cell table:style-name="Table66.A1" office:value-type="string">
            <text:p text:style-name="P42"/>
            <text:p text:style-name="P7"><text:span text:style-name="T88">ESP32forth</text:span> is a <text:span text:style-name="T150">powerful </text:span>forth tool set <text:span text:style-name="T89">created</text:span> by <text:span text:style-name="T60">Bradley D Nelson</text:span> and the late <text:span text:style-name="T60">Dr. H</text:span><text:span text:style-name="T61">anson</text:span><text:span text:style-name="T60"> Ting </text:span><text:span text:style-name="T152">for the low cost ESP32 module</text:span>. This <text:span text:style-name="T119">document </text:span>is a<text:span text:style-name="T140"> </text:span><text:span text:style-name="T151">word glossary </text:span><text:span text:style-name="T168">for reference</text:span><text:span text:style-name="T154"> </text:span><text:span text:style-name="T151">whilst programming</text:span>. There are also some useful links to reference material at the back.</text:p>
            <text:p text:style-name="P8">The headings and words <text:span text:style-name="T87">in the following tables </text:span>are in alphabetic order to speed up searches. <text:span text:style-name="T150">Most document readers</text:span> will show a ‘<text:span text:style-name="T209">Table of Contents’</text:span> strip you can click on to jump to a particular section. Use <text:span text:style-name="T87">ctrl </text:span>F to search for a specific word. Immediate words <text:span text:style-name="T87">(that run at compile time)</text:span> are shown in <text:span text:style-name="T3">red. </text:span><text:span text:style-name="T23">The right-hand column indicates the </text:span><text:span text:style-name="T55">ESP32forth </text:span><text:span text:style-name="T23">vocabulary in which the word </text:span><text:span text:style-name="T56">is located.</text:span></text:p>
            <text:p text:style-name="P9"><text:span text:style-name="T23">T</text:span><text:span text:style-name="T11">here are plenty of gaps and probably a few errors. </text:span><text:span text:style-name="T57">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20"/>
            <text:p text:style-name="P382"><draw:frame draw:style-name="fr2" draw:name="Image1" text:anchor-type="char" svg:x="0.534cm" svg:y="0.034cm" svg:width="7.9cm" svg:height="6.103cm" draw:z-index="0"><draw:image xlink:href="Pictures/100000010000040E00000322E1421D77EF72F233.png" xlink:type="simple" xlink:show="embed" xlink:actuate="onLoad" draw:mime-type="image/png"/></draw:frame><text:span text:style-name="T62">ESP32</text:span><text:span text:style-name="T63"> </text:span><text:span text:style-name="T62">is a series of low-cost, low-power </text:span><text:a xlink:type="simple" xlink:href="https://en.wikipedia.org/wiki/System_on_a_chip" text:style-name="Internet_20_link" text:visited-style-name="Visited_20_Internet_20_Link"><text:span text:style-name="T68">system on a chip</text:span></text:a><text:span text:style-name="T63"> </text:span><text:a xlink:type="simple" xlink:href="https://en.wikipedia.org/wiki/Microcontroller" text:style-name="Internet_20_link" text:visited-style-name="Visited_20_Internet_20_Link"><text:span text:style-name="T68">microcontrollers</text:span></text:a><text:span text:style-name="T63"> </text:span><text:span text:style-name="T62">with integrated </text:span><text:a xlink:type="simple" xlink:href="https://en.wikipedia.org/wiki/Wi-Fi" text:style-name="Internet_20_link" text:visited-style-name="Visited_20_Internet_20_Link"><text:span text:style-name="T68">Wi-Fi</text:span></text:a><text:span text:style-name="T63"> </text:span><text:span text:style-name="T62">and dual-mode </text:span><text:a xlink:type="simple" xlink:href="https://en.wikipedia.org/wiki/Bluetooth" text:style-name="Internet_20_link" text:visited-style-name="Visited_20_Internet_20_Link"><text:span text:style-name="T68">Bluetooth</text:span></text:a><text:span text:style-name="T62">. The ESP32 series employs either a </text:span><text:a xlink:type="simple" xlink:href="https://en.wikipedia.org/wiki/Tensilica" text:style-name="Internet_20_link" text:visited-style-name="Visited_20_Internet_20_Link"><text:span text:style-name="T68">Tensilica</text:span></text:a><text:span text:style-name="T63"> </text:span><text:span text:style-name="T62">Xtensa LX6 microprocessor in both dual-core and </text:span><text:a xlink:type="simple" xlink:href="https://en.wikipedia.org/wiki/Single-core" text:style-name="Internet_20_link" text:visited-style-name="Visited_20_Internet_20_Link"><text:span text:style-name="T68">single-core</text:span></text:a><text:span text:style-name="T63"> </text:span><text:span text:style-name="T62">variations, Xtensa LX7 dual-core microprocessor or a </text:span><text:a xlink:type="simple" xlink:href="https://en.wikipedia.org/wiki/Single-core" text:style-name="Internet_20_link" text:visited-style-name="Visited_20_Internet_20_Link"><text:span text:style-name="T68">single-core</text:span></text:a><text:span text:style-name="T63"> </text:span><text:a xlink:type="simple" xlink:href="https://en.wikipedia.org/wiki/RISC-V" text:style-name="Internet_20_link" text:visited-style-name="Visited_20_Internet_20_Link"><text:span text:style-name="T68">RISC-V</text:span></text:a><text:span text:style-name="T63"> </text:span><text:span text:style-name="T62">microprocessor and includes built-in antenna switches, </text:span><text:a xlink:type="simple" xlink:href="https://en.wikipedia.org/wiki/Radio_frequency" text:style-name="Internet_20_link" text:visited-style-name="Visited_20_Internet_20_Link"><text:span text:style-name="T68">RF</text:span></text:a><text:span text:style-name="T63"> </text:span><text:a xlink:type="simple" xlink:href="https://en.wikipedia.org/wiki/Balun" text:style-name="Internet_20_link" text:visited-style-name="Visited_20_Internet_20_Link"><text:span text:style-name="T68">balun</text:span></text:a><text:span text:style-name="T62">, power amplifier, low-noise receive amplifier, filters, and power-management modules.</text:span></text:p>
          </table:table-cell>
        </table:table-row>
      </table:table>
      <text:h text:style-name="P477" text:outline-level="1">ANSI terminal control</text:h>
      <table:table table:name="Table64" table:style-name="Table64">
        <table:table-column table:style-name="Table64.A"/>
        <table:table-column table:style-name="Table64.B"/>
        <table:table-column table:style-name="Table64.C"/>
        <table:table-column table:style-name="Table64.D"/>
        <table:table-row table:style-name="TableLine2232953522736">
          <table:table-cell table:style-name="Table64.A1" office:value-type="string">
            <text:p text:style-name="P105">at-xy</text:p>
          </table:table-cell>
          <table:table-cell table:style-name="Table64.A1" office:value-type="string">
            <text:p text:style-name="P241">( x y – )</text:p>
          </table:table-cell>
          <table:table-cell table:style-name="Table64.A1" office:value-type="string">
            <text:p text:style-name="P272">Set the cursor at x, y on the terminal screen. 0,0 being the top left corner.</text:p>
          </table:table-cell>
          <table:table-cell table:style-name="Table64.D1" office:value-type="string">
            <text:p text:style-name="P241">forth</text:p>
          </table:table-cell>
        </table:table-row>
        <table:table-row table:style-name="TableLine2232953517840">
          <table:table-cell table:style-name="Table64.A2" office:value-type="string">
            <text:p text:style-name="P75">bel</text:p>
          </table:table-cell>
          <table:table-cell table:style-name="Table64.A2" office:value-type="string">
            <text:p text:style-name="P178">( – )</text:p>
          </table:table-cell>
          <table:table-cell table:style-name="Table64.A2" office:value-type="string">
            <text:p text:style-name="P178">Sound the terminal bell</text:p>
          </table:table-cell>
          <table:table-cell table:style-name="Table64.D2" office:value-type="string">
            <text:p text:style-name="P178">ansi</text:p>
          </table:table-cell>
        </table:table-row>
        <table:table-row table:style-name="TableLine2232953521104">
          <table:table-cell table:style-name="Table64.A2" office:value-type="string">
            <text:p text:style-name="P105">bg</text:p>
          </table:table-cell>
          <table:table-cell table:style-name="Table64.A2" office:value-type="string">
            <text:p text:style-name="P241">( n – )</text:p>
          </table:table-cell>
          <table:table-cell table:style-name="Table64.A2" office:value-type="string">
            <text:p text:style-name="P272">Set the back gorunf colour to n</text:p>
          </table:table-cell>
          <table:table-cell table:style-name="Table64.D2" office:value-type="string">
            <text:p text:style-name="P241">forth</text:p>
          </table:table-cell>
        </table:table-row>
        <table:table-row table:style-name="TableLine2232953521376">
          <table:table-cell table:style-name="Table64.A2" office:value-type="string">
            <text:p text:style-name="P75">clear-to-eol</text:p>
          </table:table-cell>
          <table:table-cell table:style-name="Table64.A2" office:value-type="string">
            <text:p text:style-name="P178">( – )</text:p>
          </table:table-cell>
          <table:table-cell table:style-name="Table64.A2" office:value-type="string">
            <text:p text:style-name="P178">Clear the line from the cursor position to the right margin</text:p>
          </table:table-cell>
          <table:table-cell table:style-name="Table64.D2" office:value-type="string">
            <text:p text:style-name="P178">ansi</text:p>
          </table:table-cell>
        </table:table-row>
        <table:table-row table:style-name="TableLine2232953521648">
          <table:table-cell table:style-name="Table64.A2" office:value-type="string">
            <text:p text:style-name="P75">esc</text:p>
          </table:table-cell>
          <table:table-cell table:style-name="Table64.A2" office:value-type="string">
            <text:p text:style-name="P179">( – )</text:p>
          </table:table-cell>
          <table:table-cell table:style-name="Table64.A2" office:value-type="string">
            <text:p text:style-name="P180">sends the esc char to the terminal - many ANSI terminal commands start with the esc character </text:p>
          </table:table-cell>
          <table:table-cell table:style-name="Table64.D2" office:value-type="string">
            <text:p text:style-name="P178">ansi</text:p>
          </table:table-cell>
        </table:table-row>
        <table:table-row table:style-name="TableLine2232953522464">
          <table:table-cell table:style-name="Table64.A2" office:value-type="string">
            <text:p text:style-name="P105">fg</text:p>
          </table:table-cell>
          <table:table-cell table:style-name="Table64.A2" office:value-type="string">
            <text:p text:style-name="P241">( n – )</text:p>
          </table:table-cell>
          <table:table-cell table:style-name="Table64.A2" office:value-type="string">
            <text:p text:style-name="P272">Set the character ( or foreground) colour to n</text:p>
          </table:table-cell>
          <table:table-cell table:style-name="Table64.D2" office:value-type="string">
            <text:p text:style-name="P241">forth</text:p>
          </table:table-cell>
        </table:table-row>
        <table:table-row table:style-name="TableLine2232953534976">
          <table:table-cell table:style-name="Table64.A2" office:value-type="string">
            <text:p text:style-name="P75">hide</text:p>
          </table:table-cell>
          <table:table-cell table:style-name="Table64.A2" office:value-type="string">
            <text:p text:style-name="P179">( – )</text:p>
          </table:table-cell>
          <table:table-cell table:style-name="Table64.A2" office:value-type="string">
            <text:p text:style-name="P178">Hide the cursor</text:p>
          </table:table-cell>
          <table:table-cell table:style-name="Table64.D2" office:value-type="string">
            <text:p text:style-name="P178">ansi</text:p>
          </table:table-cell>
        </table:table-row>
        <table:table-row table:style-name="TableLine2232953535248">
          <table:table-cell table:style-name="Table64.A2" office:value-type="string">
            <text:p text:style-name="P105">normal</text:p>
          </table:table-cell>
          <table:table-cell table:style-name="Table64.A2" office:value-type="string">
            <text:p text:style-name="P241">( – )</text:p>
          </table:table-cell>
          <table:table-cell table:style-name="Table64.A2" office:value-type="string">
            <text:p text:style-name="P272">Return the terminal screen to blac<text:span text:style-name="T208">k</text:span> background, white characters</text:p>
          </table:table-cell>
          <table:table-cell table:style-name="Table64.D2" office:value-type="string">
            <text:p text:style-name="P241">forth</text:p>
          </table:table-cell>
        </table:table-row>
        <text:soft-page-break/>
        <table:table-row table:style-name="TableLine2232953534160">
          <table:table-cell table:style-name="Table64.A2" office:value-type="string">
            <text:p text:style-name="P105">page</text:p>
          </table:table-cell>
          <table:table-cell table:style-name="Table64.A2" office:value-type="string">
            <text:p text:style-name="P241">( – )</text:p>
          </table:table-cell>
          <table:table-cell table:style-name="Table64.A2" office:value-type="string">
            <text:p text:style-name="P272">Scroll the terminal screen up enough <text:s/>so that a blank screen is shown</text:p>
          </table:table-cell>
          <table:table-cell table:style-name="Table64.D2" office:value-type="string">
            <text:p text:style-name="P241">forth</text:p>
          </table:table-cell>
        </table:table-row>
        <table:table-row table:style-name="TableLine2232953537152">
          <table:table-cell table:style-name="Table64.A2" office:value-type="string">
            <text:p text:style-name="P75">scroll-down</text:p>
          </table:table-cell>
          <table:table-cell table:style-name="Table64.A2" office:value-type="string">
            <text:p text:style-name="P178">( – )</text:p>
          </table:table-cell>
          <table:table-cell table:style-name="Table64.A2" office:value-type="string">
            <text:p text:style-name="P178">Scroll the cursor down one line</text:p>
          </table:table-cell>
          <table:table-cell table:style-name="Table64.D2" office:value-type="string">
            <text:p text:style-name="P178">ansi</text:p>
          </table:table-cell>
        </table:table-row>
        <table:table-row table:style-name="TableLine2232953536608">
          <table:table-cell table:style-name="Table64.A2" office:value-type="string">
            <text:p text:style-name="P75">scroll-up</text:p>
          </table:table-cell>
          <table:table-cell table:style-name="Table64.A2" office:value-type="string">
            <text:p text:style-name="P178">( – )</text:p>
          </table:table-cell>
          <table:table-cell table:style-name="Table64.A2" office:value-type="string">
            <text:p text:style-name="P178">Scroll the cursor up one line</text:p>
          </table:table-cell>
          <table:table-cell table:style-name="Table64.D2" office:value-type="string">
            <text:p text:style-name="P178">ansi</text:p>
          </table:table-cell>
        </table:table-row>
        <table:table-row table:style-name="TableLine2232953531440">
          <table:table-cell table:style-name="Table64.A2" office:value-type="string">
            <text:p text:style-name="P105">set-title</text:p>
          </table:table-cell>
          <table:table-cell table:style-name="Table64.A2" office:value-type="string">
            <text:p text:style-name="P241">( a n – )</text:p>
          </table:table-cell>
          <table:table-cell table:style-name="Table64.A2" office:value-type="string">
            <text:p text:style-name="P271">Changes the text shown in the title bar of the terminal window to the string at a, n</text:p>
          </table:table-cell>
          <table:table-cell table:style-name="Table64.D2" office:value-type="string">
            <text:p text:style-name="P241">forth</text:p>
          </table:table-cell>
        </table:table-row>
        <table:table-row table:style-name="TableLine2232953531712">
          <table:table-cell table:style-name="Table64.A2" office:value-type="string">
            <text:p text:style-name="P75">show</text:p>
          </table:table-cell>
          <table:table-cell table:style-name="Table64.A2" office:value-type="string">
            <text:p text:style-name="P179">( – )</text:p>
          </table:table-cell>
          <table:table-cell table:style-name="Table64.A2" office:value-type="string">
            <text:p text:style-name="P178">Make the cursor visible</text:p>
          </table:table-cell>
          <table:table-cell table:style-name="Table64.D2" office:value-type="string">
            <text:p text:style-name="P178">ansi</text:p>
          </table:table-cell>
        </table:table-row>
        <table:table-row table:style-name="TableLine2232953539328">
          <table:table-cell table:style-name="Table64.A2" office:value-type="string">
            <text:p text:style-name="P75">terminal-restore</text:p>
          </table:table-cell>
          <table:table-cell table:style-name="Table64.A2" office:value-type="string">
            <text:p text:style-name="P180">( – )</text:p>
          </table:table-cell>
          <table:table-cell table:style-name="Table64.A2" office:value-type="string">
            <text:p text:style-name="P180">Scroll the terminal back down, restoring the terminal to the state when terminal-save was executed</text:p>
          </table:table-cell>
          <table:table-cell table:style-name="Table64.D2" office:value-type="string">
            <text:p text:style-name="P178">ansi</text:p>
          </table:table-cell>
        </table:table-row>
        <table:table-row table:style-name="TableLine2232953535520">
          <table:table-cell table:style-name="Table64.A2" office:value-type="string">
            <text:p text:style-name="P75">terminal-save</text:p>
          </table:table-cell>
          <table:table-cell table:style-name="Table64.A2" office:value-type="string">
            <text:p text:style-name="P180">( – )</text:p>
          </table:table-cell>
          <table:table-cell table:style-name="Table64.A2" office:value-type="string">
            <text:p text:style-name="P180">Scroll the present terminal up off the screen, leaving a blank screen</text:p>
          </table:table-cell>
          <table:table-cell table:style-name="Table64.D2" office:value-type="string">
            <text:p text:style-name="P178">ansi</text:p>
          </table:table-cell>
        </table:table-row>
      </table:table>
      <text:p text:style-name="Standard"/>
      <text:h text:style-name="P478"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2232953530352">
          <table:table-cell table:style-name="Table1.A1" office:value-type="string">
            <text:p text:style-name="P57">block</text:p>
          </table:table-cell>
          <table:table-cell table:style-name="Table1.A1" office:value-type="string">
            <text:p text:style-name="P117">( n -- a )</text:p>
          </table:table-cell>
          <table:table-cell table:style-name="Table1.A1" office:value-type="string">
            <text:p text:style-name="P117">Get a 1024 character block</text:p>
          </table:table-cell>
          <table:table-cell table:style-name="Table1.D1" office:value-type="string">
            <text:p text:style-name="P117">forth</text:p>
          </table:table-cell>
        </table:table-row>
        <table:table-row table:style-name="TableLine2232953534432">
          <table:table-cell table:style-name="Table1.A2" office:value-type="string">
            <text:p text:style-name="P57">block-fid</text:p>
          </table:table-cell>
          <table:table-cell table:style-name="Table1.A2" office:value-type="string">
            <text:p text:style-name="P117">( – n )</text:p>
          </table:table-cell>
          <table:table-cell table:style-name="Table1.A2" office:value-type="string">
            <text:p text:style-name="P117">value, default = -1</text:p>
          </table:table-cell>
          <table:table-cell table:style-name="Table1.D2" office:value-type="string">
            <text:p text:style-name="P117">forth</text:p>
          </table:table-cell>
        </table:table-row>
        <table:table-row table:style-name="TableLine2232953530896">
          <table:table-cell table:style-name="Table1.A2" office:value-type="string">
            <text:p text:style-name="P57">block-id</text:p>
          </table:table-cell>
          <table:table-cell table:style-name="Table1.A2" office:value-type="string">
            <text:p text:style-name="P117">( -- n )</text:p>
          </table:table-cell>
          <table:table-cell table:style-name="Table1.A2" office:value-type="string">
            <text:p text:style-name="P117">value, default = -1</text:p>
          </table:table-cell>
          <table:table-cell table:style-name="Table1.D2" office:value-type="string">
            <text:p text:style-name="P117">forth</text:p>
          </table:table-cell>
        </table:table-row>
        <table:table-row table:style-name="TableLine2232953531168">
          <table:table-cell table:style-name="Table1.A2" office:value-type="string">
            <text:p text:style-name="P56">buffer</text:p>
          </table:table-cell>
          <table:table-cell table:style-name="Table1.A2" office:value-type="string">
            <text:p text:style-name="P116">( n -- a )</text:p>
          </table:table-cell>
          <table:table-cell table:style-name="Table1.A2" office:value-type="string">
            <text:p text:style-name="P116">Get a 1024 byte block without regard to old contents</text:p>
          </table:table-cell>
          <table:table-cell table:style-name="Table1.D2" office:value-type="string">
            <text:p text:style-name="P116">forth</text:p>
          </table:table-cell>
        </table:table-row>
        <table:table-row table:style-name="TableLine2232953533616">
          <table:table-cell table:style-name="Table1.A2" office:value-type="string">
            <text:p text:style-name="P56">copy</text:p>
          </table:table-cell>
          <table:table-cell table:style-name="Table1.A2" office:value-type="string">
            <text:p text:style-name="P116">( from to -- )</text:p>
          </table:table-cell>
          <table:table-cell table:style-name="Table1.A2" office:value-type="string">
            <text:p text:style-name="P116">Copy contents of block 'from' to block 'to'</text:p>
          </table:table-cell>
          <table:table-cell table:style-name="Table1.D2" office:value-type="string">
            <text:p text:style-name="P116">forth</text:p>
          </table:table-cell>
        </table:table-row>
        <table:table-row table:style-name="TableLine2232953533888">
          <table:table-cell table:style-name="Table1.A2" office:value-type="string">
            <text:p text:style-name="P56">default-use</text:p>
          </table:table-cell>
          <table:table-cell table:style-name="Table1.A2" office:value-type="string">
            <text:p text:style-name="P116"/>
          </table:table-cell>
          <table:table-cell table:style-name="Table1.A2" office:value-type="string">
            <text:p text:style-name="P116">deferred word, defaults to common-default-use</text:p>
          </table:table-cell>
          <table:table-cell table:style-name="Table1.D2" office:value-type="string">
            <text:p text:style-name="P116">forth</text:p>
          </table:table-cell>
        </table:table-row>
        <table:table-row table:style-name="TableLine2232953534704">
          <table:table-cell table:style-name="Table1.A2" office:value-type="string">
            <text:p text:style-name="P56">empty-buffers</text:p>
          </table:table-cell>
          <table:table-cell table:style-name="Table1.A2" office:value-type="string">
            <text:p text:style-name="P116">( -- )</text:p>
          </table:table-cell>
          <table:table-cell table:style-name="Table1.A2" office:value-type="string">
            <text:p text:style-name="P116">Empty all buffers</text:p>
          </table:table-cell>
          <table:table-cell table:style-name="Table1.D2" office:value-type="string">
            <text:p text:style-name="P116">forth</text:p>
          </table:table-cell>
        </table:table-row>
        <table:table-row table:style-name="TableLine2232953536880">
          <table:table-cell table:style-name="Table1.A2" office:value-type="string">
            <text:p text:style-name="P56">flush</text:p>
          </table:table-cell>
          <table:table-cell table:style-name="Table1.A2" office:value-type="string">
            <text:p text:style-name="P116">( -- )</text:p>
          </table:table-cell>
          <table:table-cell table:style-name="Table1.A2" office:value-type="string">
            <text:p text:style-name="P116">Save and empty all buffers</text:p>
          </table:table-cell>
          <table:table-cell table:style-name="Table1.D2" office:value-type="string">
            <text:p text:style-name="P116">forth</text:p>
          </table:table-cell>
        </table:table-row>
        <table:table-row table:style-name="TableLine2232953535792">
          <table:table-cell table:style-name="Table1.A2" office:value-type="string">
            <text:p text:style-name="P56">list</text:p>
          </table:table-cell>
          <table:table-cell table:style-name="Table1.A2" office:value-type="string">
            <text:p text:style-name="P116">( n -- )</text:p>
          </table:table-cell>
          <table:table-cell table:style-name="Table1.A2" office:value-type="string">
            <text:p text:style-name="P116">List block n of 1024 characters to the display</text:p>
          </table:table-cell>
          <table:table-cell table:style-name="Table1.D2" office:value-type="string">
            <text:p text:style-name="P116">forth</text:p>
          </table:table-cell>
        </table:table-row>
        <table:table-row table:style-name="TableLine2232953536064">
          <table:table-cell table:style-name="Table1.A2" office:value-type="string">
            <text:p text:style-name="P56">load</text:p>
          </table:table-cell>
          <table:table-cell table:style-name="Table1.A2" office:value-type="string">
            <text:p text:style-name="P116">( n -- )</text:p>
          </table:table-cell>
          <table:table-cell table:style-name="Table1.A2" office:value-type="string">
            <text:p text:style-name="P116">Evaluate block n of 1024 characters as the input stream</text:p>
          </table:table-cell>
          <table:table-cell table:style-name="Table1.D2" office:value-type="string">
            <text:p text:style-name="P116">forth</text:p>
          </table:table-cell>
        </table:table-row>
        <table:table-row table:style-name="TableLine2232953537696">
          <table:table-cell table:style-name="Table1.A2" office:value-type="string">
            <text:p text:style-name="P56">open-blocks</text:p>
          </table:table-cell>
          <table:table-cell table:style-name="Table1.A2" office:value-type="string">
            <text:p text:style-name="P116">( a n -- )</text:p>
          </table:table-cell>
          <table:table-cell table:style-name="Table1.A2" office:value-type="string">
            <text:p text:style-name="P116">Open a file as the block file</text:p>
          </table:table-cell>
          <table:table-cell table:style-name="Table1.D2" office:value-type="string">
            <text:p text:style-name="P116">forth</text:p>
          </table:table-cell>
        </table:table-row>
        <table:table-row table:style-name="TableLine2232953536336">
          <table:table-cell table:style-name="Table1.A2" office:value-type="string">
            <text:p text:style-name="P56">save-buffers</text:p>
          </table:table-cell>
          <table:table-cell table:style-name="Table1.A2" office:value-type="string">
            <text:p text:style-name="P116">( -- )</text:p>
          </table:table-cell>
          <table:table-cell table:style-name="Table1.A2" office:value-type="string">
            <text:p text:style-name="P116">Save all buffers</text:p>
          </table:table-cell>
          <table:table-cell table:style-name="Table1.D2" office:value-type="string">
            <text:p text:style-name="P116">forth</text:p>
          </table:table-cell>
        </table:table-row>
        <table:table-row table:style-name="TableLine2232953538240">
          <table:table-cell table:style-name="Table1.A2" office:value-type="string">
            <text:p text:style-name="P56">scr</text:p>
          </table:table-cell>
          <table:table-cell table:style-name="Table1.A2" office:value-type="string">
            <text:p text:style-name="P116">( -- adr )</text:p>
          </table:table-cell>
          <table:table-cell table:style-name="Table1.A2" office:value-type="string">
            <text:p text:style-name="P116">Pointer to last listed block</text:p>
          </table:table-cell>
          <table:table-cell table:style-name="Table1.D2" office:value-type="string">
            <text:p text:style-name="P116">forth</text:p>
          </table:table-cell>
        </table:table-row>
        <table:table-row table:style-name="TableLine2232953538512">
          <table:table-cell table:style-name="Table1.A2" office:value-type="string">
            <text:p text:style-name="P56">thru</text:p>
          </table:table-cell>
          <table:table-cell table:style-name="Table1.A2" office:value-type="string">
            <text:p text:style-name="P116">( a b -- )</text:p>
          </table:table-cell>
          <table:table-cell table:style-name="Table1.A2" office:value-type="string">
            <text:p text:style-name="P116">Load blocks a thru b</text:p>
          </table:table-cell>
          <table:table-cell table:style-name="Table1.D2" office:value-type="string">
            <text:p text:style-name="P116">forth</text:p>
          </table:table-cell>
        </table:table-row>
        <table:table-row table:style-name="TableLine2232953539056">
          <table:table-cell table:style-name="Table1.A2" office:value-type="string">
            <text:p text:style-name="P56">update</text:p>
          </table:table-cell>
          <table:table-cell table:style-name="Table1.A2" office:value-type="string">
            <text:p text:style-name="P116">( -- )</text:p>
          </table:table-cell>
          <table:table-cell table:style-name="Table1.A2" office:value-type="string">
            <text:p text:style-name="P116">Mark the last block modified</text:p>
          </table:table-cell>
          <table:table-cell table:style-name="Table1.D2" office:value-type="string">
            <text:p text:style-name="P116">forth</text:p>
          </table:table-cell>
        </table:table-row>
        <table:table-row table:style-name="TableLine2232953420464">
          <table:table-cell table:style-name="Table1.A2" office:value-type="string">
            <text:p text:style-name="P56">use</text:p>
          </table:table-cell>
          <table:table-cell table:style-name="Table1.A2" office:value-type="string">
            <text:p text:style-name="P116">( "name" -- )</text:p>
          </table:table-cell>
          <table:table-cell table:style-name="Table1.A2" office:value-type="string">
            <text:p text:style-name="P116">Use "name" as the blockfile, e.g. USE /spiffs/foo</text:p>
          </table:table-cell>
          <table:table-cell table:style-name="Table1.D2" office:value-type="string">
            <text:p text:style-name="P116">forth</text:p>
          </table:table-cell>
        </table:table-row>
      </table:table>
      <text:p text:style-name="P43"/>
      <text:h text:style-name="Heading_20_1"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2232953532256">
          <table:table-cell table:style-name="Table2.A1" office:value-type="string">
            <text:p text:style-name="P56">a</text:p>
          </table:table-cell>
          <table:table-cell table:style-name="Table2.A1" office:value-type="string">
            <text:p text:style-name="P116">( n "text" -- )</text:p>
          </table:table-cell>
          <table:table-cell table:style-name="Table2.A1" office:value-type="string">
            <text:p text:style-name="P116">Add (insert) a line in the current block with the words that follow in the input stream, terminated with &lt;cr&gt;</text:p>
          </table:table-cell>
          <table:table-cell table:style-name="Table2.D1" office:value-type="string">
            <text:p text:style-name="P116">editor</text:p>
          </table:table-cell>
        </table:table-row>
        <table:table-row table:style-name="TableLine2232953409040">
          <table:table-cell table:style-name="Table2.A2" office:value-type="string">
            <text:p text:style-name="P56">d</text:p>
          </table:table-cell>
          <table:table-cell table:style-name="Table2.A2" office:value-type="string">
            <text:p text:style-name="P116">( n -- )</text:p>
          </table:table-cell>
          <table:table-cell table:style-name="Table2.A2" office:value-type="string">
            <text:p text:style-name="P116">Delete a line in the current block</text:p>
          </table:table-cell>
          <table:table-cell table:style-name="Table2.D2" office:value-type="string">
            <text:p text:style-name="P116">editor</text:p>
          </table:table-cell>
        </table:table-row>
        <text:soft-page-break/>
        <table:table-row table:style-name="TableLine2232953421552">
          <table:table-cell table:style-name="Table2.A2" office:value-type="string">
            <text:p text:style-name="P56">e</text:p>
          </table:table-cell>
          <table:table-cell table:style-name="Table2.A2" office:value-type="string">
            <text:p text:style-name="P116">( n -- )</text:p>
          </table:table-cell>
          <table:table-cell table:style-name="Table2.A2" office:value-type="string">
            <text:p text:style-name="P116">Clear a line in the current block</text:p>
          </table:table-cell>
          <table:table-cell table:style-name="Table2.D2" office:value-type="string">
            <text:p text:style-name="P116">editor</text:p>
          </table:table-cell>
        </table:table-row>
        <table:table-row table:style-name="TableLine2232953411488">
          <table:table-cell table:style-name="Table2.A2" office:value-type="string">
            <text:p text:style-name="P56">l</text:p>
          </table:table-cell>
          <table:table-cell table:style-name="Table2.A2" office:value-type="string">
            <text:p text:style-name="P116">( – )</text:p>
          </table:table-cell>
          <table:table-cell table:style-name="Table2.A2" office:value-type="string">
            <text:p text:style-name="P116">List the current 1024 character block</text:p>
          </table:table-cell>
          <table:table-cell table:style-name="Table2.D2" office:value-type="string">
            <text:p text:style-name="P116">editor</text:p>
          </table:table-cell>
        </table:table-row>
        <table:table-row table:style-name="TableLine2232953414480">
          <table:table-cell table:style-name="Table2.A2" office:value-type="string">
            <text:p text:style-name="P56">n</text:p>
          </table:table-cell>
          <table:table-cell table:style-name="Table2.A2" office:value-type="string">
            <text:p text:style-name="P116">( – )</text:p>
          </table:table-cell>
          <table:table-cell table:style-name="Table2.A2" office:value-type="string">
            <text:p text:style-name="P116">Move to the next 1024 character block</text:p>
          </table:table-cell>
          <table:table-cell table:style-name="Table2.D2" office:value-type="string">
            <text:p text:style-name="P116">editor</text:p>
          </table:table-cell>
        </table:table-row>
        <table:table-row table:style-name="TableLine2232953424816">
          <table:table-cell table:style-name="Table2.A2" office:value-type="string">
            <text:p text:style-name="P56">p</text:p>
          </table:table-cell>
          <table:table-cell table:style-name="Table2.A2" office:value-type="string">
            <text:p text:style-name="P116">( – )</text:p>
          </table:table-cell>
          <table:table-cell table:style-name="Table2.A2" office:value-type="string">
            <text:p text:style-name="P116">Move to the previous 1024 character block</text:p>
          </table:table-cell>
          <table:table-cell table:style-name="Table2.D2" office:value-type="string">
            <text:p text:style-name="P116">editor</text:p>
          </table:table-cell>
        </table:table-row>
        <table:table-row table:style-name="TableLine2232953408768">
          <table:table-cell table:style-name="Table2.A2" office:value-type="string">
            <text:p text:style-name="P56">r</text:p>
          </table:table-cell>
          <table:table-cell table:style-name="Table2.A2" office:value-type="string">
            <text:p text:style-name="P116">( n "text" -- )</text:p>
          </table:table-cell>
          <table:table-cell table:style-name="Table2.A2" office:value-type="string">
            <text:p text:style-name="P116">Replace a line in the current block with the words that follow in the input stream, terminated with &lt;cr&gt;</text:p>
          </table:table-cell>
          <table:table-cell table:style-name="Table2.D2" office:value-type="string">
            <text:p text:style-name="P116">editor</text:p>
          </table:table-cell>
        </table:table-row>
        <table:table-row table:style-name="TableLine2232953423728">
          <table:table-cell table:style-name="Table2.A2" office:value-type="string">
            <text:p text:style-name="P56">wipe</text:p>
          </table:table-cell>
          <table:table-cell table:style-name="Table2.A2" office:value-type="string">
            <text:p text:style-name="P116">( -- )</text:p>
          </table:table-cell>
          <table:table-cell table:style-name="Table2.A2" office:value-type="string">
            <text:p text:style-name="P116">Erase the 1024 character block</text:p>
          </table:table-cell>
          <table:table-cell table:style-name="Table2.D2" office:value-type="string">
            <text:p text:style-name="P116">editor</text:p>
          </table:table-cell>
        </table:table-row>
        <table:table-row table:style-name="TableLine2232953413120">
          <table:table-cell table:style-name="Table2.A2" office:value-type="string">
            <text:p text:style-name="P56">editor</text:p>
          </table:table-cell>
          <table:table-cell table:style-name="Table2.A2" office:value-type="string">
            <text:p text:style-name="P116">( -- )</text:p>
          </table:table-cell>
          <table:table-cell table:style-name="Table2.A2" office:value-type="string">
            <text:p text:style-name="P116">vocabulary name of the block file editor</text:p>
          </table:table-cell>
          <table:table-cell table:style-name="Table2.D2" office:value-type="string">
            <text:p text:style-name="P116">forth</text:p>
          </table:table-cell>
        </table:table-row>
      </table:table>
      <text:p text:style-name="P39"/>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2232953415568">
          <table:table-cell table:style-name="Table3.A1" office:value-type="string">
            <text:p text:style-name="P56">[ELSE]</text:p>
          </table:table-cell>
          <table:table-cell table:style-name="Table3.A1" office:value-type="string">
            <text:p text:style-name="P116">( – )</text:p>
          </table:table-cell>
          <table:table-cell table:style-name="Table3.A1" office:value-type="string">
            <text:p text:style-name="P116">Interpret time ELSE *</text:p>
          </table:table-cell>
          <table:table-cell table:style-name="Table3.D1" office:value-type="string">
            <text:p text:style-name="P116">forth</text:p>
          </table:table-cell>
        </table:table-row>
        <table:table-row table:style-name="TableLine2232953423184">
          <table:table-cell table:style-name="Table3.A2" office:value-type="string">
            <text:p text:style-name="P56">[IF]</text:p>
          </table:table-cell>
          <table:table-cell table:style-name="Table3.A2" office:value-type="string">
            <text:p text:style-name="P116">( f – )</text:p>
          </table:table-cell>
          <table:table-cell table:style-name="Table3.A2" office:value-type="string">
            <text:p text:style-name="P444"><text:span text:style-name="T9">I</text:span><text:span text:style-name="T22">nterpret time IF ( conditional interpretation of words that follow, dependent on flag f ) *</text:span></text:p>
          </table:table-cell>
          <table:table-cell table:style-name="Table3.D2" office:value-type="string">
            <text:p text:style-name="P116">forth</text:p>
          </table:table-cell>
        </table:table-row>
        <table:table-row table:style-name="TableLine2232953409856">
          <table:table-cell table:style-name="Table3.A2" office:value-type="string">
            <text:p text:style-name="P56">[THEN]</text:p>
          </table:table-cell>
          <table:table-cell table:style-name="Table3.A2" office:value-type="string">
            <text:p text:style-name="P116">(–)</text:p>
          </table:table-cell>
          <table:table-cell table:style-name="Table3.A2" office:value-type="string">
            <text:p text:style-name="P116">Interpret time THEN *</text:p>
          </table:table-cell>
          <table:table-cell table:style-name="Table3.D2" office:value-type="string">
            <text:p text:style-name="P116">forth</text:p>
          </table:table-cell>
        </table:table-row>
        <table:table-row table:style-name="TableLine2232953415024">
          <table:table-cell table:style-name="Table3.A2" office:value-type="string">
            <text:p text:style-name="P364">aft</text:p>
          </table:table-cell>
          <table:table-cell table:style-name="Table3.A2" office:value-type="string">
            <text:p text:style-name="P116">( -- )</text:p>
          </table:table-cell>
          <table:table-cell table:style-name="Table3.A2" office:value-type="string">
            <text:p text:style-name="P116">: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6">forth</text:p>
          </table:table-cell>
        </table:table-row>
        <table:table-row table:style-name="TableLine2232953417472">
          <table:table-cell table:style-name="Table3.A2" office:value-type="string">
            <text:p text:style-name="P364">ahead</text:p>
          </table:table-cell>
          <table:table-cell table:style-name="Table3.A2" office:value-type="string">
            <text:p text:style-name="P116">( -- )</text:p>
          </table:table-cell>
          <table:table-cell table:style-name="Table3.A2" office:value-type="string">
            <text:p text:style-name="P116">continue execution after then e.g.<text:line-break/>: myword333 ahead 222 444 then ; running myword would leave 333 on the stack</text:p>
          </table:table-cell>
          <table:table-cell table:style-name="Table3.D2" office:value-type="string">
            <text:p text:style-name="P116">forth</text:p>
          </table:table-cell>
        </table:table-row>
        <table:table-row table:style-name="TableLine2232953411760">
          <table:table-cell table:style-name="Table3.A2" office:value-type="string">
            <text:p text:style-name="P364">DEFINED?</text:p>
          </table:table-cell>
          <table:table-cell table:style-name="Table3.A2" office:value-type="string">
            <text:p text:style-name="P116">( "name" -- xt | 0 )</text:p>
          </table:table-cell>
          <table:table-cell table:style-name="Table3.A2" office:value-type="string">
            <text:p text:style-name="P116">If the name that follows in the input stream is found in the dictionary, the execution address of the word is placed on the stack, else 0 if not found e.g. DEFINED? CREATE returns 1073637288. DEFINED? BABA returns 0</text:p>
          </table:table-cell>
          <table:table-cell table:style-name="Table3.D2" office:value-type="string">
            <text:p text:style-name="P116">forth</text:p>
          </table:table-cell>
        </table:table-row>
        <table:table-row table:style-name="TableLine2232953425088">
          <table:table-cell table:style-name="Table3.A2" office:value-type="string">
            <text:p text:style-name="P364">else</text:p>
          </table:table-cell>
          <table:table-cell table:style-name="Table3.A2" office:value-type="string">
            <text:p text:style-name="P116">( – )</text:p>
          </table:table-cell>
          <table:table-cell table:style-name="Table3.A2" office:value-type="string">
            <text:p text:style-name="P116">part of a conditional structure<text:line-break/>e.g. if &lt;forth words else &lt;more forth words&gt; then<text:line-break/>e.g. if &lt;forth words&gt; then</text:p>
          </table:table-cell>
          <table:table-cell table:style-name="Table3.D2" office:value-type="string">
            <text:p text:style-name="P116">forth</text:p>
          </table:table-cell>
        </table:table-row>
        <table:table-row table:style-name="TableLine2232953416112">
          <table:table-cell table:style-name="Table3.A2" office:value-type="string">
            <text:p text:style-name="P364">if</text:p>
          </table:table-cell>
          <table:table-cell table:style-name="Table3.A2" office:value-type="string">
            <text:p text:style-name="P116">( flag – )</text:p>
          </table:table-cell>
          <table:table-cell table:style-name="Table3.A2" office:value-type="string">
            <text:p text:style-name="P116">Conditional structure, which executes depends on flag<text:line-break/>e.g. if &lt;forth words else &lt;more forth words&gt; then<text:line-break/>e.g. if &lt;forth words&gt; then</text:p>
          </table:table-cell>
          <table:table-cell table:style-name="Table3.D2" office:value-type="string">
            <text:p text:style-name="P116">forth</text:p>
          </table:table-cell>
        </table:table-row>
        <table:table-row table:style-name="TableLine2232953419104">
          <table:table-cell table:style-name="Table3.A2" office:value-type="string">
            <text:p text:style-name="P364">then</text:p>
          </table:table-cell>
          <table:table-cell table:style-name="Table3.A2" office:value-type="string">
            <text:p text:style-name="P116">( -- )</text:p>
          </table:table-cell>
          <table:table-cell table:style-name="Table3.A2" office:value-type="string">
            <text:p text:style-name="P116">part of a conditional structure<text:line-break/>e.g. if &lt;forth words else &lt;more forth words&gt; then<text:line-break/>e.g. if &lt;forth words&gt; then</text:p>
          </table:table-cell>
          <table:table-cell table:style-name="Table3.D2" office:value-type="string">
            <text:p text:style-name="P116">forth</text:p>
          </table:table-cell>
        </table:table-row>
      </table:table>
      <text:p text:style-name="P46"/>
      <text:p text:style-name="P186">* <text:span text:style-name="T138">[IF] [ELSE] [THEN] </text:span><text:span text:style-name="T206">seem at the moment to be</text:span><text:span text:style-name="T138"> limited to appearing on the same line only – not multiline</text:span></text:p>
      <text:p text:style-name="P46"/>
      <text:p text:style-name="P45"><text:soft-page-break/></text:p>
      <table:table table:name="Table72" table:style-name="Table72">
        <table:table-column table:style-name="Table72.A"/>
        <table:table-column table:style-name="Table72.B"/>
        <table:table-column table:style-name="Table72.C"/>
        <table:table-row table:style-name="TableLine2232953425360">
          <table:table-cell table:style-name="Table72.A1" office:value-type="string">
            <text:p text:style-name="P327">CASE code</text:p>
            <text:p text:style-name="P331"/>
          </table:table-cell>
          <table:table-cell table:style-name="Table72.A1" office:value-type="string">
            <text:p text:style-name="P320"/>
          </table:table-cell>
          <table:table-cell table:style-name="Table72.A1" office:value-type="string">
            <text:p text:style-name="P354">The CASE structure is missing in ESP32forth, but is easily added if required</text:p>
          </table:table-cell>
        </table:table-row>
        <table:table-row table:style-name="TableLine2232953418288">
          <table:table-cell table:style-name="Table72.A1" table:number-columns-spanned="3" office:value-type="string">
            <text:p text:style-name="P351">internals </text:p>
            <text:p text:style-name="P351">: case 0 ; immediate </text:p>
            <text:p text:style-name="P351">: of ['] over , ['] = , ['] 0branch , here 0 , ['] drop , ; immediate </text:p>
            <text:p text:style-name="P351">: endof ['] branch , here 0 , swap here swap ! ; immediate </text:p>
            <text:p text:style-name="P351">: endcase ['] drop , begin ?dup while here swap ! repeat ; immediate</text:p>
            <text:p text:style-name="P351"/>
            <text:p text:style-name="P354">example:</text:p>
            <text:p text:style-name="P351">: test<text:tab/><text:tab/>( <text:s/>n – )</text:p>
            <text:p text:style-name="P351"><text:tab/>case</text:p>
            <text:p text:style-name="P351"><text:tab/><text:tab/>0 of ." zero" endof</text:p>
            <text:p text:style-name="P351"><text:tab/><text:tab/>1 of ." one" endof</text:p>
            <text:p text:style-name="P351"><text:tab/><text:tab/>2 of ." t<text:span text:style-name="T116">wo</text:span>" endof</text:p>
            <text:p text:style-name="P351"><text:tab/><text:tab/>." many"<text:tab/><text:tab/><text:tab/>\ this code runs if none of the cases are met</text:p>
            <text:p text:style-name="P351"><text:tab/>endcase ;</text:p>
            <text:p text:style-name="P351"/>
          </table:table-cell>
          <table:covered-table-cell/>
          <table:covered-table-cell/>
        </table:table-row>
      </table:table>
      <text:p text:style-name="P45"/>
      <table:table table:name="Table63" table:style-name="Table63">
        <table:table-column table:style-name="Table63.A"/>
        <table:table-column table:style-name="Table63.B"/>
        <table:table-column table:style-name="Table63.C"/>
        <table:table-row table:style-name="TableLine2232953412304">
          <table:table-cell table:style-name="Table63.A1" office:value-type="string">
            <text:p text:style-name="P325">[IF] [THEN] example</text:p>
            <text:p text:style-name="P328"/>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396"><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2232953410128">
          <table:table-cell table:style-name="Table63.A1" table:number-columns-spanned="3" office:value-type="string">
            <text:p text:style-name="P339">\ Place this at the top of a forth source file</text:p>
            <text:p text:style-name="P348"/>
            <text:p text:style-name="P348">DEFINED? *codename* [IF] forget *codename* [THEN] </text:p>
            <text:p text:style-name="P348">: *codename* ;</text:p>
            <text:p text:style-name="P348"/>
            <text:p text:style-name="P348">\ the string *codename* can be anything unique to suit the code file being loaded</text:p>
            <text:p text:style-name="P348">\ if that word is already defined, then the compiled words are forgotten from the</text:p>
            <text:p text:style-name="P348">\ dictionary before being recompiled</text:p>
          </table:table-cell>
          <table:covered-table-cell/>
          <table:covered-table-cell/>
        </table:table-row>
      </table:table>
      <text:p text:style-name="Standard"/>
      <text:h text:style-name="P479" text:outline-level="1">Camera</text:h>
      <table:table table:name="Table45" table:style-name="Table45">
        <table:table-column table:style-name="Table45.A"/>
        <table:table-column table:style-name="Table45.B" table:number-columns-repeated="2"/>
        <table:table-column table:style-name="Table45.D"/>
        <table:table-row table:style-name="TableLine2232953418832">
          <table:table-cell table:style-name="Table45.A1" office:value-type="string">
            <text:p text:style-name="P406">camera-server</text:p>
          </table:table-cell>
          <table:table-cell table:style-name="Table45.A1" office:value-type="string">
            <text:p text:style-name="P269">( – )</text:p>
          </table:table-cell>
          <table:table-cell table:style-name="Table45.A1" office:value-type="string">
            <text:p text:style-name="P119"/>
          </table:table-cell>
          <table:table-cell table:style-name="Table45.D1" office:value-type="string">
            <text:p text:style-name="P269">forth</text:p>
          </table:table-cell>
        </table:table-row>
        <table:table-row table:style-name="TableLine2232953413392">
          <table:table-cell table:style-name="Table45.A2" office:value-type="string">
            <text:p text:style-name="P403">s-&gt;set_xclk</text:p>
          </table:table-cell>
          <table:table-cell table:style-name="Table45.A2" office:value-type="string">
            <text:p text:style-name="P119">( s time xcl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95024">
          <table:table-cell table:style-name="Table45.A2" office:value-type="string">
            <text:p text:style-name="P403">s-&gt;set_pll</text:p>
          </table:table-cell>
          <table:table-cell table:style-name="Table45.A2" office:value-type="string">
            <text:p text:style-name="P119">( s bypass mul sys root pre seld5 pclken pcl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92848">
          <table:table-cell table:style-name="Table45.A2" office:value-type="string">
            <text:p text:style-name="P403">s-&gt;set_res_raw</text:p>
          </table:table-cell>
          <table:table-cell table:style-name="Table45.A2" office:value-type="string">
            <text:p text:style-name="P119">( s startX startY endX endY offsetX offsetY totalX totalY outputX outputY scale binning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98016">
          <table:table-cell table:style-name="Table45.A2" office:value-type="string">
            <text:p text:style-name="P403">s-&gt;set_reg</text:p>
          </table:table-cell>
          <table:table-cell table:style-name="Table45.A2" office:value-type="string">
            <text:p text:style-name="P119">( s reg mask valu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97200">
          <table:table-cell table:style-name="Table45.A2" office:value-type="string">
            <text:p text:style-name="P403">s-&gt;get_reg</text:p>
          </table:table-cell>
          <table:table-cell table:style-name="Table45.A2" office:value-type="string">
            <text:p text:style-name="P119">( s reg mask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90944">
          <table:table-cell table:style-name="Table45.A2" office:value-type="string">
            <text:p text:style-name="P403">s-&gt;set_lenc</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85504">
          <table:table-cell table:style-name="Table45.A2" office:value-type="string">
            <text:p text:style-name="P403">s-&gt;set_raw_gma</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84688">
          <table:table-cell table:style-name="Table45.A2" office:value-type="string">
            <text:p text:style-name="P403">s-&gt;set_ae_level</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ext:soft-page-break/>
        <table:table-row table:style-name="TableLine2233133796384">
          <table:table-cell table:style-name="Table45.A2" office:value-type="string">
            <text:p text:style-name="P403">s-&gt;set_wb_mode</text:p>
          </table:table-cell>
          <table:table-cell table:style-name="Table45.A2" office:value-type="string">
            <text:p text:style-name="P119">( s mod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95840">
          <table:table-cell table:style-name="Table45.A2" office:value-type="string">
            <text:p text:style-name="P403">s-&gt;set_special_effect</text:p>
          </table:table-cell>
          <table:table-cell table:style-name="Table45.A2" office:value-type="string">
            <text:p text:style-name="P119">( s effect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90400">
          <table:table-cell table:style-name="Table45.A2" office:value-type="string">
            <text:p text:style-name="P403">s-&gt;set_aec_value</text:p>
          </table:table-cell>
          <table:table-cell table:style-name="Table45.A2" office:value-type="string">
            <text:p text:style-name="P119">( s gai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96656">
          <table:table-cell table:style-name="Table45.A2" office:value-type="string">
            <text:p text:style-name="P403">s-&gt;set_agc_gain</text:p>
          </table:table-cell>
          <table:table-cell table:style-name="Table45.A2" office:value-type="string">
            <text:p text:style-name="P119">( s gai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96928">
          <table:table-cell table:style-name="Table45.A2" office:value-type="string">
            <text:p text:style-name="P403">s-&gt;set_awb_gain</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98288">
          <table:table-cell table:style-name="Table45.A2" office:value-type="string">
            <text:p text:style-name="P403">s-&gt;set_aec2</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95568">
          <table:table-cell table:style-name="Table45.A2" office:value-type="string">
            <text:p text:style-name="P403">s-&gt;set_vflip</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82784">
          <table:table-cell table:style-name="Table45.A2" office:value-type="string">
            <text:p text:style-name="P403">s-&gt;set_hmirror</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82512">
          <table:table-cell table:style-name="Table45.A2" office:value-type="string">
            <text:p text:style-name="P403">s-&gt;set_exposure_ctr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84416">
          <table:table-cell table:style-name="Table45.A2" office:value-type="string">
            <text:p text:style-name="P403">s-&gt;set_gain_ctr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91760">
          <table:table-cell table:style-name="Table45.A2" office:value-type="string">
            <text:p text:style-name="P403">s-&gt;set_whitebal</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87952">
          <table:table-cell table:style-name="Table45.A2" office:value-type="string">
            <text:p text:style-name="P403">s-&gt;set_colorbar</text:p>
          </table:table-cell>
          <table:table-cell table:style-name="Table45.A2" office:value-type="string">
            <text:p text:style-name="P119">( s enabl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89040">
          <table:table-cell table:style-name="Table45.A2" office:value-type="string">
            <text:p text:style-name="P403">s-&gt;set_quality</text:p>
          </table:table-cell>
          <table:table-cell table:style-name="Table45.A2" office:value-type="string">
            <text:p text:style-name="P119">( s quality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92304">
          <table:table-cell table:style-name="Table45.A2" office:value-type="string">
            <text:p text:style-name="P403">s-&gt;set_gainceiling</text:p>
          </table:table-cell>
          <table:table-cell table:style-name="Table45.A2" office:value-type="string">
            <text:p text:style-name="P119">( s gaincei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96112">
          <table:table-cell table:style-name="Table45.A2" office:value-type="string">
            <text:p text:style-name="P403">s-&gt;set_denoise</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86592">
          <table:table-cell table:style-name="Table45.A2" office:value-type="string">
            <text:p text:style-name="P403">s-&gt;set_sharpness</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83872">
          <table:table-cell table:style-name="Table45.A2" office:value-type="string">
            <text:p text:style-name="P403">s-&gt;set_saturation</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81152">
          <table:table-cell table:style-name="Table45.A2" office:value-type="string">
            <text:p text:style-name="P403">s-&gt;set_brightness</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83056">
          <table:table-cell table:style-name="Table45.A2" office:value-type="string">
            <text:p text:style-name="P403">s-&gt;set_contrast</text:p>
          </table:table-cell>
          <table:table-cell table:style-name="Table45.A2" office:value-type="string">
            <text:p text:style-name="P119">( s level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86048">
          <table:table-cell table:style-name="Table45.A2" office:value-type="string">
            <text:p text:style-name="P403">s-&gt;set_framesize</text:p>
          </table:table-cell>
          <table:table-cell table:style-name="Table45.A2" office:value-type="string">
            <text:p text:style-name="P119">( s framesize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95296">
          <table:table-cell table:style-name="Table45.A2" office:value-type="string">
            <text:p text:style-name="P403">s-&gt;set_pixformat</text:p>
          </table:table-cell>
          <table:table-cell table:style-name="Table45.A2" office:value-type="string">
            <text:p text:style-name="P119">( s pixformat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81424">
          <table:table-cell table:style-name="Table45.A2" office:value-type="string">
            <text:p text:style-name="P403">s-&gt;reset</text:p>
          </table:table-cell>
          <table:table-cell table:style-name="Table45.A2" office:value-type="string">
            <text:p text:style-name="P119">( s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97472">
          <table:table-cell table:style-name="Table45.A2" office:value-type="string">
            <text:p text:style-name="P403">s-&gt;init_status</text:p>
          </table:table-cell>
          <table:table-cell table:style-name="Table45.A2" office:value-type="string">
            <text:p text:style-name="P119">( s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83328">
          <table:table-cell table:style-name="Table45.A2" office:value-type="string">
            <text:p text:style-name="P403">s-&gt;xclk_freq_hz</text:p>
          </table:table-cell>
          <table:table-cell table:style-name="Table45.A2" office:value-type="string">
            <text:p text:style-name="P119">( a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97744">
          <table:table-cell table:style-name="Table45.A2" office:value-type="string">
            <text:p text:style-name="P403">fb-&gt;usec</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83600">
          <table:table-cell table:style-name="Table45.A2" office:value-type="string">
            <text:p text:style-name="P403">fb-&gt;sec</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90672">
          <table:table-cell table:style-name="Table45.A2" office:value-type="string">
            <text:p text:style-name="P403">fb-&gt;format</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81696">
          <table:table-cell table:style-name="Table45.A2" office:value-type="string">
            <text:p text:style-name="P403">fb-&gt;height</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81968">
          <table:table-cell table:style-name="Table45.A2" office:value-type="string">
            <text:p text:style-name="P403">fb-&gt;width</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89312">
          <table:table-cell table:style-name="Table45.A2" office:value-type="string">
            <text:p text:style-name="P403">fb-&gt;len</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88224">
          <table:table-cell table:style-name="Table45.A2" office:value-type="string">
            <text:p text:style-name="P403">fb-&gt;buf</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89584">
          <table:table-cell table:style-name="Table45.A2" office:value-type="string">
            <text:p text:style-name="P403">field@</text:p>
          </table:table-cell>
          <table:table-cell table:style-name="Table45.A2" office:value-type="string">
            <text:p text:style-name="P119">( n -- n )</text:p>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82240">
          <table:table-cell table:style-name="Table45.A2" office:value-type="string">
            <text:p text:style-name="P403">camera-format</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2233133793120">
          <table:table-cell table:style-name="Table45.A2" office:value-type="string">
            <text:p text:style-name="P403">camera-frame-size</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ext:soft-page-break/>
        <table:table-row table:style-name="TableLine2233133784144">
          <table:table-cell table:style-name="Table45.A2" office:value-type="string">
            <text:p text:style-name="P403">camera-jpeg-quality</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2233133784960">
          <table:table-cell table:style-name="Table45.A2" office:value-type="string">
            <text:p text:style-name="P403">camera-fb-count</text:p>
          </table:table-cell>
          <table:table-cell table:style-name="Table45.A2" office:value-type="string">
            <text:p text:style-name="P119"/>
          </table:table-cell>
          <table:table-cell table:style-name="Table45.A2" office:value-type="string">
            <text:p text:style-name="P268">constant</text:p>
          </table:table-cell>
          <table:table-cell table:style-name="Table45.D2" office:value-type="string">
            <text:p text:style-name="P267">camera</text:p>
          </table:table-cell>
        </table:table-row>
        <table:table-row table:style-name="TableLine2233133794208">
          <table:table-cell table:style-name="Table45.A2" office:value-type="string">
            <text:p text:style-name="P403">camera-config</text:p>
          </table:table-cell>
          <table:table-cell table:style-name="Table45.A2" office:value-type="string">
            <text:p text:style-name="P119"/>
          </table:table-cell>
          <table:table-cell table:style-name="Table45.A2" office:value-type="string">
            <text:p text:style-name="P119"/>
          </table:table-cell>
          <table:table-cell table:style-name="Table45.D2" office:value-type="string">
            <text:p text:style-name="P267">camera</text:p>
          </table:table-cell>
        </table:table-row>
        <table:table-row table:style-name="TableLine2233133785232">
          <table:table-cell table:style-name="Table45.A2" office:value-type="string">
            <text:p text:style-name="P403">FRAMESIZE_UXGA</text:p>
          </table:table-cell>
          <table:table-cell table:style-name="Table45.A2" office:value-type="string">
            <text:p text:style-name="P267">( – 1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33133791216">
          <table:table-cell table:style-name="Table45.A2" office:value-type="string">
            <text:p text:style-name="P403">FRAMESIZE_SXGA</text:p>
          </table:table-cell>
          <table:table-cell table:style-name="Table45.A2" office:value-type="string">
            <text:p text:style-name="P267">( – 1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33133785776">
          <table:table-cell table:style-name="Table45.A2" office:value-type="string">
            <text:p text:style-name="P403">FRAMESIZE_HD</text:p>
          </table:table-cell>
          <table:table-cell table:style-name="Table45.A2" office:value-type="string">
            <text:p text:style-name="P267">( – 1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33133792032">
          <table:table-cell table:style-name="Table45.A2" office:value-type="string">
            <text:p text:style-name="P403">FRAMESIZE_XGA</text:p>
          </table:table-cell>
          <table:table-cell table:style-name="Table45.A2" office:value-type="string">
            <text:p text:style-name="P267">( – 10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33133786320">
          <table:table-cell table:style-name="Table45.A2" office:value-type="string">
            <text:p text:style-name="P403">FRAMESIZE_SVGA</text:p>
          </table:table-cell>
          <table:table-cell table:style-name="Table45.A2" office:value-type="string">
            <text:p text:style-name="P267">( – 9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33133792576">
          <table:table-cell table:style-name="Table45.A2" office:value-type="string">
            <text:p text:style-name="P403">FRAMESIZE_VGA</text:p>
          </table:table-cell>
          <table:table-cell table:style-name="Table45.A2" office:value-type="string">
            <text:p text:style-name="P267">( – 8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33133793392">
          <table:table-cell table:style-name="Table45.A2" office:value-type="string">
            <text:p text:style-name="P403">FRAMESIZE_HVGA</text:p>
          </table:table-cell>
          <table:table-cell table:style-name="Table45.A2" office:value-type="string">
            <text:p text:style-name="P267">( – 7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33133786864">
          <table:table-cell table:style-name="Table45.A2" office:value-type="string">
            <text:p text:style-name="P403">FRAMESIZE_CIF</text:p>
          </table:table-cell>
          <table:table-cell table:style-name="Table45.A2" office:value-type="string">
            <text:p text:style-name="P267">( – 6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33133791488">
          <table:table-cell table:style-name="Table45.A2" office:value-type="string">
            <text:p text:style-name="P403">FRAMESIZE_QVGA</text:p>
          </table:table-cell>
          <table:table-cell table:style-name="Table45.A2" office:value-type="string">
            <text:p text:style-name="P267">( – 5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33133787136">
          <table:table-cell table:style-name="Table45.A2" office:value-type="string">
            <text:p text:style-name="P403">FRAMESIZE_240x240</text:p>
          </table:table-cell>
          <table:table-cell table:style-name="Table45.A2" office:value-type="string">
            <text:p text:style-name="P267">( – 4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33133787408">
          <table:table-cell table:style-name="Table45.A2" office:value-type="string">
            <text:p text:style-name="P403">FRAMESIZE_HQVGA</text:p>
          </table:table-cell>
          <table:table-cell table:style-name="Table45.A2" office:value-type="string">
            <text:p text:style-name="P267">( – 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33133793664">
          <table:table-cell table:style-name="Table45.A2" office:value-type="string">
            <text:p text:style-name="P403">FRAMESIZE_QCIF</text:p>
          </table:table-cell>
          <table:table-cell table:style-name="Table45.A2" office:value-type="string">
            <text:p text:style-name="P267">( – 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33133787680">
          <table:table-cell table:style-name="Table45.A2" office:value-type="string">
            <text:p text:style-name="P403">FRAMESIZE_QQVGA</text:p>
          </table:table-cell>
          <table:table-cell table:style-name="Table45.A2" office:value-type="string">
            <text:p text:style-name="P267">( – 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33133793936">
          <table:table-cell table:style-name="Table45.A2" office:value-type="string">
            <text:p text:style-name="P403">FRAMESIZE_96x96</text:p>
          </table:table-cell>
          <table:table-cell table:style-name="Table45.A2" office:value-type="string">
            <text:p text:style-name="P267">( – 0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33133788496">
          <table:table-cell table:style-name="Table45.A2" office:value-type="string">
            <text:p text:style-name="P403">PIXFORMAT_RGB555</text:p>
          </table:table-cell>
          <table:table-cell table:style-name="Table45.A2" office:value-type="string">
            <text:p text:style-name="P267">( – 7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33133794480">
          <table:table-cell table:style-name="Table45.A2" office:value-type="string">
            <text:p text:style-name="P403">PIXFORMAT_RGB444</text:p>
          </table:table-cell>
          <table:table-cell table:style-name="Table45.A2" office:value-type="string">
            <text:p text:style-name="P267">( – 6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33133788768">
          <table:table-cell table:style-name="Table45.A2" office:value-type="string">
            <text:p text:style-name="P403">PIXFORMAT_RAW</text:p>
          </table:table-cell>
          <table:table-cell table:style-name="Table45.A2" office:value-type="string">
            <text:p text:style-name="P267">( – 5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33133794752">
          <table:table-cell table:style-name="Table45.A2" office:value-type="string">
            <text:p text:style-name="P403">PIXFORMAT_RGB888</text:p>
          </table:table-cell>
          <table:table-cell table:style-name="Table45.A2" office:value-type="string">
            <text:p text:style-name="P267">( – 4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33133789856">
          <table:table-cell table:style-name="Table45.A2" office:value-type="string">
            <text:p text:style-name="P403">PIXFORMAT_JPEG</text:p>
          </table:table-cell>
          <table:table-cell table:style-name="Table45.A2" office:value-type="string">
            <text:p text:style-name="P267">( – 3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33133790128">
          <table:table-cell table:style-name="Table45.A2" office:value-type="string">
            <text:p text:style-name="P403">PIXFORMAT_GRAYSCALE</text:p>
          </table:table-cell>
          <table:table-cell table:style-name="Table45.A2" office:value-type="string">
            <text:p text:style-name="P267">( – 2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33133806448">
          <table:table-cell table:style-name="Table45.A2" office:value-type="string">
            <text:p text:style-name="P403">PIXFORMAT_YUV422</text:p>
          </table:table-cell>
          <table:table-cell table:style-name="Table45.A2" office:value-type="string">
            <text:p text:style-name="P267">( – 1 )</text:p>
          </table:table-cell>
          <table:table-cell table:style-name="Table45.A2" office:value-type="string">
            <text:p text:style-name="P267">constant</text:p>
          </table:table-cell>
          <table:table-cell table:style-name="Table45.D2" office:value-type="string">
            <text:p text:style-name="P267">camera</text:p>
          </table:table-cell>
        </table:table-row>
        <table:table-row table:style-name="TableLine2233133810800">
          <table:table-cell table:style-name="Table45.A2" office:value-type="string">
            <text:p text:style-name="P403">PIXFORMAT_RGB565</text:p>
          </table:table-cell>
          <table:table-cell table:style-name="Table45.A2" office:value-type="string">
            <text:p text:style-name="P267">( – 0 )</text:p>
          </table:table-cell>
          <table:table-cell table:style-name="Table45.A2" office:value-type="string">
            <text:p text:style-name="P267">constant</text:p>
          </table:table-cell>
          <table:table-cell table:style-name="Table45.D2" office:value-type="string">
            <text:p text:style-name="P267">camera</text:p>
          </table:table-cell>
        </table:table-row>
      </table:table>
      <text:p text:style-name="Standard"/>
      <text:h text:style-name="P480" text:outline-level="1">Character I/O</text:h>
      <table:table table:name="Table4" table:style-name="Table4">
        <table:table-column table:style-name="Table4.A"/>
        <table:table-column table:style-name="Table4.B"/>
        <table:table-column table:style-name="Table4.C"/>
        <table:table-column table:style-name="Table4.D"/>
        <table:table-row table:style-name="TableLine2233133814880">
          <table:table-cell table:style-name="Table4.A1" office:value-type="string">
            <text:p text:style-name="P56">#tib</text:p>
          </table:table-cell>
          <table:table-cell table:style-name="Table4.A1" office:value-type="string">
            <text:p text:style-name="P116">( -- addr )</text:p>
          </table:table-cell>
          <table:table-cell table:style-name="Table4.A1" office:value-type="string">
            <text:p text:style-name="P116">variable, <text:span text:style-name="T77">Contains the size of the terminal input buffer (TIB)</text:span> </text:p>
          </table:table-cell>
          <table:table-cell table:style-name="Table4.D1" office:value-type="string">
            <text:p text:style-name="P116">forth</text:p>
          </table:table-cell>
        </table:table-row>
        <table:table-row table:style-name="TableLine2233133808352">
          <table:table-cell table:style-name="Table4.A2" office:value-type="string">
            <text:p text:style-name="P56">&gt;in</text:p>
          </table:table-cell>
          <table:table-cell table:style-name="Table4.A2" office:value-type="string">
            <text:p text:style-name="P116">( -- addr )</text:p>
          </table:table-cell>
          <table:table-cell table:style-name="Table4.A2" office:value-type="string">
            <text:p text:style-name="P360"><text:span text:style-name="T12">variable, </text:span><text:span text:style-name="T21">contains </text:span><text:span text:style-name="T78">address of a cell containing the offset in characters from the start of the input buffer to the start of the parse area</text:span> </text:p>
          </table:table-cell>
          <table:table-cell table:style-name="Table4.D2" office:value-type="string">
            <text:p text:style-name="P116">forth</text:p>
          </table:table-cell>
        </table:table-row>
        <table:table-row table:style-name="TableLine2233133803456">
          <table:table-cell table:style-name="Table4.A2" office:value-type="string">
            <text:p text:style-name="P364">."</text:p>
          </table:table-cell>
          <table:table-cell table:style-name="Table4.A2" office:value-type="string">
            <text:p text:style-name="P116">( “string” – )</text:p>
          </table:table-cell>
          <table:table-cell table:style-name="Table4.A2" office:value-type="string">
            <text:p text:style-name="P116">display the string that follows in the input stream until a terminating “</text:p>
          </table:table-cell>
          <table:table-cell table:style-name="Table4.D2" office:value-type="string">
            <text:p text:style-name="P116">forth</text:p>
          </table:table-cell>
        </table:table-row>
        <table:table-row table:style-name="TableLine2233133812432">
          <table:table-cell table:style-name="Table4.A2" office:value-type="string">
            <text:p text:style-name="P56">accept</text:p>
          </table:table-cell>
          <table:table-cell table:style-name="Table4.A2" office:value-type="string">
            <text:p text:style-name="P116">( b u1 -- u2 )</text:p>
          </table:table-cell>
          <table:table-cell table:style-name="Table4.A2" office:value-type="string">
            <text:p text:style-name="P116">accepts u1 characters to <text:span text:style-name="T97">buffer</text:span> b. u2 returned is the <text:soft-page-break/>actual count of characters received. <text:span text:style-name="T98">Terminates when cr ente</text:span><text:span text:style-name="T99">r</text:span><text:span text:style-name="T98">ed or u1 chars received. Supports delete for input correction</text:span></text:p>
          </table:table-cell>
          <table:table-cell table:style-name="Table4.D2" office:value-type="string">
            <text:p text:style-name="P116">forth</text:p>
          </table:table-cell>
        </table:table-row>
        <table:table-row table:style-name="TableLine2233133798560">
          <table:table-cell table:style-name="Table4.A2" office:value-type="string">
            <text:p text:style-name="P56">bl</text:p>
          </table:table-cell>
          <table:table-cell table:style-name="Table4.A2" office:value-type="string">
            <text:p text:style-name="P116">( -- 32 )</text:p>
          </table:table-cell>
          <table:table-cell table:style-name="Table4.A2" office:value-type="string">
            <text:p text:style-name="P116">returns the value of the SPACE char</text:p>
          </table:table-cell>
          <table:table-cell table:style-name="Table4.D2" office:value-type="string">
            <text:p text:style-name="P116">forth</text:p>
          </table:table-cell>
        </table:table-row>
        <table:table-row table:style-name="TableLine2233133800464">
          <table:table-cell table:style-name="Table4.A2" office:value-type="string">
            <text:p text:style-name="P56">char</text:p>
          </table:table-cell>
          <table:table-cell table:style-name="Table4.A2" office:value-type="string">
            <text:p text:style-name="P116">( "character" -- c )</text:p>
          </table:table-cell>
          <table:table-cell table:style-name="Table4.A2" office:value-type="string">
            <text:p text:style-name="P116">Convert the non-space char that follows in the input stream and place it's value tos e.g. char 0 places 48 on top of the stack</text:p>
          </table:table-cell>
          <table:table-cell table:style-name="Table4.D2" office:value-type="string">
            <text:p text:style-name="P116">forth</text:p>
          </table:table-cell>
        </table:table-row>
        <table:table-row table:style-name="TableLine2233133802912">
          <table:table-cell table:style-name="Table4.A2" office:value-type="string">
            <text:p text:style-name="P56">cr</text:p>
          </table:table-cell>
          <table:table-cell table:style-name="Table4.A2" office:value-type="string">
            <text:p text:style-name="P116">( -- )</text:p>
          </table:table-cell>
          <table:table-cell table:style-name="Table4.A2" office:value-type="string">
            <text:p text:style-name="P116">send carriage return, line feed to the display</text:p>
          </table:table-cell>
          <table:table-cell table:style-name="Table4.D2" office:value-type="string">
            <text:p text:style-name="P116">forth</text:p>
          </table:table-cell>
        </table:table-row>
        <table:table-row table:style-name="TableLine2233133812704">
          <table:table-cell table:style-name="Table4.A2" office:value-type="string">
            <text:p text:style-name="P56">emit</text:p>
          </table:table-cell>
          <table:table-cell table:style-name="Table4.A2" office:value-type="string">
            <text:p text:style-name="P116">( c – )</text:p>
          </table:table-cell>
          <table:table-cell table:style-name="Table4.A2" office:value-type="string">
            <text:p text:style-name="P116">display the ascii character c</text:p>
          </table:table-cell>
          <table:table-cell table:style-name="Table4.D2" office:value-type="string">
            <text:p text:style-name="P116">forth</text:p>
          </table:table-cell>
        </table:table-row>
        <table:table-row table:style-name="TableLine2233133800736">
          <table:table-cell table:style-name="Table4.A2" office:value-type="string">
            <text:p text:style-name="P56">key</text:p>
          </table:table-cell>
          <table:table-cell table:style-name="Table4.A2" office:value-type="string">
            <text:p text:style-name="P116">( – chr )</text:p>
          </table:table-cell>
          <table:table-cell table:style-name="Table4.A2" office:value-type="string">
            <text:p text:style-name="P116">deferred word - reads the next character in the input stream - defaults to word serial-key</text:p>
          </table:table-cell>
          <table:table-cell table:style-name="Table4.D2" office:value-type="string">
            <text:p text:style-name="P116">forth</text:p>
          </table:table-cell>
        </table:table-row>
        <table:table-row table:style-name="TableLine2233133810528">
          <table:table-cell table:style-name="Table4.A2" office:value-type="string">
            <text:p text:style-name="P56">key?</text:p>
          </table:table-cell>
          <table:table-cell table:style-name="Table4.A2" office:value-type="string">
            <text:p text:style-name="P116">( -- cnt )</text:p>
          </table:table-cell>
          <table:table-cell table:style-name="Table4.A2" office:value-type="string">
            <text:p text:style-name="P116">deferred word - returns cnt, the number of characters waiting to be read. cnt=0 if no characters waiting - defaults to word serial-key?</text:p>
          </table:table-cell>
          <table:table-cell table:style-name="Table4.D2" office:value-type="string">
            <text:p text:style-name="P116">forth</text:p>
          </table:table-cell>
        </table:table-row>
        <table:table-row table:style-name="TableLine2233133808624">
          <table:table-cell table:style-name="Table4.A2" office:value-type="string">
            <text:p text:style-name="P56">nl</text:p>
          </table:table-cell>
          <table:table-cell table:style-name="Table4.A2" office:value-type="string">
            <text:p text:style-name="P116">( -- 10 )</text:p>
          </table:table-cell>
          <table:table-cell table:style-name="Table4.A2" office:value-type="string">
            <text:p text:style-name="P116">the value of the NEWLINE character</text:p>
          </table:table-cell>
          <table:table-cell table:style-name="Table4.D2" office:value-type="string">
            <text:p text:style-name="P116">forth</text:p>
          </table:table-cell>
        </table:table-row>
        <table:table-row table:style-name="TableLine2233133809984">
          <table:table-cell table:style-name="Table4.A2" office:value-type="string">
            <text:p text:style-name="P56">ok</text:p>
          </table:table-cell>
          <table:table-cell table:style-name="Table4.A2" office:value-type="string">
            <text:p text:style-name="P116">( -- )</text:p>
          </table:table-cell>
          <table:table-cell table:style-name="Table4.A2" office:value-type="string">
            <text:p text:style-name="P116">display the string ok</text:p>
          </table:table-cell>
          <table:table-cell table:style-name="Table4.D2" office:value-type="string">
            <text:p text:style-name="P116">forth</text:p>
          </table:table-cell>
        </table:table-row>
        <table:table-row table:style-name="TableLine2233133808080">
          <table:table-cell table:style-name="Table4.A2" office:value-type="string">
            <text:p text:style-name="P56">page</text:p>
          </table:table-cell>
          <table:table-cell table:style-name="Table4.A2" office:value-type="string">
            <text:p text:style-name="P116">( -- )</text:p>
          </table:table-cell>
          <table:table-cell table:style-name="Table4.A2" office:value-type="string">
            <text:p text:style-name="P116">Emit 30 CR characters to the display</text:p>
          </table:table-cell>
          <table:table-cell table:style-name="Table4.D2" office:value-type="string">
            <text:p text:style-name="P116">forth</text:p>
          </table:table-cell>
        </table:table-row>
        <table:table-row table:style-name="TableLine2233133813520">
          <table:table-cell table:style-name="Table4.A2" office:value-type="string">
            <text:p text:style-name="P56">PARSE</text:p>
          </table:table-cell>
          <table:table-cell table:style-name="Table4.A2" office:value-type="string">
            <text:p text:style-name="P116">( c "wordtoparse" -- addr cnt )</text:p>
          </table:table-cell>
          <table:table-cell table:style-name="Table4.A2" office:value-type="string">
            <text:p text:style-name="P116">Parse the next word in the input stream, terminating on character c. Leave the address and character count cnt of word.If the parse area was empty then cnt=0</text:p>
          </table:table-cell>
          <table:table-cell table:style-name="Table4.D2" office:value-type="string">
            <text:p text:style-name="P116">forth</text:p>
          </table:table-cell>
        </table:table-row>
        <table:table-row table:style-name="TableLine2233133799648">
          <table:table-cell table:style-name="Table4.A2" office:value-type="string">
            <text:p text:style-name="P56">prompt</text:p>
          </table:table-cell>
          <table:table-cell table:style-name="Table4.A2" office:value-type="string">
            <text:p text:style-name="P116"/>
          </table:table-cell>
          <table:table-cell table:style-name="Table4.A2" office:value-type="string">
            <text:p text:style-name="P116">send ok and &lt;cr&gt; to the display</text:p>
          </table:table-cell>
          <table:table-cell table:style-name="Table4.D2" office:value-type="string">
            <text:p text:style-name="P116">forth</text:p>
          </table:table-cell>
        </table:table-row>
        <table:table-row table:style-name="TableLine2233133806176">
          <table:table-cell table:style-name="Table4.A2" office:value-type="string">
            <text:p text:style-name="P56">space</text:p>
          </table:table-cell>
          <table:table-cell table:style-name="Table4.A2" office:value-type="string">
            <text:p text:style-name="P116">( -- )</text:p>
          </table:table-cell>
          <table:table-cell table:style-name="Table4.A2" office:value-type="string">
            <text:p text:style-name="P116">Emit a space character to the display</text:p>
          </table:table-cell>
          <table:table-cell table:style-name="Table4.D2" office:value-type="string">
            <text:p text:style-name="P116">forth</text:p>
          </table:table-cell>
        </table:table-row>
        <table:table-row table:style-name="TableLine2233133812160">
          <table:table-cell table:style-name="Table4.A2" office:value-type="string">
            <text:p text:style-name="P56">tib</text:p>
          </table:table-cell>
          <table:table-cell table:style-name="Table4.A2" office:value-type="string">
            <text:p text:style-name="P116">( -- addr )</text:p>
          </table:table-cell>
          <table:table-cell table:style-name="Table4.A2" office:value-type="string">
            <text:p text:style-name="P116">returns the address of the the terminal input buffer where input text string is held.</text:p>
          </table:table-cell>
          <table:table-cell table:style-name="Table4.D2" office:value-type="string">
            <text:p text:style-name="P116">forth</text:p>
          </table:table-cell>
        </table:table-row>
        <table:table-row table:style-name="TableLine2233133803184">
          <table:table-cell table:style-name="Table4.A2" office:value-type="string">
            <text:p text:style-name="P56">type</text:p>
          </table:table-cell>
          <table:table-cell table:style-name="Table4.A2" office:value-type="string">
            <text:p text:style-name="P116">( addr n -- )</text:p>
          </table:table-cell>
          <table:table-cell table:style-name="Table4.A2" office:value-type="string">
            <text:p text:style-name="P116">deferred word - display an n long character string, located at addr, on the display - as a default executes serial-type</text:p>
          </table:table-cell>
          <table:table-cell table:style-name="Table4.D2" office:value-type="string">
            <text:p text:style-name="P116">forth</text:p>
          </table:table-cell>
        </table:table-row>
        <table:table-row table:style-name="TableLine2233133803728">
          <table:table-cell table:style-name="Table4.A2" office:value-type="string">
            <text:p text:style-name="P56">ip.</text:p>
          </table:table-cell>
          <table:table-cell table:style-name="Table4.A2" office:value-type="string">
            <text:p text:style-name="P116">( n -- )</text:p>
          </table:table-cell>
          <table:table-cell table:style-name="Table4.A2" office:value-type="string">
            <text:p text:style-name="P116">print n in IP address format e.g. 192.168.1.2</text:p>
          </table:table-cell>
          <table:table-cell table:style-name="Table4.D2" office:value-type="string">
            <text:p text:style-name="P116">web-interface</text:p>
          </table:table-cell>
        </table:table-row>
        <table:table-row table:style-name="TableLine2233133801008">
          <table:table-cell table:style-name="Table4.A2" office:value-type="string">
            <text:p text:style-name="P56">ip#</text:p>
          </table:table-cell>
          <table:table-cell table:style-name="Table4.A2" office:value-type="string">
            <text:p text:style-name="P116">( n1 -- n2 )</text:p>
          </table:table-cell>
          <table:table-cell table:style-name="Table4.A2" office:value-type="string">
            <text:p text:style-name="P116">print one section of an ip address</text:p>
          </table:table-cell>
          <table:table-cell table:style-name="Table4.D2" office:value-type="string">
            <text:p text:style-name="P116">web-interface</text:p>
          </table:table-cell>
        </table:table-row>
      </table:table>
      <text:p text:style-name="P44"/>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2233133812976">
          <table:table-cell table:style-name="Table5.A1" office:value-type="string">
            <text:p text:style-name="P364">(</text:p>
          </table:table-cell>
          <table:table-cell table:style-name="Table5.A1" office:value-type="string">
            <text:p text:style-name="P116">( "string"-- )</text:p>
          </table:table-cell>
          <table:table-cell table:style-name="Table5.A1" office:value-type="string">
            <text:p text:style-name="P116">Start of a 1 line comment, terminated with ). Most often used to document the stack effect of word</text:p>
          </table:table-cell>
          <table:table-cell table:style-name="Table5.D1" office:value-type="string">
            <text:p text:style-name="P116">forth</text:p>
          </table:table-cell>
        </table:table-row>
        <table:table-row table:style-name="TableLine2233133800192">
          <table:table-cell table:style-name="Table5.A2" office:value-type="string">
            <text:p text:style-name="P364">\</text:p>
          </table:table-cell>
          <table:table-cell table:style-name="Table5.A2" office:value-type="string">
            <text:p text:style-name="P116"/>
          </table:table-cell>
          <table:table-cell table:style-name="Table5.A2" office:value-type="string">
            <text:p text:style-name="P116">Start of a 1 line comment, no termination needed</text:p>
          </table:table-cell>
          <table:table-cell table:style-name="Table5.D2" office:value-type="string">
            <text:p text:style-name="P116">forth</text:p>
          </table:table-cell>
        </table:table-row>
      </table:table>
      <text:p text:style-name="P47"/>
      <text:p text:style-name="Standard"/>
      <text:h text:style-name="P481" text:outline-level="1">Comparison</text:h>
      <table:table table:name="Table6" table:style-name="Table6">
        <table:table-column table:style-name="Table6.A"/>
        <table:table-column table:style-name="Table6.B"/>
        <table:table-column table:style-name="Table6.C"/>
        <table:table-column table:style-name="Table6.D"/>
        <table:table-row table:style-name="TableLine2233133801552">
          <table:table-cell table:style-name="Table6.A1" office:value-type="string">
            <text:p text:style-name="P56">&lt;</text:p>
          </table:table-cell>
          <table:table-cell table:style-name="Table6.A1" office:value-type="string">
            <text:p text:style-name="P116">( n1 n2 -- f )</text:p>
          </table:table-cell>
          <table:table-cell table:style-name="Table6.A1" office:value-type="string">
            <text:p text:style-name="P116">f=true of n1 less than n2, else f=false</text:p>
          </table:table-cell>
          <table:table-cell table:style-name="Table6.D1" office:value-type="string">
            <text:p text:style-name="P116">forth</text:p>
          </table:table-cell>
        </table:table-row>
        <table:table-row table:style-name="TableLine2233133799104">
          <table:table-cell table:style-name="Table6.A2" office:value-type="string">
            <text:p text:style-name="P56">&lt;=</text:p>
          </table:table-cell>
          <table:table-cell table:style-name="Table6.A2" office:value-type="string">
            <text:p text:style-name="P116">( n1 n2 -- f )</text:p>
          </table:table-cell>
          <table:table-cell table:style-name="Table6.A2" office:value-type="string">
            <text:p text:style-name="P116">f=true if n1 less than or equal n2, else f=false</text:p>
          </table:table-cell>
          <table:table-cell table:style-name="Table6.D2" office:value-type="string">
            <text:p text:style-name="P116">forth</text:p>
          </table:table-cell>
        </table:table-row>
        <table:table-row table:style-name="TableLine2233133804816">
          <table:table-cell table:style-name="Table6.A2" office:value-type="string">
            <text:p text:style-name="P56">&lt;&gt;</text:p>
          </table:table-cell>
          <table:table-cell table:style-name="Table6.A2" office:value-type="string">
            <text:p text:style-name="P116">( n1 n2 -- f )</text:p>
          </table:table-cell>
          <table:table-cell table:style-name="Table6.A2" office:value-type="string">
            <text:p text:style-name="P116">f=true if n1 not equal n2, else f=false</text:p>
          </table:table-cell>
          <table:table-cell table:style-name="Table6.D2" office:value-type="string">
            <text:p text:style-name="P116">forth</text:p>
          </table:table-cell>
        </table:table-row>
        <table:table-row table:style-name="TableLine2233133810256">
          <table:table-cell table:style-name="Table6.A2" office:value-type="string">
            <text:p text:style-name="P56">=</text:p>
          </table:table-cell>
          <table:table-cell table:style-name="Table6.A2" office:value-type="string">
            <text:p text:style-name="P116">( n1 n2 -- f )</text:p>
          </table:table-cell>
          <table:table-cell table:style-name="Table6.A2" office:value-type="string">
            <text:p text:style-name="P116">f=true if n1 equals n2, else f=false</text:p>
          </table:table-cell>
          <table:table-cell table:style-name="Table6.D2" office:value-type="string">
            <text:p text:style-name="P116">forth</text:p>
          </table:table-cell>
        </table:table-row>
        <table:table-row table:style-name="TableLine2233133805088">
          <table:table-cell table:style-name="Table6.A2" office:value-type="string">
            <text:p text:style-name="P56">&gt;</text:p>
          </table:table-cell>
          <table:table-cell table:style-name="Table6.A2" office:value-type="string">
            <text:p text:style-name="P116">( n1 n2 -- f )</text:p>
          </table:table-cell>
          <table:table-cell table:style-name="Table6.A2" office:value-type="string">
            <text:p text:style-name="P116">f=true if n1 greater than n2, else f=false</text:p>
          </table:table-cell>
          <table:table-cell table:style-name="Table6.D2" office:value-type="string">
            <text:p text:style-name="P116">forth</text:p>
          </table:table-cell>
        </table:table-row>
        <table:table-row table:style-name="TableLine2233133807264">
          <table:table-cell table:style-name="Table6.A2" office:value-type="string">
            <text:p text:style-name="P56">&gt;=</text:p>
          </table:table-cell>
          <table:table-cell table:style-name="Table6.A2" office:value-type="string">
            <text:p text:style-name="P116">( n1 n2 -- f )</text:p>
          </table:table-cell>
          <table:table-cell table:style-name="Table6.A2" office:value-type="string">
            <text:p text:style-name="P116">f=true if n1 greater than or equal n2, else f=false</text:p>
          </table:table-cell>
          <table:table-cell table:style-name="Table6.D2" office:value-type="string">
            <text:p text:style-name="P116">forth</text:p>
          </table:table-cell>
        </table:table-row>
        <table:table-row table:style-name="TableLine2233133811072">
          <table:table-cell table:style-name="Table6.A2" office:value-type="string">
            <text:p text:style-name="P56">0&lt;</text:p>
          </table:table-cell>
          <table:table-cell table:style-name="Table6.A2" office:value-type="string">
            <text:p text:style-name="P116">( n -- f )</text:p>
          </table:table-cell>
          <table:table-cell table:style-name="Table6.A2" office:value-type="string">
            <text:p text:style-name="P116">f=true if n less than zero, else f=false</text:p>
          </table:table-cell>
          <table:table-cell table:style-name="Table6.D2" office:value-type="string">
            <text:p text:style-name="P116">forth</text:p>
          </table:table-cell>
        </table:table-row>
        <table:table-row table:style-name="TableLine2233133805360">
          <table:table-cell table:style-name="Table6.A2" office:value-type="string">
            <text:p text:style-name="P56">0&lt;&gt;</text:p>
          </table:table-cell>
          <table:table-cell table:style-name="Table6.A2" office:value-type="string">
            <text:p text:style-name="P116">( n -- f )</text:p>
          </table:table-cell>
          <table:table-cell table:style-name="Table6.A2" office:value-type="string">
            <text:p text:style-name="P116">f=true if n not equal zero, else f=false</text:p>
          </table:table-cell>
          <table:table-cell table:style-name="Table6.D2" office:value-type="string">
            <text:p text:style-name="P116">forth</text:p>
          </table:table-cell>
        </table:table-row>
        <table:table-row table:style-name="TableLine2233133811344">
          <table:table-cell table:style-name="Table6.A2" office:value-type="string">
            <text:p text:style-name="P56">0=</text:p>
          </table:table-cell>
          <table:table-cell table:style-name="Table6.A2" office:value-type="string">
            <text:p text:style-name="P116">( n -- f )</text:p>
          </table:table-cell>
          <table:table-cell table:style-name="Table6.A2" office:value-type="string">
            <text:p text:style-name="P116">f=true if n equals zero, else f=false</text:p>
          </table:table-cell>
          <table:table-cell table:style-name="Table6.D2" office:value-type="string">
            <text:p text:style-name="P116">forth</text:p>
          </table:table-cell>
        </table:table-row>
      </table:table>
      <text:p text:style-name="Standard"/>
      <text:h text:style-name="P482" text:outline-level="1">Debug</text:h>
      <table:table table:name="Table7" table:style-name="Table7">
        <table:table-column table:style-name="Table7.A"/>
        <table:table-column table:style-name="Table7.B"/>
        <table:table-column table:style-name="Table7.C"/>
        <table:table-column table:style-name="Table7.D"/>
        <table:table-row table:style-name="TableLine2233133815424">
          <table:table-cell table:style-name="Table7.A1" office:value-type="string">
            <text:p text:style-name="P56">.s</text:p>
          </table:table-cell>
          <table:table-cell table:style-name="Table7.A1" office:value-type="string">
            <text:p text:style-name="P116">( – )</text:p>
          </table:table-cell>
          <table:table-cell table:style-name="Table7.A1" office:value-type="string">
            <text:p text:style-name="P116">display the data stack depth and data stack on one line of the display</text:p>
          </table:table-cell>
          <table:table-cell table:style-name="Table7.D1" office:value-type="string">
            <text:p text:style-name="P116">forth</text:p>
          </table:table-cell>
        </table:table-row>
        <table:table-row table:style-name="TableLine2233133826576">
          <table:table-cell table:style-name="Table7.A2" office:value-type="string">
            <text:p text:style-name="P56">dump</text:p>
          </table:table-cell>
          <table:table-cell table:style-name="Table7.A2" office:value-type="string">
            <text:p text:style-name="P116">( addr n – )</text:p>
          </table:table-cell>
          <table:table-cell table:style-name="Table7.A2" office:value-type="string">
            <text:p text:style-name="P116">display memory starting at addr, for n longs</text:p>
          </table:table-cell>
          <table:table-cell table:style-name="Table7.D2" office:value-type="string">
            <text:p text:style-name="P116">forth</text:p>
          </table:table-cell>
        </table:table-row>
        <table:table-row table:style-name="TableLine2233133821680">
          <table:table-cell table:style-name="Table7.A2" office:value-type="string">
            <text:p text:style-name="P360"><text:a xlink:type="simple" xlink:href="#Words.B866" text:style-name="Internet_20_link" text:visited-style-name="Visited_20_Internet_20_Link"><text:span text:style-name="T10">see</text:span></text:a></text:p>
          </table:table-cell>
          <table:table-cell table:style-name="Table7.A2" office:value-type="string">
            <text:p text:style-name="P116">( "text" -- )</text:p>
          </table:table-cell>
          <table:table-cell table:style-name="Table7.A2" office:value-type="string">
            <text:p text:style-name="P116">Attempt to decompile the word which follows in the input stream</text:p>
          </table:table-cell>
          <table:table-cell table:style-name="Table7.D2" office:value-type="string">
            <text:p text:style-name="P116">forth</text:p>
          </table:table-cell>
        </table:table-row>
        <table:table-row table:style-name="TableLine2233133820320">
          <table:table-cell table:style-name="Table7.A2" office:value-type="string">
            <text:p text:style-name="P56">vlist</text:p>
          </table:table-cell>
          <table:table-cell table:style-name="Table7.A2" office:value-type="string">
            <text:p text:style-name="P116">( -- )</text:p>
          </table:table-cell>
          <table:table-cell table:style-name="Table7.A2" office:value-type="string">
            <text:p text:style-name="P116">List the words in the context vocabulary (not chains) e.g. vlist WiFi only lists words in the Wifi vocabulary</text:p>
          </table:table-cell>
          <table:table-cell table:style-name="Table7.D2" office:value-type="string">
            <text:p text:style-name="P116">forth</text:p>
          </table:table-cell>
        </table:table-row>
        <table:table-row table:style-name="TableLine2233133823584">
          <table:table-cell table:style-name="Table7.A2" office:value-type="string">
            <text:p text:style-name="P56">words</text:p>
          </table:table-cell>
          <table:table-cell table:style-name="Table7.A2" office:value-type="string">
            <text:p text:style-name="P116">( -- )</text:p>
          </table:table-cell>
          <table:table-cell table:style-name="Table7.A2" office:value-type="string">
            <text:p text:style-name="P116">List the words in the context vocabulary (including chains)</text:p>
          </table:table-cell>
          <table:table-cell table:style-name="Table7.D2" office:value-type="string">
            <text:p text:style-name="P116">forth</text:p>
          </table:table-cell>
        </table:table-row>
      </table:table>
      <text:p text:style-name="P394"/>
      <table:table table:name="Table47" table:style-name="Table47">
        <table:table-column table:style-name="Table47.A"/>
        <table:table-column table:style-name="Table47.B"/>
        <table:table-row table:style-name="TableLine2233133830384">
          <table:table-cell table:style-name="Table47.A1" office:value-type="string">
            <text:p text:style-name="P37">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24"/>
            <text:p text:style-name="P324"/>
            <text:p text:style-name="P324">: demo <text:s text:c="3"/>1 2 3 + <text:s/>. <text:s/>cr cr ;</text:p>
            <text:p text:style-name="P324"/>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2233133820048">
          <table:table-cell table:style-name="Table8.A1" office:value-type="string">
            <text:p text:style-name="P56">&gt;body</text:p>
          </table:table-cell>
          <table:table-cell table:style-name="Table8.A1" office:value-type="string">
            <text:p text:style-name="P116">( xt -- addr )</text:p>
          </table:table-cell>
          <table:table-cell table:style-name="Table8.A1" office:value-type="string">
            <text:p text:style-name="P116">addr is the data-field address corresponding to execution token xt</text:p>
          </table:table-cell>
          <table:table-cell table:style-name="Table8.D1" office:value-type="string">
            <text:p text:style-name="P116">forth</text:p>
          </table:table-cell>
        </table:table-row>
        <table:table-row table:style-name="TableLine2233133817328">
          <table:table-cell table:style-name="Table8.A2" office:value-type="string">
            <text:p text:style-name="P56">&gt;flags</text:p>
          </table:table-cell>
          <table:table-cell table:style-name="Table8.A2" office:value-type="string">
            <text:p text:style-name="P116">( xt -- flags )</text:p>
          </table:table-cell>
          <table:table-cell table:style-name="Table8.A2" office:value-type="string">
            <text:p text:style-name="P130">returns the flags of the word corresponding to execution token xt:-<text:line-break/>1 if an immediate word</text:p>
            <text:p text:style-name="P130">0 <text:span text:style-name="T145">if a normal high level word</text:span></text:p>
            <text:p text:style-name="P193">8 if a normal assembly language word</text:p>
          </table:table-cell>
          <table:table-cell table:style-name="Table8.D2" office:value-type="string">
            <text:p text:style-name="P116">forth</text:p>
          </table:table-cell>
        </table:table-row>
        <text:soft-page-break/>
        <table:table-row table:style-name="TableLine2233133821952">
          <table:table-cell table:style-name="Table8.A2" office:value-type="string">
            <text:p text:style-name="P56">&gt;<text:span text:style-name="T178">flags&amp;</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2233133829024">
          <table:table-cell table:style-name="Table8.A2" office:value-type="string">
            <text:p text:style-name="P56">&gt;link</text:p>
          </table:table-cell>
          <table:table-cell table:style-name="Table8.A2" office:value-type="string">
            <text:p text:style-name="P116">( xt -- addr ) </text:p>
          </table:table-cell>
          <table:table-cell table:style-name="Table8.A2" office:value-type="string">
            <text:p text:style-name="P116">addr is the link-field address corresponding to execution token xt</text:p>
          </table:table-cell>
          <table:table-cell table:style-name="Table8.D2" office:value-type="string">
            <text:p text:style-name="P116">forth</text:p>
          </table:table-cell>
        </table:table-row>
        <table:table-row table:style-name="TableLine2233133830656">
          <table:table-cell table:style-name="Table8.A2" office:value-type="string">
            <text:p text:style-name="P56">&gt;link&amp;</text:p>
          </table:table-cell>
          <table:table-cell table:style-name="Table8.A2" office:value-type="string">
            <text:p text:style-name="P116">( xt -- addr )</text:p>
          </table:table-cell>
          <table:table-cell table:style-name="Table8.A2" office:value-type="string">
            <text:p text:style-name="P116">used internally by &gt;link</text:p>
          </table:table-cell>
          <table:table-cell table:style-name="Table8.D2" office:value-type="string">
            <text:p text:style-name="P116">forth</text:p>
          </table:table-cell>
        </table:table-row>
        <table:table-row table:style-name="TableLine2233133815968">
          <table:table-cell table:style-name="Table8.A2" office:value-type="string">
            <text:p text:style-name="P56">&gt;name</text:p>
          </table:table-cell>
          <table:table-cell table:style-name="Table8.A2" office:value-type="string">
            <text:p text:style-name="P116">( xt -- addr n | 0 )</text:p>
          </table:table-cell>
          <table:table-cell table:style-name="Table8.A2" office:value-type="string">
            <text:p text:style-name="P116">convert execution token xt to a name located at addr with n characters, else return 0 if not possible</text:p>
          </table:table-cell>
          <table:table-cell table:style-name="Table8.D2" office:value-type="string">
            <text:p text:style-name="P116">forth</text:p>
          </table:table-cell>
        </table:table-row>
        <table:table-row table:style-name="TableLine2233133826848">
          <table:table-cell table:style-name="Table8.A2" office:value-type="string">
            <text:p text:style-name="P56">&gt;<text:span text:style-name="T178">params</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2233133827664">
          <table:table-cell table:style-name="Table8.A2" office:value-type="string">
            <text:p text:style-name="P56">&gt;<text:span text:style-name="T178">size</text:span></text:p>
          </table:table-cell>
          <table:table-cell table:style-name="Table8.A2" office:value-type="string">
            <text:p text:style-name="P116"/>
          </table:table-cell>
          <table:table-cell table:style-name="Table8.A2" office:value-type="string">
            <text:p text:style-name="P116"/>
          </table:table-cell>
          <table:table-cell table:style-name="Table8.D2" office:value-type="string">
            <text:p text:style-name="P116"/>
          </table:table-cell>
        </table:table-row>
        <table:table-row table:style-name="TableLine2233133817600">
          <table:table-cell table:style-name="Table8.A2" office:value-type="string">
            <text:p text:style-name="P56">FIND</text:p>
          </table:table-cell>
          <table:table-cell table:style-name="Table8.A2" office:value-type="string">
            <text:p text:style-name="P116">( addr n -- xt | 0 )</text:p>
          </table:table-cell>
          <table:table-cell table:style-name="Table8.A2" office:value-type="string">
            <text:p text:style-name="P116">using the counted string at addr with n characters, look a word up in the current dictionary stack, returning the execution token xt if found, else 0</text:p>
          </table:table-cell>
          <table:table-cell table:style-name="Table8.D2" office:value-type="string">
            <text:p text:style-name="P116">forth</text:p>
          </table:table-cell>
        </table:table-row>
        <table:table-row table:style-name="TableLine2233133827936">
          <table:table-cell table:style-name="Table8.A2" office:value-type="string">
            <text:p text:style-name="P56">forget</text:p>
          </table:table-cell>
          <table:table-cell table:style-name="Table8.A2" office:value-type="string">
            <text:p text:style-name="P116">( "name" -- )</text:p>
          </table:table-cell>
          <table:table-cell table:style-name="Table8.A2" office:value-type="string">
            <text:p text:style-name="P116">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6">forth</text:p>
          </table:table-cell>
        </table:table-row>
        <table:table-row table:style-name="TableLine2233133821136">
          <table:table-cell table:style-name="Table8.A2" office:value-type="string">
            <text:p text:style-name="P56">here</text:p>
          </table:table-cell>
          <table:table-cell table:style-name="Table8.A2" office:value-type="string">
            <text:p text:style-name="P116">( -- addr )</text:p>
          </table:table-cell>
          <table:table-cell table:style-name="Table8.A2" office:value-type="string">
            <text:p text:style-name="P116">returns the address of the first free location above the code dictionary, where new words are compiled</text:p>
          </table:table-cell>
          <table:table-cell table:style-name="Table8.D2" office:value-type="string">
            <text:p text:style-name="P116">forth</text:p>
          </table:table-cell>
        </table:table-row>
        <table:table-row table:style-name="TableLine2233133830928">
          <table:table-cell table:style-name="Table8.A2" office:value-type="string">
            <text:p text:style-name="P56">transfer</text:p>
          </table:table-cell>
          <table:table-cell table:style-name="Table8.A2" office:value-type="string">
            <text:p text:style-name="P116">( "name" -- )</text:p>
          </table:table-cell>
          <table:table-cell table:style-name="Table8.A2" office:value-type="string">
            <text:p text:style-name="P116">Move a word from its current dictionary to the current vocabulary. Useful for "hiding" helper words that aren't useful in normal programming</text:p>
          </table:table-cell>
          <table:table-cell table:style-name="Table8.D2" office:value-type="string">
            <text:p text:style-name="P116">forth</text:p>
          </table:table-cell>
        </table:table-row>
        <table:table-row table:style-name="TableLine2233133821408">
          <table:table-cell table:style-name="Table8.A2" office:value-type="string">
            <text:p text:style-name="P56">transfer{</text:p>
          </table:table-cell>
          <table:table-cell table:style-name="Table8.A2" office:value-type="string">
            <text:p text:style-name="P116">( -- )</text:p>
          </table:table-cell>
          <table:table-cell table:style-name="Table8.A2" office:value-type="string">
            <text:p text:style-name="P116">Move all the words that follow in the input stream up until a terminating } to the current vocabulary. All the words must have been defined beforehand</text:p>
          </table:table-cell>
          <table:table-cell table:style-name="Table8.D2" office:value-type="string">
            <text:p text:style-name="P116">forth</text:p>
          </table:table-cell>
        </table:table-row>
      </table:table>
      <text:p text:style-name="P438"/>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2233133831200">
          <table:table-cell table:style-name="Table9.A1" office:value-type="string">
            <text:p text:style-name="P56">assert</text:p>
          </table:table-cell>
          <table:table-cell table:style-name="Table9.A1" office:value-type="string">
            <text:p text:style-name="P116">( f -- )</text:p>
          </table:table-cell>
          <table:table-cell table:style-name="Table9.A1" office:value-type="string">
            <text:p text:style-name="P116">if flag f=true, execute throw</text:p>
          </table:table-cell>
          <table:table-cell table:style-name="Table9.D1" office:value-type="string">
            <text:p text:style-name="P116">forth</text:p>
          </table:table-cell>
        </table:table-row>
        <table:table-row table:style-name="TableLine2233133831472">
          <table:table-cell table:style-name="Table9.A2" office:value-type="string">
            <text:p text:style-name="P56">catch</text:p>
          </table:table-cell>
          <table:table-cell table:style-name="Table9.A2" office:value-type="string">
            <text:p text:style-name="P116">( <text:span text:style-name="T136">xt</text:span> -- err# | 0 )</text:p>
          </table:table-cell>
          <table:table-cell table:style-name="Table9.A2" office:value-type="string">
            <text:p text:style-name="P116"><text:span text:style-name="T73">CATCH is very similar to EXECUTE except that it saves the stack pointers before EXECUTEing the guarded</text:span><text:line-break/><text:span text:style-name="T73">word </text:span><text:span text:style-name="T74">at xt</text:span><text:span text:style-name="T73">, removes the saved pointers afterwards, and returns a flag indicating whether or not the guarded word completed normally.</text:span> <text:span text:style-name="T136">0=normal</text:span></text:p>
          </table:table-cell>
          <table:table-cell table:style-name="Table9.D2" office:value-type="string">
            <text:p text:style-name="P116">forth</text:p>
          </table:table-cell>
        </table:table-row>
        <table:table-row table:style-name="TableLine2233133823856">
          <table:table-cell table:style-name="Table9.A2" office:value-type="string">
            <text:p text:style-name="P56">handler</text:p>
          </table:table-cell>
          <table:table-cell table:style-name="Table9.A2" office:value-type="string">
            <text:p text:style-name="P116">( -- addr )</text:p>
          </table:table-cell>
          <table:table-cell table:style-name="Table9.A2" office:value-type="string">
            <text:p text:style-name="P116">holds the return stack pointer for error handling - zero if no error occurred.</text:p>
          </table:table-cell>
          <table:table-cell table:style-name="Table9.D2" office:value-type="string">
            <text:p text:style-name="P116">forth</text:p>
          </table:table-cell>
        </table:table-row>
        <table:table-row table:style-name="TableLine2233133824944">
          <table:table-cell table:style-name="Table9.A2" office:value-type="string">
            <text:p text:style-name="P56">throw</text:p>
          </table:table-cell>
          <table:table-cell table:style-name="Table9.A2" office:value-type="string">
            <text:p text:style-name="P116">( err# -- )</text:p>
          </table:table-cell>
          <table:table-cell table:style-name="Table9.A2" office:value-type="string">
            <text:p text:style-name="P116"><text:span text:style-name="T167">For any non-zero err#, </text:span>throws the system back to <text:span text:style-name="T136">CATCH</text:span> so that the error condition can be processed. <text:span text:style-name="T136">CATCH</text:span> is backtracked by restoring the return stack from the pointer stored in 'handler' and popping the old handler and SP off the error frame on the return stack.</text:p>
            <text:p text:style-name="P212">So - 0 THROW does nothing</text:p>
          </table:table-cell>
          <table:table-cell table:style-name="Table9.D2" office:value-type="string">
            <text:p text:style-name="P116">forth</text:p>
          </table:table-cell>
        </table:table-row>
      </table:table>
      <text:p text:style-name="P437"/>
      <text:p text:style-name="P457"><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483" text:outline-level="1">Files</text:h>
      <text:p text:style-name="P270">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2233133817056">
          <table:table-cell table:style-name="Table10.A1" office:value-type="string">
            <text:p text:style-name="P56">BIN</text:p>
          </table:table-cell>
          <table:table-cell table:style-name="Table10.A1" office:value-type="string">
            <text:p text:style-name="P116">( fam1 -- fam2 )</text:p>
          </table:table-cell>
          <table:table-cell table:style-name="Table10.A1" office:value-type="string">
            <text:p text:style-name="P116">Modify the implementation-defined file access method fam1 to additionally select a "binary", i.e., not line oriented, file access method, giving access method fam2.</text:p>
          </table:table-cell>
          <table:table-cell table:style-name="Table10.D1" office:value-type="string">
            <text:p text:style-name="P116">forth</text:p>
          </table:table-cell>
        </table:table-row>
        <table:table-row table:style-name="TableLine2233133829296">
          <table:table-cell table:style-name="Table10.A2" office:value-type="string">
            <text:p text:style-name="P56">CLOSE-FILE</text:p>
          </table:table-cell>
          <table:table-cell table:style-name="Table10.A2" office:value-type="string">
            <text:p text:style-name="P116">( fh -- ior ) </text:p>
          </table:table-cell>
          <table:table-cell table:style-name="Table10.A2" office:value-type="string">
            <text:p text:style-name="P116">Close the file identified by fileid. ior is the implementation-defined I/O result code.</text:p>
          </table:table-cell>
          <table:table-cell table:style-name="Table10.D2" office:value-type="string">
            <text:p text:style-name="P116">forth</text:p>
          </table:table-cell>
        </table:table-row>
        <table:table-row table:style-name="TableLine2233133836096">
          <table:table-cell table:style-name="Table10.A2" office:value-type="string">
            <text:p text:style-name="P56">CREATE-FILE</text:p>
          </table:table-cell>
          <table:table-cell table:style-name="Table10.A2" office:value-type="string">
            <text:p text:style-name="P116">( c-addr u fam -- fileid ior )</text:p>
          </table:table-cell>
          <table:table-cell table:style-name="Table10.A2" office:value-type="string">
            <text:p text:style-name="P116">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6">forth</text:p>
          </table:table-cell>
        </table:table-row>
        <table:table-row table:style-name="TableLine2233133848608">
          <table:table-cell table:style-name="Table10.A2" office:value-type="string">
            <text:p text:style-name="P56">DELETE-FILE</text:p>
          </table:table-cell>
          <table:table-cell table:style-name="Table10.A2" office:value-type="string">
            <text:p text:style-name="P116">( c-addr u -- ior )</text:p>
          </table:table-cell>
          <table:table-cell table:style-name="Table10.A2" office:value-type="string">
            <text:p text:style-name="P116">Delete the file named in the character string specified by c-addr u. ior is the implementation-defined I/O result code.</text:p>
          </table:table-cell>
          <table:table-cell table:style-name="Table10.D2" office:value-type="string">
            <text:p text:style-name="P116">forth</text:p>
          </table:table-cell>
        </table:table-row>
        <table:table-row table:style-name="TableLine2233133847520">
          <table:table-cell table:style-name="Table10.A2" office:value-type="string">
            <text:p text:style-name="P56">dump-file</text:p>
          </table:table-cell>
          <table:table-cell table:style-name="Table10.A2" office:value-type="string">
            <text:p text:style-name="P116">( a<text:span text:style-name="T111">1</text:span> n<text:span text:style-name="T111">1</text:span> a<text:span text:style-name="T111">2</text:span> n<text:span text:style-name="T111">2</text:span> -- )</text:p>
          </table:table-cell>
          <table:table-cell table:style-name="Table10.A2" office:value-type="string">
            <text:p text:style-name="P177">a1,n1 text string to be saved in file: a2,n2 text string containing filename. Dump-file saves text to the spiffs using filename</text:p>
          </table:table-cell>
          <table:table-cell table:style-name="Table10.D2" office:value-type="string">
            <text:p text:style-name="P116">forth</text:p>
          </table:table-cell>
        </table:table-row>
        <table:table-row table:style-name="TableLine2233133846160">
          <table:table-cell table:style-name="Table10.A2" office:value-type="string">
            <text:p text:style-name="P56">FILE-POSITION</text:p>
          </table:table-cell>
          <table:table-cell table:style-name="Table10.A2" office:value-type="string">
            <text:p text:style-name="P116"><text:s/>( fileid -- ud ior )</text:p>
          </table:table-cell>
          <table:table-cell table:style-name="Table10.A2" office:value-type="string">
            <text:p text:style-name="P116">ud is the current file position for the file identified by fileid. ior is the implementation-defined I/O result code. ud is undefined if ior is non-zero.</text:p>
          </table:table-cell>
          <table:table-cell table:style-name="Table10.D2" office:value-type="string">
            <text:p text:style-name="P116">forth</text:p>
          </table:table-cell>
        </table:table-row>
        <table:table-row table:style-name="TableLine2233133844528">
          <table:table-cell table:style-name="Table10.A2" office:value-type="string">
            <text:p text:style-name="P56">FILE-SIZE</text:p>
          </table:table-cell>
          <table:table-cell table:style-name="Table10.A2" office:value-type="string">
            <text:p text:style-name="P116"><text:s/>( fileid -- ud ior )</text:p>
          </table:table-cell>
          <table:table-cell table:style-name="Table10.A2" office:value-type="string">
            <text:p text:style-name="P116">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6">forth</text:p>
          </table:table-cell>
        </table:table-row>
        <table:table-row table:style-name="TableLine2233133849152">
          <table:table-cell table:style-name="Table10.A2" office:value-type="string">
            <text:p text:style-name="P56">FLUSH-FILE</text:p>
          </table:table-cell>
          <table:table-cell table:style-name="Table10.A2" office:value-type="string">
            <text:p text:style-name="P116">( fileid -- ior )</text:p>
          </table:table-cell>
          <table:table-cell table:style-name="Table10.A2" office:value-type="string">
            <text:p text:style-name="P116">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6">forth</text:p>
          </table:table-cell>
        </table:table-row>
        <table:table-row table:style-name="TableLine2233133843712">
          <table:table-cell table:style-name="Table10.A2" office:value-type="string">
            <text:p text:style-name="P56">include</text:p>
          </table:table-cell>
          <table:table-cell table:style-name="Table10.A2" office:value-type="string">
            <text:p text:style-name="P116">( "name" -- )</text:p>
          </table:table-cell>
          <table:table-cell table:style-name="Table10.A2" office:value-type="string">
            <text:p text:style-name="P116">Using the next word in the input stream, name ...</text:p>
          </table:table-cell>
          <table:table-cell table:style-name="Table10.D2" office:value-type="string">
            <text:p text:style-name="P116">forth</text:p>
          </table:table-cell>
        </table:table-row>
        <table:table-row table:style-name="TableLine2233133848064">
          <table:table-cell table:style-name="Table10.A2" office:value-type="string">
            <text:p text:style-name="P109">included</text:p>
          </table:table-cell>
          <table:table-cell table:style-name="Table10.A2" office:value-type="string">
            <text:p text:style-name="P116">( c-addr u -- <text:s/>) </text:p>
          </table:table-cell>
          <table:table-cell table:style-name="Table10.A2" office:value-type="string">
            <text:p text:style-name="P116">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4">Typical use: ... S" filename" INCLUDED</text:p>
          </table:table-cell>
          <table:table-cell table:style-name="Table10.D2" office:value-type="string">
            <text:p text:style-name="P116">forth</text:p>
          </table:table-cell>
        </table:table-row>
        <text:soft-page-break/>
        <table:table-row table:style-name="TableLine2233133849696">
          <table:table-cell table:style-name="Table10.A2" office:value-type="string">
            <text:p text:style-name="P104">needs</text:p>
          </table:table-cell>
          <table:table-cell table:style-name="Table10.A2" office:value-type="string">
            <text:p text:style-name="P240">( “name” – )</text:p>
          </table:table-cell>
          <table:table-cell table:style-name="Table10.A2" office:value-type="string">
            <text:p text:style-name="P116"/>
          </table:table-cell>
          <table:table-cell table:style-name="Table10.D2" office:value-type="string">
            <text:p text:style-name="P150">forth</text:p>
          </table:table-cell>
        </table:table-row>
        <table:table-row table:style-name="TableLine2233133847792">
          <table:table-cell table:style-name="Table10.A2" office:value-type="string">
            <text:p text:style-name="P56">OPEN-FILE</text:p>
          </table:table-cell>
          <table:table-cell table:style-name="Table10.A2" office:value-type="string">
            <text:p text:style-name="P116">( a n <text:span text:style-name="T202">fam</text:span> -- fh ior ) </text:p>
          </table:table-cell>
          <table:table-cell table:style-name="Table10.A2" office:value-type="string">
            <text:p text:style-name="P116">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5">Typical use:<text:line-break/>: X ... S" TEST.FTH" R/W OPEN-FILE ABORT" OPEN-FILE FAILED" ... ;</text:p>
          </table:table-cell>
          <table:table-cell table:style-name="Table10.D2" office:value-type="string">
            <text:p text:style-name="P116">forth</text:p>
          </table:table-cell>
        </table:table-row>
        <table:table-row table:style-name="TableLine2233133833648">
          <table:table-cell table:style-name="Table10.A2" office:value-type="string">
            <text:p text:style-name="P56">R/O</text:p>
          </table:table-cell>
          <table:table-cell table:style-name="Table10.A2" office:value-type="string">
            <text:p text:style-name="P116">( -- <text:span text:style-name="T202">fam</text:span> )</text:p>
          </table:table-cell>
          <table:table-cell table:style-name="Table10.A2" office:value-type="string">
            <text:p text:style-name="P116">read only mode - used with OPEN-FILE, <text:span text:style-name="T202">CREATE-FILE</text:span></text:p>
          </table:table-cell>
          <table:table-cell table:style-name="Table10.D2" office:value-type="string">
            <text:p text:style-name="P116">forth</text:p>
          </table:table-cell>
        </table:table-row>
        <table:table-row table:style-name="TableLine2233133849968">
          <table:table-cell table:style-name="Table10.A2" office:value-type="string">
            <text:p text:style-name="P56">R/W</text:p>
          </table:table-cell>
          <table:table-cell table:style-name="Table10.A2" office:value-type="string">
            <text:p text:style-name="P116">( -- <text:span text:style-name="T202">fam</text:span>)</text:p>
          </table:table-cell>
          <table:table-cell table:style-name="Table10.A2" office:value-type="string">
            <text:p text:style-name="P156">read write mode - used with OPEN-FILE, <text:span text:style-name="T202">CREATE-FILE</text:span></text:p>
          </table:table-cell>
          <table:table-cell table:style-name="Table10.D2" office:value-type="string">
            <text:p text:style-name="P116">forth</text:p>
          </table:table-cell>
        </table:table-row>
        <table:table-row table:style-name="TableLine2233133843440">
          <table:table-cell table:style-name="Table10.A2" office:value-type="string">
            <text:p text:style-name="P56">READ-FILE</text:p>
          </table:table-cell>
          <table:table-cell table:style-name="Table10.A2" office:value-type="string">
            <text:p text:style-name="P116">( c-addr u1 fileid -- u2 ior )</text:p>
          </table:table-cell>
          <table:table-cell table:style-name="Table10.A2" office:value-type="string">
            <text:p text:style-name="P116">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6">forth</text:p>
          </table:table-cell>
        </table:table-row>
        <table:table-row table:style-name="TableLine2233133848880">
          <table:table-cell table:style-name="Table10.A2" office:value-type="string">
            <text:p text:style-name="P56">remember</text:p>
          </table:table-cell>
          <table:table-cell table:style-name="Table10.A2" office:value-type="string">
            <text:p text:style-name="P116">( -- )</text:p>
          </table:table-cell>
          <table:table-cell table:style-name="Table10.A2" office:value-type="string">
            <text:p text:style-name="P116">Save a snapshot to the default file (./myforth or /spiffs/myforth on ESP32)</text:p>
          </table:table-cell>
          <table:table-cell table:style-name="Table10.D2" office:value-type="string">
            <text:p text:style-name="P116">forth</text:p>
          </table:table-cell>
        </table:table-row>
        <table:table-row table:style-name="TableLine2233133841808">
          <table:table-cell table:style-name="Table10.A2" office:value-type="string">
            <text:p text:style-name="P74">RENAME-FILE</text:p>
          </table:table-cell>
          <table:table-cell table:style-name="Table10.A2" office:value-type="string">
            <text:p text:style-name="P116"/>
          </table:table-cell>
          <table:table-cell table:style-name="Table10.A2" office:value-type="string">
            <text:p text:style-name="P116"/>
          </table:table-cell>
          <table:table-cell table:style-name="Table10.D2" office:value-type="string">
            <text:p text:style-name="P174">forth</text:p>
          </table:table-cell>
        </table:table-row>
        <table:table-row table:style-name="TableLine2233133838272">
          <table:table-cell table:style-name="Table10.A2" office:value-type="string">
            <text:p text:style-name="P56">REPOSITION-FILE</text:p>
          </table:table-cell>
          <table:table-cell table:style-name="Table10.A2" office:value-type="string">
            <text:p text:style-name="P116">( n fh -- ior ) ( ud fileid -- ior )</text:p>
          </table:table-cell>
          <table:table-cell table:style-name="Table10.A2" office:value-type="string">
            <text:p text:style-name="P116">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6">forth</text:p>
          </table:table-cell>
        </table:table-row>
        <table:table-row table:style-name="TableLine2233133844800">
          <table:table-cell table:style-name="Table10.A2" office:value-type="string">
            <text:p text:style-name="P104">required</text:p>
          </table:table-cell>
          <table:table-cell table:style-name="Table10.A2" office:value-type="string">
            <text:p text:style-name="P240">( a n – )</text:p>
          </table:table-cell>
          <table:table-cell table:style-name="Table10.A2" office:value-type="string">
            <text:p text:style-name="P116"/>
          </table:table-cell>
          <table:table-cell table:style-name="Table10.D2" office:value-type="string">
            <text:p text:style-name="P150">forth</text:p>
          </table:table-cell>
        </table:table-row>
        <table:table-row table:style-name="TableLine2233133848336">
          <table:table-cell table:style-name="Table10.A2" office:value-type="string">
            <text:p text:style-name="P56">RESET </text:p>
          </table:table-cell>
          <table:table-cell table:style-name="Table10.A2" office:value-type="string">
            <text:p text:style-name="P116">( -- )</text:p>
          </table:table-cell>
          <table:table-cell table:style-name="Table10.A2" office:value-type="string">
            <text:p text:style-name="P116">Delete the default filename.</text:p>
          </table:table-cell>
          <table:table-cell table:style-name="Table10.D2" office:value-type="string">
            <text:p text:style-name="P116">forth</text:p>
          </table:table-cell>
        </table:table-row>
        <table:table-row table:style-name="TableLine2233133850240">
          <table:table-cell table:style-name="Table10.A2" office:value-type="string">
            <text:p text:style-name="P56">RESIZE-FILE</text:p>
          </table:table-cell>
          <table:table-cell table:style-name="Table10.A2" office:value-type="string">
            <text:p text:style-name="P116">( ud fileid -- ior )</text:p>
          </table:table-cell>
          <table:table-cell table:style-name="Table10.A2" office:value-type="string">
            <text:p text:style-name="P116">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6">forth</text:p>
          </table:table-cell>
        </table:table-row>
        <table:table-row table:style-name="TableLine2233133836368">
          <table:table-cell table:style-name="Table10.A2" office:value-type="string">
            <text:p text:style-name="P56">restore</text:p>
          </table:table-cell>
          <table:table-cell table:style-name="Table10.A2" office:value-type="string">
            <text:p text:style-name="P116">( "name" -- )</text:p>
          </table:table-cell>
          <table:table-cell table:style-name="Table10.A2" office:value-type="string">
            <text:p text:style-name="P116">Restore a snapshot from a file</text:p>
          </table:table-cell>
          <table:table-cell table:style-name="Table10.D2" office:value-type="string">
            <text:p text:style-name="P116">forth</text:p>
          </table:table-cell>
        </table:table-row>
        <table:table-row table:style-name="TableLine2233133838816">
          <table:table-cell table:style-name="Table10.A2" office:value-type="string">
            <text:p text:style-name="P56">revive</text:p>
          </table:table-cell>
          <table:table-cell table:style-name="Table10.A2" office:value-type="string">
            <text:p text:style-name="P116">( -- )</text:p>
          </table:table-cell>
          <table:table-cell table:style-name="Table10.A2" office:value-type="string">
            <text:p text:style-name="P116">Restore the default filename</text:p>
          </table:table-cell>
          <table:table-cell table:style-name="Table10.D2" office:value-type="string">
            <text:p text:style-name="P116">forth</text:p>
          </table:table-cell>
        </table:table-row>
        <table:table-row table:style-name="TableLine2233133839904">
          <table:table-cell table:style-name="Table10.A2" office:value-type="string">
            <text:p text:style-name="P56">save</text:p>
          </table:table-cell>
          <table:table-cell table:style-name="Table10.A2" office:value-type="string">
            <text:p text:style-name="P116">( "name" -- )</text:p>
          </table:table-cell>
          <table:table-cell table:style-name="Table10.A2" office:value-type="string">
            <text:p text:style-name="P116">Saves a snapshot of the current dictionary to a file</text:p>
          </table:table-cell>
          <table:table-cell table:style-name="Table10.D2" office:value-type="string">
            <text:p text:style-name="P116">forth</text:p>
          </table:table-cell>
        </table:table-row>
        <table:table-row table:style-name="TableLine2233133835552">
          <table:table-cell table:style-name="Table10.A2" office:value-type="string">
            <text:p text:style-name="P360"><text:a xlink:type="simple" xlink:href="#Words.B949" text:style-name="Internet_20_link" text:visited-style-name="Visited_20_Internet_20_Link"><text:span text:style-name="T10">startup:</text:span></text:a></text:p>
          </table:table-cell>
          <table:table-cell table:style-name="Table10.A2" office:value-type="string">
            <text:p text:style-name="P116">( "name" -- )</text:p>
          </table:table-cell>
          <table:table-cell table:style-name="Table10.A2" office:value-type="string">
            <text:p text:style-name="P289">Save a snapshot to the default file arranging for "name" to be run on startup</text:p>
          </table:table-cell>
          <table:table-cell table:style-name="Table10.D2" office:value-type="string">
            <text:p text:style-name="P116">forth</text:p>
          </table:table-cell>
        </table:table-row>
        <table:table-row table:style-name="TableLine2233133837184">
          <table:table-cell table:style-name="Table10.A2" office:value-type="string">
            <text:p text:style-name="P56">W/O</text:p>
          </table:table-cell>
          <table:table-cell table:style-name="Table10.A2" office:value-type="string">
            <text:p text:style-name="P116">( -- <text:span text:style-name="T202">fam</text:span> )</text:p>
          </table:table-cell>
          <table:table-cell table:style-name="Table10.A2" office:value-type="string">
            <text:p text:style-name="P156">write only mode - used with OPEN-FILE, <text:span text:style-name="T202">CREATE-FILE</text:span></text:p>
          </table:table-cell>
          <table:table-cell table:style-name="Table10.D2" office:value-type="string">
            <text:p text:style-name="P116">forth</text:p>
          </table:table-cell>
        </table:table-row>
        <table:table-row table:style-name="TableLine2233133835824">
          <table:table-cell table:style-name="Table10.A2" office:value-type="string">
            <text:p text:style-name="P56">WRITE-FILE</text:p>
          </table:table-cell>
          <table:table-cell table:style-name="Table10.A2" office:value-type="string">
            <text:p text:style-name="P116"><text:s/>( c-addr u fileid -- ior )</text:p>
          </table:table-cell>
          <table:table-cell table:style-name="Table10.A2" office:value-type="string">
            <text:p text:style-name="P116">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6">forth</text:p>
          </table:table-cell>
        </table:table-row>
      </table:table>
      <text:p text:style-name="P449"/>
      <text:p text:style-name="P447"/>
      <table:table table:name="Table56" table:style-name="Table56">
        <table:table-column table:style-name="Table56.A"/>
        <table:table-column table:style-name="Table56.B"/>
        <table:table-column table:style-name="Table56.C"/>
        <table:table-row table:style-name="TableLine2233133824128">
          <table:table-cell table:style-name="Table56.A1" office:value-type="string">
            <text:p text:style-name="P332">Autoexec.fs example</text:p>
          </table:table-cell>
          <table:table-cell table:style-name="Table56.A1" office:value-type="string">
            <text:p text:style-name="P319">( -- )</text:p>
          </table:table-cell>
          <table:table-cell table:style-name="Table56.A1" office:value-type="string">
            <text:p text:style-name="P342">Demonstrates how to <text:span text:style-name="T115">load source code automatically on switch on and run the program</text:span></text:p>
          </table:table-cell>
        </table:table-row>
        <table:table-row table:style-name="TableLine2233133849424">
          <table:table-cell table:style-name="Table56.A1" table:number-columns-spanned="3" office:value-type="string">
            <text:p text:style-name="P342"><text:span text:style-name="T85">r| z" NETWORK-NAME" z" PASSWORD" webui | <text:s text:c="16"/></text:span>\ create a string to start the web server</text:p>
            <text:p text:style-name="P342">s" /spiffs/autoexec.fs" dump-file <text:s text:c="44"/>\ save it to file autoexec.fs</text:p>
            <text:p text:style-name="P347"><text:s text:c="95"/>\ filename must be lowercase else it fails</text:p>
          </table:table-cell>
          <table:covered-table-cell/>
          <table:covered-table-cell/>
        </table:table-row>
      </table:table>
      <text:p text:style-name="P447"/>
      <text:p text:style-name="P447"/>
      <table:table table:name="Table87" table:style-name="Table87">
        <table:table-column table:style-name="Table87.A"/>
        <table:table-column table:style-name="Table87.B"/>
        <table:table-column table:style-name="Table87.C"/>
        <table:table-row table:style-name="TableLine2233133833376">
          <table:table-cell table:style-name="Table87.A1" office:value-type="string">
            <text:p text:style-name="P332"><text:span text:style-name="T117">startup:</text:span><text:span text:style-name="T84"> </text:span><text:span text:style-name="T118">example</text:span></text:p>
          </table:table-cell>
          <table:table-cell table:style-name="Table87.A1" office:value-type="string">
            <text:p text:style-name="P319">( -- )</text:p>
          </table:table-cell>
          <table:table-cell table:style-name="Table87.A1" office:value-type="string">
            <text:p text:style-name="P342">snapshotting the dictionary and restoring it at startup, with a start word <text:span text:style-name="T115">which exits to forth</text:span> <text:span text:style-name="T115">(alternatively it could be a complete application which never exits)</text:span></text:p>
          </table:table-cell>
        </table:table-row>
        <table:table-row table:style-name="TableLine2233133842352">
          <table:table-cell table:style-name="Table87.A1" table:number-columns-spanned="3" office:value-type="string">
            <text:p text:style-name="P342">: welcome ." Hello!" cr 100 0 do i . loop cr ;</text:p>
            <text:p text:style-name="P342">startup: welcome</text:p>
            <text:p text:style-name="P342">bye <text:s text:c="39"/>( Next boot will run a custom startup message )</text:p>
            <text:p text:style-name="P342"/>
            <text:p text:style-name="P342">reset <text:s text:c="37"/>( Reset removes the custom message ) </text:p>
          </table:table-cell>
          <table:covered-table-cell/>
          <table:covered-table-cell/>
        </table:table-row>
      </table:table>
      <text:p text:style-name="Standard"/>
      <text:p text:style-name="Standard"/>
      <text:h text:style-name="P484" text:outline-level="1">Floating Point Maths</text:h>
      <table:table table:name="Table42" table:style-name="Table42">
        <table:table-column table:style-name="Table42.A"/>
        <table:table-row table:style-name="Table42.1">
          <table:table-cell table:style-name="Table42.A1" office:value-type="string">
            <text:p text:style-name="P361">Single precision floating-point support is available as a work in progress. </text:p>
          </table:table-cell>
        </table:table-row>
        <table:table-row table:style-name="Table42.1">
          <table:table-cell table:style-name="Table42.A1" office:value-type="string">
            <text:p text:style-name="P361">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61">Floating point <text:span text:style-name="T194">numbers, denoted r below,</text:span> <text:span text:style-name="T197">are</text:span> kept on a separate <text:span text:style-name="T197">floating point</text:span> stack.</text:p>
          </table:table-cell>
        </table:table-row>
        <table:table-row table:style-name="Table42.1">
          <table:table-cell table:style-name="Table42.A1" office:value-type="string">
            <text:p text:style-name="P425">NOTE: Tasks currently don't support floating point. A <text:span text:style-name="T192">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2233133834736">
          <table:table-cell table:style-name="Table41.A1" office:value-type="string">
            <text:p text:style-name="P56">1/F</text:p>
          </table:table-cell>
          <table:table-cell table:style-name="Table41.A1" office:value-type="string">
            <text:p text:style-name="P116">( r<text:span text:style-name="T193">1</text:span> -- r<text:span text:style-name="T193">2</text:span> )</text:p>
          </table:table-cell>
          <table:table-cell table:style-name="Table41.A1" office:value-type="string">
            <text:p text:style-name="P368">r2 = 1/r1</text:p>
          </table:table-cell>
          <table:table-cell table:style-name="Table41.D1" office:value-type="string">
            <text:p text:style-name="P298">forth</text:p>
          </table:table-cell>
        </table:table-row>
        <table:table-row table:style-name="TableLine2233133836912">
          <table:table-cell table:style-name="Table41.A2" office:value-type="string">
            <text:p text:style-name="P56">AFLITERAL </text:p>
          </table:table-cell>
          <table:table-cell table:style-name="Table41.A2" office:value-type="string">
            <text:p text:style-name="P278">( r -- )</text:p>
          </table:table-cell>
          <table:table-cell table:style-name="Table41.A2" office:value-type="string">
            <text:p text:style-name="P368">Compile r inline</text:p>
          </table:table-cell>
          <table:table-cell table:style-name="Table41.D2" office:value-type="string">
            <text:p text:style-name="P298">forth</text:p>
          </table:table-cell>
        </table:table-row>
        <table:table-row table:style-name="TableLine2233133845616">
          <table:table-cell table:style-name="Table41.A2" office:value-type="string">
            <text:p text:style-name="P56">DOFLIT </text:p>
          </table:table-cell>
          <table:table-cell table:style-name="Table41.A2" office:value-type="string">
            <text:p text:style-name="P116">( -- ) </text:p>
          </table:table-cell>
          <table:table-cell table:style-name="Table41.A2" office:value-type="string">
            <text:p text:style-name="P373">Puts a float from the next cell onto float stack</text:p>
          </table:table-cell>
          <table:table-cell table:style-name="Table41.D2" office:value-type="string">
            <text:p text:style-name="P115">forth</text:p>
          </table:table-cell>
        </table:table-row>
        <table:table-row table:style-name="TableLine2233133838000">
          <table:table-cell table:style-name="Table41.A2" office:value-type="string">
            <text:p text:style-name="P56">F- </text:p>
          </table:table-cell>
          <table:table-cell table:style-name="Table41.A2" office:value-type="string">
            <text:p text:style-name="P116">( r<text:span text:style-name="T193">1</text:span> r<text:span text:style-name="T193">2</text:span> -- r<text:span text:style-name="T193">3</text:span> )</text:p>
          </table:table-cell>
          <table:table-cell table:style-name="Table41.A2" office:value-type="string">
            <text:p text:style-name="P377">r3 = r1 - r2</text:p>
          </table:table-cell>
          <table:table-cell table:style-name="Table41.D2" office:value-type="string">
            <text:p text:style-name="P298">forth</text:p>
          </table:table-cell>
        </table:table-row>
        <table:table-row table:style-name="TableLine2233133846704">
          <table:table-cell table:style-name="Table41.A2" office:value-type="string">
            <text:p text:style-name="P56">F. </text:p>
          </table:table-cell>
          <table:table-cell table:style-name="Table41.A2" office:value-type="string">
            <text:p text:style-name="P116">( n-- )</text:p>
          </table:table-cell>
          <table:table-cell table:style-name="Table41.A2" office:value-type="string">
            <text:p text:style-name="P378">Display, with a trailing space, the top number on the floating-point stack using fixed-point notation:</text:p>
          </table:table-cell>
          <table:table-cell table:style-name="Table41.D2" office:value-type="string">
            <text:p text:style-name="P298">forth</text:p>
          </table:table-cell>
        </table:table-row>
        <table:table-row table:style-name="TableLine2233133838544">
          <table:table-cell table:style-name="Table41.A2" office:value-type="string">
            <text:p text:style-name="P56">F.S </text:p>
          </table:table-cell>
          <table:table-cell table:style-name="Table41.A2" office:value-type="string">
            <text:p text:style-name="P116">( -- )</text:p>
          </table:table-cell>
          <table:table-cell table:style-name="Table41.A2" office:value-type="string">
            <text:p text:style-name="P379">Print float stack</text:p>
          </table:table-cell>
          <table:table-cell table:style-name="Table41.D2" office:value-type="string">
            <text:p text:style-name="P298">forth</text:p>
          </table:table-cell>
        </table:table-row>
        <table:table-row table:style-name="TableLine2233133839360">
          <table:table-cell table:style-name="Table41.A2" office:value-type="string">
            <text:p text:style-name="P56">F*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8">r3 = r1 * r2</text:p>
          </table:table-cell>
          <table:table-cell table:style-name="Table41.D2" office:value-type="string">
            <text:p text:style-name="P298">forth</text:p>
          </table:table-cell>
        </table:table-row>
        <table:table-row table:style-name="TableLine2233133840992">
          <table:table-cell table:style-name="Table41.A2" office:value-type="string">
            <text:p text:style-name="P90">F**</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8">r3 = r1 to the power r2</text:p>
          </table:table-cell>
          <table:table-cell table:style-name="Table41.D2" office:value-type="string">
            <text:p text:style-name="P298"/>
          </table:table-cell>
        </table:table-row>
        <table:table-row table:style-name="TableLine2233133841536">
          <table:table-cell table:style-name="Table41.A2" office:value-type="string">
            <text:p text:style-name="P56">F/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8">r3 = r1 / r2</text:p>
          </table:table-cell>
          <table:table-cell table:style-name="Table41.D2" office:value-type="string">
            <text:p text:style-name="P298">forth</text:p>
          </table:table-cell>
        </table:table-row>
        <table:table-row table:style-name="TableLine2233133846976">
          <table:table-cell table:style-name="Table41.A2" office:value-type="string">
            <text:p text:style-name="P56">F+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8">r3 = r1 + r2</text:p>
          </table:table-cell>
          <table:table-cell table:style-name="Table41.D2" office:value-type="string">
            <text:p text:style-name="P298">forth</text:p>
          </table:table-cell>
        </table:table-row>
        <table:table-row table:style-name="TableLine2233133855680">
          <table:table-cell table:style-name="Table41.A2" office:value-type="string">
            <text:p text:style-name="P56">F&lt; </text:p>
          </table:table-cell>
          <table:table-cell table:style-name="Table41.A2" office:value-type="string">
            <text:p text:style-name="P151">( r<text:span text:style-name="T193">1</text:span> r<text:span text:style-name="T193">2</text:span> -- <text:span text:style-name="T193">flag</text:span> )</text:p>
          </table:table-cell>
          <table:table-cell table:style-name="Table41.A2" office:value-type="string">
            <text:p text:style-name="P368">flag = true if r1 &lt; r2</text:p>
          </table:table-cell>
          <table:table-cell table:style-name="Table41.D2" office:value-type="string">
            <text:p text:style-name="P298">forth</text:p>
          </table:table-cell>
        </table:table-row>
        <table:table-row table:style-name="TableLine2233133856496">
          <table:table-cell table:style-name="Table41.A2" office:value-type="string">
            <text:p text:style-name="P56">F&lt;=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9">flag = true if r1 &lt;<text:span text:style-name="T194">=</text:span> r2</text:p>
          </table:table-cell>
          <table:table-cell table:style-name="Table41.D2" office:value-type="string">
            <text:p text:style-name="P298">forth</text:p>
          </table:table-cell>
        </table:table-row>
        <table:table-row table:style-name="TableLine2233133859488">
          <table:table-cell table:style-name="Table41.A2" office:value-type="string">
            <text:p text:style-name="P56">F&lt;&gt;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70">flag = true if r1 &lt;&gt; r2</text:p>
          </table:table-cell>
          <table:table-cell table:style-name="Table41.D2" office:value-type="string">
            <text:p text:style-name="P298">forth</text:p>
          </table:table-cell>
        </table:table-row>
        <table:table-row table:style-name="TableLine2233133851600">
          <table:table-cell table:style-name="Table41.A2" office:value-type="string">
            <text:p text:style-name="P56">F=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9">flag = true if r1 <text:span text:style-name="T194">==</text:span> r2</text:p>
          </table:table-cell>
          <table:table-cell table:style-name="Table41.D2" office:value-type="string">
            <text:p text:style-name="P298">forth</text:p>
          </table:table-cell>
        </table:table-row>
        <table:table-row table:style-name="TableLine2233133856768">
          <table:table-cell table:style-name="Table41.A2" office:value-type="string">
            <text:p text:style-name="P56">F&gt;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9">flag = true if r1 &gt; r2</text:p>
          </table:table-cell>
          <table:table-cell table:style-name="Table41.D2" office:value-type="string">
            <text:p text:style-name="P298">forth</text:p>
          </table:table-cell>
        </table:table-row>
        <table:table-row table:style-name="TableLine2233133863296">
          <table:table-cell table:style-name="Table41.A2" office:value-type="string">
            <text:p text:style-name="P56">F&gt;= </text:p>
          </table:table-cell>
          <table:table-cell table:style-name="Table41.A2" office:value-type="string">
            <text:p text:style-name="P151">( r<text:span text:style-name="T193">1</text:span> r<text:span text:style-name="T193">2</text:span> -- r<text:span text:style-name="T193">3</text:span> )</text:p>
          </table:table-cell>
          <table:table-cell table:style-name="Table41.A2" office:value-type="string">
            <text:p text:style-name="P369">flag = true if r1 &gt;<text:span text:style-name="T194">=</text:span> r2</text:p>
          </table:table-cell>
          <table:table-cell table:style-name="Table41.D2" office:value-type="string">
            <text:p text:style-name="P298">forth</text:p>
          </table:table-cell>
        </table:table-row>
        <table:table-row table:style-name="TableLine2233133852688">
          <table:table-cell table:style-name="Table41.A2" office:value-type="string">
            <text:p text:style-name="P56">F&gt;S </text:p>
          </table:table-cell>
          <table:table-cell table:style-name="Table41.A2" office:value-type="string">
            <text:p text:style-name="P116">( r -- n )</text:p>
          </table:table-cell>
          <table:table-cell table:style-name="Table41.A2" office:value-type="string">
            <text:p text:style-name="P371">n = integer part of r <text:s/>(no rounding)</text:p>
          </table:table-cell>
          <table:table-cell table:style-name="Table41.D2" office:value-type="string">
            <text:p text:style-name="P298">forth</text:p>
          </table:table-cell>
        </table:table-row>
        <table:table-row table:style-name="TableLine2233133853776">
          <table:table-cell table:style-name="Table41.A2" office:value-type="string">
            <text:p text:style-name="P56">F0&lt; </text:p>
          </table:table-cell>
          <table:table-cell table:style-name="Table41.A2" office:value-type="string">
            <text:p text:style-name="P116">( r -- f )</text:p>
          </table:table-cell>
          <table:table-cell table:style-name="Table41.A2" office:value-type="string">
            <text:p text:style-name="P371">flag=true if r less than 0</text:p>
          </table:table-cell>
          <table:table-cell table:style-name="Table41.D2" office:value-type="string">
            <text:p text:style-name="P298">forth</text:p>
          </table:table-cell>
        </table:table-row>
        <table:table-row table:style-name="TableLine2233133860848">
          <table:table-cell table:style-name="Table41.A2" office:value-type="string">
            <text:p text:style-name="P56">F0= </text:p>
          </table:table-cell>
          <table:table-cell table:style-name="Table41.A2" office:value-type="string">
            <text:p text:style-name="P116">( r -- f )</text:p>
          </table:table-cell>
          <table:table-cell table:style-name="Table41.A2" office:value-type="string">
            <text:p text:style-name="P371">flag-true if r == 0</text:p>
          </table:table-cell>
          <table:table-cell table:style-name="Table41.D2" office:value-type="string">
            <text:p text:style-name="P298">forth</text:p>
          </table:table-cell>
        </table:table-row>
        <table:table-row table:style-name="TableLine2233133851056">
          <table:table-cell table:style-name="Table41.A2" office:value-type="string">
            <text:p text:style-name="P90">FABS</text:p>
          </table:table-cell>
          <table:table-cell table:style-name="Table41.A2" office:value-type="string">
            <text:p text:style-name="P287">( r1 – r2 )</text:p>
          </table:table-cell>
          <table:table-cell table:style-name="Table41.A2" office:value-type="string">
            <text:p text:style-name="P371">r2 = absolute value of r1</text:p>
          </table:table-cell>
          <table:table-cell table:style-name="Table41.D2" office:value-type="string">
            <text:p text:style-name="P299">forth</text:p>
          </table:table-cell>
        </table:table-row>
        <table:table-row table:style-name="TableLine2233133857040">
          <table:table-cell table:style-name="Table41.A2" office:value-type="string">
            <text:p text:style-name="P90">FATAN2</text:p>
          </table:table-cell>
          <table:table-cell table:style-name="Table41.A2" office:value-type="string">
            <text:p text:style-name="P287">( r1 – r2 )</text:p>
          </table:table-cell>
          <table:table-cell table:style-name="Table41.A2" office:value-type="string">
            <text:p text:style-name="P371">r2 = atan (r1 )</text:p>
          </table:table-cell>
          <table:table-cell table:style-name="Table41.D2" office:value-type="string">
            <text:p text:style-name="P299">forth</text:p>
          </table:table-cell>
        </table:table-row>
        <table:table-row table:style-name="TableLine2233133864928">
          <table:table-cell table:style-name="Table41.A2" office:value-type="string">
            <text:p text:style-name="P56">FCONSTANT </text:p>
          </table:table-cell>
          <table:table-cell table:style-name="Table41.A2" office:value-type="string">
            <text:p text:style-name="P278">( r "name" )</text:p>
          </table:table-cell>
          <table:table-cell table:style-name="Table41.A2" office:value-type="string">
            <text:p text:style-name="P371">creates a floating point constant</text:p>
          </table:table-cell>
          <table:table-cell table:style-name="Table41.D2" office:value-type="string">
            <text:p text:style-name="P299">forth</text:p>
          </table:table-cell>
        </table:table-row>
        <table:table-row table:style-name="TableLine2233133864112">
          <table:table-cell table:style-name="Table41.A2" office:value-type="string">
            <text:p text:style-name="P90">FCOS</text:p>
          </table:table-cell>
          <table:table-cell table:style-name="Table41.A2" office:value-type="string">
            <text:p text:style-name="P287">( r1 – r2 )</text:p>
          </table:table-cell>
          <table:table-cell table:style-name="Table41.A2" office:value-type="string">
            <text:p text:style-name="P371">r2 = cos (r1 )</text:p>
          </table:table-cell>
          <table:table-cell table:style-name="Table41.D2" office:value-type="string">
            <text:p text:style-name="P299">forth</text:p>
          </table:table-cell>
        </table:table-row>
        <table:table-row table:style-name="TableLine2233133856224">
          <table:table-cell table:style-name="Table41.A2" office:value-type="string">
            <text:p text:style-name="P56">FDROP</text:p>
          </table:table-cell>
          <table:table-cell table:style-name="Table41.A2" office:value-type="string">
            <text:p text:style-name="P116">( r -- )</text:p>
          </table:table-cell>
          <table:table-cell table:style-name="Table41.A2" office:value-type="string">
            <text:p text:style-name="P371">drop r1 from the floating point stack</text:p>
          </table:table-cell>
          <table:table-cell table:style-name="Table41.D2" office:value-type="string">
            <text:p text:style-name="P298">forth</text:p>
          </table:table-cell>
        </table:table-row>
        <text:soft-page-break/>
        <table:table-row table:style-name="TableLine2233133860304">
          <table:table-cell table:style-name="Table41.A2" office:value-type="string">
            <text:p text:style-name="P56">FDUP</text:p>
          </table:table-cell>
          <table:table-cell table:style-name="Table41.A2" office:value-type="string">
            <text:p text:style-name="P116">( r -- r r )</text:p>
          </table:table-cell>
          <table:table-cell table:style-name="Table41.A2" office:value-type="string">
            <text:p text:style-name="P371">duplicate the top of floating point stack</text:p>
          </table:table-cell>
          <table:table-cell table:style-name="Table41.D2" office:value-type="string">
            <text:p text:style-name="P298">forth</text:p>
          </table:table-cell>
        </table:table-row>
        <table:table-row table:style-name="TableLine2233133857312">
          <table:table-cell table:style-name="Table41.A2" office:value-type="string">
            <text:p text:style-name="P90">FEXP</text:p>
          </table:table-cell>
          <table:table-cell table:style-name="Table41.A2" office:value-type="string">
            <text:p text:style-name="P287">( r1 – r2 )</text:p>
          </table:table-cell>
          <table:table-cell table:style-name="Table41.A2" office:value-type="string">
            <text:p text:style-name="P371">r2 = exp (r1 )</text:p>
          </table:table-cell>
          <table:table-cell table:style-name="Table41.D2" office:value-type="string">
            <text:p text:style-name="P299">forth</text:p>
          </table:table-cell>
        </table:table-row>
        <table:table-row table:style-name="TableLine2233133860032">
          <table:table-cell table:style-name="Table41.A2" office:value-type="string">
            <text:p text:style-name="P56"><text:span text:style-name="T90">FLITERAL</text:span> </text:p>
          </table:table-cell>
          <table:table-cell table:style-name="Table41.A2" office:value-type="string">
            <text:p text:style-name="P376">( r -- ) </text:p>
          </table:table-cell>
          <table:table-cell table:style-name="Table41.A2" office:value-type="string">
            <text:p text:style-name="P371">Compile r inline</text:p>
          </table:table-cell>
          <table:table-cell table:style-name="Table41.D2" office:value-type="string">
            <text:p text:style-name="P299">forth</text:p>
          </table:table-cell>
        </table:table-row>
        <table:table-row table:style-name="TableLine2233133863568">
          <table:table-cell table:style-name="Table41.A2" office:value-type="string">
            <text:p text:style-name="P90">FLN</text:p>
          </table:table-cell>
          <table:table-cell table:style-name="Table41.A2" office:value-type="string">
            <text:p text:style-name="P287">( r1 – r2 )</text:p>
          </table:table-cell>
          <table:table-cell table:style-name="Table41.A2" office:value-type="string">
            <text:p text:style-name="P371">r2 = ln (r1 )</text:p>
          </table:table-cell>
          <table:table-cell table:style-name="Table41.D2" office:value-type="string">
            <text:p text:style-name="P299">forth</text:p>
          </table:table-cell>
        </table:table-row>
        <table:table-row table:style-name="TableLine2233133853504">
          <table:table-cell table:style-name="Table41.A2" office:value-type="string">
            <text:p text:style-name="P90">FLOOR</text:p>
          </table:table-cell>
          <table:table-cell table:style-name="Table41.A2" office:value-type="string">
            <text:p text:style-name="P287">( r1 – r2 )</text:p>
          </table:table-cell>
          <table:table-cell table:style-name="Table41.A2" office:value-type="string">
            <text:p text:style-name="P371">r2 = floor (r1 )</text:p>
          </table:table-cell>
          <table:table-cell table:style-name="Table41.D2" office:value-type="string">
            <text:p text:style-name="P299">forth</text:p>
          </table:table-cell>
        </table:table-row>
        <table:table-row table:style-name="TableLine2233133864384">
          <table:table-cell table:style-name="Table41.A2" office:value-type="string">
            <text:p text:style-name="P90">FMAX</text:p>
          </table:table-cell>
          <table:table-cell table:style-name="Table41.A2" office:value-type="string">
            <text:p text:style-name="P255">( r1 r2 – r3 )</text:p>
          </table:table-cell>
          <table:table-cell table:style-name="Table41.A2" office:value-type="string">
            <text:p text:style-name="P372">R3 = the larger of r1 or r2</text:p>
          </table:table-cell>
          <table:table-cell table:style-name="Table41.D2" office:value-type="string">
            <text:p text:style-name="P299">forth</text:p>
          </table:table-cell>
        </table:table-row>
        <table:table-row table:style-name="TableLine2233133857584">
          <table:table-cell table:style-name="Table41.A2" office:value-type="string">
            <text:p text:style-name="P90">FMIN</text:p>
          </table:table-cell>
          <table:table-cell table:style-name="Table41.A2" office:value-type="string">
            <text:p text:style-name="P255">( r1 r2 – r3 )</text:p>
          </table:table-cell>
          <table:table-cell table:style-name="Table41.A2" office:value-type="string">
            <text:p text:style-name="P372">R3 = the smaller of r1 or r2</text:p>
          </table:table-cell>
          <table:table-cell table:style-name="Table41.D2" office:value-type="string">
            <text:p text:style-name="P299">forth</text:p>
          </table:table-cell>
        </table:table-row>
        <table:table-row table:style-name="TableLine2233133861120">
          <table:table-cell table:style-name="Table41.A2" office:value-type="string">
            <text:p text:style-name="P89">FNEGATE</text:p>
          </table:table-cell>
          <table:table-cell table:style-name="Table41.A2" office:value-type="string">
            <text:p text:style-name="P224">( r<text:span text:style-name="T195">1</text:span> – -r<text:span text:style-name="T195">1</text:span> )</text:p>
          </table:table-cell>
          <table:table-cell table:style-name="Table41.A2" office:value-type="string">
            <text:p text:style-name="P372">Negate r1</text:p>
          </table:table-cell>
          <table:table-cell table:style-name="Table41.D2" office:value-type="string">
            <text:p text:style-name="P299">forth</text:p>
          </table:table-cell>
        </table:table-row>
        <table:table-row table:style-name="TableLine2233133857856">
          <table:table-cell table:style-name="Table41.A2" office:value-type="string">
            <text:p text:style-name="P56">FNIP</text:p>
          </table:table-cell>
          <table:table-cell table:style-name="Table41.A2" office:value-type="string">
            <text:p text:style-name="P116">( ra rb -- rb )</text:p>
          </table:table-cell>
          <table:table-cell table:style-name="Table41.A2" office:value-type="string">
            <text:p text:style-name="P372">Remove the 2<text:span text:style-name="T196">nd</text:span> item on <text:s/>the floating stack</text:p>
          </table:table-cell>
          <table:table-cell table:style-name="Table41.D2" office:value-type="string">
            <text:p text:style-name="P299">forth</text:p>
          </table:table-cell>
        </table:table-row>
        <table:table-row table:style-name="TableLine2233133852416">
          <table:table-cell table:style-name="Table41.A2" office:value-type="string">
            <text:p text:style-name="P56">FOVER </text:p>
          </table:table-cell>
          <table:table-cell table:style-name="Table41.A2" office:value-type="string">
            <text:p text:style-name="P116">( ra rb -- ra rb ra )</text:p>
          </table:table-cell>
          <table:table-cell table:style-name="Table41.A2" office:value-type="string">
            <text:p text:style-name="P372">Copy the 2<text:span text:style-name="T196">nd</text:span> item on the floating stack to the top</text:p>
          </table:table-cell>
          <table:table-cell table:style-name="Table41.D2" office:value-type="string">
            <text:p text:style-name="P299">forth</text:p>
          </table:table-cell>
        </table:table-row>
        <table:table-row table:style-name="TableLine2233133860576">
          <table:table-cell table:style-name="Table41.A2" office:value-type="string">
            <text:p text:style-name="P56">FP!</text:p>
          </table:table-cell>
          <table:table-cell table:style-name="Table41.A2" office:value-type="string">
            <text:p text:style-name="P116">( a -- )</text:p>
          </table:table-cell>
          <table:table-cell table:style-name="Table41.A2" office:value-type="string">
            <text:p text:style-name="P381"/>
          </table:table-cell>
          <table:table-cell table:style-name="Table41.D2" office:value-type="string">
            <text:p text:style-name="P299">forth</text:p>
          </table:table-cell>
        </table:table-row>
        <table:table-row table:style-name="TableLine2233133850784">
          <table:table-cell table:style-name="Table41.A2" office:value-type="string">
            <text:p text:style-name="P56">FP@ </text:p>
          </table:table-cell>
          <table:table-cell table:style-name="Table41.A2" office:value-type="string">
            <text:p text:style-name="P116">( -- a )</text:p>
          </table:table-cell>
          <table:table-cell table:style-name="Table41.A2" office:value-type="string">
            <text:p text:style-name="P381"/>
          </table:table-cell>
          <table:table-cell table:style-name="Table41.D2" office:value-type="string">
            <text:p text:style-name="P299">forth</text:p>
          </table:table-cell>
        </table:table-row>
        <table:table-row table:style-name="TableLine2233133858128">
          <table:table-cell table:style-name="Table41.A2" office:value-type="string">
            <text:p text:style-name="P88">FROT</text:p>
          </table:table-cell>
          <table:table-cell table:style-name="Table41.A2" office:value-type="string">
            <text:p text:style-name="P278"/>
          </table:table-cell>
          <table:table-cell table:style-name="Table41.A2" office:value-type="string">
            <text:p text:style-name="P380"/>
          </table:table-cell>
          <table:table-cell table:style-name="Table41.D2" office:value-type="string">
            <text:p text:style-name="P299">forth</text:p>
          </table:table-cell>
        </table:table-row>
        <table:table-row table:style-name="TableLine2233133862208">
          <table:table-cell table:style-name="Table41.A2" office:value-type="string">
            <text:p text:style-name="P90">FSIN</text:p>
          </table:table-cell>
          <table:table-cell table:style-name="Table41.A2" office:value-type="string">
            <text:p text:style-name="P288">( r1 – r2 )</text:p>
          </table:table-cell>
          <table:table-cell table:style-name="Table41.A2" office:value-type="string">
            <text:p text:style-name="P372">r<text:span text:style-name="T195">2</text:span> = <text:span text:style-name="T195">sin</text:span> (r1 )</text:p>
          </table:table-cell>
          <table:table-cell table:style-name="Table41.D2" office:value-type="string">
            <text:p text:style-name="P299">forth</text:p>
          </table:table-cell>
        </table:table-row>
        <table:table-row table:style-name="TableLine2233133852960">
          <table:table-cell table:style-name="Table41.A2" office:value-type="string">
            <text:p text:style-name="P90">FSINCOS</text:p>
          </table:table-cell>
          <table:table-cell table:style-name="Table41.A2" office:value-type="string">
            <text:p text:style-name="P288">( r1 – r2 <text:s/><text:span text:style-name="T195">r3</text:span>)</text:p>
          </table:table-cell>
          <table:table-cell table:style-name="Table41.A2" office:value-type="string">
            <text:p text:style-name="P372">r<text:span text:style-name="T195">2</text:span> = <text:span text:style-name="T195">sin</text:span> (r1 ), <text:span text:style-name="T195">r3 = cos (r1)</text:span> </text:p>
          </table:table-cell>
          <table:table-cell table:style-name="Table41.D2" office:value-type="string">
            <text:p text:style-name="P299">forth</text:p>
          </table:table-cell>
        </table:table-row>
        <table:table-row table:style-name="TableLine2233133858400">
          <table:table-cell table:style-name="Table41.A2" office:value-type="string">
            <text:p text:style-name="P56">FSQRT</text:p>
          </table:table-cell>
          <table:table-cell table:style-name="Table41.A2" office:value-type="string">
            <text:p text:style-name="P278">( r r -- r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2233133854592">
          <table:table-cell table:style-name="Table41.A2" office:value-type="string">
            <text:p text:style-name="P56">FSWAP </text:p>
          </table:table-cell>
          <table:table-cell table:style-name="Table41.A2" office:value-type="string">
            <text:p text:style-name="P116">( ra rb -- rb ra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2233133859760">
          <table:table-cell table:style-name="Table41.A2" office:value-type="string">
            <text:p text:style-name="P56">FVARIABLE </text:p>
          </table:table-cell>
          <table:table-cell table:style-name="Table41.A2" office:value-type="string">
            <text:p text:style-name="P278">( "name" )</text:p>
          </table:table-cell>
          <table:table-cell table:style-name="Table41.A2" office:value-type="string">
            <text:p text:style-name="P381">create a floting point variable</text:p>
          </table:table-cell>
          <table:table-cell table:style-name="Table41.D2" office:value-type="string">
            <text:p text:style-name="P298">forth</text:p>
          </table:table-cell>
        </table:table-row>
        <table:table-row table:style-name="TableLine2233133854864">
          <table:table-cell table:style-name="Table41.A2" office:value-type="string">
            <text:p text:style-name="P56">PI </text:p>
          </table:table-cell>
          <table:table-cell table:style-name="Table41.A2" office:value-type="string">
            <text:p text:style-name="P278">( -- r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2233133864656">
          <table:table-cell table:style-name="Table41.A2" office:value-type="string">
            <text:p text:style-name="P96">precision</text:p>
          </table:table-cell>
          <table:table-cell table:style-name="Table41.A2" office:value-type="string">
            <text:p text:style-name="P285">( – 6 )</text:p>
          </table:table-cell>
          <table:table-cell table:style-name="Table41.A2" office:value-type="string">
            <text:p text:style-name="P374"><text:span text:style-name="T195">v</text:span>alue – default = 6</text:p>
          </table:table-cell>
          <table:table-cell table:style-name="Table41.D2" office:value-type="string">
            <text:p text:style-name="P299">forth</text:p>
          </table:table-cell>
        </table:table-row>
        <table:table-row table:style-name="TableLine2233133861392">
          <table:table-cell table:style-name="Table41.A2" office:value-type="string">
            <text:p text:style-name="P97">set-precision</text:p>
          </table:table-cell>
          <table:table-cell table:style-name="Table41.A2" office:value-type="string">
            <text:p text:style-name="P286">( n – )</text:p>
          </table:table-cell>
          <table:table-cell table:style-name="Table41.A2" office:value-type="string">
            <text:p text:style-name="P375"><text:span text:style-name="T195">s</text:span>et the value of precision to n</text:p>
          </table:table-cell>
          <table:table-cell table:style-name="Table41.D2" office:value-type="string">
            <text:p text:style-name="P299">forth</text:p>
          </table:table-cell>
        </table:table-row>
        <table:table-row table:style-name="TableLine2233133858672">
          <table:table-cell table:style-name="Table41.A2" office:value-type="string">
            <text:p text:style-name="P56">S&gt;F </text:p>
          </table:table-cell>
          <table:table-cell table:style-name="Table41.A2" office:value-type="string">
            <text:p text:style-name="P116">( n -- r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2233133862752">
          <table:table-cell table:style-name="Table41.A2" office:value-type="string">
            <text:p text:style-name="P56">SF, </text:p>
          </table:table-cell>
          <table:table-cell table:style-name="Table41.A2" office:value-type="string">
            <text:p text:style-name="P116">( r --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2233133862480">
          <table:table-cell table:style-name="Table41.A2" office:value-type="string">
            <text:p text:style-name="P56">SF!</text:p>
          </table:table-cell>
          <table:table-cell table:style-name="Table41.A2" office:value-type="string">
            <text:p text:style-name="P116">( r a -- ) </text:p>
          </table:table-cell>
          <table:table-cell table:style-name="Table41.A2" office:value-type="string">
            <text:p text:style-name="P373"><text:span text:style-name="T195">s</text:span>ingle precision store</text:p>
          </table:table-cell>
          <table:table-cell table:style-name="Table41.D2" office:value-type="string">
            <text:p text:style-name="P298">forth</text:p>
          </table:table-cell>
        </table:table-row>
        <table:table-row table:style-name="TableLine2233133867376">
          <table:table-cell table:style-name="Table41.A2" office:value-type="string">
            <text:p text:style-name="P56">SF@ </text:p>
          </table:table-cell>
          <table:table-cell table:style-name="Table41.A2" office:value-type="string">
            <text:p text:style-name="P116">( a -- r )</text:p>
          </table:table-cell>
          <table:table-cell table:style-name="Table41.A2" office:value-type="string">
            <text:p text:style-name="P373"><text:span text:style-name="T195">s</text:span>ingle precision load</text:p>
          </table:table-cell>
          <table:table-cell table:style-name="Table41.D2" office:value-type="string">
            <text:p text:style-name="P298">forth</text:p>
          </table:table-cell>
        </table:table-row>
        <table:table-row table:style-name="TableLine2233133854320">
          <table:table-cell table:style-name="Table41.A2" office:value-type="string">
            <text:p text:style-name="P56">SFLOAT </text:p>
          </table:table-cell>
          <table:table-cell table:style-name="Table41.A2" office:value-type="string">
            <text:p text:style-name="P116">( -- 4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2233133865200">
          <table:table-cell table:style-name="Table41.A2" office:value-type="string">
            <text:p text:style-name="P56">SFLOAT+ </text:p>
          </table:table-cell>
          <table:table-cell table:style-name="Table41.A2" office:value-type="string">
            <text:p text:style-name="P116">( a -- a+4 )</text:p>
          </table:table-cell>
          <table:table-cell table:style-name="Table41.A2" office:value-type="string">
            <text:p text:style-name="P380"/>
          </table:table-cell>
          <table:table-cell table:style-name="Table41.D2" office:value-type="string">
            <text:p text:style-name="P298">forth</text:p>
          </table:table-cell>
        </table:table-row>
        <table:table-row table:style-name="TableLine2233133863840">
          <table:table-cell table:style-name="Table41.A2" office:value-type="string">
            <text:p text:style-name="P56">SFLOATS </text:p>
          </table:table-cell>
          <table:table-cell table:style-name="Table41.A2" office:value-type="string">
            <text:p text:style-name="P116">( n -- n*4 )</text:p>
          </table:table-cell>
          <table:table-cell table:style-name="Table41.A2" office:value-type="string">
            <text:p text:style-name="P380"/>
          </table:table-cell>
          <table:table-cell table:style-name="Table41.D2" office:value-type="string">
            <text:p text:style-name="P298">forth</text:p>
          </table:table-cell>
        </table:table-row>
      </table:table>
      <text:p text:style-name="P391"/>
      <text:p text:style-name="Standard"/>
      <text:h text:style-name="P481" text:outline-level="1">HTTPD</text:h>
      <table:table table:name="Table96" table:style-name="Table96">
        <table:table-column table:style-name="Table96.A"/>
        <table:table-column table:style-name="Table96.B"/>
        <table:table-column table:style-name="Table96.C"/>
        <table:table-column table:style-name="Table96.D"/>
        <table:table-row table:style-name="TableLine2233133840176">
          <table:table-cell table:style-name="Table96.A1" office:value-type="string">
            <text:p text:style-name="P69">notfound-response</text:p>
          </table:table-cell>
          <table:table-cell table:style-name="Table96.A1" office:value-type="string">
            <text:p text:style-name="P153">( -- )</text:p>
          </table:table-cell>
          <table:table-cell table:style-name="Table96.A1" office:value-type="string">
            <text:p text:style-name="P300"/>
          </table:table-cell>
          <table:table-cell table:style-name="Table96.D1" office:value-type="string">
            <text:p text:style-name="P300">httpd</text:p>
          </table:table-cell>
        </table:table-row>
        <table:table-row table:style-name="TableLine2233133867648">
          <table:table-cell table:style-name="Table96.A2" office:value-type="string">
            <text:p text:style-name="P69">bad-response</text:p>
          </table:table-cell>
          <table:table-cell table:style-name="Table96.A2" office:value-type="string">
            <text:p text:style-name="P153">(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33133867104">
          <table:table-cell table:style-name="Table96.A2" office:value-type="string">
            <text:p text:style-name="P69">ok-response</text:p>
          </table:table-cell>
          <table:table-cell table:style-name="Table96.A2" office:value-type="string">
            <text:p text:style-name="P153">( mime$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33133858944">
          <table:table-cell table:style-name="Table96.A2" office:value-type="string">
            <text:p text:style-name="P69">response</text:p>
          </table:table-cell>
          <table:table-cell table:style-name="Table96.A2" office:value-type="string">
            <text:p text:style-name="P153">( mime$ result$ status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33133863024">
          <table:table-cell table:style-name="Table96.A2" office:value-type="string">
            <text:p text:style-name="P69">send</text:p>
          </table:table-cell>
          <table:table-cell table:style-name="Table96.A2" office:value-type="string">
            <text:p text:style-name="P153">( a n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33133865744">
          <table:table-cell table:style-name="Table96.A2" office:value-type="string">
            <text:p text:style-name="P69">path</text:p>
          </table:table-cell>
          <table:table-cell table:style-name="Table96.A2" office:value-type="string">
            <text:p text:style-name="P153">( --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33133866288">
          <table:table-cell table:style-name="Table96.A2" office:value-type="string">
            <text:p text:style-name="P69">method</text:p>
          </table:table-cell>
          <table:table-cell table:style-name="Table96.A2" office:value-type="string">
            <text:p text:style-name="P153">( --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33133866832">
          <table:table-cell table:style-name="Table96.A2" office:value-type="string">
            <text:p text:style-name="P69">hasHeader</text:p>
          </table:table-cell>
          <table:table-cell table:style-name="Table96.A2" office:value-type="string">
            <text:p text:style-name="P153">( a n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33133866560">
          <table:table-cell table:style-name="Table96.A2" office:value-type="string">
            <text:p text:style-name="P69">handleClient</text:p>
          </table:table-cell>
          <table:table-cell table:style-name="Table96.A2" office:value-type="string">
            <text:p text:style-name="P259"/>
          </table:table-cell>
          <table:table-cell table:style-name="Table96.A2" office:value-type="string">
            <text:p text:style-name="P300"/>
          </table:table-cell>
          <table:table-cell table:style-name="Table96.D2" office:value-type="string">
            <text:p text:style-name="P301">httpd</text:p>
          </table:table-cell>
        </table:table-row>
        <table:table-row table:style-name="TableLine2233133851872">
          <table:table-cell table:style-name="Table96.A2" office:value-type="string">
            <text:p text:style-name="P69">read-headers</text:p>
          </table:table-cell>
          <table:table-cell table:style-name="Table96.A2" office:value-type="string">
            <text:p text:style-name="P259"/>
          </table:table-cell>
          <table:table-cell table:style-name="Table96.A2" office:value-type="string">
            <text:p text:style-name="P300"/>
          </table:table-cell>
          <table:table-cell table:style-name="Table96.D2" office:value-type="string">
            <text:p text:style-name="P301">httpd</text:p>
          </table:table-cell>
        </table:table-row>
        <table:table-row table:style-name="TableLine2233133867920">
          <table:table-cell table:style-name="Table96.A2" office:value-type="string">
            <text:p text:style-name="P69">completed?</text:p>
          </table:table-cell>
          <table:table-cell table:style-name="Table96.A2" office:value-type="string">
            <text:p text:style-name="P153">( -- f <text:span text:style-name="T199">)</text:span></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33133851328">
          <table:table-cell table:style-name="Table96.A2" office:value-type="string">
            <text:p text:style-name="P69">body</text:p>
          </table:table-cell>
          <table:table-cell table:style-name="Table96.A2" office:value-type="string">
            <text:p text:style-name="P153">( --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33133852144">
          <table:table-cell table:style-name="Table96.A2" office:value-type="string">
            <text:p text:style-name="P69">content-length</text:p>
          </table:table-cell>
          <table:table-cell table:style-name="Table96.A2" office:value-type="string">
            <text:p text:style-name="P153">( --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33133882064">
          <table:table-cell table:style-name="Table96.A2" office:value-type="string">
            <text:p text:style-name="P69">header</text:p>
          </table:table-cell>
          <table:table-cell table:style-name="Table96.A2" office:value-type="string">
            <text:p text:style-name="P153">( a n --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33133869008">
          <table:table-cell table:style-name="Table96.A2" office:value-type="string">
            <text:p text:style-name="P69">crnl=</text:p>
          </table:table-cell>
          <table:table-cell table:style-name="Table96.A2" office:value-type="string">
            <text:p text:style-name="P153">( n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33133884784">
          <table:table-cell table:style-name="Table96.A2" office:value-type="string">
            <text:p text:style-name="P69">eat</text:p>
          </table:table-cell>
          <table:table-cell table:style-name="Table96.A2" office:value-type="string">
            <text:p text:style-name="P153">( n ch -- n a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33133880160">
          <table:table-cell table:style-name="Table96.A2" office:value-type="string">
            <text:p text:style-name="P69">skipover</text:p>
          </table:table-cell>
          <table:table-cell table:style-name="Table96.A2" office:value-type="string">
            <text:p text:style-name="P153">( n ch --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33133881248">
          <table:table-cell table:style-name="Table96.A2" office:value-type="string">
            <text:p text:style-name="P69">skipto</text:p>
          </table:table-cell>
          <table:table-cell table:style-name="Table96.A2" office:value-type="string">
            <text:p text:style-name="P153">( n ch -- n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33133870096">
          <table:table-cell table:style-name="Table96.A2" office:value-type="string">
            <text:p text:style-name="P69">in@&lt;&gt;</text:p>
          </table:table-cell>
          <table:table-cell table:style-name="Table96.A2" office:value-type="string">
            <text:p text:style-name="P153">( n ch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33133874992">
          <table:table-cell table:style-name="Table96.A2" office:value-type="string">
            <text:p text:style-name="P69">end&lt;</text:p>
          </table:table-cell>
          <table:table-cell table:style-name="Table96.A2" office:value-type="string">
            <text:p text:style-name="P153">( n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33133876080">
          <table:table-cell table:style-name="Table96.A2" office:value-type="string">
            <text:p text:style-name="P69">goal#</text:p>
          </table:table-cell>
          <table:table-cell table:style-name="Table96.A2" office:value-type="string">
            <text:p text:style-name="P259">( – a )</text:p>
          </table:table-cell>
          <table:table-cell table:style-name="Table96.A2" office:value-type="string">
            <text:p text:style-name="P304">variable</text:p>
          </table:table-cell>
          <table:table-cell table:style-name="Table96.D2" office:value-type="string">
            <text:p text:style-name="P301">httpd</text:p>
          </table:table-cell>
        </table:table-row>
        <table:table-row table:style-name="TableLine2233133881520">
          <table:table-cell table:style-name="Table96.A2" office:value-type="string">
            <text:p text:style-name="P69">goal</text:p>
          </table:table-cell>
          <table:table-cell table:style-name="Table96.A2" office:value-type="string">
            <text:p text:style-name="P259">( – a )</text:p>
          </table:table-cell>
          <table:table-cell table:style-name="Table96.A2" office:value-type="string">
            <text:p text:style-name="P304">variable</text:p>
          </table:table-cell>
          <table:table-cell table:style-name="Table96.D2" office:value-type="string">
            <text:p text:style-name="P301">httpd</text:p>
          </table:table-cell>
        </table:table-row>
        <table:table-row table:style-name="TableLine2233133876352">
          <table:table-cell table:style-name="Table96.A2" office:value-type="string">
            <text:p text:style-name="P69">strcase=</text:p>
          </table:table-cell>
          <table:table-cell table:style-name="Table96.A2" office:value-type="string">
            <text:p text:style-name="P153">( a n a n -- f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33133881792">
          <table:table-cell table:style-name="Table96.A2" office:value-type="string">
            <text:p text:style-name="P69">upper</text:p>
          </table:table-cell>
          <table:table-cell table:style-name="Table96.A2" office:value-type="string">
            <text:p text:style-name="P153">( ch -- ch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33133874448">
          <table:table-cell table:style-name="Table96.A2" office:value-type="string">
            <text:p text:style-name="P69">server</text:p>
          </table:table-cell>
          <table:table-cell table:style-name="Table96.A2" office:value-type="string">
            <text:p text:style-name="P153">( port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33133883152">
          <table:table-cell table:style-name="Table96.A2" office:value-type="string">
            <text:p text:style-name="P69">client-cr</text:p>
          </table:table-cell>
          <table:table-cell table:style-name="Table96.A2" office:value-type="string">
            <text:p text:style-name="P259">(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33133876624">
          <table:table-cell table:style-name="Table96.A2" office:value-type="string">
            <text:p text:style-name="P69">client-emit</text:p>
          </table:table-cell>
          <table:table-cell table:style-name="Table96.A2" office:value-type="string">
            <text:p text:style-name="P153">( ch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33133876896">
          <table:table-cell table:style-name="Table96.A2" office:value-type="string">
            <text:p text:style-name="P69">client-read</text:p>
          </table:table-cell>
          <table:table-cell table:style-name="Table96.A2" office:value-type="string">
            <text:p text:style-name="P153">( -- n )</text:p>
          </table:table-cell>
          <table:table-cell table:style-name="Table96.A2" office:value-type="string">
            <text:p text:style-name="P300"/>
          </table:table-cell>
          <table:table-cell table:style-name="Table96.D2" office:value-type="string">
            <text:p text:style-name="P301">httpd</text:p>
          </table:table-cell>
        </table:table-row>
        <text:soft-page-break/>
        <table:table-row table:style-name="TableLine2233133882880">
          <table:table-cell table:style-name="Table96.A2" office:value-type="string">
            <text:p text:style-name="P69">client-type</text:p>
          </table:table-cell>
          <table:table-cell table:style-name="Table96.A2" office:value-type="string">
            <text:p text:style-name="P153">( a n -- )</text:p>
          </table:table-cell>
          <table:table-cell table:style-name="Table96.A2" office:value-type="string">
            <text:p text:style-name="P300"/>
          </table:table-cell>
          <table:table-cell table:style-name="Table96.D2" office:value-type="string">
            <text:p text:style-name="P301">httpd</text:p>
          </table:table-cell>
        </table:table-row>
        <table:table-row table:style-name="TableLine2233133872544">
          <table:table-cell table:style-name="Table96.A2" office:value-type="string">
            <text:p text:style-name="P69">client-len</text:p>
          </table:table-cell>
          <table:table-cell table:style-name="Table96.A2" office:value-type="string">
            <text:p text:style-name="P259">( – a )</text:p>
          </table:table-cell>
          <table:table-cell table:style-name="Table96.A2" office:value-type="string">
            <text:p text:style-name="P304">variable</text:p>
          </table:table-cell>
          <table:table-cell table:style-name="Table96.D2" office:value-type="string">
            <text:p text:style-name="P301">httpd</text:p>
          </table:table-cell>
        </table:table-row>
        <table:table-row table:style-name="TableLine2233133882336">
          <table:table-cell table:style-name="Table96.A2" office:value-type="string">
            <text:p text:style-name="P69">client</text:p>
          </table:table-cell>
          <table:table-cell table:style-name="Table96.A2" office:value-type="string">
            <text:p text:style-name="P259">( – a )</text:p>
          </table:table-cell>
          <table:table-cell table:style-name="Table96.A2" office:value-type="string">
            <text:p text:style-name="P304">sockaddr</text:p>
          </table:table-cell>
          <table:table-cell table:style-name="Table96.D2" office:value-type="string">
            <text:p text:style-name="P301">httpd</text:p>
          </table:table-cell>
        </table:table-row>
        <table:table-row table:style-name="TableLine2233133882608">
          <table:table-cell table:style-name="Table96.A2" office:value-type="string">
            <text:p text:style-name="P69">httpd-port</text:p>
          </table:table-cell>
          <table:table-cell table:style-name="Table96.A2" office:value-type="string">
            <text:p text:style-name="P259">( – a )</text:p>
          </table:table-cell>
          <table:table-cell table:style-name="Table96.A2" office:value-type="string">
            <text:p text:style-name="P304">sockaddr</text:p>
          </table:table-cell>
          <table:table-cell table:style-name="Table96.D2" office:value-type="string">
            <text:p text:style-name="P301">httpd</text:p>
          </table:table-cell>
        </table:table-row>
        <table:table-row table:style-name="TableLine2233133877168">
          <table:table-cell table:style-name="Table96.A2" office:value-type="string">
            <text:p text:style-name="P69">clientfd</text:p>
          </table:table-cell>
          <table:table-cell table:style-name="Table96.A2" office:value-type="string">
            <text:p text:style-name="P259">( – n )</text:p>
          </table:table-cell>
          <table:table-cell table:style-name="Table96.A2" office:value-type="string">
            <text:p text:style-name="P304">value, default = -1</text:p>
          </table:table-cell>
          <table:table-cell table:style-name="Table96.D2" office:value-type="string">
            <text:p text:style-name="P301">httpd</text:p>
          </table:table-cell>
        </table:table-row>
        <table:table-row table:style-name="TableLine2233133874720">
          <table:table-cell table:style-name="Table96.A2" office:value-type="string">
            <text:p text:style-name="P69">sockfd</text:p>
          </table:table-cell>
          <table:table-cell table:style-name="Table96.A2" office:value-type="string">
            <text:p text:style-name="P259">( – n )</text:p>
          </table:table-cell>
          <table:table-cell table:style-name="Table96.A2" office:value-type="string">
            <text:p text:style-name="P304">value, default = -1</text:p>
          </table:table-cell>
          <table:table-cell table:style-name="Table96.D2" office:value-type="string">
            <text:p text:style-name="P301">httpd</text:p>
          </table:table-cell>
        </table:table-row>
        <table:table-row table:style-name="TableLine2233133869280">
          <table:table-cell table:style-name="Table96.A2" office:value-type="string">
            <text:p text:style-name="P69">body-read</text:p>
          </table:table-cell>
          <table:table-cell table:style-name="Table96.A2" office:value-type="string">
            <text:p text:style-name="P259">( – n )</text:p>
          </table:table-cell>
          <table:table-cell table:style-name="Table96.A2" office:value-type="string">
            <text:p text:style-name="P304">value, default = 0</text:p>
          </table:table-cell>
          <table:table-cell table:style-name="Table96.D2" office:value-type="string">
            <text:p text:style-name="P301">httpd</text:p>
          </table:table-cell>
        </table:table-row>
        <table:table-row table:style-name="TableLine2233133880432">
          <table:table-cell table:style-name="Table96.A2" office:value-type="string">
            <text:p text:style-name="P69">body-1st-read</text:p>
          </table:table-cell>
          <table:table-cell table:style-name="Table96.A2" office:value-type="string">
            <text:p text:style-name="P259">( – n )</text:p>
          </table:table-cell>
          <table:table-cell table:style-name="Table96.A2" office:value-type="string">
            <text:p text:style-name="P304">value, default = 0</text:p>
          </table:table-cell>
          <table:table-cell table:style-name="Table96.D2" office:value-type="string">
            <text:p text:style-name="P301">httpd</text:p>
          </table:table-cell>
        </table:table-row>
        <table:table-row table:style-name="TableLine2233133872272">
          <table:table-cell table:style-name="Table96.A2" office:value-type="string">
            <text:p text:style-name="P69">body-chunk</text:p>
          </table:table-cell>
          <table:table-cell table:style-name="Table96.A2" office:value-type="string">
            <text:p text:style-name="P258">( – a )</text:p>
          </table:table-cell>
          <table:table-cell table:style-name="Table96.A2" office:value-type="string">
            <text:p text:style-name="P303">block of allotted data, body-chunk-size bytes long</text:p>
          </table:table-cell>
          <table:table-cell table:style-name="Table96.D2" office:value-type="string">
            <text:p text:style-name="P301">httpd</text:p>
          </table:table-cell>
        </table:table-row>
        <table:table-row table:style-name="TableLine2233133877984">
          <table:table-cell table:style-name="Table96.A2" office:value-type="string">
            <text:p text:style-name="P69">body-chunk-size</text:p>
          </table:table-cell>
          <table:table-cell table:style-name="Table96.A2" office:value-type="string">
            <text:p text:style-name="P258">( – 256 )</text:p>
          </table:table-cell>
          <table:table-cell table:style-name="Table96.A2" office:value-type="string">
            <text:p text:style-name="P303">constant</text:p>
          </table:table-cell>
          <table:table-cell table:style-name="Table96.D2" office:value-type="string">
            <text:p text:style-name="P301">httpd</text:p>
          </table:table-cell>
        </table:table-row>
        <table:table-row table:style-name="TableLine2233133873904">
          <table:table-cell table:style-name="Table96.A2" office:value-type="string">
            <text:p text:style-name="P69">chunk-filled</text:p>
          </table:table-cell>
          <table:table-cell table:style-name="Table96.A2" office:value-type="string">
            <text:p text:style-name="P258">( – n )</text:p>
          </table:table-cell>
          <table:table-cell table:style-name="Table96.A2" office:value-type="string">
            <text:p text:style-name="P303">value, default = 0</text:p>
          </table:table-cell>
          <table:table-cell table:style-name="Table96.D2" office:value-type="string">
            <text:p text:style-name="P301">httpd</text:p>
          </table:table-cell>
        </table:table-row>
        <table:table-row table:style-name="TableLine2233133883968">
          <table:table-cell table:style-name="Table96.A2" office:value-type="string">
            <text:p text:style-name="P69">chunk</text:p>
          </table:table-cell>
          <table:table-cell table:style-name="Table96.A2" office:value-type="string">
            <text:p text:style-name="P258">( – a )</text:p>
          </table:table-cell>
          <table:table-cell table:style-name="Table96.A2" office:value-type="string">
            <text:p text:style-name="P303">block of allotted data, chunk-size bytes long</text:p>
          </table:table-cell>
          <table:table-cell table:style-name="Table96.D2" office:value-type="string">
            <text:p text:style-name="P301">httpd</text:p>
          </table:table-cell>
        </table:table-row>
        <table:table-row table:style-name="TableLine2233133879888">
          <table:table-cell table:style-name="Table96.A2" office:value-type="string">
            <text:p text:style-name="P69">chunk-size</text:p>
          </table:table-cell>
          <table:table-cell table:style-name="Table96.A2" office:value-type="string">
            <text:p text:style-name="P258">( – 2048 )</text:p>
          </table:table-cell>
          <table:table-cell table:style-name="Table96.A2" office:value-type="string">
            <text:p text:style-name="P302">constant</text:p>
          </table:table-cell>
          <table:table-cell table:style-name="Table96.D2" office:value-type="string">
            <text:p text:style-name="P301">httpd</text:p>
          </table:table-cell>
        </table:table-row>
        <table:table-row table:style-name="TableLine2233133869552">
          <table:table-cell table:style-name="Table96.A2" office:value-type="string">
            <text:p text:style-name="P69">max-connections</text:p>
          </table:table-cell>
          <table:table-cell table:style-name="Table96.A2" office:value-type="string">
            <text:p text:style-name="P258">( – 1 )</text:p>
          </table:table-cell>
          <table:table-cell table:style-name="Table96.A2" office:value-type="string">
            <text:p text:style-name="P302">constant</text:p>
          </table:table-cell>
          <table:table-cell table:style-name="Table96.D2" office:value-type="string">
            <text:p text:style-name="P301">httpd</text:p>
          </table:table-cell>
        </table:table-row>
      </table:table>
      <text:h text:style-name="P485"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2233133861664">
          <table:table-cell table:style-name="Table11.A1" office:value-type="string">
            <text:p text:style-name="P62">adc</text:p>
          </table:table-cell>
          <table:table-cell table:style-name="Table11.A1" office:value-type="string">
            <text:p text:style-name="P125">( pin# -- n )</text:p>
          </table:table-cell>
          <table:table-cell table:style-name="Table11.A1" office:value-type="string">
            <text:p text:style-name="P290">alias for analogRead</text:p>
          </table:table-cell>
          <table:table-cell table:style-name="Table11.D1" office:value-type="string">
            <text:p text:style-name="P125">forth</text:p>
          </table:table-cell>
        </table:table-row>
        <table:table-row table:style-name="TableLine2233133875264">
          <table:table-cell table:style-name="Table11.A2" office:value-type="string">
            <text:p text:style-name="P62">analogRead</text:p>
          </table:table-cell>
          <table:table-cell table:style-name="Table11.A2" office:value-type="string">
            <text:p text:style-name="P125">( pin -- n )</text:p>
          </table:table-cell>
          <table:table-cell table:style-name="Table11.A2" office:value-type="string">
            <text:p text:style-name="P125">Analog read from 0-4095</text:p>
          </table:table-cell>
          <table:table-cell table:style-name="Table11.D2" office:value-type="string">
            <text:p text:style-name="P125">forth</text:p>
          </table:table-cell>
        </table:table-row>
        <table:table-row table:style-name="TableLine2233133884240">
          <table:table-cell table:style-name="Table11.A2" office:value-type="string">
            <text:p text:style-name="P62">dacWrite</text:p>
          </table:table-cell>
          <table:table-cell table:style-name="Table11.A2" office:value-type="string">
            <text:p text:style-name="P125">( pin 0-255 -- )</text:p>
          </table:table-cell>
          <table:table-cell table:style-name="Table11.A2" office:value-type="string">
            <text:p text:style-name="P125">Write to DAC (pin 25, 26)</text:p>
          </table:table-cell>
          <table:table-cell table:style-name="Table11.D2" office:value-type="string">
            <text:p text:style-name="P125">forth</text:p>
          </table:table-cell>
        </table:table-row>
        <table:table-row table:style-name="TableLine2233133875536">
          <table:table-cell table:style-name="Table11.A2" office:value-type="string">
            <text:p text:style-name="P62">digitalRead</text:p>
          </table:table-cell>
          <table:table-cell table:style-name="Table11.A2" office:value-type="string">
            <text:p text:style-name="P125">( pin -- value )</text:p>
          </table:table-cell>
          <table:table-cell table:style-name="Table11.A2" office:value-type="string">
            <text:p text:style-name="P290">Read GPIO state</text:p>
          </table:table-cell>
          <table:table-cell table:style-name="Table11.D2" office:value-type="string">
            <text:p text:style-name="P125">forth</text:p>
          </table:table-cell>
        </table:table-row>
        <table:table-row table:style-name="TableLine2233133871184">
          <table:table-cell table:style-name="Table11.A2" office:value-type="string">
            <text:p text:style-name="P62">digitalWrite</text:p>
          </table:table-cell>
          <table:table-cell table:style-name="Table11.A2" office:value-type="string">
            <text:p text:style-name="P125">( pin value -- )</text:p>
          </table:table-cell>
          <table:table-cell table:style-name="Table11.A2" office:value-type="string">
            <text:p text:style-name="P125">Set GPIO pin state</text:p>
          </table:table-cell>
          <table:table-cell table:style-name="Table11.D2" office:value-type="string">
            <text:p text:style-name="P125">forth</text:p>
          </table:table-cell>
        </table:table-row>
        <table:table-row table:style-name="TableLine2233133883424">
          <table:table-cell table:style-name="Table11.A2" office:value-type="string">
            <text:p text:style-name="P62">pin</text:p>
          </table:table-cell>
          <table:table-cell table:style-name="Table11.A2" office:value-type="string">
            <text:p text:style-name="P125">( value pin# -- )</text:p>
          </table:table-cell>
          <table:table-cell table:style-name="Table11.A2" office:value-type="string">
            <text:p text:style-name="P290">Set GPIO pin value e.g. HIGH 3 pin LOW 3 pin</text:p>
          </table:table-cell>
          <table:table-cell table:style-name="Table11.D2" office:value-type="string">
            <text:p text:style-name="P125">forth</text:p>
          </table:table-cell>
        </table:table-row>
        <table:table-row table:style-name="TableLine2233133884512">
          <table:table-cell table:style-name="Table11.A2" office:value-type="string">
            <text:p text:style-name="P62">pinMode</text:p>
          </table:table-cell>
          <table:table-cell table:style-name="Table11.A2" office:value-type="string">
            <text:p text:style-name="P125">( pin mode -- )</text:p>
          </table:table-cell>
          <table:table-cell table:style-name="Table11.A2" office:value-type="string">
            <text:p text:style-name="P125">Set GPIO pin mode e.g.<text:line-break/>14 input pinMode \ set pin 14 as input</text:p>
          </table:table-cell>
          <table:table-cell table:style-name="Table11.D2" office:value-type="string">
            <text:p text:style-name="P125">forth</text:p>
          </table:table-cell>
        </table:table-row>
        <table:table-row table:style-name="TableLine2233133873632">
          <table:table-cell table:style-name="Table11.A2" office:value-type="string">
            <text:p text:style-name="P62">pulseIn</text:p>
          </table:table-cell>
          <table:table-cell table:style-name="Table11.A2" office:value-type="string">
            <text:p text:style-name="P125">( pin value usec -- usec/0 )</text:p>
          </table:table-cell>
          <table:table-cell table:style-name="Table11.A2" office:value-type="string">
            <text:p text:style-name="P125">Wait for a pulse</text:p>
          </table:table-cell>
          <table:table-cell table:style-name="Table11.D2" office:value-type="string">
            <text:p text:style-name="P125">forth</text:p>
          </table:table-cell>
        </table:table-row>
        <table:table-row table:style-name="TableLine2233133883696">
          <table:table-cell table:style-name="Table11.A2" office:value-type="string">
            <text:p text:style-name="P62">tone</text:p>
          </table:table-cell>
          <table:table-cell table:style-name="Table11.A2" office:value-type="string">
            <text:p text:style-name="P125">( channel freq )</text:p>
          </table:table-cell>
          <table:table-cell table:style-name="Table11.A2" office:value-type="string">
            <text:p text:style-name="P125">Write tone frequency</text:p>
          </table:table-cell>
          <table:table-cell table:style-name="Table11.D2" office:value-type="string">
            <text:p text:style-name="P125">Forth</text:p>
          </table:table-cell>
        </table:table-row>
      </table:table>
      <text:p text:style-name="P448"/>
      <table:table table:name="Table52" table:style-name="Table52">
        <table:table-column table:style-name="Table52.A"/>
        <table:table-column table:style-name="Table52.B"/>
        <table:table-column table:style-name="Table52.C"/>
        <table:table-row table:style-name="TableLine2233133870368">
          <table:table-cell table:style-name="Table52.A1" office:value-type="string">
            <text:p text:style-name="P19"><text:span text:style-name="T42">PIN</text:span><text:span text:style-name="T40"> </text:span><text:span text:style-name="T41">example</text:span></text:p>
          </table:table-cell>
          <table:table-cell table:style-name="Table52.A1" office:value-type="string">
            <text:p text:style-name="P311">( -- )</text:p>
          </table:table-cell>
          <table:table-cell table:style-name="Table52.A1" office:value-type="string">
            <text:p text:style-name="P340">Demonstrates toggling GPIO23 at max rate using the PIN word</text:p>
          </table:table-cell>
        </table:table-row>
        <table:table-row table:style-name="TableLine2233133878800">
          <table:table-cell table:style-name="Table52.A1" table:number-columns-spanned="3" office:value-type="string">
            <text:p text:style-name="P356">: maxtoggle</text:p>
            <text:p text:style-name="P357"><text:s text:c="6"/>23 output pinMode</text:p>
            <text:p text:style-name="P357"><text:s text:c="6"/>begin</text:p>
            <text:p text:style-name="P357"><text:s text:c="11"/>HIGH 23 pin</text:p>
            <text:p text:style-name="P357"><text:s text:c="11"/>LOW 23 pin</text:p>
            <text:p text:style-name="P357"><text:s text:c="6"/>key? Until ;</text:p>
            <text:p text:style-name="P357">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2233133877440">
          <table:table-cell table:style-name="Table57.A1" office:value-type="string">
            <text:p text:style-name="P22"><text:span text:style-name="T45">Read digital input</text:span><text:span text:style-name="T40"> </text:span><text:span text:style-name="T41">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35">Continuously display the state of a digital input until a key is pressed</text:p>
          </table:table-cell>
        </table:table-row>
        <table:table-row table:style-name="TableLine2233133871728">
          <table:table-cell table:style-name="Table57.A1" table:number-columns-spanned="3" office:value-type="string">
            <text:p text:style-name="P335">: test ( gpiono -- ) </text:p>
            <text:p text:style-name="P333"><text:s text:c="8"/>DUP INPUT pinMode <text:s text:c="30"/>\ set 'gpiono' as an input</text:p>
            <text:p text:style-name="P333"><text:s text:c="8"/>begin</text:p>
            <text:p text:style-name="P333"><text:s text:c="16"/>DUP digitalRead . cr <text:s text:c="24"/>\ display the state of 'gpiono'</text:p>
            <text:p text:style-name="P333"><text:s text:c="8"/>key? until <text:s text:c="49"/>\ until a key is pressed</text:p>
            <text:p text:style-name="P333"><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2233133872000">
          <table:table-cell table:style-name="Table60.A1" office:value-type="string">
            <text:p text:style-name="P24"><text:span text:style-name="T46">Analogue input</text:span><text:span text:style-name="T40"> </text:span><text:span text:style-name="T41">example</text:span></text:p>
          </table:table-cell>
          <table:table-cell table:style-name="Table60.A1" office:value-type="string">
            <text:p text:style-name="P312">( -- )</text:p>
          </table:table-cell>
          <table:table-cell table:style-name="Table60.A1" office:value-type="string">
            <text:p text:style-name="P17"><text:span text:style-name="T28">Demonstrates reading the vol</text:span><text:span text:style-name="T29">t</text:span><text:span text:style-name="T28">age present on GPIO14 for 128 samples at 10 samples / s</text:span></text:p>
          </table:table-cell>
        </table:table-row>
        <table:table-row table:style-name="TableLine2233133894032">
          <table:table-cell table:style-name="Table60.A1" table:number-columns-spanned="3" office:value-type="string">
            <text:p text:style-name="P338">100 value del <text:s text:c="52"/>\ this value determines the data sample rate</text:p>
            <text:p text:style-name="P333">: delay del ms ; <text:s text:c="49"/>\ time delay used to pace reading samples</text:p>
            <text:p text:style-name="P333">: read <text:s text:c="16"/>( -- )</text:p>
            <text:p text:style-name="P333">128 0 do <text:s text:c="60"/>\ Read 128 the input 128 times</text:p>
            <text:p text:style-name="P333"><text:s text:c="8"/>14 ADC . CR <text:s text:c="45"/>\ Read the voltage on GPIO14</text:p>
            <text:p text:style-name="P333"><text:s text:c="8"/>DELAY <text:s text:c="54"/>\ And pause for 100 mS between each sample</text:p>
            <text:p text:style-name="P333">loop</text:p>
            <text:p text:style-name="P333">;</text:p>
          </table:table-cell>
          <table:covered-table-cell/>
          <table:covered-table-cell/>
        </table:table-row>
      </table:table>
      <text:p text:style-name="Standard"/>
      <text:h text:style-name="P486"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2233133873360">
          <table:table-cell table:style-name="Table12.A1" office:value-type="string">
            <text:p text:style-name="P56">timer_isr_register</text:p>
          </table:table-cell>
          <table:table-cell table:style-name="Table12.A1" office:value-type="string">
            <text:p text:style-name="P158">( group timer xt arg ret -- 0/err )</text:p>
          </table:table-cell>
          <table:table-cell table:style-name="Table12.A1" office:value-type="string">
            <text:p text:style-name="P157"/>
          </table:table-cell>
          <table:table-cell table:style-name="Table12.D1" office:value-type="string">
            <text:p text:style-name="P116">forth</text:p>
          </table:table-cell>
        </table:table-row>
        <table:table-row table:style-name="TableLine2233133888048">
          <table:table-cell table:style-name="Table12.A2" office:value-type="string">
            <text:p text:style-name="P56">esp_intr_alloc</text:p>
          </table:table-cell>
          <table:table-cell table:style-name="Table12.A2" office:value-type="string">
            <text:p text:style-name="P158">( source flags xt args handle*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233133901920">
          <table:table-cell table:style-name="Table12.A2" office:value-type="string">
            <text:p text:style-name="P56">ESP_INTR_FLAG_DEFAULT</text:p>
          </table:table-cell>
          <table:table-cell table:style-name="Table12.A2" office:value-type="string">
            <text:p text:style-name="P158">( -- 0 )</text:p>
          </table:table-cell>
          <table:table-cell table:style-name="Table12.A2" office:value-type="string">
            <text:p text:style-name="P116">Default handler allows per pin routing</text:p>
          </table:table-cell>
          <table:table-cell table:style-name="Table12.D2" office:value-type="string">
            <text:p text:style-name="P116">interrupts</text:p>
          </table:table-cell>
        </table:table-row>
        <table:table-row table:style-name="TableLine2233133888864">
          <table:table-cell table:style-name="Table12.A2" office:value-type="string">
            <text:p text:style-name="P56">ESP_INTR_FLAG_EDGE</text:p>
          </table:table-cell>
          <table:table-cell table:style-name="Table12.A2" office:value-type="string">
            <text:p text:style-name="P158">( -- 512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233133900832">
          <table:table-cell table:style-name="Table12.A2" office:value-type="string">
            <text:p text:style-name="P56">ESP_INTR_FLAG_INTRDISABLED</text:p>
          </table:table-cell>
          <table:table-cell table:style-name="Table12.A2" office:value-type="string">
            <text:p text:style-name="P158">( -- 2048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233133885872">
          <table:table-cell table:style-name="Table12.A2" office:value-type="string">
            <text:p text:style-name="P56">ESP_INTR_FLAG_IRAM</text:p>
          </table:table-cell>
          <table:table-cell table:style-name="Table12.A2" office:value-type="string">
            <text:p text:style-name="P158">( -- 1024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233133892128">
          <table:table-cell table:style-name="Table12.A2" office:value-type="string">
            <text:p text:style-name="P56">ESP_INTR_FLAG_LEVELn</text:p>
          </table:table-cell>
          <table:table-cell table:style-name="Table12.A2" office:value-type="string">
            <text:p text:style-name="P158">( n1 -- n2 )</text:p>
          </table:table-cell>
          <table:table-cell table:style-name="Table12.A2" office:value-type="string">
            <text:p text:style-name="P116">n2 = 2 to the power n1, gpio_install_isr_service</text:p>
          </table:table-cell>
          <table:table-cell table:style-name="Table12.D2" office:value-type="string">
            <text:p text:style-name="P116">interrupts</text:p>
          </table:table-cell>
        </table:table-row>
        <table:table-row table:style-name="TableLine2233133895664">
          <table:table-cell table:style-name="Table12.A2" office:value-type="string">
            <text:p text:style-name="P56">ESP_INTR_FLAG_NMI</text:p>
          </table:table-cell>
          <table:table-cell table:style-name="Table12.A2" office:value-type="string">
            <text:p text:style-name="P158">( -- 128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233133896480">
          <table:table-cell table:style-name="Table12.A2" office:value-type="string">
            <text:p text:style-name="P56">ESP_INTR_FLAG_SHARED</text:p>
          </table:table-cell>
          <table:table-cell table:style-name="Table12.A2" office:value-type="string">
            <text:p text:style-name="P158">( -- 256 )</text:p>
          </table:table-cell>
          <table:table-cell table:style-name="Table12.A2" office:value-type="string">
            <text:p text:style-name="P116">gpio_install_isr_service flag</text:p>
          </table:table-cell>
          <table:table-cell table:style-name="Table12.D2" office:value-type="string">
            <text:p text:style-name="P116">interrupts</text:p>
          </table:table-cell>
        </table:table-row>
        <table:table-row table:style-name="TableLine2233133899472">
          <table:table-cell table:style-name="Table12.A2" office:value-type="string">
            <text:p text:style-name="P56">esp_intr_alloc</text:p>
          </table:table-cell>
          <table:table-cell table:style-name="Table12.A2" office:value-type="string">
            <text:p text:style-name="P157"/>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233133901376">
          <table:table-cell table:style-name="Table12.A2" office:value-type="string">
            <text:p text:style-name="P56">esp_intr_free</text:p>
          </table:table-cell>
          <table:table-cell table:style-name="Table12.A2" office:value-type="string">
            <text:p text:style-name="P158">( handle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233133894304">
          <table:table-cell table:style-name="Table12.A2" office:value-type="string">
            <text:p text:style-name="P56">gpio_config</text:p>
          </table:table-cell>
          <table:table-cell table:style-name="Table12.A2" office:value-type="string">
            <text:p text:style-name="P158">( gpio_config_t* -- 0/err )</text:p>
          </table:table-cell>
          <table:table-cell table:style-name="Table12.A2" office:value-type="string">
            <text:p text:style-name="P116">GPIO common configuration. Configure GPIO’s Mode,pull-up,PullDown,IntrType from a GPIO configure structure gpio_config_t</text:p>
          </table:table-cell>
          <table:table-cell table:style-name="Table12.D2" office:value-type="string">
            <text:p text:style-name="P116">interrupts</text:p>
          </table:table-cell>
        </table:table-row>
        <table:table-row table:style-name="TableLine2233133888320">
          <table:table-cell table:style-name="Table12.A2" office:value-type="string">
            <text:p text:style-name="P56">gpio_deep_sleep_hold_dis</text:p>
          </table:table-cell>
          <table:table-cell table:style-name="Table12.A2" office:value-type="string">
            <text:p text:style-name="P158">( -- )</text:p>
          </table:table-cell>
          <table:table-cell table:style-name="Table12.A2" office:value-type="string">
            <text:p text:style-name="P116">Disable all digital gpio pad hold function during Deep-sleep</text:p>
          </table:table-cell>
          <table:table-cell table:style-name="Table12.D2" office:value-type="string">
            <text:p text:style-name="P116">interrupts</text:p>
          </table:table-cell>
        </table:table-row>
        <table:table-row table:style-name="TableLine2233133897840">
          <table:table-cell table:style-name="Table12.A2" office:value-type="string">
            <text:p text:style-name="P56">gpio_deep_sleep_hold_en</text:p>
          </table:table-cell>
          <table:table-cell table:style-name="Table12.A2" office:value-type="string">
            <text:p text:style-name="P158">( -- )</text:p>
          </table:table-cell>
          <table:table-cell table:style-name="Table12.A2" office:value-type="string">
            <text:p text:style-name="P116">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6">interrupts</text:p>
          </table:table-cell>
        </table:table-row>
        <text:soft-page-break/>
        <table:table-row table:style-name="TableLine2233133889136">
          <table:table-cell table:style-name="Table12.A2" office:value-type="string">
            <text:p text:style-name="P56">gpio_get_drive_capability</text:p>
          </table:table-cell>
          <table:table-cell table:style-name="Table12.A2" office:value-type="string">
            <text:p text:style-name="P158">( pin cap*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233133901104">
          <table:table-cell table:style-name="Table12.A2" office:value-type="string">
            <text:p text:style-name="P56">gpio_get_level</text:p>
          </table:table-cell>
          <table:table-cell table:style-name="Table12.A2" office:value-type="string">
            <text:p text:style-name="P158">( pin -- level )</text:p>
          </table:table-cell>
          <table:table-cell table:style-name="Table12.A2" office:value-type="string">
            <text:p text:style-name="P116">GPIO get input level of 'pin'</text:p>
          </table:table-cell>
          <table:table-cell table:style-name="Table12.D2" office:value-type="string">
            <text:p text:style-name="P116">interrupts</text:p>
          </table:table-cell>
        </table:table-row>
        <table:table-row table:style-name="TableLine2233133889408">
          <table:table-cell table:style-name="Table12.A2" office:value-type="string">
            <text:p text:style-name="P56">gpio_hold_dis</text:p>
          </table:table-cell>
          <table:table-cell table:style-name="Table12.A2" office:value-type="string">
            <text:p text:style-name="P158">( pin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233133893760">
          <table:table-cell table:style-name="Table12.A2" office:value-type="string">
            <text:p text:style-name="P56">gpio_hold_en</text:p>
          </table:table-cell>
          <table:table-cell table:style-name="Table12.A2" office:value-type="string">
            <text:p text:style-name="P158">( pin -- 0/err )</text:p>
          </table:table-cell>
          <table:table-cell table:style-name="Table12.A2" office:value-type="string">
            <text:p text:style-name="P157"/>
          </table:table-cell>
          <table:table-cell table:style-name="Table12.D2" office:value-type="string">
            <text:p text:style-name="P116">interrupts</text:p>
          </table:table-cell>
        </table:table-row>
        <table:table-row table:style-name="TableLine2233133889680">
          <table:table-cell table:style-name="Table12.A2" office:value-type="string">
            <text:p text:style-name="P56">gpio_install_isr_service</text:p>
          </table:table-cell>
          <table:table-cell table:style-name="Table12.A2" office:value-type="string">
            <text:p text:style-name="P158">( a -- )</text:p>
          </table:table-cell>
          <table:table-cell table:style-name="Table12.A2" office:value-type="string">
            <text:p text:style-name="P116">a = combination of gpio_install_isr_service flags - Install the driver’s GPIO ISR handler service, which allows per-pin GPIO interrupt handlers</text:p>
          </table:table-cell>
          <table:table-cell table:style-name="Table12.D2" office:value-type="string">
            <text:p text:style-name="P116">interrupts</text:p>
          </table:table-cell>
        </table:table-row>
        <table:table-row table:style-name="TableLine2233133897024">
          <table:table-cell table:style-name="Table12.A2" office:value-type="string">
            <text:p text:style-name="P56">#GPIO_INTR_ANYEDGE</text:p>
          </table:table-cell>
          <table:table-cell table:style-name="Table12.A2" office:value-type="string">
            <text:p text:style-name="P158">( -- 3 )</text:p>
          </table:table-cell>
          <table:table-cell table:style-name="Table12.A2" office:value-type="string">
            <text:p text:style-name="P289">constant - set interrupt for either +ve or -ve edge e.g. 2 #GPIO_INTR_ANYEDGE gpio_set_intr_type</text:p>
          </table:table-cell>
          <table:table-cell table:style-name="Table12.D2" office:value-type="string">
            <text:p text:style-name="P116">interrupts</text:p>
          </table:table-cell>
        </table:table-row>
        <table:table-row table:style-name="TableLine2233133895120">
          <table:table-cell table:style-name="Table12.A2" office:value-type="string">
            <text:p text:style-name="P56">#GPIO_INTR_DISABLE</text:p>
          </table:table-cell>
          <table:table-cell table:style-name="Table12.A2" office:value-type="string">
            <text:p text:style-name="P158">( -- 0 )</text:p>
          </table:table-cell>
          <table:table-cell table:style-name="Table12.A2" office:value-type="string">
            <text:p text:style-name="P116">constant - disable interrupt<text:line-break/>e.g. 2 #GPIO_INTR_DISABLE gpio_set_intr_type</text:p>
          </table:table-cell>
          <table:table-cell table:style-name="Table12.D2" office:value-type="string">
            <text:p text:style-name="P116">interrupts</text:p>
          </table:table-cell>
        </table:table-row>
        <table:table-row table:style-name="TableLine2233133889952">
          <table:table-cell table:style-name="Table12.A2" office:value-type="string">
            <text:p text:style-name="P56">gpio_intr_disable</text:p>
          </table:table-cell>
          <table:table-cell table:style-name="Table12.A2" office:value-type="string">
            <text:p text:style-name="P158">( pin -- 0/err )</text:p>
          </table:table-cell>
          <table:table-cell table:style-name="Table12.A2" office:value-type="string">
            <text:p text:style-name="P116">Disable GPIO module interrupt signal for 'pin'</text:p>
          </table:table-cell>
          <table:table-cell table:style-name="Table12.D2" office:value-type="string">
            <text:p text:style-name="P116">interrupts</text:p>
          </table:table-cell>
        </table:table-row>
        <table:table-row table:style-name="TableLine2233133902736">
          <table:table-cell table:style-name="Table12.A2" office:value-type="string">
            <text:p text:style-name="P56">gpio_intr_enable</text:p>
          </table:table-cell>
          <table:table-cell table:style-name="Table12.A2" office:value-type="string">
            <text:p text:style-name="P158">( pin -- 0/err )</text:p>
          </table:table-cell>
          <table:table-cell table:style-name="Table12.A2" office:value-type="string">
            <text:p text:style-name="P116">Enable GPIO module interrupt signal for'pin'</text:p>
          </table:table-cell>
          <table:table-cell table:style-name="Table12.D2" office:value-type="string">
            <text:p text:style-name="P116">interrupts</text:p>
          </table:table-cell>
        </table:table-row>
        <table:table-row table:style-name="TableLine2233133892672">
          <table:table-cell table:style-name="Table12.A2" office:value-type="string">
            <text:p text:style-name="P56">#GPIO_INTR_HIGH_LEVEL</text:p>
          </table:table-cell>
          <table:table-cell table:style-name="Table12.A2" office:value-type="string">
            <text:p text:style-name="P158">( -- 5 )</text:p>
          </table:table-cell>
          <table:table-cell table:style-name="Table12.A2" office:value-type="string">
            <text:p text:style-name="P116">constant - e.g. 2 #GPIO_INTR_HIGH_LEVEL gpio_set_intr_type</text:p>
          </table:table-cell>
          <table:table-cell table:style-name="Table12.D2" office:value-type="string">
            <text:p text:style-name="P116">interrupts</text:p>
          </table:table-cell>
        </table:table-row>
        <table:table-row table:style-name="TableLine2233133894576">
          <table:table-cell table:style-name="Table12.A2" office:value-type="string">
            <text:p text:style-name="P56">#GPIO_INTR_LOW_LEVEL</text:p>
          </table:table-cell>
          <table:table-cell table:style-name="Table12.A2" office:value-type="string">
            <text:p text:style-name="P158">( -- 4 )</text:p>
          </table:table-cell>
          <table:table-cell table:style-name="Table12.A2" office:value-type="string">
            <text:p text:style-name="P116">constant - e.g. 2 #GPIO_INTR_LOW_LEVEL gpio_set_intr_type</text:p>
          </table:table-cell>
          <table:table-cell table:style-name="Table12.D2" office:value-type="string">
            <text:p text:style-name="P116">interrupts</text:p>
          </table:table-cell>
        </table:table-row>
        <table:table-row table:style-name="TableLine2233133900288">
          <table:table-cell table:style-name="Table12.A2" office:value-type="string">
            <text:p text:style-name="P56">#GPIO_INTR_NEGEDGE</text:p>
          </table:table-cell>
          <table:table-cell table:style-name="Table12.A2" office:value-type="string">
            <text:p text:style-name="P158">( -- 2 )</text:p>
          </table:table-cell>
          <table:table-cell table:style-name="Table12.A2" office:value-type="string">
            <text:p text:style-name="P116">constant - set interrupt on -ve edge<text:line-break/>e.g. 2 #GPIO_INTR_NEGEDGE gpio_set_intr_type</text:p>
          </table:table-cell>
          <table:table-cell table:style-name="Table12.D2" office:value-type="string">
            <text:p text:style-name="P116">interrupts</text:p>
          </table:table-cell>
        </table:table-row>
        <table:table-row table:style-name="TableLine2233133895936">
          <table:table-cell table:style-name="Table12.A2" office:value-type="string">
            <text:p text:style-name="P56">#GPIO_INTR_POSEDGE</text:p>
          </table:table-cell>
          <table:table-cell table:style-name="Table12.A2" office:value-type="string">
            <text:p text:style-name="P158">( -- 1 )</text:p>
          </table:table-cell>
          <table:table-cell table:style-name="Table12.A2" office:value-type="string">
            <text:p text:style-name="P116">constant - set interrupt on +ve edge<text:line-break/>e.g. 2 #GPIO_INTR_POSEDGE gpio_set_intr_type</text:p>
          </table:table-cell>
          <table:table-cell table:style-name="Table12.D2" office:value-type="string">
            <text:p text:style-name="P116">interrupts</text:p>
          </table:table-cell>
        </table:table-row>
        <table:table-row table:style-name="TableLine2233133894848">
          <table:table-cell table:style-name="Table12.A2" office:value-type="string">
            <text:p text:style-name="P56">gpio_isr_handler_add</text:p>
          </table:table-cell>
          <table:table-cell table:style-name="Table12.A2" office:value-type="string">
            <text:p text:style-name="P158">pin xt 0 -- 0/err )</text:p>
          </table:table-cell>
          <table:table-cell table:style-name="Table12.A2" office:value-type="string">
            <text:p text:style-name="P116">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6">interrupts</text:p>
          </table:table-cell>
        </table:table-row>
        <table:table-row table:style-name="TableLine2233133898112">
          <table:table-cell table:style-name="Table12.A2" office:value-type="string">
            <text:p text:style-name="P56">gpio_isr_handler_remove</text:p>
          </table:table-cell>
          <table:table-cell table:style-name="Table12.A2" office:value-type="string">
            <text:p text:style-name="P158">( pin -- 0/err )</text:p>
          </table:table-cell>
          <table:table-cell table:style-name="Table12.A2" office:value-type="string">
            <text:p text:style-name="P116">Remove ISR handler for the corresponding GPIO pin</text:p>
          </table:table-cell>
          <table:table-cell table:style-name="Table12.D2" office:value-type="string">
            <text:p text:style-name="P116">interrupts</text:p>
          </table:table-cell>
        </table:table-row>
        <table:table-row table:style-name="TableLine2233133893216">
          <table:table-cell table:style-name="Table12.A2" office:value-type="string">
            <text:p text:style-name="P56">gpio_pulldown_dis</text:p>
          </table:table-cell>
          <table:table-cell table:style-name="Table12.A2" office:value-type="string">
            <text:p text:style-name="P158">( pin -- 0/err )</text:p>
          </table:table-cell>
          <table:table-cell table:style-name="Table12.A2" office:value-type="string">
            <text:p text:style-name="P116">Disbale pull down load on 'pin'</text:p>
          </table:table-cell>
          <table:table-cell table:style-name="Table12.D2" office:value-type="string">
            <text:p text:style-name="P116">interrupts</text:p>
          </table:table-cell>
        </table:table-row>
        <table:table-row table:style-name="TableLine2233133900560">
          <table:table-cell table:style-name="Table12.A2" office:value-type="string">
            <text:p text:style-name="P56">gpio_pulldown_en</text:p>
          </table:table-cell>
          <table:table-cell table:style-name="Table12.A2" office:value-type="string">
            <text:p text:style-name="P158">( pin -- 0/err )</text:p>
          </table:table-cell>
          <table:table-cell table:style-name="Table12.A2" office:value-type="string">
            <text:p text:style-name="P116">Enable pull down load on 'pin'</text:p>
          </table:table-cell>
          <table:table-cell table:style-name="Table12.D2" office:value-type="string">
            <text:p text:style-name="P116">interrupts</text:p>
          </table:table-cell>
        </table:table-row>
        <table:table-row table:style-name="TableLine2233133896752">
          <table:table-cell table:style-name="Table12.A2" office:value-type="string">
            <text:p text:style-name="P56">gpio_pullup_dis</text:p>
          </table:table-cell>
          <table:table-cell table:style-name="Table12.A2" office:value-type="string">
            <text:p text:style-name="P158">( pin -- 0/err )</text:p>
          </table:table-cell>
          <table:table-cell table:style-name="Table12.A2" office:value-type="string">
            <text:p text:style-name="P116">Disable pull up load on 'pin'</text:p>
          </table:table-cell>
          <table:table-cell table:style-name="Table12.D2" office:value-type="string">
            <text:p text:style-name="P116">interrupts</text:p>
          </table:table-cell>
        </table:table-row>
        <table:table-row table:style-name="TableLine2233133896208">
          <table:table-cell table:style-name="Table12.A2" office:value-type="string">
            <text:p text:style-name="P56">gpio_pullup_en</text:p>
          </table:table-cell>
          <table:table-cell table:style-name="Table12.A2" office:value-type="string">
            <text:p text:style-name="P158">( pin -- 0/err )</text:p>
          </table:table-cell>
          <table:table-cell table:style-name="Table12.A2" office:value-type="string">
            <text:p text:style-name="P116">Enable pull up load on 'pin'</text:p>
          </table:table-cell>
          <table:table-cell table:style-name="Table12.D2" office:value-type="string">
            <text:p text:style-name="P116">interrupts</text:p>
          </table:table-cell>
        </table:table-row>
        <table:table-row table:style-name="TableLine2233133890224">
          <table:table-cell table:style-name="Table12.A2" office:value-type="string">
            <text:p text:style-name="P56">gpio_reset_pin</text:p>
          </table:table-cell>
          <table:table-cell table:style-name="Table12.A2" office:value-type="string">
            <text:p text:style-name="P158">( pin -- 0/err )</text:p>
          </table:table-cell>
          <table:table-cell table:style-name="Table12.A2" office:value-type="string">
            <text:p text:style-name="P116">Reset a gpio to default state (select gpio <text:soft-page-break/>function, enable pullup and disable input and output)</text:p>
          </table:table-cell>
          <table:table-cell table:style-name="Table12.D2" office:value-type="string">
            <text:p text:style-name="P116">interrupts</text:p>
          </table:table-cell>
        </table:table-row>
        <table:table-row table:style-name="TableLine2233133893488">
          <table:table-cell table:style-name="Table12.A2" office:value-type="string">
            <text:p text:style-name="P56">gpio_set_direction</text:p>
          </table:table-cell>
          <table:table-cell table:style-name="Table12.A2" office:value-type="string">
            <text:p text:style-name="P158">( pin mode -- 0/err )</text:p>
          </table:table-cell>
          <table:table-cell table:style-name="Table12.A2" office:value-type="string">
            <text:p text:style-name="P116">Set gpio signal direction of 'pin'</text:p>
          </table:table-cell>
          <table:table-cell table:style-name="Table12.D2" office:value-type="string">
            <text:p text:style-name="P116">interrupts</text:p>
          </table:table-cell>
        </table:table-row>
        <table:table-row table:style-name="TableLine2233133899744">
          <table:table-cell table:style-name="Table12.A2" office:value-type="string">
            <text:p text:style-name="P56">gpio_set_drive_capability</text:p>
          </table:table-cell>
          <table:table-cell table:style-name="Table12.A2" office:value-type="string">
            <text:p text:style-name="P158">( pin cap -- 0/err )</text:p>
          </table:table-cell>
          <table:table-cell table:style-name="Table12.A2" office:value-type="string">
            <text:p text:style-name="P116">Set GPIO pad 'pin' drive capability or strength 'cap'</text:p>
          </table:table-cell>
          <table:table-cell table:style-name="Table12.D2" office:value-type="string">
            <text:p text:style-name="P116">interrupts</text:p>
          </table:table-cell>
        </table:table-row>
        <table:table-row table:style-name="TableLine2233133897296">
          <table:table-cell table:style-name="Table12.A2" office:value-type="string">
            <text:p text:style-name="P56">gpio_set_intr_type</text:p>
          </table:table-cell>
          <table:table-cell table:style-name="Table12.A2" office:value-type="string">
            <text:p text:style-name="P158">( pin type -- 0/err )</text:p>
          </table:table-cell>
          <table:table-cell table:style-name="Table12.A2" office:value-type="string">
            <text:p text:style-name="P116">Set the required i/o pin to the interrupt type, returning true if successful, else an error code</text:p>
          </table:table-cell>
          <table:table-cell table:style-name="Table12.D2" office:value-type="string">
            <text:p text:style-name="P116">interrupts</text:p>
          </table:table-cell>
        </table:table-row>
        <table:table-row table:style-name="TableLine2233133900016">
          <table:table-cell table:style-name="Table12.A2" office:value-type="string">
            <text:p text:style-name="P56">gpio_set_level</text:p>
          </table:table-cell>
          <table:table-cell table:style-name="Table12.A2" office:value-type="string">
            <text:p text:style-name="P158">( pin level -- 0/err )</text:p>
          </table:table-cell>
          <table:table-cell table:style-name="Table12.A2" office:value-type="string">
            <text:p text:style-name="P116">GPIO set the output level pf 'pin' =1 or 0</text:p>
          </table:table-cell>
          <table:table-cell table:style-name="Table12.D2" office:value-type="string">
            <text:p text:style-name="P116">interrupts</text:p>
          </table:table-cell>
        </table:table-row>
        <table:table-row table:style-name="TableLine2233133886144">
          <table:table-cell table:style-name="Table12.A2" office:value-type="string">
            <text:p text:style-name="P56">gpio_set_pull_mode</text:p>
          </table:table-cell>
          <table:table-cell table:style-name="Table12.A2" office:value-type="string">
            <text:p text:style-name="P158">( pin mode -- 0/err )</text:p>
          </table:table-cell>
          <table:table-cell table:style-name="Table12.A2" office:value-type="string">
            <text:p text:style-name="P116">Configure GPIO 'pin' pull-up/pull-down resistors by means of 'mode'. GPIO 34-39 don't have this facility</text:p>
          </table:table-cell>
          <table:table-cell table:style-name="Table12.D2" office:value-type="string">
            <text:p text:style-name="P116">interrupts</text:p>
          </table:table-cell>
        </table:table-row>
        <table:table-row table:style-name="TableLine2233133890768">
          <table:table-cell table:style-name="Table12.A2" office:value-type="string">
            <text:p text:style-name="P56">gpio_uninstall_isr_service</text:p>
          </table:table-cell>
          <table:table-cell table:style-name="Table12.A2" office:value-type="string">
            <text:p text:style-name="P158">( -- )</text:p>
          </table:table-cell>
          <table:table-cell table:style-name="Table12.A2" office:value-type="string">
            <text:p text:style-name="P116">Uninstall the driver’s GPIO ISR service, freeing related resources</text:p>
          </table:table-cell>
          <table:table-cell table:style-name="Table12.D2" office:value-type="string">
            <text:p text:style-name="P116">interrupts</text:p>
          </table:table-cell>
        </table:table-row>
        <table:table-row table:style-name="TableLine2233133891040">
          <table:table-cell table:style-name="Table12.A2" office:value-type="string">
            <text:p text:style-name="P56">gpio_wakeup_disable</text:p>
          </table:table-cell>
          <table:table-cell table:style-name="Table12.A2" office:value-type="string">
            <text:p text:style-name="P158">( pin -- 0/err )</text:p>
          </table:table-cell>
          <table:table-cell table:style-name="Table12.A2" office:value-type="string">
            <text:p text:style-name="P116">Disable GPIO wake-up function on 'pin'</text:p>
          </table:table-cell>
          <table:table-cell table:style-name="Table12.D2" office:value-type="string">
            <text:p text:style-name="P116">interrupts</text:p>
          </table:table-cell>
        </table:table-row>
        <table:table-row table:style-name="TableLine2233133902192">
          <table:table-cell table:style-name="Table12.A2" office:value-type="string">
            <text:p text:style-name="P56">gpio_wakeup_enable</text:p>
          </table:table-cell>
          <table:table-cell table:style-name="Table12.A2" office:value-type="string">
            <text:p text:style-name="P158">( pin type -- 0/err )</text:p>
          </table:table-cell>
          <table:table-cell table:style-name="Table12.A2" office:value-type="string">
            <text:p text:style-name="P116">Enable GPIO wake-up function on 'pin' - only type #GPIO_INTR_LOW_LEVEL or #GPIO_INTR_HIGH_LEVEL can be used</text:p>
          </table:table-cell>
          <table:table-cell table:style-name="Table12.D2" office:value-type="string">
            <text:p text:style-name="P116">interrupts</text:p>
          </table:table-cell>
        </table:table-row>
        <table:table-row table:style-name="TableLine2233133897568">
          <table:table-cell table:style-name="Table12.A2" office:value-type="string">
            <text:p text:style-name="P56">pinchange</text:p>
          </table:table-cell>
          <table:table-cell table:style-name="Table12.A2" office:value-type="string">
            <text:p text:style-name="P158">( xt pin -- )</text:p>
          </table:table-cell>
          <table:table-cell table:style-name="Table12.A2" office:value-type="string">
            <text:p text:style-name="P116">Call xt when pin changes e.g. <text:line-break/>17 input pinMode<text:line-break/>: test ." pinvalue: " 17 digitalRead . cr ;<text:line-break/>' test 17 pinchange</text:p>
          </table:table-cell>
          <table:table-cell table:style-name="Table12.D2" office:value-type="string">
            <text:p text:style-name="P116">interrupts</text:p>
          </table:table-cell>
        </table:table-row>
      </table:table>
      <table:table table:name="Table58" table:style-name="Table58">
        <table:table-column table:style-name="Table58.A"/>
        <table:table-column table:style-name="Table58.B"/>
        <table:table-column table:style-name="Table58.C"/>
        <table:table-row table:style-name="TableLine2233133898384">
          <table:table-cell table:style-name="Table58.A1" office:value-type="string">
            <text:p text:style-name="P16"><text:span text:style-name="T41">Sense a digital </text:span><text:span text:style-name="T49">input change using interrupt</text:span></text:p>
            <text:p text:style-name="P329"/>
          </table:table-cell>
          <table:table-cell table:style-name="Table58.A1" office:value-type="string">
            <text:p text:style-name="P313">( -- )</text:p>
          </table:table-cell>
          <table:table-cell table:style-name="Table58.A1" office:value-type="string">
            <text:p text:style-name="P336">When the 'boot' button is pressed or released, that change of state is reported on the display</text:p>
            <text:p text:style-name="P336"/>
          </table:table-cell>
        </table:table-row>
        <table:table-row table:style-name="TableLine2233133886960">
          <table:table-cell table:style-name="Table58.A1" table:number-columns-spanned="3" office:value-type="string">
            <text:p text:style-name="P336">interrupts</text:p>
            <text:p text:style-name="P333"/>
            <text:p text:style-name="P333">0 input pinmode <text:s text:c="50"/>\ set GPIO0 as an input</text:p>
            <text:p text:style-name="P333"/>
            <text:p text:style-name="P333">: input. ( -- ) <text:s text:c="57"/>\ display the state of GPIO0</text:p>
            <text:p text:style-name="P333"><text:s text:c="8"/>." GPIO0 input ="</text:p>
            <text:p text:style-name="P333"><text:s text:c="8"/>0 digitalRead . cr</text:p>
            <text:p text:style-name="P333">;</text:p>
            <text:p text:style-name="P333"/>
            <text:p text:style-name="P333">: pinanyedge ( xt pin -- ) <text:s text:c="38"/>\ add an ANYEDGE interrupt handler</text:p>
            <text:p text:style-name="P333"><text:s text:c="8"/>dup GPIO_INTR_ANYEDGE gpio_set_intr_type throw</text:p>
            <text:p text:style-name="P333"><text:s text:c="8"/>swap 0 gpio_isr_handler_add throw</text:p>
            <text:p text:style-name="P333">;</text:p>
            <text:p text:style-name="P333"/>
            <text:p text:style-name="P333">' input. 0 pinanyedge ( -- ) <text:s text:c="39"/>\ If GPIO0 changes state, report it</text:p>
            <text:p text:style-name="P333"/>
            <text:p text:style-name="P333">: disableinterrupt ( pin -- )</text:p>
            <text:p text:style-name="P333"><text:s text:c="8"/>GPIO_INTR_DISABLE gpio_set_intr_type throw</text:p>
            <text:p text:style-name="P333">;</text:p>
            <text:p text:style-name="P333"/>
            <text:p text:style-name="P333"><text:soft-page-break/>0 disableinterrupt <text:s text:c="53"/>\ stop reporting GPIO0 changes</text:p>
            <text:p text:style-name="P333"/>
            <text:p text:style-name="P333">\ This is just a demo - generally you want an interrupt to be as brief as possible</text:p>
            <text:p text:style-name="P333">\ so printing from an interrupt routine is not recommended for real programs</text:p>
          </table:table-cell>
          <table:covered-table-cell/>
          <table:covered-table-cell/>
        </table:table-row>
      </table:table>
      <text:p text:style-name="Standard"/>
      <text:h text:style-name="P487"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2233133886416">
          <table:table-cell table:style-name="Table13.A1" office:value-type="string">
            <text:p text:style-name="P56">duty</text:p>
          </table:table-cell>
          <table:table-cell table:style-name="Table13.A1" office:value-type="string">
            <text:p text:style-name="P158">( channel duty -- )</text:p>
          </table:table-cell>
          <table:table-cell table:style-name="Table13.A1" office:value-type="string">
            <text:p text:style-name="P116">like ledcWrite, with bounds check and scaling i.e.<text:line-break/>: duty 255 min 8191 255 */ ledcWrite ;</text:p>
          </table:table-cell>
          <table:table-cell table:style-name="Table13.D1" office:value-type="string">
            <text:p text:style-name="P116">forth</text:p>
          </table:table-cell>
        </table:table-row>
        <table:table-row table:style-name="TableLine2233133904368">
          <table:table-cell table:style-name="Table13.A2" office:value-type="string">
            <text:p text:style-name="P56">freq</text:p>
          </table:table-cell>
          <table:table-cell table:style-name="Table13.A2" office:value-type="string">
            <text:p text:style-name="P158">( channel freq -- )</text:p>
          </table:table-cell>
          <table:table-cell table:style-name="Table13.A2" office:value-type="string">
            <text:p text:style-name="P116">like ledcSetup, with scaling i.e.<text:line-break/>: freq ( n n -- ) 1000 * 13 ledcSetup drop ;</text:p>
          </table:table-cell>
          <table:table-cell table:style-name="Table13.D2" office:value-type="string">
            <text:p text:style-name="P116">forth</text:p>
          </table:table-cell>
        </table:table-row>
        <table:table-row table:style-name="TableLine2233133907632">
          <table:table-cell table:style-name="Table13.A2" office:value-type="string">
            <text:p text:style-name="P56">ledcAttachPin</text:p>
          </table:table-cell>
          <table:table-cell table:style-name="Table13.A2" office:value-type="string">
            <text:p text:style-name="P158">( pin channel -- )</text:p>
          </table:table-cell>
          <table:table-cell table:style-name="Table13.A2" office:value-type="string">
            <text:p text:style-name="P116">Assigns which 'channel' (0-15) of the PWM engine the 'pin' is connected to</text:p>
          </table:table-cell>
          <table:table-cell table:style-name="Table13.D2" office:value-type="string">
            <text:p text:style-name="P116">ledc</text:p>
          </table:table-cell>
        </table:table-row>
        <table:table-row table:style-name="TableLine2233133909808">
          <table:table-cell table:style-name="Table13.A2" office:value-type="string">
            <text:p text:style-name="P56">ledcDetachPin</text:p>
          </table:table-cell>
          <table:table-cell table:style-name="Table13.A2" office:value-type="string">
            <text:p text:style-name="P158">( pin -- )</text:p>
          </table:table-cell>
          <table:table-cell table:style-name="Table13.A2" office:value-type="string">
            <text:p text:style-name="P116">Detaches #pin' from the pwm engine</text:p>
          </table:table-cell>
          <table:table-cell table:style-name="Table13.D2" office:value-type="string">
            <text:p text:style-name="P116">ledc</text:p>
          </table:table-cell>
        </table:table-row>
        <table:table-row table:style-name="TableLine2233133905184">
          <table:table-cell table:style-name="Table13.A2" office:value-type="string">
            <text:p text:style-name="P56">ledcRead</text:p>
          </table:table-cell>
          <table:table-cell table:style-name="Table13.A2" office:value-type="string">
            <text:p text:style-name="P158">( channel -- n )</text:p>
          </table:table-cell>
          <table:table-cell table:style-name="Table13.A2" office:value-type="string">
            <text:p text:style-name="P116">Read the current dutycycle setting for 'channel'</text:p>
          </table:table-cell>
          <table:table-cell table:style-name="Table13.D2" office:value-type="string">
            <text:p text:style-name="P116">ledc</text:p>
          </table:table-cell>
        </table:table-row>
        <table:table-row table:style-name="TableLine2233133908992">
          <table:table-cell table:style-name="Table13.A2" office:value-type="string">
            <text:p text:style-name="P56">ledcReadFreq</text:p>
          </table:table-cell>
          <table:table-cell table:style-name="Table13.A2" office:value-type="string">
            <text:p text:style-name="P158">( channel -- freq )</text:p>
          </table:table-cell>
          <table:table-cell table:style-name="Table13.A2" office:value-type="string">
            <text:p text:style-name="P116">Get frequency (x 1,000,000)</text:p>
          </table:table-cell>
          <table:table-cell table:style-name="Table13.D2" office:value-type="string">
            <text:p text:style-name="P116">ledc</text:p>
          </table:table-cell>
        </table:table-row>
        <table:table-row table:style-name="TableLine2233133905456">
          <table:table-cell table:style-name="Table13.A2" office:value-type="string">
            <text:p text:style-name="P56">ledcSetup</text:p>
          </table:table-cell>
          <table:table-cell table:style-name="Table13.A2" office:value-type="string">
            <text:p text:style-name="P158">( channel freq resolution -- freq )</text:p>
          </table:table-cell>
          <table:table-cell table:style-name="Table13.A2" office:value-type="string">
            <text:p text:style-name="P116">Setup one of the 16 pwm channels (0-15) at frequency=freq*1000 Hz with 'resolution'</text:p>
          </table:table-cell>
          <table:table-cell table:style-name="Table13.D2" office:value-type="string">
            <text:p text:style-name="P116">ledc</text:p>
          </table:table-cell>
        </table:table-row>
        <table:table-row table:style-name="TableLine2233133910352">
          <table:table-cell table:style-name="Table13.A2" office:value-type="string">
            <text:p text:style-name="P56">ledcWrite</text:p>
          </table:table-cell>
          <table:table-cell table:style-name="Table13.A2" office:value-type="string">
            <text:p text:style-name="P158">( channel duty -- )</text:p>
          </table:table-cell>
          <table:table-cell table:style-name="Table13.A2" office:value-type="string">
            <text:p text:style-name="P116">Set 'channel' (0-15) at 'duty' level (0-100)</text:p>
          </table:table-cell>
          <table:table-cell table:style-name="Table13.D2" office:value-type="string">
            <text:p text:style-name="P116">ledc</text:p>
          </table:table-cell>
        </table:table-row>
        <table:table-row table:style-name="TableLine2233133911712">
          <table:table-cell table:style-name="Table13.A2" office:value-type="string">
            <text:p text:style-name="P56">ledcWriteNote</text:p>
          </table:table-cell>
          <table:table-cell table:style-name="Table13.A2" office:value-type="string">
            <text:p text:style-name="P158">( channel note octave -- freq )</text:p>
          </table:table-cell>
          <table:table-cell table:style-name="Table13.A2" office:value-type="string">
            <text:p text:style-name="P116">channel 0-12, octave 0-8, note 0-12<text:line-break/>(note is as per the western musical scale)</text:p>
          </table:table-cell>
          <table:table-cell table:style-name="Table13.D2" office:value-type="string">
            <text:p text:style-name="P116">ledc</text:p>
          </table:table-cell>
        </table:table-row>
        <table:table-row table:style-name="TableLine2233133905728">
          <table:table-cell table:style-name="Table13.A2" office:value-type="string">
            <text:p text:style-name="P56">ledcWriteTone</text:p>
          </table:table-cell>
          <table:table-cell table:style-name="Table13.A2" office:value-type="string">
            <text:p text:style-name="P158">( channel freq -- n )</text:p>
          </table:table-cell>
          <table:table-cell table:style-name="Table13.A2" office:value-type="string">
            <text:p text:style-name="P116">Write tone frequency (x 1000) e.g.<text:line-break/>23 0 ledcAttachPin \ attach GPIO23 to channel 0<text:line-break/>0 1000000 ledc WriteTone drop \ o/p 1kHz tine</text:p>
          </table:table-cell>
          <table:table-cell table:style-name="Table13.D2" office:value-type="string">
            <text:p text:style-name="P116">ledc</text:p>
          </table:table-cell>
        </table:table-row>
      </table:table>
      <text:p text:style-name="P48"/>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2233133910624">
          <table:table-cell table:style-name="Table14.A1" office:value-type="string">
            <text:p text:style-name="P56">AND</text:p>
          </table:table-cell>
          <table:table-cell table:style-name="Table14.A1" office:value-type="string">
            <text:p text:style-name="P116">( n1 n2 – n3 )</text:p>
          </table:table-cell>
          <table:table-cell table:style-name="Table14.A1" office:value-type="string">
            <text:p text:style-name="P116">n3 = n1 AND n2 (bit wise)</text:p>
          </table:table-cell>
          <table:table-cell table:style-name="Table14.D1" office:value-type="string">
            <text:p text:style-name="P116">forth</text:p>
          </table:table-cell>
        </table:table-row>
        <table:table-row table:style-name="TableLine2233133903552">
          <table:table-cell table:style-name="Table14.A2" office:value-type="string">
            <text:p text:style-name="P81">ARSHIFT</text:p>
          </table:table-cell>
          <table:table-cell table:style-name="Table14.A2" office:value-type="string">
            <text:p text:style-name="P216">( n1 – n1/2 )</text:p>
          </table:table-cell>
          <table:table-cell table:style-name="Table14.A2" office:value-type="string">
            <text:p text:style-name="P215">Arithmetic right shift</text:p>
          </table:table-cell>
          <table:table-cell table:style-name="Table14.D2" office:value-type="string">
            <text:p text:style-name="P116"/>
          </table:table-cell>
        </table:table-row>
        <table:table-row table:style-name="TableLine2233133907360">
          <table:table-cell table:style-name="Table14.A2" office:value-type="string">
            <text:p text:style-name="P56">invert</text:p>
          </table:table-cell>
          <table:table-cell table:style-name="Table14.A2" office:value-type="string">
            <text:p text:style-name="P116"/>
          </table:table-cell>
          <table:table-cell table:style-name="Table14.A2" office:value-type="string">
            <text:p text:style-name="P157"/>
          </table:table-cell>
          <table:table-cell table:style-name="Table14.D2" office:value-type="string">
            <text:p text:style-name="P116">forth</text:p>
          </table:table-cell>
        </table:table-row>
        <table:table-row table:style-name="TableLine2233133908176">
          <table:table-cell table:style-name="Table14.A2" office:value-type="string">
            <text:p text:style-name="P56">LSHIFT</text:p>
          </table:table-cell>
          <table:table-cell table:style-name="Table14.A2" office:value-type="string">
            <text:p text:style-name="P116">( x1 u -- x2 )</text:p>
          </table:table-cell>
          <table:table-cell table:style-name="Table14.A2" office:value-type="string">
            <text:p text:style-name="P116">Perform a logical left shift of u bit-places on x1, giving x2. Put zeroes into the least significant bits vacated by the shift. An ambiguous <text:soft-page-break/>condition exists if u is greater than or equal to the number of bits in a cell.</text:p>
          </table:table-cell>
          <table:table-cell table:style-name="Table14.D2" office:value-type="string">
            <text:p text:style-name="P116">forth</text:p>
          </table:table-cell>
        </table:table-row>
        <table:table-row table:style-name="TableLine2233133908448">
          <table:table-cell table:style-name="Table14.A2" office:value-type="string">
            <text:p text:style-name="P56">OR</text:p>
          </table:table-cell>
          <table:table-cell table:style-name="Table14.A2" office:value-type="string">
            <text:p text:style-name="P116">( n1 n2 – n3 )</text:p>
          </table:table-cell>
          <table:table-cell table:style-name="Table14.A2" office:value-type="string">
            <text:p text:style-name="P116">n3 = n1 OR n2 ( bit-wise )</text:p>
          </table:table-cell>
          <table:table-cell table:style-name="Table14.D2" office:value-type="string">
            <text:p text:style-name="P116">forth</text:p>
          </table:table-cell>
        </table:table-row>
        <table:table-row table:style-name="TableLine2232953419648">
          <table:table-cell table:style-name="Table14.A2" office:value-type="string">
            <text:p text:style-name="P56">RSHIFT</text:p>
          </table:table-cell>
          <table:table-cell table:style-name="Table14.A2" office:value-type="string">
            <text:p text:style-name="P116">( x1 u -- x2 )</text:p>
          </table:table-cell>
          <table:table-cell table:style-name="Table14.A2" office:value-type="string">
            <text:p text:style-name="P116">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6">forth</text:p>
          </table:table-cell>
        </table:table-row>
        <table:table-row table:style-name="TableLine2233141991840">
          <table:table-cell table:style-name="Table14.A2" office:value-type="string">
            <text:p text:style-name="P56">XOR</text:p>
          </table:table-cell>
          <table:table-cell table:style-name="Table14.A2" office:value-type="string">
            <text:p text:style-name="P116">( n1 n2 -- n3 )</text:p>
          </table:table-cell>
          <table:table-cell table:style-name="Table14.A2" office:value-type="string">
            <text:p text:style-name="P116">n3 = n1 XOR n2 ( bit-wise)</text:p>
          </table:table-cell>
          <table:table-cell table:style-name="Table14.D2" office:value-type="string">
            <text:p text:style-name="P116">forth</text:p>
          </table:table-cell>
        </table:table-row>
      </table:table>
      <text:p text:style-name="P49"/>
      <text:h text:style-name="Heading_20_1" text:outline-level="1">Looping</text:h>
      <table:table table:name="Table15" table:style-name="Table15">
        <table:table-column table:style-name="Table15.A"/>
        <table:table-column table:style-name="Table15.B"/>
        <table:table-column table:style-name="Table15.C"/>
        <table:table-column table:style-name="Table15.D"/>
        <table:table-row table:style-name="TableLine2233141992384">
          <table:table-cell table:style-name="Table15.A1" office:value-type="string">
            <text:p text:style-name="P364">?do</text:p>
          </table:table-cell>
          <table:table-cell table:style-name="Table15.A1" office:value-type="string">
            <text:p text:style-name="P116">( n1 n2 -- )</text:p>
          </table:table-cell>
          <table:table-cell table:style-name="Table15.A1" office:value-type="string">
            <text:p text:style-name="P116">e.g. : test ?do i . loop ;<text:line-break/>if n1 = n2, then inside ?do .. loop is NOT executed<text:line-break/>if n1 &lt;&gt; n2, it behaves like do .. loop</text:p>
          </table:table-cell>
          <table:table-cell table:style-name="Table15.D1" office:value-type="string">
            <text:p text:style-name="P116">forth</text:p>
          </table:table-cell>
        </table:table-row>
        <table:table-row table:style-name="TableLine2233141989664">
          <table:table-cell table:style-name="Table15.A2" office:value-type="string">
            <text:p text:style-name="P364">+loop</text:p>
          </table:table-cell>
          <table:table-cell table:style-name="Table15.A2" office:value-type="string">
            <text:p text:style-name="P116">( n -- )</text:p>
          </table:table-cell>
          <table:table-cell table:style-name="Table15.A2" office:value-type="string">
            <text:p text:style-name="P116">e.g. : +looptest 20 0 do i . 2 +loop ; results when run in 0 2 4 6 8 10 12 14 16 18 being displayed</text:p>
          </table:table-cell>
          <table:table-cell table:style-name="Table15.D2" office:value-type="string">
            <text:p text:style-name="P116">forth</text:p>
          </table:table-cell>
        </table:table-row>
        <table:table-row table:style-name="TableLine2233141988032">
          <table:table-cell table:style-name="Table15.A2" office:value-type="string">
            <text:p text:style-name="P364">again</text:p>
          </table:table-cell>
          <table:table-cell table:style-name="Table15.A2" office:value-type="string">
            <text:p text:style-name="P116">( -- )</text:p>
          </table:table-cell>
          <table:table-cell table:style-name="Table15.A2" office:value-type="string">
            <text:p text:style-name="P116">begin &lt;forth words&gt; again</text:p>
          </table:table-cell>
          <table:table-cell table:style-name="Table15.D2" office:value-type="string">
            <text:p text:style-name="P116">forth</text:p>
          </table:table-cell>
        </table:table-row>
        <table:table-row table:style-name="TableLine2233141995648">
          <table:table-cell table:style-name="Table15.A2" office:value-type="string">
            <text:p text:style-name="P364">begin</text:p>
          </table:table-cell>
          <table:table-cell table:style-name="Table15.A2" office:value-type="string">
            <text:p text:style-name="P116">( -- )</text:p>
          </table:table-cell>
          <table:table-cell table:style-name="Table15.A2" office:value-type="string">
            <text:p text:style-name="P116">begin &lt;forth words&gt; until</text:p>
          </table:table-cell>
          <table:table-cell table:style-name="Table15.D2" office:value-type="string">
            <text:p text:style-name="P116">forth</text:p>
          </table:table-cell>
        </table:table-row>
        <table:table-row table:style-name="TableLine2233141996736">
          <table:table-cell table:style-name="Table15.A2" office:value-type="string">
            <text:p text:style-name="P364">do</text:p>
          </table:table-cell>
          <table:table-cell table:style-name="Table15.A2" office:value-type="string">
            <text:p text:style-name="P116">( n1 n2 -- )</text:p>
          </table:table-cell>
          <table:table-cell table:style-name="Table15.A2" office:value-type="string">
            <text:p text:style-name="P116">: test 10 4 do i . loop ; produces<text:line-break/>4 5 6 7 8 9 on the display</text:p>
          </table:table-cell>
          <table:table-cell table:style-name="Table15.D2" office:value-type="string">
            <text:p text:style-name="P116">forth</text:p>
          </table:table-cell>
        </table:table-row>
        <table:table-row table:style-name="TableLine2233141994016">
          <table:table-cell table:style-name="Table15.A2" office:value-type="string">
            <text:p text:style-name="P56">EXIT</text:p>
          </table:table-cell>
          <table:table-cell table:style-name="Table15.A2" office:value-type="string">
            <text:p text:style-name="P116">( -- )</text:p>
          </table:table-cell>
          <table:table-cell table:style-name="Table15.A2" office:value-type="string">
            <text:p text:style-name="P116">Return control to the calling definition. Before executing EXIT within a do-loop, a program shall discard the loop-control parameters by executing 'unloop'</text:p>
          </table:table-cell>
          <table:table-cell table:style-name="Table15.D2" office:value-type="string">
            <text:p text:style-name="P116">forth</text:p>
          </table:table-cell>
        </table:table-row>
        <table:table-row table:style-name="TableLine2233141989936">
          <table:table-cell table:style-name="Table15.A2" office:value-type="string">
            <text:p text:style-name="P364">for</text:p>
          </table:table-cell>
          <table:table-cell table:style-name="Table15.A2" office:value-type="string">
            <text:p text:style-name="P116">( n -- )</text:p>
          </table:table-cell>
          <table:table-cell table:style-name="Table15.A2" office:value-type="string">
            <text:p text:style-name="P116">: test 10 for i . next ; <text:line-break/>produces 10 9 8 7 6 5 4 3 2 1 0 on display<text:line-break/>n.b. n will make the for loop run n+1 times by design</text:p>
          </table:table-cell>
          <table:table-cell table:style-name="Table15.D2" office:value-type="string">
            <text:p text:style-name="P116">forth</text:p>
          </table:table-cell>
        </table:table-row>
        <table:table-row table:style-name="TableLine2233141982320">
          <table:table-cell table:style-name="Table15.A2" office:value-type="string">
            <text:p text:style-name="P364">i</text:p>
          </table:table-cell>
          <table:table-cell table:style-name="Table15.A2" office:value-type="string">
            <text:p text:style-name="P116">( -- n )</text:p>
          </table:table-cell>
          <table:table-cell table:style-name="Table15.A2" office:value-type="string">
            <text:p text:style-name="P116">Place current loop index on top of stack</text:p>
          </table:table-cell>
          <table:table-cell table:style-name="Table15.D2" office:value-type="string">
            <text:p text:style-name="P116">forth</text:p>
          </table:table-cell>
        </table:table-row>
        <table:table-row table:style-name="TableLine2233141986672">
          <table:table-cell table:style-name="Table15.A2" office:value-type="string">
            <text:p text:style-name="P364">j</text:p>
          </table:table-cell>
          <table:table-cell table:style-name="Table15.A2" office:value-type="string">
            <text:p text:style-name="P116">( -- n )</text:p>
          </table:table-cell>
          <table:table-cell table:style-name="Table15.A2" office:value-type="string">
            <text:p text:style-name="P116">Place index count for next outer lop top of stack</text:p>
          </table:table-cell>
          <table:table-cell table:style-name="Table15.D2" office:value-type="string">
            <text:p text:style-name="P116">forth</text:p>
          </table:table-cell>
        </table:table-row>
        <table:table-row table:style-name="TableLine2233141981504">
          <table:table-cell table:style-name="Table15.A2" office:value-type="string">
            <text:p text:style-name="P364">leave</text:p>
          </table:table-cell>
          <table:table-cell table:style-name="Table15.A2" office:value-type="string">
            <text:p text:style-name="P116">( -- )</text:p>
          </table:table-cell>
          <table:table-cell table:style-name="Table15.A2" office:value-type="string">
            <text:p text:style-name="P116">Force do loop termination</text:p>
          </table:table-cell>
          <table:table-cell table:style-name="Table15.D2" office:value-type="string">
            <text:p text:style-name="P116">forth</text:p>
          </table:table-cell>
        </table:table-row>
        <table:table-row table:style-name="TableLine2233141990208">
          <table:table-cell table:style-name="Table15.A2" office:value-type="string">
            <text:p text:style-name="P364">loop</text:p>
          </table:table-cell>
          <table:table-cell table:style-name="Table15.A2" office:value-type="string">
            <text:p text:style-name="P116">( -- )</text:p>
          </table:table-cell>
          <table:table-cell table:style-name="Table15.A2" office:value-type="string">
            <text:p text:style-name="P116">part of do &lt;forth words&gt; loop construct</text:p>
          </table:table-cell>
          <table:table-cell table:style-name="Table15.D2" office:value-type="string">
            <text:p text:style-name="P116">forth</text:p>
          </table:table-cell>
        </table:table-row>
        <table:table-row table:style-name="TableLine2233141997280">
          <table:table-cell table:style-name="Table15.A2" office:value-type="string">
            <text:p text:style-name="P364">next</text:p>
          </table:table-cell>
          <table:table-cell table:style-name="Table15.A2" office:value-type="string">
            <text:p text:style-name="P116">( -- )</text:p>
          </table:table-cell>
          <table:table-cell table:style-name="Table15.A2" office:value-type="string">
            <text:p text:style-name="P116">part of for &lt;forth words&gt; next construct</text:p>
          </table:table-cell>
          <table:table-cell table:style-name="Table15.D2" office:value-type="string">
            <text:p text:style-name="P116">forth</text:p>
          </table:table-cell>
        </table:table-row>
        <table:table-row table:style-name="TableLine2233141981776">
          <table:table-cell table:style-name="Table15.A2" office:value-type="string">
            <text:p text:style-name="P364">repeat</text:p>
          </table:table-cell>
          <table:table-cell table:style-name="Table15.A2" office:value-type="string">
            <text:p text:style-name="P116">( -- )</text:p>
          </table:table-cell>
          <table:table-cell table:style-name="Table15.A2" office:value-type="string">
            <text:p text:style-name="P116">part of begin &lt;forth words that leave f on the stack&gt; while &lt; more forth words&gt; repeat</text:p>
          </table:table-cell>
          <table:table-cell table:style-name="Table15.D2" office:value-type="string">
            <text:p text:style-name="P116">forth</text:p>
          </table:table-cell>
        </table:table-row>
        <table:table-row table:style-name="TableLine2233141992928">
          <table:table-cell table:style-name="Table15.A2" office:value-type="string">
            <text:p text:style-name="P364">unloop</text:p>
          </table:table-cell>
          <table:table-cell table:style-name="Table15.A2" office:value-type="string">
            <text:p text:style-name="P116">( -- )</text:p>
          </table:table-cell>
          <table:table-cell table:style-name="Table15.A2" office:value-type="string">
            <text:p text:style-name="P289">Discard the loop-control parameters for the <text:soft-page-break/>current nesting level e.g. Typical use: : unlooptest &lt;limit&gt; &lt;first&gt; DO ... test IF ... UNLOOP EXIT THEN ... LOOP ... ; </text:p>
          </table:table-cell>
          <table:table-cell table:style-name="Table15.D2" office:value-type="string">
            <text:p text:style-name="P116">forth</text:p>
          </table:table-cell>
        </table:table-row>
        <table:table-row table:style-name="TableLine2233141982592">
          <table:table-cell table:style-name="Table15.A2" office:value-type="string">
            <text:p text:style-name="P364">until</text:p>
          </table:table-cell>
          <table:table-cell table:style-name="Table15.A2" office:value-type="string">
            <text:p text:style-name="P116">( f -- )</text:p>
          </table:table-cell>
          <table:table-cell table:style-name="Table15.A2" office:value-type="string">
            <text:p text:style-name="P116">begin &lt;forth words that leave f on stack&gt; until</text:p>
          </table:table-cell>
          <table:table-cell table:style-name="Table15.D2" office:value-type="string">
            <text:p text:style-name="P116">forth</text:p>
          </table:table-cell>
        </table:table-row>
        <table:table-row table:style-name="TableLine2233141982864">
          <table:table-cell table:style-name="Table15.A2" office:value-type="string">
            <text:p text:style-name="P364">while</text:p>
          </table:table-cell>
          <table:table-cell table:style-name="Table15.A2" office:value-type="string">
            <text:p text:style-name="P116">( f -- )</text:p>
          </table:table-cell>
          <table:table-cell table:style-name="Table15.A2" office:value-type="string">
            <text:p text:style-name="P116">part of begin &lt;forth words that leave f on the stack&gt; while &lt; more forth words&gt; repeat</text:p>
          </table:table-cell>
          <table:table-cell table:style-name="Table15.D2" office:value-type="string">
            <text:p text:style-name="P116">forth</text:p>
          </table:table-cell>
        </table:table-row>
      </table:table>
      <text:p text:style-name="Standard"/>
      <table:table table:name="Table65" table:style-name="Table65">
        <table:table-column table:style-name="Table65.A"/>
        <table:table-column table:style-name="Table65.B"/>
        <table:table-column table:style-name="Table65.C"/>
        <table:table-row table:style-name="TableLine2233141988848">
          <table:table-cell table:style-name="Table65.A1" office:value-type="string">
            <text:p text:style-name="P30"><text:span text:style-name="T47">unloop</text:span><text:span text:style-name="T40"> </text:span><text:span text:style-name="T41">example</text:span></text:p>
          </table:table-cell>
          <table:table-cell table:style-name="Table65.A1" office:value-type="string">
            <text:p text:style-name="P355"/>
            <text:p text:style-name="P314"/>
          </table:table-cell>
          <table:table-cell table:style-name="Table65.A1" office:value-type="string">
            <text:p text:style-name="P353">Demonstrates a loop being terminated before completion by UNLOOP</text:p>
          </table:table-cell>
        </table:table-row>
        <table:table-row table:style-name="TableLine2233141983680">
          <table:table-cell table:style-name="Table65.A1" table:number-columns-spanned="3" office:value-type="string">
            <text:p text:style-name="P350">: test</text:p>
            <text:p text:style-name="P348">1000 0 do <text:s text:c="51"/>\ start <text:s/>a 1000 long loop</text:p>
            <text:p text:style-name="P348">key? if <text:s text:c="57"/>\ if a <text:s/>key was pressed</text:p>
            <text:p text:style-name="P348"><text:s text:c="8"/>key drop <text:s text:c="45"/>\ read the key and drop it</text:p>
            <text:p text:style-name="P348"><text:s text:c="8"/>cr ." loop terminating " <text:s text:c="7"/></text:p>
            <text:p text:style-name="P348"><text:s text:c="8"/>unloop <text:s text:c="49"/><text:span text:style-name="T86">\</text:span> get rid of the loop</text:p>
            <text:p text:style-name="P348"><text:s text:c="8"/>exit <text:s text:c="54"/>\ return to the calling word</text:p>
            <text:p text:style-name="P348"><text:s text:c="7"/>then</text:p>
            <text:p text:style-name="P348">cr ." loopcount = " i . <text:s text:c="36"/>\ show us the loop count</text:p>
            <text:p text:style-name="P348">500 ms <text:s text:c="56"/>\ loop every 1/2 s</text:p>
            <text:p text:style-name="P348">loop</text:p>
            <text:p text:style-name="P348">;</text:p>
          </table:table-cell>
          <table:covered-table-cell/>
          <table:covered-table-cell/>
        </table:table-row>
      </table:table>
      <text:p text:style-name="Standard"/>
      <text:h text:style-name="P488" text:outline-level="1">Maths</text:h>
      <table:table table:name="Table16" table:style-name="Table16">
        <table:table-column table:style-name="Table16.A"/>
        <table:table-column table:style-name="Table16.B"/>
        <table:table-column table:style-name="Table16.C"/>
        <table:table-column table:style-name="Table16.D"/>
        <table:table-row table:style-name="TableLine2233141980416">
          <table:table-cell table:style-name="Table16.A1" office:value-type="string">
            <text:p text:style-name="P56">-</text:p>
          </table:table-cell>
          <table:table-cell table:style-name="Table16.A1" office:value-type="string">
            <text:p text:style-name="P273">( n1 n2 -- n3 )</text:p>
          </table:table-cell>
          <table:table-cell table:style-name="Table16.A1" office:value-type="string">
            <text:p text:style-name="P273">n3 = n1 - n2</text:p>
          </table:table-cell>
          <table:table-cell table:style-name="Table16.D1" office:value-type="string">
            <text:p text:style-name="P273">forth</text:p>
          </table:table-cell>
        </table:table-row>
        <table:table-row table:style-name="TableLine2233141996192">
          <table:table-cell table:style-name="Table16.A2" office:value-type="string">
            <text:p text:style-name="P56">*</text:p>
          </table:table-cell>
          <table:table-cell table:style-name="Table16.A2" office:value-type="string">
            <text:p text:style-name="P273">( n1 n2 -- n3 )</text:p>
          </table:table-cell>
          <table:table-cell table:style-name="Table16.A2" office:value-type="string">
            <text:p text:style-name="P273">n3 = n1 * n2</text:p>
          </table:table-cell>
          <table:table-cell table:style-name="Table16.D2" office:value-type="string">
            <text:p text:style-name="P273">forth</text:p>
          </table:table-cell>
        </table:table-row>
        <table:table-row table:style-name="TableLine2233141995104">
          <table:table-cell table:style-name="Table16.A2" office:value-type="string">
            <text:p text:style-name="P56">*/</text:p>
          </table:table-cell>
          <table:table-cell table:style-name="Table16.A2" office:value-type="string">
            <text:p text:style-name="P273">( n1 n2 n3 -- n4 )</text:p>
          </table:table-cell>
          <table:table-cell table:style-name="Table16.A2" office:value-type="string">
            <text:p text:style-name="P273">Multiply n1 by n2 producing the intermediate double-cell result d. Divide d by n3 giving the single-cell quotient n4</text:p>
          </table:table-cell>
          <table:table-cell table:style-name="Table16.D2" office:value-type="string">
            <text:p text:style-name="P273">forth</text:p>
          </table:table-cell>
        </table:table-row>
        <table:table-row table:style-name="TableLine2233141995920">
          <table:table-cell table:style-name="Table16.A2" office:value-type="string">
            <text:p text:style-name="P56">*/MOD</text:p>
          </table:table-cell>
          <table:table-cell table:style-name="Table16.A2" office:value-type="string">
            <text:p text:style-name="P273">( n1 n2 -n3 -- n4 n5 )</text:p>
          </table:table-cell>
          <table:table-cell table:style-name="Table16.A2" office:value-type="string">
            <text:p text:style-name="P273">Multiply n1 by n2 producing the intermediate double-cell result d. Divide d by n3 producing the single-cell remainder n4 and the single-cell quotient n5</text:p>
          </table:table-cell>
          <table:table-cell table:style-name="Table16.D2" office:value-type="string">
            <text:p text:style-name="P273">forth</text:p>
          </table:table-cell>
        </table:table-row>
        <table:table-row table:style-name="TableLine2233141984768">
          <table:table-cell table:style-name="Table16.A2" office:value-type="string">
            <text:p text:style-name="P56">/</text:p>
          </table:table-cell>
          <table:table-cell table:style-name="Table16.A2" office:value-type="string">
            <text:p text:style-name="P273">( n1 n2 -- n3 )</text:p>
          </table:table-cell>
          <table:table-cell table:style-name="Table16.A2" office:value-type="string">
            <text:p text:style-name="P273">Divide n1 by n2, giving the single-cell quotient n3</text:p>
          </table:table-cell>
          <table:table-cell table:style-name="Table16.D2" office:value-type="string">
            <text:p text:style-name="P273">forth</text:p>
          </table:table-cell>
        </table:table-row>
        <table:table-row table:style-name="TableLine2233141990752">
          <table:table-cell table:style-name="Table16.A2" office:value-type="string">
            <text:p text:style-name="P56">/mod</text:p>
          </table:table-cell>
          <table:table-cell table:style-name="Table16.A2" office:value-type="string">
            <text:p text:style-name="P273">( n1 n2 -- n3 n4 )</text:p>
          </table:table-cell>
          <table:table-cell table:style-name="Table16.A2" office:value-type="string">
            <text:p text:style-name="P273">Divide n1 by n2, giving the single-cell remainder n3 and the single-cell quotient n4</text:p>
          </table:table-cell>
          <table:table-cell table:style-name="Table16.D2" office:value-type="string">
            <text:p text:style-name="P273">forth</text:p>
          </table:table-cell>
        </table:table-row>
        <table:table-row table:style-name="TableLine2233141980960">
          <table:table-cell table:style-name="Table16.A2" office:value-type="string">
            <text:p text:style-name="P56">+</text:p>
          </table:table-cell>
          <table:table-cell table:style-name="Table16.A2" office:value-type="string">
            <text:p text:style-name="P273">( n1 n2 -- n3 )</text:p>
          </table:table-cell>
          <table:table-cell table:style-name="Table16.A2" office:value-type="string">
            <text:p text:style-name="P273">n3 = n1 + n1</text:p>
          </table:table-cell>
          <table:table-cell table:style-name="Table16.D2" office:value-type="string">
            <text:p text:style-name="P273">forth</text:p>
          </table:table-cell>
        </table:table-row>
        <table:table-row table:style-name="TableLine2233141985040">
          <table:table-cell table:style-name="Table16.A2" office:value-type="string">
            <text:p text:style-name="P56">2*</text:p>
          </table:table-cell>
          <table:table-cell table:style-name="Table16.A2" office:value-type="string">
            <text:p text:style-name="P273">( n1 -- n2 )</text:p>
          </table:table-cell>
          <table:table-cell table:style-name="Table16.A2" office:value-type="string">
            <text:p text:style-name="P273">n2 = n1 * 2</text:p>
          </table:table-cell>
          <table:table-cell table:style-name="Table16.D2" office:value-type="string">
            <text:p text:style-name="P273">forth</text:p>
          </table:table-cell>
        </table:table-row>
        <table:table-row table:style-name="TableLine2233141981232">
          <table:table-cell table:style-name="Table16.A2" office:value-type="string">
            <text:p text:style-name="P56">2/</text:p>
          </table:table-cell>
          <table:table-cell table:style-name="Table16.A2" office:value-type="string">
            <text:p text:style-name="P273">( n1 -- n2 )</text:p>
          </table:table-cell>
          <table:table-cell table:style-name="Table16.A2" office:value-type="string">
            <text:p text:style-name="P273">n2 = n1 / 2</text:p>
          </table:table-cell>
          <table:table-cell table:style-name="Table16.D2" office:value-type="string">
            <text:p text:style-name="P273">forth</text:p>
          </table:table-cell>
        </table:table-row>
        <table:table-row table:style-name="TableLine2233141985312">
          <table:table-cell table:style-name="Table16.A2" office:value-type="string">
            <text:p text:style-name="P56">4*</text:p>
          </table:table-cell>
          <table:table-cell table:style-name="Table16.A2" office:value-type="string">
            <text:p text:style-name="P273">( n1 -- n2 )</text:p>
          </table:table-cell>
          <table:table-cell table:style-name="Table16.A2" office:value-type="string">
            <text:p text:style-name="P273">n2 = n1 * 4</text:p>
          </table:table-cell>
          <table:table-cell table:style-name="Table16.D2" office:value-type="string">
            <text:p text:style-name="P273">forth</text:p>
          </table:table-cell>
        </table:table-row>
        <text:soft-page-break/>
        <table:table-row table:style-name="TableLine2233141985584">
          <table:table-cell table:style-name="Table16.A2" office:value-type="string">
            <text:p text:style-name="P56">4/</text:p>
          </table:table-cell>
          <table:table-cell table:style-name="Table16.A2" office:value-type="string">
            <text:p text:style-name="P273">( n1 -- n2 )</text:p>
          </table:table-cell>
          <table:table-cell table:style-name="Table16.A2" office:value-type="string">
            <text:p text:style-name="P273">n2 = n1 / 4</text:p>
          </table:table-cell>
          <table:table-cell table:style-name="Table16.D2" office:value-type="string">
            <text:p text:style-name="P273">forth</text:p>
          </table:table-cell>
        </table:table-row>
        <table:table-row table:style-name="TableLine2233141994288">
          <table:table-cell table:style-name="Table16.A2" office:value-type="string">
            <text:p text:style-name="P56">abs</text:p>
          </table:table-cell>
          <table:table-cell table:style-name="Table16.A2" office:value-type="string">
            <text:p text:style-name="P273">( n1 -- n2 )</text:p>
          </table:table-cell>
          <table:table-cell table:style-name="Table16.A2" office:value-type="string">
            <text:p text:style-name="P365">n2 is the absolute value of n1</text:p>
          </table:table-cell>
          <table:table-cell table:style-name="Table16.D2" office:value-type="string">
            <text:p text:style-name="P273">forth</text:p>
          </table:table-cell>
        </table:table-row>
        <table:table-row table:style-name="TableLine2233141986128">
          <table:table-cell table:style-name="Table16.A2" office:value-type="string">
            <text:p text:style-name="P63">max</text:p>
          </table:table-cell>
          <table:table-cell table:style-name="Table16.A2" office:value-type="string">
            <text:p text:style-name="P279">( n1 n2 -- n3 )</text:p>
          </table:table-cell>
          <table:table-cell table:style-name="Table16.A2" office:value-type="string">
            <text:p text:style-name="P279">n3 = the larger of n1 or n2</text:p>
          </table:table-cell>
          <table:table-cell table:style-name="Table16.D2" office:value-type="string">
            <text:p text:style-name="P279">forth</text:p>
          </table:table-cell>
        </table:table-row>
        <table:table-row table:style-name="TableLine2233141988576">
          <table:table-cell table:style-name="Table16.A2" office:value-type="string">
            <text:p text:style-name="P63">min</text:p>
          </table:table-cell>
          <table:table-cell table:style-name="Table16.A2" office:value-type="string">
            <text:p text:style-name="P279">( n1 n2 – n3 )</text:p>
          </table:table-cell>
          <table:table-cell table:style-name="Table16.A2" office:value-type="string">
            <text:p text:style-name="P279">n3 = the smaller of n1 or n2</text:p>
          </table:table-cell>
          <table:table-cell table:style-name="Table16.D2" office:value-type="string">
            <text:p text:style-name="P279">forth</text:p>
          </table:table-cell>
        </table:table-row>
        <table:table-row table:style-name="TableLine2233141989392">
          <table:table-cell table:style-name="Table16.A2" office:value-type="string">
            <text:p text:style-name="P56">mod</text:p>
          </table:table-cell>
          <table:table-cell table:style-name="Table16.A2" office:value-type="string">
            <text:p text:style-name="P273">( n1 n2 – n3 )</text:p>
          </table:table-cell>
          <table:table-cell table:style-name="Table16.A2" office:value-type="string">
            <text:p text:style-name="P273">Divide n1 by n2, giving the single-cell remainder n3</text:p>
          </table:table-cell>
          <table:table-cell table:style-name="Table16.D2" office:value-type="string">
            <text:p text:style-name="P273">forth</text:p>
          </table:table-cell>
        </table:table-row>
        <table:table-row table:style-name="TableLine2233141991024">
          <table:table-cell table:style-name="Table16.A2" office:value-type="string">
            <text:p text:style-name="P56">negate</text:p>
          </table:table-cell>
          <table:table-cell table:style-name="Table16.A2" office:value-type="string">
            <text:p text:style-name="P273">( n – -n )</text:p>
          </table:table-cell>
          <table:table-cell table:style-name="Table16.A2" office:value-type="string">
            <text:p text:style-name="P273">Two's complement of top of stack</text:p>
          </table:table-cell>
          <table:table-cell table:style-name="Table16.D2" office:value-type="string">
            <text:p text:style-name="P273">forth</text:p>
          </table:table-cell>
        </table:table-row>
        <table:table-row table:style-name="TableLine2233141991296">
          <table:table-cell table:style-name="Table16.A2" office:value-type="string">
            <text:p text:style-name="P56">U/MOD</text:p>
          </table:table-cell>
          <table:table-cell table:style-name="Table16.A2" office:value-type="string">
            <text:p text:style-name="P273">( u1 u2 -- rem quot )</text:p>
          </table:table-cell>
          <table:table-cell table:style-name="Table16.A2" office:value-type="string">
            <text:p text:style-name="P273">Unsigned division, leaving remainder and quotient</text:p>
          </table:table-cell>
          <table:table-cell table:style-name="Table16.D2" office:value-type="string">
            <text:p text:style-name="P273">forth</text:p>
          </table:table-cell>
        </table:table-row>
        <table:table-row table:style-name="TableLine2233141991568">
          <table:table-cell table:style-name="Table16.A2" office:value-type="string">
            <text:p text:style-name="P56">1+</text:p>
          </table:table-cell>
          <table:table-cell table:style-name="Table16.A2" office:value-type="string">
            <text:p text:style-name="P273">( n-- n+1 )</text:p>
          </table:table-cell>
          <table:table-cell table:style-name="Table16.A2" office:value-type="string">
            <text:p text:style-name="P273">increment value on the stack by 1 </text:p>
          </table:table-cell>
          <table:table-cell table:style-name="Table16.D2" office:value-type="string">
            <text:p text:style-name="P273">forth</text:p>
          </table:table-cell>
        </table:table-row>
        <table:table-row table:style-name="TableLine2233141993472">
          <table:table-cell table:style-name="Table16.A2" office:value-type="string">
            <text:p text:style-name="P56">1-</text:p>
          </table:table-cell>
          <table:table-cell table:style-name="Table16.A2" office:value-type="string">
            <text:p text:style-name="P273">( n-- n1- )</text:p>
          </table:table-cell>
          <table:table-cell table:style-name="Table16.A2" office:value-type="string">
            <text:p text:style-name="P273">decrement value on the stack by 1 </text:p>
          </table:table-cell>
          <table:table-cell table:style-name="Table16.D2" office:value-type="string">
            <text:p text:style-name="P273">forth</text:p>
          </table:table-cell>
        </table:table-row>
      </table:table>
      <text:p text:style-name="P49"/>
      <text:h text:style-name="Heading_20_1" text:outline-level="1">Memory</text:h>
      <text:p text:style-name="P439">ESP32forth stores numbers in little-endian format (the LS byte of the number is place at the lowest address in memory) <text:span text:style-name="T104">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2233141986944">
          <table:table-cell table:style-name="Table17.A1" office:value-type="string">
            <text:p text:style-name="P56">!</text:p>
          </table:table-cell>
          <table:table-cell table:style-name="Table17.A1" office:value-type="string">
            <text:p text:style-name="P116">( n addr --&gt; )</text:p>
          </table:table-cell>
          <table:table-cell table:style-name="Table17.A1" office:value-type="string">
            <text:p text:style-name="P116">store x at addr</text:p>
          </table:table-cell>
          <table:table-cell table:style-name="Table17.D1" office:value-type="string">
            <text:p text:style-name="P116">forth</text:p>
          </table:table-cell>
        </table:table-row>
        <table:table-row table:style-name="TableLine2233142009248">
          <table:table-cell table:style-name="Table17.A2" office:value-type="string">
            <text:p text:style-name="P56">@</text:p>
          </table:table-cell>
          <table:table-cell table:style-name="Table17.A2" office:value-type="string">
            <text:p text:style-name="P116">( addr --n )</text:p>
          </table:table-cell>
          <table:table-cell table:style-name="Table17.A2" office:value-type="string">
            <text:p text:style-name="P116">Retrieves the integer value n stored at address addr</text:p>
          </table:table-cell>
          <table:table-cell table:style-name="Table17.D2" office:value-type="string">
            <text:p text:style-name="P116">forth</text:p>
          </table:table-cell>
        </table:table-row>
        <table:table-row table:style-name="TableLine2233142009520">
          <table:table-cell table:style-name="Table17.A2" office:value-type="string">
            <text:p text:style-name="P56">+!</text:p>
          </table:table-cell>
          <table:table-cell table:style-name="Table17.A2" office:value-type="string">
            <text:p text:style-name="P116">( n addr -- )</text:p>
          </table:table-cell>
          <table:table-cell table:style-name="Table17.A2" office:value-type="string">
            <text:p text:style-name="P116">Increments the content of a variable by the value n</text:p>
          </table:table-cell>
          <table:table-cell table:style-name="Table17.D2" office:value-type="string">
            <text:p text:style-name="P116">forth</text:p>
          </table:table-cell>
        </table:table-row>
        <table:table-row table:style-name="TableLine2233141999728">
          <table:table-cell table:style-name="Table17.A2" office:value-type="string">
            <text:p text:style-name="P364">+to</text:p>
          </table:table-cell>
          <table:table-cell table:style-name="Table17.A2" office:value-type="string">
            <text:p text:style-name="P116">( n "valuename" -- )</text:p>
          </table:table-cell>
          <table:table-cell table:style-name="Table17.A2" office:value-type="string">
            <text:p text:style-name="P116">Adds n to the value whose name follows in the input stream e.g.<text:line-break/>2 value myvalue \ define a value called myvalue = 2<text:line-break/>3 +to myvalue \ myvalue now equals 5</text:p>
          </table:table-cell>
          <table:table-cell table:style-name="Table17.D2" office:value-type="string">
            <text:p text:style-name="P116">forth</text:p>
          </table:table-cell>
        </table:table-row>
        <table:table-row table:style-name="TableLine2233142004896">
          <table:table-cell table:style-name="Table17.A2" office:value-type="string">
            <text:p text:style-name="P364">to</text:p>
          </table:table-cell>
          <table:table-cell table:style-name="Table17.A2" office:value-type="string">
            <text:p text:style-name="P116">( n -- )</text:p>
          </table:table-cell>
          <table:table-cell table:style-name="Table17.A2" office:value-type="string">
            <text:p text:style-name="P116">Change a value e.g.<text:line-break/>10 value myvalue \ set up myvalue = 10<text:line-break/>5 to myvalue \ myvalue now returns 5</text:p>
          </table:table-cell>
          <table:table-cell table:style-name="Table17.D2" office:value-type="string">
            <text:p text:style-name="P116">forth</text:p>
          </table:table-cell>
        </table:table-row>
        <table:table-row table:style-name="TableLine2233142014960">
          <table:table-cell table:style-name="Table17.A2" office:value-type="string">
            <text:p text:style-name="P56">2!</text:p>
          </table:table-cell>
          <table:table-cell table:style-name="Table17.A2" office:value-type="string">
            <text:p text:style-name="P116">( n1 n2 addr --&gt; )</text:p>
          </table:table-cell>
          <table:table-cell table:style-name="Table17.A2" office:value-type="string">
            <text:p text:style-name="P116">store n1, n2 as a 64 bit value at addr</text:p>
          </table:table-cell>
          <table:table-cell table:style-name="Table17.D2" office:value-type="string">
            <text:p text:style-name="P116">forth</text:p>
          </table:table-cell>
        </table:table-row>
        <table:table-row table:style-name="TableLine2233142001360">
          <table:table-cell table:style-name="Table17.A2" office:value-type="string">
            <text:p text:style-name="P56">2@</text:p>
          </table:table-cell>
          <table:table-cell table:style-name="Table17.A2" office:value-type="string">
            <text:p text:style-name="P116">( addr --n1 n2 )</text:p>
          </table:table-cell>
          <table:table-cell table:style-name="Table17.A2" office:value-type="string">
            <text:p text:style-name="P116">read n1, n2 as a 64 bit value from addr</text:p>
          </table:table-cell>
          <table:table-cell table:style-name="Table17.D2" office:value-type="string">
            <text:p text:style-name="P116">forth</text:p>
          </table:table-cell>
        </table:table-row>
        <table:table-row table:style-name="TableLine2233142009792">
          <table:table-cell table:style-name="Table17.A2" office:value-type="string">
            <text:p text:style-name="P56">C!</text:p>
          </table:table-cell>
          <table:table-cell table:style-name="Table17.A2" office:value-type="string">
            <text:p text:style-name="P116">( c addr --&gt; )</text:p>
          </table:table-cell>
          <table:table-cell table:style-name="Table17.A2" office:value-type="string">
            <text:p text:style-name="P116">store byte c at addr</text:p>
          </table:table-cell>
          <table:table-cell table:style-name="Table17.D2" office:value-type="string">
            <text:p text:style-name="P116">forth</text:p>
          </table:table-cell>
        </table:table-row>
        <table:table-row table:style-name="TableLine2233142008432">
          <table:table-cell table:style-name="Table17.A2" office:value-type="string">
            <text:p text:style-name="P56">C@</text:p>
          </table:table-cell>
          <table:table-cell table:style-name="Table17.A2" office:value-type="string">
            <text:p text:style-name="P116">( addr --c )</text:p>
          </table:table-cell>
          <table:table-cell table:style-name="Table17.A2" office:value-type="string">
            <text:p text:style-name="P116">read byte c from addr</text:p>
          </table:table-cell>
          <table:table-cell table:style-name="Table17.D2" office:value-type="string">
            <text:p text:style-name="P116">forth</text:p>
          </table:table-cell>
        </table:table-row>
        <table:table-row table:style-name="TableLine2233142011968">
          <table:table-cell table:style-name="Table17.A2" office:value-type="string">
            <text:p text:style-name="P56">allocate</text:p>
          </table:table-cell>
          <table:table-cell table:style-name="Table17.A2" office:value-type="string">
            <text:p text:style-name="P116">( n -- a ior )</text:p>
          </table:table-cell>
          <table:table-cell table:style-name="Table17.A2" office:value-type="string">
            <text:p text:style-name="P116">reserve a memory chunk of n bytes, returns the start address, ior=true if successful, else false - <text:soft-page-break/>see also free and resize</text:p>
          </table:table-cell>
          <table:table-cell table:style-name="Table17.D2" office:value-type="string">
            <text:p text:style-name="P116">forth</text:p>
          </table:table-cell>
        </table:table-row>
        <table:table-row table:style-name="TableLine2233142013056">
          <table:table-cell table:style-name="Table17.A2" office:value-type="string">
            <text:p text:style-name="P85">blank</text:p>
          </table:table-cell>
          <table:table-cell table:style-name="Table17.A2" office:value-type="string">
            <text:p text:style-name="P221">( addr n – )</text:p>
          </table:table-cell>
          <table:table-cell table:style-name="Table17.A2" office:value-type="string">
            <text:p text:style-name="P220">Fill block starting at addr for n bytes with <text:span text:style-name="T174">$20</text:span></text:p>
          </table:table-cell>
          <table:table-cell table:style-name="Table17.D2" office:value-type="string">
            <text:p text:style-name="P116"/>
          </table:table-cell>
        </table:table-row>
        <table:table-row table:style-name="TableLine2233142003536">
          <table:table-cell table:style-name="Table17.A2" office:value-type="string">
            <text:p text:style-name="P56">cell/</text:p>
          </table:table-cell>
          <table:table-cell table:style-name="Table17.A2" office:value-type="string">
            <text:p text:style-name="P116">( n1 -- n2 )</text:p>
          </table:table-cell>
          <table:table-cell table:style-name="Table17.A2" office:value-type="string">
            <text:p text:style-name="P116">n2 = n1 / 4</text:p>
          </table:table-cell>
          <table:table-cell table:style-name="Table17.D2" office:value-type="string">
            <text:p text:style-name="P116">forth</text:p>
          </table:table-cell>
        </table:table-row>
        <table:table-row table:style-name="TableLine2233141999456">
          <table:table-cell table:style-name="Table17.A2" office:value-type="string">
            <text:p text:style-name="P56">cell+</text:p>
          </table:table-cell>
          <table:table-cell table:style-name="Table17.A2" office:value-type="string">
            <text:p text:style-name="P116">( n1 -- n2 )</text:p>
          </table:table-cell>
          <table:table-cell table:style-name="Table17.A2" office:value-type="string">
            <text:p text:style-name="P116">n2 = n1 + 4</text:p>
          </table:table-cell>
          <table:table-cell table:style-name="Table17.D2" office:value-type="string">
            <text:p text:style-name="P116">forth</text:p>
          </table:table-cell>
        </table:table-row>
        <table:table-row table:style-name="TableLine2233142008704">
          <table:table-cell table:style-name="Table17.A2" office:value-type="string">
            <text:p text:style-name="P56">cells</text:p>
          </table:table-cell>
          <table:table-cell table:style-name="Table17.A2" office:value-type="string">
            <text:p text:style-name="P116">( <text:span text:style-name="T139">n </text:span>– <text:span text:style-name="T139">n*</text:span>4)</text:p>
          </table:table-cell>
          <table:table-cell table:style-name="Table17.A2" office:value-type="string">
            <text:p text:style-name="P187">Conversion, cells to bytes</text:p>
          </table:table-cell>
          <table:table-cell table:style-name="Table17.D2" office:value-type="string">
            <text:p text:style-name="P116">forth</text:p>
          </table:table-cell>
        </table:table-row>
        <table:table-row table:style-name="TableLine2233142007072">
          <table:table-cell table:style-name="Table17.A2" office:value-type="string">
            <text:p text:style-name="P56">cmove</text:p>
          </table:table-cell>
          <table:table-cell table:style-name="Table17.A2" office:value-type="string">
            <text:p text:style-name="P116">( addr1 addr2 n -- )</text:p>
          </table:table-cell>
          <table:table-cell table:style-name="Table17.A2" office:value-type="string">
            <text:p text:style-name="P116">move n bytes from addr1 to addr2, starting at addr1 and proceeding toward high memory</text:p>
          </table:table-cell>
          <table:table-cell table:style-name="Table17.D2" office:value-type="string">
            <text:p text:style-name="P116">forth</text:p>
          </table:table-cell>
        </table:table-row>
        <table:table-row table:style-name="TableLine2233142003264">
          <table:table-cell table:style-name="Table17.A2" office:value-type="string">
            <text:p text:style-name="P56">cmove&gt;</text:p>
          </table:table-cell>
          <table:table-cell table:style-name="Table17.A2" office:value-type="string">
            <text:p text:style-name="P116">( addr1 addr2 n -- )</text:p>
          </table:table-cell>
          <table:table-cell table:style-name="Table17.A2" office:value-type="string">
            <text:p text:style-name="P116">copy n bytes from memory starting at addr1 to that starting at addr2, proceeding from higher addresses to lower addresses</text:p>
          </table:table-cell>
          <table:table-cell table:style-name="Table17.D2" office:value-type="string">
            <text:p text:style-name="P116">forth</text:p>
          </table:table-cell>
        </table:table-row>
        <table:table-row table:style-name="TableLine2233142004624">
          <table:table-cell table:style-name="Table17.A2" office:value-type="string">
            <text:p text:style-name="P84">erase</text:p>
          </table:table-cell>
          <table:table-cell table:style-name="Table17.A2" office:value-type="string">
            <text:p text:style-name="P219">( addr n – )</text:p>
          </table:table-cell>
          <table:table-cell table:style-name="Table17.A2" office:value-type="string">
            <text:p text:style-name="P219">Fill block starting at addr for n bytes with <text:span text:style-name="T174">$00</text:span></text:p>
          </table:table-cell>
          <table:table-cell table:style-name="Table17.D2" office:value-type="string">
            <text:p text:style-name="P135">forth</text:p>
          </table:table-cell>
        </table:table-row>
        <table:table-row table:style-name="TableLine2233142001904">
          <table:table-cell table:style-name="Table17.A2" office:value-type="string">
            <text:p text:style-name="P56">fill</text:p>
          </table:table-cell>
          <table:table-cell table:style-name="Table17.A2" office:value-type="string">
            <text:p text:style-name="P116">( addr n c )</text:p>
          </table:table-cell>
          <table:table-cell table:style-name="Table17.A2" office:value-type="string">
            <text:p text:style-name="P116">fill memory from addr for n bytes with byte c</text:p>
          </table:table-cell>
          <table:table-cell table:style-name="Table17.D2" office:value-type="string">
            <text:p text:style-name="P116">forth</text:p>
          </table:table-cell>
        </table:table-row>
        <table:table-row table:style-name="TableLine2233142002176">
          <table:table-cell table:style-name="Table17.A2" office:value-type="string">
            <text:p text:style-name="P56">free</text:p>
          </table:table-cell>
          <table:table-cell table:style-name="Table17.A2" office:value-type="string">
            <text:p text:style-name="P116">( a -- )</text:p>
          </table:table-cell>
          <table:table-cell table:style-name="Table17.A2" office:value-type="string">
            <text:p text:style-name="P116">free memory previously reserved allocate - see also resize</text:p>
          </table:table-cell>
          <table:table-cell table:style-name="Table17.D2" office:value-type="string">
            <text:p text:style-name="P116">forth</text:p>
          </table:table-cell>
        </table:table-row>
        <table:table-row table:style-name="TableLine2233141998640">
          <table:table-cell table:style-name="Table17.A2" office:value-type="string">
            <text:p text:style-name="P56">L!</text:p>
          </table:table-cell>
          <table:table-cell table:style-name="Table17.A2" office:value-type="string">
            <text:p text:style-name="P116">( n addr -- )</text:p>
          </table:table-cell>
          <table:table-cell table:style-name="Table17.A2" office:value-type="string">
            <text:p text:style-name="P116">write n to addr in real ESP32 memory space </text:p>
          </table:table-cell>
          <table:table-cell table:style-name="Table17.D2" office:value-type="string">
            <text:p text:style-name="P116">forth</text:p>
          </table:table-cell>
        </table:table-row>
        <table:table-row table:style-name="TableLine2233141999184">
          <table:table-cell table:style-name="Table17.A2" office:value-type="string">
            <text:p text:style-name="P56">resize</text:p>
          </table:table-cell>
          <table:table-cell table:style-name="Table17.A2" office:value-type="string">
            <text:p text:style-name="P116">( a n -- a ior )</text:p>
          </table:table-cell>
          <table:table-cell table:style-name="Table17.A2" office:value-type="string">
            <text:p text:style-name="P116">ior=true if a memory chunk reserved with MALLOC resized to n bytes correctly, else ior=false - see also allocate and free. <text:span text:style-name="T172">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6">forth</text:p>
          </table:table-cell>
        </table:table-row>
        <table:table-row table:style-name="TableLine2233141998912">
          <table:table-cell table:style-name="Table17.A2" office:value-type="string">
            <text:p text:style-name="P56"><text:span text:style-name="T173">S</text:span>L@</text:p>
          </table:table-cell>
          <table:table-cell table:style-name="Table17.A2" office:value-type="string">
            <text:p text:style-name="P116">( addr --n )</text:p>
          </table:table-cell>
          <table:table-cell table:style-name="Table17.A2" office:value-type="string">
            <text:p text:style-name="P116">read <text:span text:style-name="T173">signed long </text:span>n from real ESP32 memory space</text:p>
          </table:table-cell>
          <table:table-cell table:style-name="Table17.D2" office:value-type="string">
            <text:p text:style-name="P116">forth</text:p>
          </table:table-cell>
        </table:table-row>
        <table:table-row table:style-name="TableLine2233142010608">
          <table:table-cell table:style-name="Table17.A2" office:value-type="string">
            <text:p text:style-name="P82">SW@</text:p>
          </table:table-cell>
          <table:table-cell table:style-name="Table17.A2" office:value-type="string">
            <text:p text:style-name="P217">( addr – sw )</text:p>
          </table:table-cell>
          <table:table-cell table:style-name="Table17.A2" office:value-type="string">
            <text:p text:style-name="P217">Read signed word from real ESP32 memory space</text:p>
          </table:table-cell>
          <table:table-cell table:style-name="Table17.D2" office:value-type="string">
            <text:p text:style-name="P217">forth</text:p>
          </table:table-cell>
        </table:table-row>
        <table:table-row table:style-name="TableLine2233142004080">
          <table:table-cell table:style-name="Table17.A2" office:value-type="string">
            <text:p text:style-name="P82">UL@</text:p>
          </table:table-cell>
          <table:table-cell table:style-name="Table17.A2" office:value-type="string">
            <text:p text:style-name="P116">( addr --<text:span text:style-name="T173">u</text:span> )</text:p>
          </table:table-cell>
          <table:table-cell table:style-name="Table17.A2" office:value-type="string">
            <text:p text:style-name="P134">read <text:span text:style-name="T173">unsigned long u</text:span> from real ESP32 memory space</text:p>
          </table:table-cell>
          <table:table-cell table:style-name="Table17.D2" office:value-type="string">
            <text:p text:style-name="P217">forth</text:p>
          </table:table-cell>
        </table:table-row>
        <table:table-row table:style-name="TableLine2233142005168">
          <table:table-cell table:style-name="Table17.A2" office:value-type="string">
            <text:p text:style-name="P82">UW@</text:p>
          </table:table-cell>
          <table:table-cell table:style-name="Table17.A2" office:value-type="string">
            <text:p text:style-name="P217">( addr – uw )</text:p>
          </table:table-cell>
          <table:table-cell table:style-name="Table17.A2" office:value-type="string">
            <text:p text:style-name="P217">Read unsigned word uw from real ESP32 memory space</text:p>
          </table:table-cell>
          <table:table-cell table:style-name="Table17.D2" office:value-type="string">
            <text:p text:style-name="P217">forth</text:p>
          </table:table-cell>
        </table:table-row>
        <table:table-row table:style-name="TableLine2233142014144">
          <table:table-cell table:style-name="Table17.A2" office:value-type="string">
            <text:p text:style-name="P82">W!</text:p>
          </table:table-cell>
          <table:table-cell table:style-name="Table17.A2" office:value-type="string">
            <text:p text:style-name="P217">( w addr – )</text:p>
          </table:table-cell>
          <table:table-cell table:style-name="Table17.A2" office:value-type="string">
            <text:p text:style-name="P217">Store word w at address addr</text:p>
          </table:table-cell>
          <table:table-cell table:style-name="Table17.D2" office:value-type="string">
            <text:p text:style-name="P217">forth</text:p>
          </table:table-cell>
        </table:table-row>
      </table:table>
      <text:p text:style-name="P51"/>
      <text:h text:style-name="Heading_20_1"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2233141998368">
          <table:table-cell table:style-name="Table18.A1" office:value-type="string">
            <text:p text:style-name="P56">?</text:p>
          </table:table-cell>
          <table:table-cell table:style-name="Table18.A1" office:value-type="string">
            <text:p text:style-name="P116">( addr -- )</text:p>
          </table:table-cell>
          <table:table-cell table:style-name="Table18.A1" office:value-type="string">
            <text:p text:style-name="P116">display value at addr</text:p>
          </table:table-cell>
          <table:table-cell table:style-name="Table18.D1" office:value-type="string">
            <text:p text:style-name="P116">forth</text:p>
          </table:table-cell>
        </table:table-row>
        <table:table-row table:style-name="TableLine2233142002448">
          <table:table-cell table:style-name="Table18.A2" office:value-type="string">
            <text:p text:style-name="P56">.</text:p>
          </table:table-cell>
          <table:table-cell table:style-name="Table18.A2" office:value-type="string">
            <text:p text:style-name="P116">( n – )</text:p>
          </table:table-cell>
          <table:table-cell table:style-name="Table18.A2" office:value-type="string">
            <text:p text:style-name="P116">display top of stack</text:p>
          </table:table-cell>
          <table:table-cell table:style-name="Table18.D2" office:value-type="string">
            <text:p text:style-name="P116">forth</text:p>
          </table:table-cell>
        </table:table-row>
        <table:table-row table:style-name="TableLine2233142005440">
          <table:table-cell table:style-name="Table18.A2" office:value-type="string">
            <text:p text:style-name="P56">#</text:p>
          </table:table-cell>
          <table:table-cell table:style-name="Table18.A2" office:value-type="string">
            <text:p text:style-name="P116">( u<text:span text:style-name="T204">1</text:span> -- u2 )</text:p>
          </table:table-cell>
          <table:table-cell table:style-name="Table18.A2" office:value-type="string">
            <text:p text:style-name="P116">Convert next digit of u1 and HOLD it</text:p>
          </table:table-cell>
          <table:table-cell table:style-name="Table18.D2" office:value-type="string">
            <text:p text:style-name="P116">forth</text:p>
          </table:table-cell>
        </table:table-row>
        <table:table-row table:style-name="TableLine2233142010880">
          <table:table-cell table:style-name="Table18.A2" office:value-type="string">
            <text:p text:style-name="P56">#&gt;</text:p>
          </table:table-cell>
          <table:table-cell table:style-name="Table18.A2" office:value-type="string">
            <text:p text:style-name="P116">( u -- addr n )</text:p>
          </table:table-cell>
          <table:table-cell table:style-name="Table18.A2" office:value-type="string">
            <text:p text:style-name="P116">Drop u and prepare string for TYPE</text:p>
          </table:table-cell>
          <table:table-cell table:style-name="Table18.D2" office:value-type="string">
            <text:p text:style-name="P116">forth</text:p>
          </table:table-cell>
        </table:table-row>
        <table:table-row table:style-name="TableLine2233142001088">
          <table:table-cell table:style-name="Table18.A2" office:value-type="string">
            <text:p text:style-name="P56">#s</text:p>
          </table:table-cell>
          <table:table-cell table:style-name="Table18.A2" office:value-type="string">
            <text:p text:style-name="P116">( u -- 0 )</text:p>
          </table:table-cell>
          <table:table-cell table:style-name="Table18.A2" office:value-type="string">
            <text:p text:style-name="P116">Convert and HOLD all remaining significant <text:soft-page-break/>digits</text:p>
          </table:table-cell>
          <table:table-cell table:style-name="Table18.D2" office:value-type="string">
            <text:p text:style-name="P116">forth</text:p>
          </table:table-cell>
        </table:table-row>
        <table:table-row table:style-name="TableLine2233142002720">
          <table:table-cell table:style-name="Table18.A2" office:value-type="string">
            <text:p text:style-name="P56">&lt;#</text:p>
          </table:table-cell>
          <table:table-cell table:style-name="Table18.A2" office:value-type="string">
            <text:p text:style-name="P116">( -- )</text:p>
          </table:table-cell>
          <table:table-cell table:style-name="Table18.A2" office:value-type="string">
            <text:p text:style-name="P116">Begin a formatted number conversion</text:p>
          </table:table-cell>
          <table:table-cell table:style-name="Table18.D2" office:value-type="string">
            <text:p text:style-name="P116">forth</text:p>
          </table:table-cell>
        </table:table-row>
        <table:table-row table:style-name="TableLine2233142002992">
          <table:table-cell table:style-name="Table18.A2" office:value-type="string">
            <text:p text:style-name="P56">base</text:p>
          </table:table-cell>
          <table:table-cell table:style-name="Table18.A2" office:value-type="string">
            <text:p text:style-name="P116">( -- addr )</text:p>
          </table:table-cell>
          <table:table-cell table:style-name="Table18.A2" office:value-type="string">
            <text:p text:style-name="P116">Stores the current number display base - defaults to 10 decimal</text:p>
          </table:table-cell>
          <table:table-cell table:style-name="Table18.D2" office:value-type="string">
            <text:p text:style-name="P116">forth</text:p>
          </table:table-cell>
        </table:table-row>
        <table:table-row table:style-name="TableLine2233142005712">
          <table:table-cell table:style-name="Table18.A2" office:value-type="string">
            <text:p text:style-name="P56">binary</text:p>
          </table:table-cell>
          <table:table-cell table:style-name="Table18.A2" office:value-type="string">
            <text:p text:style-name="P116">( – )</text:p>
          </table:table-cell>
          <table:table-cell table:style-name="Table18.A2" office:value-type="string">
            <text:p text:style-name="P116">Set current number base to 2 decimal</text:p>
          </table:table-cell>
          <table:table-cell table:style-name="Table18.D2" office:value-type="string">
            <text:p text:style-name="P116">forth</text:p>
          </table:table-cell>
        </table:table-row>
        <table:table-row table:style-name="TableLine2233142007888">
          <table:table-cell table:style-name="Table18.A2" office:value-type="string">
            <text:p text:style-name="P56">decimal</text:p>
          </table:table-cell>
          <table:table-cell table:style-name="Table18.A2" office:value-type="string">
            <text:p text:style-name="P116">( – )</text:p>
          </table:table-cell>
          <table:table-cell table:style-name="Table18.A2" office:value-type="string">
            <text:p text:style-name="P116">Set current number base to 10 decimal</text:p>
          </table:table-cell>
          <table:table-cell table:style-name="Table18.D2" office:value-type="string">
            <text:p text:style-name="P116">forth</text:p>
          </table:table-cell>
        </table:table-row>
        <table:table-row table:style-name="TableLine2233142012240">
          <table:table-cell table:style-name="Table18.A2" office:value-type="string">
            <text:p text:style-name="P56">extract</text:p>
          </table:table-cell>
          <table:table-cell table:style-name="Table18.A2" office:value-type="string">
            <text:p text:style-name="P116">( n base -- n c )</text:p>
          </table:table-cell>
          <table:table-cell table:style-name="Table18.A2" office:value-type="string">
            <text:p text:style-name="P116">extracts the least significant digit from a number n. n is divided by the radix in BASE and returned on the stack</text:p>
          </table:table-cell>
          <table:table-cell table:style-name="Table18.D2" office:value-type="string">
            <text:p text:style-name="P116">forth</text:p>
          </table:table-cell>
        </table:table-row>
        <table:table-row table:style-name="TableLine2233142005984">
          <table:table-cell table:style-name="Table18.A2" office:value-type="string">
            <text:p text:style-name="P56">hex</text:p>
          </table:table-cell>
          <table:table-cell table:style-name="Table18.A2" office:value-type="string">
            <text:p text:style-name="P116">( – )</text:p>
          </table:table-cell>
          <table:table-cell table:style-name="Table18.A2" office:value-type="string">
            <text:p text:style-name="P116">Set current number base to 16 decimal</text:p>
          </table:table-cell>
          <table:table-cell table:style-name="Table18.D2" office:value-type="string">
            <text:p text:style-name="P116">forth</text:p>
          </table:table-cell>
        </table:table-row>
        <table:table-row table:style-name="TableLine2233142006528">
          <table:table-cell table:style-name="Table18.A2" office:value-type="string">
            <text:p text:style-name="P56">hold</text:p>
          </table:table-cell>
          <table:table-cell table:style-name="Table18.A2" office:value-type="string">
            <text:p text:style-name="P116">( c -- )</text:p>
          </table:table-cell>
          <table:table-cell table:style-name="Table18.A2" office:value-type="string">
            <text:p text:style-name="P116">Insert character into formatted string</text:p>
          </table:table-cell>
          <table:table-cell table:style-name="Table18.D2" office:value-type="string">
            <text:p text:style-name="P116">forth</text:p>
          </table:table-cell>
        </table:table-row>
        <table:table-row table:style-name="TableLine2233142006256">
          <table:table-cell table:style-name="Table18.A2" office:value-type="string">
            <text:p text:style-name="P56">n.</text:p>
          </table:table-cell>
          <table:table-cell table:style-name="Table18.A2" office:value-type="string">
            <text:p text:style-name="P116">( n -- )</text:p>
          </table:table-cell>
          <table:table-cell table:style-name="Table18.A2" office:value-type="string">
            <text:p text:style-name="P116">display n in decimal, regardless of current number base</text:p>
          </table:table-cell>
          <table:table-cell table:style-name="Table18.D2" office:value-type="string">
            <text:p text:style-name="P116">forth</text:p>
          </table:table-cell>
        </table:table-row>
        <table:table-row table:style-name="TableLine2233142013328">
          <table:table-cell table:style-name="Table18.A2" office:value-type="string">
            <text:p text:style-name="P56">octal</text:p>
          </table:table-cell>
          <table:table-cell table:style-name="Table18.A2" office:value-type="string">
            <text:p text:style-name="P116">( -- )</text:p>
          </table:table-cell>
          <table:table-cell table:style-name="Table18.A2" office:value-type="string">
            <text:p text:style-name="P116">Set current number base to 8 decimal</text:p>
          </table:table-cell>
          <table:table-cell table:style-name="Table18.D2" office:value-type="string">
            <text:p text:style-name="P116">forth</text:p>
          </table:table-cell>
        </table:table-row>
        <table:table-row table:style-name="TableLine2233142006800">
          <table:table-cell table:style-name="Table18.A2" office:value-type="string">
            <text:p text:style-name="P56">pad</text:p>
          </table:table-cell>
          <table:table-cell table:style-name="Table18.A2" office:value-type="string">
            <text:p text:style-name="P116">( -- addr )</text:p>
          </table:table-cell>
          <table:table-cell table:style-name="Table18.A2" office:value-type="string">
            <text:p text:style-name="P116">returns the address of the text buffer where numbers are constructed and text strings are stored temporarily</text:p>
          </table:table-cell>
          <table:table-cell table:style-name="Table18.D2" office:value-type="string">
            <text:p text:style-name="P116">forth</text:p>
          </table:table-cell>
        </table:table-row>
        <table:table-row table:style-name="TableLine2233142007344">
          <table:table-cell table:style-name="Table18.A2" office:value-type="string">
            <text:p text:style-name="P56">sign</text:p>
          </table:table-cell>
          <table:table-cell table:style-name="Table18.A2" office:value-type="string">
            <text:p text:style-name="P116">(n -- )</text:p>
          </table:table-cell>
          <table:table-cell table:style-name="Table18.A2" office:value-type="string">
            <text:p text:style-name="P116">HOLD minus sign only if n is negative</text:p>
          </table:table-cell>
          <table:table-cell table:style-name="Table18.D2" office:value-type="string">
            <text:p text:style-name="P116">forth</text:p>
          </table:table-cell>
        </table:table-row>
        <table:table-row table:style-name="TableLine2233142008976">
          <table:table-cell table:style-name="Table18.A2" office:value-type="string">
            <text:p text:style-name="P56">u.</text:p>
          </table:table-cell>
          <table:table-cell table:style-name="Table18.A2" office:value-type="string">
            <text:p text:style-name="P116">( <text:span text:style-name="T203">u</text:span> -- )</text:p>
          </table:table-cell>
          <table:table-cell table:style-name="Table18.A2" office:value-type="string">
            <text:p text:style-name="P116">Display <text:span text:style-name="T203">u</text:span> <text:span text:style-name="T203">unsigned </text:span>in the current number base</text:p>
          </table:table-cell>
          <table:table-cell table:style-name="Table18.D2" office:value-type="string">
            <text:p text:style-name="P116">forth</text:p>
          </table:table-cell>
        </table:table-row>
        <table:table-row table:style-name="TableLine2233142012512">
          <table:table-cell table:style-name="Table18.A2" office:value-type="string">
            <text:p text:style-name="P98">f.</text:p>
          </table:table-cell>
          <table:table-cell table:style-name="Table18.A2" office:value-type="string">
            <text:p text:style-name="P233">( r – )</text:p>
          </table:table-cell>
          <table:table-cell table:style-name="Table18.A2" office:value-type="string">
            <text:p text:style-name="P116"/>
          </table:table-cell>
          <table:table-cell table:style-name="Table18.D2" office:value-type="string">
            <text:p text:style-name="P233">forth</text:p>
          </table:table-cell>
        </table:table-row>
      </table:table>
      <text:p text:style-name="P51"/>
      <text:p text:style-name="P473"/>
      <table:table table:name="Table97" table:style-name="Table97">
        <table:table-column table:style-name="Table97.A"/>
        <table:table-column table:style-name="Table97.B"/>
        <table:table-column table:style-name="Table97.C"/>
        <table:table-row table:style-name="TableLine2233142011152">
          <table:table-cell table:style-name="Table97.A1" office:value-type="string">
            <text:p text:style-name="P27"><text:span text:style-name="T52">Formatted Number Conversion</text:span><text:span text:style-name="T49">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398"><text:span text:style-name="T26">Demonstrates </text:span><text:span text:style-name="T27">printing numbers in special formats</text:span></text:p>
          </table:table-cell>
        </table:table-row>
        <table:table-row table:style-name="TableLine2233142017136">
          <table:table-cell table:style-name="Table97.A1" table:number-columns-spanned="3" office:value-type="string">
            <text:p text:style-name="P346">: dollars.</text:p>
            <text:p text:style-name="P346">dup abs <text:s text:c="46"/>\ duplicate and take absolute value </text:p>
            <text:p text:style-name="P346">&lt;# # # <text:s text:c="49"/>\ start the formatted number conversion and convert the cents</text:p>
            <text:p text:style-name="P346">46 hold <text:s text:c="47"/>\ insert a decimal point character</text:p>
            <text:p text:style-name="P346">#s <text:s text:c="55"/>\ convert the dollars </text:p>
            <text:p text:style-name="P346">36 hold <text:s text:c="47"/>\ add a $ character</text:p>
            <text:p text:style-name="P346">swap sign <text:s text:c="43"/>\ if the number is <text:span text:style-name="T205">negat</text:span>ve, add a - character </text:p>
            <text:p text:style-name="P346">#&gt; type ; <text:s text:c="45"/>\ complete the formatted number conversion</text:p>
            <text:p text:style-name="P346"/>
            <text:p text:style-name="P346">--&gt; 123456 dollars.</text:p>
            <text:p text:style-name="P346">$1234.56 ok</text:p>
            <text:p text:style-name="P346">--&gt; -123456 dollars.</text:p>
            <text:p text:style-name="P346">-$1234.56 ok</text:p>
          </table:table-cell>
          <table:covered-table-cell/>
          <table:covered-table-cell/>
        </table:table-row>
      </table:table>
      <text:p text:style-name="Standard"/>
      <text:h text:style-name="P489" text:outline-level="1">OLED display</text:h>
      <text:p text:style-name="P445">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2233142026928">
          <table:table-cell table:style-name="Table36.A1" table:number-columns-spanned="2" office:value-type="string">
            <text:p text:style-name="P61">#define ENABLE_OLED_SUPPORT</text:p>
          </table:table-cell>
          <table:covered-table-cell/>
          <table:table-cell table:style-name="Table36.A1" office:value-type="string">
            <text:p text:style-name="P124">#define ENABLE_OLED_SUPPORT to activate the lib.</text:p>
          </table:table-cell>
          <table:table-cell table:style-name="Table36.A1" office:value-type="string">
            <text:p text:style-name="P176"/>
          </table:table-cell>
        </table:table-row>
        <table:table-row table:style-name="TableLine2233142017408">
          <table:table-cell table:style-name="Table36.A1" table:number-columns-spanned="2" office:value-type="string">
            <text:p text:style-name="P61"># include &lt;Adafruit_GFX.h&gt;</text:p>
          </table:table-cell>
          <table:covered-table-cell/>
          <table:table-cell table:style-name="Table36.A1" office:value-type="string">
            <text:p text:style-name="P124">install in your system the Adafruit libraries</text:p>
          </table:table-cell>
          <table:table-cell table:style-name="Table36.A1" office:value-type="string">
            <text:p text:style-name="P176"/>
          </table:table-cell>
        </table:table-row>
        <table:table-row table:style-name="TableLine2233142028560">
          <table:table-cell table:style-name="Table36.A1" table:number-columns-spanned="2" office:value-type="string">
            <text:p text:style-name="P61"># include &lt;Adafruit_SSD1306.h&gt;</text:p>
          </table:table-cell>
          <table:covered-table-cell/>
          <table:table-cell table:style-name="Table36.A1" office:value-type="string">
            <text:p text:style-name="P124">install in your system the Adafruit libraries</text:p>
          </table:table-cell>
          <table:table-cell table:style-name="Table36.A1" office:value-type="string">
            <text:p text:style-name="P176"/>
          </table:table-cell>
        </table:table-row>
        <table:table-row table:style-name="TableLine2233142028288">
          <table:table-cell table:style-name="Table36.A4" table:number-columns-spanned="2" office:value-type="string">
            <text:p text:style-name="P61"/>
          </table:table-cell>
          <table:covered-table-cell/>
          <table:table-cell table:style-name="Table36.A4" office:value-type="string">
            <text:p text:style-name="P124"/>
          </table:table-cell>
          <table:table-cell table:style-name="Table36.A4" office:value-type="string">
            <text:p text:style-name="P176"/>
          </table:table-cell>
        </table:table-row>
        <table:table-row table:style-name="TableLine2233142028016">
          <table:table-cell table:style-name="Table36.A5" office:value-type="string">
            <text:p text:style-name="P61">OledInit</text:p>
          </table:table-cell>
          <table:table-cell table:style-name="Table36.A5" office:value-type="string">
            <text:p text:style-name="P124">( -- )</text:p>
          </table:table-cell>
          <table:table-cell table:style-name="Table36.C5" office:value-type="string">
            <text:p text:style-name="P124">initialize the display to accept commands</text:p>
          </table:table-cell>
          <table:table-cell table:style-name="Table36.D5" office:value-type="string">
            <text:p text:style-name="P124">oled</text:p>
          </table:table-cell>
        </table:table-row>
        <table:table-row table:style-name="TableLine2233142019040">
          <table:table-cell table:style-name="Table36.C5" office:value-type="string">
            <text:p text:style-name="P61">OledDelete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2233142022304">
          <table:table-cell table:style-name="Table36.C5" office:value-type="string">
            <text:p text:style-name="P61">OledBegin </text:p>
          </table:table-cell>
          <table:table-cell table:style-name="Table36.C5" office:value-type="string">
            <text:p text:style-name="P124">( n -- a )</text:p>
          </table:table-cell>
          <table:table-cell table:style-name="Table36.C5" office:value-type="string">
            <text:p text:style-name="P124">initialization</text:p>
          </table:table-cell>
          <table:table-cell table:style-name="Table36.D5" office:value-type="string">
            <text:p text:style-name="P124">oled</text:p>
          </table:table-cell>
        </table:table-row>
        <table:table-row table:style-name="TableLine2233142022576">
          <table:table-cell table:style-name="Table36.C5" office:value-type="string">
            <text:p text:style-name="P61">OledHOME </text:p>
          </table:table-cell>
          <table:table-cell table:style-name="Table36.C5" office:value-type="string">
            <text:p text:style-name="P124">( n -- a )</text:p>
          </table:table-cell>
          <table:table-cell table:style-name="Table36.C5" office:value-type="string">
            <text:p text:style-name="P124">send cursor to upper left home position</text:p>
          </table:table-cell>
          <table:table-cell table:style-name="Table36.D5" office:value-type="string">
            <text:p text:style-name="P124">oled</text:p>
          </table:table-cell>
        </table:table-row>
        <table:table-row table:style-name="TableLine2233142027744">
          <table:table-cell table:style-name="Table36.C5" office:value-type="string">
            <text:p text:style-name="P61">OledCLS </text:p>
          </table:table-cell>
          <table:table-cell table:style-name="Table36.C5" office:value-type="string">
            <text:p text:style-name="P124">( n -- a )</text:p>
          </table:table-cell>
          <table:table-cell table:style-name="Table36.C5" office:value-type="string">
            <text:p text:style-name="P124">clears the display</text:p>
          </table:table-cell>
          <table:table-cell table:style-name="Table36.D5" office:value-type="string">
            <text:p text:style-name="P124">oled</text:p>
          </table:table-cell>
        </table:table-row>
        <table:table-row table:style-name="TableLine2233142029104">
          <table:table-cell table:style-name="Table36.C5" office:value-type="string">
            <text:p text:style-name="P61">OledTextc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2233142028832">
          <table:table-cell table:style-name="Table36.C5" office:value-type="string">
            <text:p text:style-name="P61">OledPrintln </text:p>
          </table:table-cell>
          <table:table-cell table:style-name="Table36.C5" office:value-type="string">
            <text:p text:style-name="P124">( n -- a )</text:p>
          </table:table-cell>
          <table:table-cell table:style-name="Table36.C5" office:value-type="string">
            <text:p text:style-name="P124">print a zero= null terminated string from the stack </text:p>
          </table:table-cell>
          <table:table-cell table:style-name="Table36.D5" office:value-type="string">
            <text:p text:style-name="P124">oled</text:p>
          </table:table-cell>
        </table:table-row>
        <table:table-row table:style-name="TableLine2233142020944">
          <table:table-cell table:style-name="Table36.C5" office:value-type="string">
            <text:p text:style-name="P61">OledNumln </text:p>
          </table:table-cell>
          <table:table-cell table:style-name="Table36.C5" office:value-type="string">
            <text:p text:style-name="P124">( n -- a )</text:p>
          </table:table-cell>
          <table:table-cell table:style-name="Table36.C5" office:value-type="string">
            <text:p text:style-name="P124">print + CR a number on the stack (int)</text:p>
          </table:table-cell>
          <table:table-cell table:style-name="Table36.D5" office:value-type="string">
            <text:p text:style-name="P124">oled</text:p>
          </table:table-cell>
        </table:table-row>
        <table:table-row table:style-name="TableLine2233142026384">
          <table:table-cell table:style-name="Table36.C5" office:value-type="string">
            <text:p text:style-name="P61">OledNum </text:p>
          </table:table-cell>
          <table:table-cell table:style-name="Table36.C5" office:value-type="string">
            <text:p text:style-name="P124">( n -- )</text:p>
          </table:table-cell>
          <table:table-cell table:style-name="Table36.C5" office:value-type="string">
            <text:p text:style-name="P124">print a number on the stack (int)</text:p>
          </table:table-cell>
          <table:table-cell table:style-name="Table36.D5" office:value-type="string">
            <text:p text:style-name="P124">oled</text:p>
          </table:table-cell>
        </table:table-row>
        <table:table-row table:style-name="TableLine2233142024208">
          <table:table-cell table:style-name="Table36.C5" office:value-type="string">
            <text:p text:style-name="P61">OledDisplay </text:p>
          </table:table-cell>
          <table:table-cell table:style-name="Table36.C5" office:value-type="string">
            <text:p text:style-name="P124">( -- )</text:p>
          </table:table-cell>
          <table:table-cell table:style-name="Table36.C5" office:value-type="string">
            <text:p text:style-name="P124">show the buffer on the OLED display</text:p>
          </table:table-cell>
          <table:table-cell table:style-name="Table36.D5" office:value-type="string">
            <text:p text:style-name="P124">oled</text:p>
          </table:table-cell>
        </table:table-row>
        <table:table-row table:style-name="TableLine2233142017680">
          <table:table-cell table:style-name="Table36.C5" office:value-type="string">
            <text:p text:style-name="P61">OO</text:p>
          </table:table-cell>
          <table:table-cell table:style-name="Table36.C5" office:value-type="string">
            <text:p text:style-name="P124">( n -- a )</text:p>
          </table:table-cell>
          <table:table-cell table:style-name="Table36.C5" office:value-type="string">
            <text:p text:style-name="P124">is an abbreviation of Oleddisplay</text:p>
          </table:table-cell>
          <table:table-cell table:style-name="Table36.D5" office:value-type="string">
            <text:p text:style-name="P124">oled</text:p>
          </table:table-cell>
        </table:table-row>
        <table:table-row table:style-name="TableLine2233142029376">
          <table:table-cell table:style-name="Table36.C5" office:value-type="string">
            <text:p text:style-name="P61">OledPrint </text:p>
          </table:table-cell>
          <table:table-cell table:style-name="Table36.C5" office:value-type="string">
            <text:p text:style-name="P124">( z" " addr -- )</text:p>
          </table:table-cell>
          <table:table-cell table:style-name="Table36.C5" office:value-type="string">
            <text:p text:style-name="P124">print a zero= null terminated string from the stack </text:p>
          </table:table-cell>
          <table:table-cell table:style-name="Table36.D5" office:value-type="string">
            <text:p text:style-name="P124">oled</text:p>
          </table:table-cell>
        </table:table-row>
        <table:table-row table:style-name="TableLine2233142015232">
          <table:table-cell table:style-name="Table36.C5" office:value-type="string">
            <text:p text:style-name="P61">OledInvert </text:p>
          </table:table-cell>
          <table:table-cell table:style-name="Table36.C5" office:value-type="string">
            <text:p text:style-name="P124">( -- )</text:p>
          </table:table-cell>
          <table:table-cell table:style-name="Table36.C5" office:value-type="string">
            <text:p text:style-name="P124">invert the background &amp; foreground colors</text:p>
          </table:table-cell>
          <table:table-cell table:style-name="Table36.D5" office:value-type="string">
            <text:p text:style-name="P124">oled</text:p>
          </table:table-cell>
        </table:table-row>
        <table:table-row table:style-name="TableLine2233142022032">
          <table:table-cell table:style-name="Table36.C5" office:value-type="string">
            <text:p text:style-name="P61">OledTextsize </text:p>
          </table:table-cell>
          <table:table-cell table:style-name="Table36.C5" office:value-type="string">
            <text:p text:style-name="P124">( n --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2233142022848">
          <table:table-cell table:style-name="Table36.C5" office:value-type="string">
            <text:p text:style-name="P61">OledSetCursor </text:p>
          </table:table-cell>
          <table:table-cell table:style-name="Table36.C5" office:value-type="string">
            <text:p text:style-name="P124">( n -- )</text:p>
          </table:table-cell>
          <table:table-cell table:style-name="Table36.C5" office:value-type="string">
            <text:p text:style-name="P176"/>
          </table:table-cell>
          <table:table-cell table:style-name="Table36.D5" office:value-type="string">
            <text:p text:style-name="P124">oled</text:p>
          </table:table-cell>
        </table:table-row>
        <table:table-row table:style-name="TableLine2233142029648">
          <table:table-cell table:style-name="Table36.C5" office:value-type="string">
            <text:p text:style-name="P61">OledPixel </text:p>
          </table:table-cell>
          <table:table-cell table:style-name="Table36.C5" office:value-type="string">
            <text:p text:style-name="P124">( x y C -- )</text:p>
          </table:table-cell>
          <table:table-cell table:style-name="Table36.C5" office:value-type="string">
            <text:p text:style-name="P124">draw a pixel x y coordinates C= Color , f.e.use 1</text:p>
          </table:table-cell>
          <table:table-cell table:style-name="Table36.D5" office:value-type="string">
            <text:p text:style-name="P124">oled</text:p>
          </table:table-cell>
        </table:table-row>
        <table:table-row table:style-name="TableLine2233142016048">
          <table:table-cell table:style-name="Table36.C5" office:value-type="string">
            <text:p text:style-name="P61">OledDrawL </text:p>
          </table:table-cell>
          <table:table-cell table:style-name="Table36.C5" office:value-type="string">
            <text:p text:style-name="P124">( x y x2 y2 1 -- )</text:p>
          </table:table-cell>
          <table:table-cell table:style-name="Table36.C5" office:value-type="string">
            <text:p text:style-name="P124">draw a line x y x2 y2 coordinates C= Color , f.e. 1</text:p>
          </table:table-cell>
          <table:table-cell table:style-name="Table36.D5" office:value-type="string">
            <text:p text:style-name="P124">oled</text:p>
          </table:table-cell>
        </table:table-row>
        <table:table-row table:style-name="TableLine2233142023120">
          <table:table-cell table:style-name="Table36.C5" office:value-type="string">
            <text:p text:style-name="P61">OledCirc </text:p>
          </table:table-cell>
          <table:table-cell table:style-name="Table36.C5" office:value-type="string">
            <text:p text:style-name="P124">( x y r 1 -- )</text:p>
          </table:table-cell>
          <table:table-cell table:style-name="Table36.C5" office:value-type="string">
            <text:p text:style-name="P124">draw a circle</text:p>
          </table:table-cell>
          <table:table-cell table:style-name="Table36.D5" office:value-type="string">
            <text:p text:style-name="P124">oled</text:p>
          </table:table-cell>
        </table:table-row>
        <table:table-row table:style-name="TableLine2233142029920">
          <table:table-cell table:style-name="Table36.C5" office:value-type="string">
            <text:p text:style-name="P61">OledCircF </text:p>
          </table:table-cell>
          <table:table-cell table:style-name="Table36.C5" office:value-type="string">
            <text:p text:style-name="P124">( x y r 1 -- )</text:p>
          </table:table-cell>
          <table:table-cell table:style-name="Table36.C5" office:value-type="string">
            <text:p text:style-name="P124">draw a circle filled</text:p>
          </table:table-cell>
          <table:table-cell table:style-name="Table36.D5" office:value-type="string">
            <text:p text:style-name="P124">oled</text:p>
          </table:table-cell>
        </table:table-row>
        <table:table-row table:style-name="TableLine2233142030192">
          <table:table-cell table:style-name="Table36.C5" office:value-type="string">
            <text:p text:style-name="P61">OledRect </text:p>
          </table:table-cell>
          <table:table-cell table:style-name="Table36.C5" office:value-type="string">
            <text:p text:style-name="P124">( x y x2 y2 1 -- )</text:p>
          </table:table-cell>
          <table:table-cell table:style-name="Table36.C5" office:value-type="string">
            <text:p text:style-name="P124">draw a rectangle</text:p>
          </table:table-cell>
          <table:table-cell table:style-name="Table36.D5" office:value-type="string">
            <text:p text:style-name="P124">oled</text:p>
          </table:table-cell>
        </table:table-row>
        <table:table-row table:style-name="TableLine2233142023392">
          <table:table-cell table:style-name="Table36.C5" office:value-type="string">
            <text:p text:style-name="P61">OledRectF </text:p>
          </table:table-cell>
          <table:table-cell table:style-name="Table36.C5" office:value-type="string">
            <text:p text:style-name="P124">( x y x2 y2 1 -- )</text:p>
          </table:table-cell>
          <table:table-cell table:style-name="Table36.C5" office:value-type="string">
            <text:p text:style-name="P124">draw a rectangle filled</text:p>
          </table:table-cell>
          <table:table-cell table:style-name="Table36.D5" office:value-type="string">
            <text:p text:style-name="P124">oled</text:p>
          </table:table-cell>
        </table:table-row>
        <table:table-row table:style-name="TableLine2233142020128">
          <table:table-cell table:style-name="Table36.C5" office:value-type="string">
            <text:p text:style-name="P61">OledRectR </text:p>
          </table:table-cell>
          <table:table-cell table:style-name="Table36.C5" office:value-type="string">
            <text:p text:style-name="P124">( x y x2 y2 1 -- )</text:p>
          </table:table-cell>
          <table:table-cell table:style-name="Table36.C5" office:value-type="string">
            <text:p text:style-name="P124">draw a rectangle rounded edges</text:p>
          </table:table-cell>
          <table:table-cell table:style-name="Table36.D5" office:value-type="string">
            <text:p text:style-name="P124">oled</text:p>
          </table:table-cell>
        </table:table-row>
        <text:soft-page-break/>
        <table:table-row table:style-name="TableLine2233142030464">
          <table:table-cell table:style-name="Table36.C5" office:value-type="string">
            <text:p text:style-name="P61">OledRectRF </text:p>
          </table:table-cell>
          <table:table-cell table:style-name="Table36.C5" office:value-type="string">
            <text:p text:style-name="P124">( n -- a )</text:p>
          </table:table-cell>
          <table:table-cell table:style-name="Table36.C5" office:value-type="string">
            <text:p text:style-name="P124">draw a rectangle rounded edges filled</text:p>
          </table:table-cell>
          <table:table-cell table:style-name="Table36.D5" office:value-type="string">
            <text:p text:style-name="P124">oled</text:p>
          </table:table-cell>
        </table:table-row>
        <table:table-row table:style-name="TableLine2233142023664">
          <table:table-cell table:style-name="Table36.C5" office:value-type="string">
            <text:p text:style-name="P61">OledAddr </text:p>
          </table:table-cell>
          <table:table-cell table:style-name="Table36.C5" office:value-type="string">
            <text:p text:style-name="P124">( n -- a )</text:p>
          </table:table-cell>
          <table:table-cell table:style-name="Table36.C5" office:value-type="string">
            <text:p text:style-name="P124">address of I2C device</text:p>
          </table:table-cell>
          <table:table-cell table:style-name="Table36.D5" office:value-type="string">
            <text:p text:style-name="P124">oled</text:p>
          </table:table-cell>
        </table:table-row>
        <table:table-row table:style-name="TableLine2233142017952">
          <table:table-cell table:style-name="Table36.C5" office:value-type="string">
            <text:p text:style-name="P61">OledNew </text:p>
          </table:table-cell>
          <table:table-cell table:style-name="Table36.C5" office:value-type="string">
            <text:p text:style-name="P124">( n -- a )</text:p>
          </table:table-cell>
          <table:table-cell table:style-name="Table36.C5" office:value-type="string">
            <text:p text:style-name="P176"/>
          </table:table-cell>
          <table:table-cell table:style-name="Table36.D5" office:value-type="string">
            <text:p text:style-name="P124">oled</text:p>
          </table:table-cell>
        </table:table-row>
      </table:table>
      <text:p text:style-name="P446"/>
      <table:table table:name="Table61" table:style-name="Table61">
        <table:table-column table:style-name="Table61.A"/>
        <table:table-column table:style-name="Table61.B"/>
        <table:table-column table:style-name="Table61.C"/>
        <table:table-row table:style-name="TableLine2233142023936">
          <table:table-cell table:style-name="Table61.A1" office:value-type="string">
            <text:p text:style-name="P26"><text:span text:style-name="T50">O</text:span><text:span text:style-name="T49">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397"><text:span text:style-name="T26">Demonstrates how to talk to the OLED 128x64 </text:span><text:span text:style-name="T24">pixel</text:span><text:span text:style-name="T25">s</text:span></text:p>
          </table:table-cell>
        </table:table-row>
        <table:table-row table:style-name="TableLine2233142025024">
          <table:table-cell table:style-name="Table61.A1" table:number-columns-spanned="3" office:value-type="string">
            <text:p text:style-name="P345">Oled</text:p>
            <text:p text:style-name="P345">OLEDINIT <text:s text:c="42"/>\ initalise display / greeting message</text:p>
            <text:p text:style-name="P345">123 Olednum Oleddisply <text:s text:c="19"/>\ print the number top of stack</text:p>
            <text:p text:style-name="P345">Oledhome oledcls OO <text:s text:c="24"/>\ home the cursor, clear the screen</text:p>
            <text:p text:style-name="P345">1 1 35 35 1 Oledrect OO <text:s text:c="20"/>\ draw rectangle</text:p>
            <text:p text:style-name="P345">Oledinvert OO <text:s text:c="36"/>\ invert the display</text:p>
          </table:table-cell>
          <table:covered-table-cell/>
          <table:covered-table-cell/>
        </table:table-row>
      </table:table>
      <text:p text:style-name="P446"/>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2233142031824">
          <table:table-cell table:style-name="Table19.A1" office:value-type="string">
            <text:p text:style-name="P56">m!</text:p>
          </table:table-cell>
          <table:table-cell table:style-name="Table19.A1" office:value-type="string">
            <text:p text:style-name="P157"/>
          </table:table-cell>
          <table:table-cell table:style-name="Table19.A1" office:value-type="string">
            <text:p text:style-name="P157"/>
          </table:table-cell>
          <table:table-cell table:style-name="Table19.D1" office:value-type="string">
            <text:p text:style-name="P116">registers</text:p>
          </table:table-cell>
        </table:table-row>
        <table:table-row table:style-name="TableLine2233142025840">
          <table:table-cell table:style-name="Table19.A2" office:value-type="string">
            <text:p text:style-name="P56">m@</text:p>
          </table:table-cell>
          <table:table-cell table:style-name="Table19.A2" office:value-type="string">
            <text:p text:style-name="P157"/>
          </table:table-cell>
          <table:table-cell table:style-name="Table19.A2" office:value-type="string">
            <text:p text:style-name="P157"/>
          </table:table-cell>
          <table:table-cell table:style-name="Table19.D2" office:value-type="string">
            <text:p text:style-name="P116">registers</text:p>
          </table:table-cell>
        </table:table-row>
      </table:table>
      <text:p text:style-name="P50"/>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2233142016592">
          <table:table-cell table:style-name="Table46.A1" office:value-type="string">
            <text:p text:style-name="P404">rmt_set_clk_div </text:p>
          </table:table-cell>
          <table:table-cell table:style-name="Table46.A1" office:value-type="string">
            <text:p text:style-name="P160">( channel div8 -- err ) </text:p>
          </table:table-cell>
          <table:table-cell table:style-name="Table46.A1" office:value-type="string">
            <text:p text:style-name="P160"/>
          </table:table-cell>
          <table:table-cell table:style-name="Table46.D1" office:value-type="string">
            <text:p text:style-name="P161">RMT</text:p>
          </table:table-cell>
        </table:table-row>
        <table:table-row table:style-name="TableLine2233142048688">
          <table:table-cell table:style-name="Table46.A2" office:value-type="string">
            <text:p text:style-name="P404">rmt_get_clk_div </text:p>
          </table:table-cell>
          <table:table-cell table:style-name="Table46.A2" office:value-type="string">
            <text:p text:style-name="P160">( channel @div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43248">
          <table:table-cell table:style-name="Table46.A2" office:value-type="string">
            <text:p text:style-name="P59"><text:span text:style-name="T72">rmt_set_rx_idle_thresh</text:span> </text:p>
          </table:table-cell>
          <table:table-cell table:style-name="Table46.A2" office:value-type="string">
            <text:p text:style-name="P160">( channel thresh16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36176">
          <table:table-cell table:style-name="Table46.A2" office:value-type="string">
            <text:p text:style-name="P404">rmt_get_rx_idle_thresh </text:p>
          </table:table-cell>
          <table:table-cell table:style-name="Table46.A2" office:value-type="string">
            <text:p text:style-name="P160">( channel @thresh16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34816">
          <table:table-cell table:style-name="Table46.A2" office:value-type="string">
            <text:p text:style-name="P404">rmt_set_mem_block_num </text:p>
          </table:table-cell>
          <table:table-cell table:style-name="Table46.A2" office:value-type="string">
            <text:p text:style-name="P160">( channel memnum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43520">
          <table:table-cell table:style-name="Table46.A2" office:value-type="string">
            <text:p text:style-name="P404">rmt_get_mem_block_num </text:p>
          </table:table-cell>
          <table:table-cell table:style-name="Table46.A2" office:value-type="string">
            <text:p text:style-name="P160">( channel @memnum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38352">
          <table:table-cell table:style-name="Table46.A2" office:value-type="string">
            <text:p text:style-name="P404">rmt_set_tx_carrier </text:p>
          </table:table-cell>
          <table:table-cell table:style-name="Table46.A2" office:value-type="string">
            <text:p text:style-name="P160">( channel enable highlev lowlev carrierlev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40528">
          <table:table-cell table:style-name="Table46.A2" office:value-type="string">
            <text:p text:style-name="P404">rmt_set_mem_pd </text:p>
          </table:table-cell>
          <table:table-cell table:style-name="Table46.A2" office:value-type="string">
            <text:p text:style-name="P160">( channel f -- <text:soft-page-break/>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45696">
          <table:table-cell table:style-name="Table46.A2" office:value-type="string">
            <text:p text:style-name="P404">rmt_get_mem_pd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45424">
          <table:table-cell table:style-name="Table46.A2" office:value-type="string">
            <text:p text:style-name="P404">rmt_tx_start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48960">
          <table:table-cell table:style-name="Table46.A2" office:value-type="string">
            <text:p text:style-name="P404">rmt_tx_stop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36448">
          <table:table-cell table:style-name="Table46.A2" office:value-type="string">
            <text:p text:style-name="P404">rmt_rx_start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32912">
          <table:table-cell table:style-name="Table46.A2" office:value-type="string">
            <text:p text:style-name="P404">rmt_rx_stop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47872">
          <table:table-cell table:style-name="Table46.A2" office:value-type="string">
            <text:p text:style-name="P404">rmt_tx_memory_reset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37808">
          <table:table-cell table:style-name="Table46.A2" office:value-type="string">
            <text:p text:style-name="P404">rmt_rx_memory_reset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34544">
          <table:table-cell table:style-name="Table46.A2" office:value-type="string">
            <text:p text:style-name="P404">rmt_set_memory_owner </text:p>
          </table:table-cell>
          <table:table-cell table:style-name="Table46.A2" office:value-type="string">
            <text:p text:style-name="P160">( channel owner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49232">
          <table:table-cell table:style-name="Table46.A2" office:value-type="string">
            <text:p text:style-name="P404">rmt_get_memory_owner </text:p>
          </table:table-cell>
          <table:table-cell table:style-name="Table46.A2" office:value-type="string">
            <text:p text:style-name="P160">( channel @owner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37264">
          <table:table-cell table:style-name="Table46.A2" office:value-type="string">
            <text:p text:style-name="P404">rmt_set_tx_loop_mode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33184">
          <table:table-cell table:style-name="Table46.A2" office:value-type="string">
            <text:p text:style-name="P404">rmt_get_tx_loop_mode </text:p>
          </table:table-cell>
          <table:table-cell table:style-name="Table46.A2" office:value-type="string">
            <text:p text:style-name="P160">( channel @f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34000">
          <table:table-cell table:style-name="Table46.A2" office:value-type="string">
            <text:p text:style-name="P404">rmt_set_rx_filter </text:p>
          </table:table-cell>
          <table:table-cell table:style-name="Table46.A2" office:value-type="string">
            <text:p text:style-name="P160">( channel enable thresh8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41616">
          <table:table-cell table:style-name="Table46.A2" office:value-type="string">
            <text:p text:style-name="P404">rmt_set_source_clk </text:p>
          </table:table-cell>
          <table:table-cell table:style-name="Table46.A2" office:value-type="string">
            <text:p text:style-name="P160">( channel baseclk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34272">
          <table:table-cell table:style-name="Table46.A2" office:value-type="string">
            <text:p text:style-name="P404">rmt_get_source_clk </text:p>
          </table:table-cell>
          <table:table-cell table:style-name="Table46.A2" office:value-type="string">
            <text:p text:style-name="P160">( channel @baseclk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41888">
          <table:table-cell table:style-name="Table46.A2" office:value-type="string">
            <text:p text:style-name="P404">rmt_set_idle_level </text:p>
          </table:table-cell>
          <table:table-cell table:style-name="Table46.A2" office:value-type="string">
            <text:p text:style-name="P160">( channel enable lev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35088">
          <table:table-cell table:style-name="Table46.A2" office:value-type="string">
            <text:p text:style-name="P404">rmt_get_idle_level </text:p>
          </table:table-cell>
          <table:table-cell table:style-name="Table46.A2" office:value-type="string">
            <text:p text:style-name="P160">( channel @enable @level -- err ) </text:p>
          </table:table-cell>
          <table:table-cell table:style-name="Table46.A2" office:value-type="string">
            <text:p text:style-name="P160"/>
          </table:table-cell>
          <table:table-cell table:style-name="Table46.D2" office:value-type="string">
            <text:p text:style-name="P162">RMT</text:p>
          </table:table-cell>
        </table:table-row>
        <text:soft-page-break/>
        <table:table-row table:style-name="TableLine2233142044880">
          <table:table-cell table:style-name="Table46.A2" office:value-type="string">
            <text:p text:style-name="P404">rmt_get_status </text:p>
          </table:table-cell>
          <table:table-cell table:style-name="Table46.A2" office:value-type="string">
            <text:p text:style-name="P160">( channel @statu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35360">
          <table:table-cell table:style-name="Table46.A2" office:value-type="string">
            <text:p text:style-name="P404">rmt_set_rx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38624">
          <table:table-cell table:style-name="Table46.A2" office:value-type="string">
            <text:p text:style-name="P404">rmt_set_err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36720">
          <table:table-cell table:style-name="Table46.A2" office:value-type="string">
            <text:p text:style-name="P404">rmt_set_tx_intr_en </text:p>
          </table:table-cell>
          <table:table-cell table:style-name="Table46.A2" office:value-type="string">
            <text:p text:style-name="P160">( channel enab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36992">
          <table:table-cell table:style-name="Table46.A2" office:value-type="string">
            <text:p text:style-name="P404">rmt_set_tx_thr_intr_en </text:p>
          </table:table-cell>
          <table:table-cell table:style-name="Table46.A2" office:value-type="string">
            <text:p text:style-name="P160">(channel enable thresh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39984">
          <table:table-cell table:style-name="Table46.A2" office:value-type="string">
            <text:p text:style-name="P404">rmt_set_gpio </text:p>
          </table:table-cell>
          <table:table-cell table:style-name="Table46.A2" office:value-type="string">
            <text:p text:style-name="P160">( channel mode gpio# invertsig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38080">
          <table:table-cell table:style-name="Table46.A2" office:value-type="string">
            <text:p text:style-name="P404">rmt_config </text:p>
          </table:table-cell>
          <table:table-cell table:style-name="Table46.A2" office:value-type="string">
            <text:p text:style-name="P160">( rmt_config_t*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48144">
          <table:table-cell table:style-name="Table46.A2" office:value-type="string">
            <text:p text:style-name="P404">rmt_isr_register </text:p>
          </table:table-cell>
          <table:table-cell table:style-name="Table46.A2" office:value-type="string">
            <text:p text:style-name="P160">( fn arg allocflags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40800">
          <table:table-cell table:style-name="Table46.A2" office:value-type="string">
            <text:p text:style-name="P404">rmt_isr_deregister </text:p>
          </table:table-cell>
          <table:table-cell table:style-name="Table46.A2" office:value-type="string">
            <text:p text:style-name="P160">(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49504">
          <table:table-cell table:style-name="Table46.A2" office:value-type="string">
            <text:p text:style-name="P404">rmt_fill_tx_items </text:p>
          </table:table-cell>
          <table:table-cell table:style-name="Table46.A2" office:value-type="string">
            <text:p text:style-name="P160">( channel @items items# offse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49776">
          <table:table-cell table:style-name="Table46.A2" office:value-type="string">
            <text:p text:style-name="P404">rmt_driver_install </text:p>
          </table:table-cell>
          <table:table-cell table:style-name="Table46.A2" office:value-type="string">
            <text:p text:style-name="P160">( channel rxbufsize allocflag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42432">
          <table:table-cell table:style-name="Table46.A2" office:value-type="string">
            <text:p text:style-name="P404">rmt_driver_uinstall </text:p>
          </table:table-cell>
          <table:table-cell table:style-name="Table46.A2" office:value-type="string">
            <text:p text:style-name="P160">( channel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47328">
          <table:table-cell table:style-name="Table46.A2" office:value-type="string">
            <text:p text:style-name="P404">rmt_get_channel_status </text:p>
          </table:table-cell>
          <table:table-cell table:style-name="Table46.A2" office:value-type="string">
            <text:p text:style-name="P160">( channel @status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40256">
          <table:table-cell table:style-name="Table46.A2" office:value-type="string">
            <text:p text:style-name="P404">rmt_get_counter_clock </text:p>
          </table:table-cell>
          <table:table-cell table:style-name="Table46.A2" office:value-type="string">
            <text:p text:style-name="P160">( channel @clockhz -- <text:soft-page-break/>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38896">
          <table:table-cell table:style-name="Table46.A2" office:value-type="string">
            <text:p text:style-name="P404">rmt_write_items </text:p>
          </table:table-cell>
          <table:table-cell table:style-name="Table46.A2" office:value-type="string">
            <text:p text:style-name="P160">( channel @items items# wai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39168">
          <table:table-cell table:style-name="Table46.A2" office:value-type="string">
            <text:p text:style-name="P404">rmt_wait_tx_done </text:p>
          </table:table-cell>
          <table:table-cell table:style-name="Table46.A2" office:value-type="string">
            <text:p text:style-name="P160">( channel tim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39440">
          <table:table-cell table:style-name="Table46.A2" office:value-type="string">
            <text:p text:style-name="P404">rmt_get_ringbuf_handle </text:p>
          </table:table-cell>
          <table:table-cell table:style-name="Table46.A2" office:value-type="string">
            <text:p text:style-name="P160">( channel @handle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39712">
          <table:table-cell table:style-name="Table46.A2" office:value-type="string">
            <text:p text:style-name="P404">rmt_translator_init </text:p>
          </table:table-cell>
          <table:table-cell table:style-name="Table46.A2" office:value-type="string">
            <text:p text:style-name="P160">( channel fn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46240">
          <table:table-cell table:style-name="Table46.A2" office:value-type="string">
            <text:p text:style-name="P404">rmt_translator_set_context </text:p>
          </table:table-cell>
          <table:table-cell table:style-name="Table46.A2" office:value-type="string">
            <text:p text:style-name="P160">( channel @contex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41072">
          <table:table-cell table:style-name="Table46.A2" office:value-type="string">
            <text:p text:style-name="P404">rmt_translator_get_context </text:p>
          </table:table-cell>
          <table:table-cell table:style-name="Table46.A2" office:value-type="string">
            <text:p text:style-name="P160">( channel @@contex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41344">
          <table:table-cell table:style-name="Table46.A2" office:value-type="string">
            <text:p text:style-name="P404">rmt_write_sample </text:p>
          </table:table-cell>
          <table:table-cell table:style-name="Table46.A2" office:value-type="string">
            <text:p text:style-name="P160">( channel src src# wait -- err ) </text:p>
          </table:table-cell>
          <table:table-cell table:style-name="Table46.A2" office:value-type="string">
            <text:p text:style-name="P160"/>
          </table:table-cell>
          <table:table-cell table:style-name="Table46.D2" office:value-type="string">
            <text:p text:style-name="P162">RMT</text:p>
          </table:table-cell>
        </table:table-row>
        <table:table-row table:style-name="TableLine2233142042160">
          <table:table-cell table:style-name="Table46.A2" office:value-type="string">
            <text:p text:style-name="P404">rmt_register_tx_end_callback </text:p>
          </table:table-cell>
          <table:table-cell table:style-name="Table46.A2" office:value-type="string">
            <text:p text:style-name="P160"/>
          </table:table-cell>
          <table:table-cell table:style-name="Table46.A2" office:value-type="string">
            <text:p text:style-name="P160">NOT SUPPORTED </text:p>
          </table:table-cell>
          <table:table-cell table:style-name="Table46.D2" office:value-type="string">
            <text:p text:style-name="P162">RMT</text:p>
          </table:table-cell>
        </table:table-row>
        <table:table-row table:style-name="TableLine2233142045152">
          <table:table-cell table:style-name="Table46.A2" office:value-type="string">
            <text:p text:style-name="P404">rmt_memory_rw_rst </text:p>
          </table:table-cell>
          <table:table-cell table:style-name="Table46.A2" office:value-type="string">
            <text:p text:style-name="P160"/>
          </table:table-cell>
          <table:table-cell table:style-name="Table46.A2" office:value-type="string">
            <text:p text:style-name="P160">DEPRECATED USE rmt_tx_memory_reset or rmt_rx_memory_reset </text:p>
          </table:table-cell>
          <table:table-cell table:style-name="Table46.D2" office:value-type="string">
            <text:p text:style-name="P162">RMT</text:p>
          </table:table-cell>
        </table:table-row>
        <table:table-row table:style-name="TableLine2233142042704">
          <table:table-cell table:style-name="Table46.A2" office:value-type="string">
            <text:p text:style-name="P404">rmt_set_intr_enable_mask </text:p>
          </table:table-cell>
          <table:table-cell table:style-name="Table46.A2" office:value-type="string">
            <text:p text:style-name="P160"/>
          </table:table-cell>
          <table:table-cell table:style-name="Table46.A2" office:value-type="string">
            <text:p text:style-name="P160">DEPRECATED interrupt handled by driver </text:p>
          </table:table-cell>
          <table:table-cell table:style-name="Table46.D2" office:value-type="string">
            <text:p text:style-name="P162">RMT</text:p>
          </table:table-cell>
        </table:table-row>
        <table:table-row table:style-name="TableLine2233142042976">
          <table:table-cell table:style-name="Table46.A2" office:value-type="string">
            <text:p text:style-name="P404">rmt_clr_intr_enable_mask </text:p>
          </table:table-cell>
          <table:table-cell table:style-name="Table46.A2" office:value-type="string">
            <text:p text:style-name="P160"/>
          </table:table-cell>
          <table:table-cell table:style-name="Table46.A2" office:value-type="string">
            <text:p text:style-name="P160">DEPRECATED interrupt handled by driver </text:p>
          </table:table-cell>
          <table:table-cell table:style-name="Table46.D2" office:value-type="string">
            <text:p text:style-name="P162">RMT</text:p>
          </table:table-cell>
        </table:table-row>
        <table:table-row table:style-name="TableLine2233142046512">
          <table:table-cell table:style-name="Table46.A2" office:value-type="string">
            <text:p text:style-name="P404">rmt_set_pin </text:p>
          </table:table-cell>
          <table:table-cell table:style-name="Table46.A2" office:value-type="string">
            <text:p text:style-name="P160"/>
          </table:table-cell>
          <table:table-cell table:style-name="Table46.A2" office:value-type="string">
            <text:p text:style-name="P160">DEPRECATED use rmt_set_gpio instead </text:p>
          </table:table-cell>
          <table:table-cell table:style-name="Table46.D2" office:value-type="string">
            <text:p text:style-name="P162">RMT</text:p>
          </table:table-cell>
        </table:table-row>
      </table:table>
      <text:p text:style-name="P422"/>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2233142044608">
          <table:table-cell table:style-name="Table94.A1" office:value-type="string">
            <text:p text:style-name="P67">rtos-builtins</text:p>
          </table:table-cell>
          <table:table-cell table:style-name="Table94.A1" office:value-type="string">
            <text:p text:style-name="P138"/>
          </table:table-cell>
          <table:table-cell table:style-name="Table94.A1" office:value-type="string">
            <text:p text:style-name="P138"/>
          </table:table-cell>
          <table:table-cell table:style-name="Table94.D1" office:value-type="string">
            <text:p text:style-name="P225">RTOS</text:p>
          </table:table-cell>
        </table:table-row>
        <table:table-row table:style-name="TableLine2233142058480">
          <table:table-cell table:style-name="Table94.A2" office:value-type="string">
            <text:p text:style-name="P67">vTaskDelete</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row table:style-name="TableLine2233142063648">
          <table:table-cell table:style-name="Table94.A2" office:value-type="string">
            <text:p text:style-name="P67">xPortGetCoreID</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row table:style-name="TableLine2233142064192">
          <table:table-cell table:style-name="Table94.A2" office:value-type="string">
            <text:p text:style-name="P67">xTaskCreatePinnedToCore</text:p>
          </table:table-cell>
          <table:table-cell table:style-name="Table94.A2" office:value-type="string">
            <text:p text:style-name="P138"/>
          </table:table-cell>
          <table:table-cell table:style-name="Table94.A2" office:value-type="string">
            <text:p text:style-name="P138"/>
          </table:table-cell>
          <table:table-cell table:style-name="Table94.D2" office:value-type="string">
            <text:p text:style-name="P225">RTOS</text:p>
          </table:table-cell>
        </table:table-row>
      </table:table>
      <text:h text:style-name="P490" text:outline-level="1"><text:soft-page-break/>SD Card</text:h>
      <table:table table:name="Table20" table:style-name="Table20">
        <table:table-column table:style-name="Table20.A"/>
        <table:table-column table:style-name="Table20.B"/>
        <table:table-column table:style-name="Table20.C"/>
        <table:table-column table:style-name="Table20.D"/>
        <table:table-row table:style-name="TableLine2233142058752">
          <table:table-cell table:style-name="Table20.A1" office:value-type="string">
            <text:p text:style-name="P56">SD.begin </text:p>
          </table:table-cell>
          <table:table-cell table:style-name="Table20.A1" office:value-type="string">
            <text:p text:style-name="P116">( -- )</text:p>
          </table:table-cell>
          <table:table-cell table:style-name="Table20.A1" office:value-type="string">
            <text:p text:style-name="P116">uses all the defaults "/sd" etc.</text:p>
          </table:table-cell>
          <table:table-cell table:style-name="Table20.D1" office:value-type="string">
            <text:p text:style-name="P116">SD </text:p>
          </table:table-cell>
        </table:table-row>
        <table:table-row table:style-name="TableLine2233142053584">
          <table:table-cell table:style-name="Table20.A2" office:value-type="string">
            <text:p text:style-name="P56">SD.beginDefaults </text:p>
          </table:table-cell>
          <table:table-cell table:style-name="Table20.A2" office:value-type="string">
            <text:p text:style-name="P409">( -- sspin SPIClass frequency mountpointsz maxfiles format_if_empty )</text:p>
            <text:p text:style-name="P114"/>
          </table:table-cell>
          <table:table-cell table:style-name="Table20.A2" office:value-type="string">
            <text:p text:style-name="P414">( <text:s text:c="3"/>SS <text:s text:c="3"/>SPI <text:s text:c="5"/>4000000 <text:s text:c="2"/>"/sd" <text:s text:c="7"/>5 <text:s text:c="7"/>false )</text:p>
            <text:p text:style-name="P157"/>
          </table:table-cell>
          <table:table-cell table:style-name="Table20.D2" office:value-type="string">
            <text:p text:style-name="P116">SD </text:p>
          </table:table-cell>
        </table:table-row>
        <table:table-row table:style-name="TableLine2233142057936">
          <table:table-cell table:style-name="Table20.A2" office:value-type="string">
            <text:p text:style-name="P56">SD.beginFull</text:p>
          </table:table-cell>
          <table:table-cell table:style-name="Table20.A2" office:value-type="string">
            <text:p text:style-name="P408">( sspin SPIClass frequency mountpoint maxfiles format_if_empty -- <text:s/>)</text:p>
            <text:p text:style-name="P116"/>
          </table:table-cell>
          <table:table-cell table:style-name="Table20.A2" office:value-type="string">
            <text:p text:style-name="P157"/>
          </table:table-cell>
          <table:table-cell table:style-name="Table20.D2" office:value-type="string">
            <text:p text:style-name="P116">SD </text:p>
          </table:table-cell>
        </table:table-row>
        <table:table-row table:style-name="TableLine2233142065824">
          <table:table-cell table:style-name="Table20.A2" office:value-type="string">
            <text:p text:style-name="P56">SD.end </text:p>
          </table:table-cell>
          <table:table-cell table:style-name="Table20.A2" office:value-type="string">
            <text:p text:style-name="P116">( --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2233142058208">
          <table:table-cell table:style-name="Table20.A2" office:value-type="string">
            <text:p text:style-name="P56">SD.cardType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2233142059024">
          <table:table-cell table:style-name="Table20.A2" office:value-type="string">
            <text:p text:style-name="P56">SD.totalBytes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row table:style-name="TableLine2233142062560">
          <table:table-cell table:style-name="Table20.A2" office:value-type="string">
            <text:p text:style-name="P56">SD.usedBytes </text:p>
          </table:table-cell>
          <table:table-cell table:style-name="Table20.A2" office:value-type="string">
            <text:p text:style-name="P116">( -- n )</text:p>
          </table:table-cell>
          <table:table-cell table:style-name="Table20.A2" office:value-type="string">
            <text:p text:style-name="P157"/>
          </table:table-cell>
          <table:table-cell table:style-name="Table20.D2" office:value-type="string">
            <text:p text:style-name="P116">SD </text:p>
          </table:table-cell>
        </table:table-row>
      </table:table>
      <text:p text:style-name="P52"/>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2233142063376">
          <table:table-cell table:style-name="Table21.A1" office:value-type="string">
            <text:p text:style-name="P56">SD_MMC.begin</text:p>
          </table:table-cell>
          <table:table-cell table:style-name="Table21.A1" office:value-type="string">
            <text:p text:style-name="P116">( mount mode1bit )</text:p>
          </table:table-cell>
          <table:table-cell table:style-name="Table21.A1" office:value-type="string">
            <text:p text:style-name="P116">default mode1bit=false</text:p>
          </table:table-cell>
          <table:table-cell table:style-name="Table21.D1" office:value-type="string">
            <text:p text:style-name="P116">SD_MMC</text:p>
          </table:table-cell>
        </table:table-row>
        <table:table-row table:style-name="TableLine2233142059296">
          <table:table-cell table:style-name="Table21.A2" office:value-type="string">
            <text:p text:style-name="P56">SD_MMC.beginDefaults</text:p>
          </table:table-cell>
          <table:table-cell table:style-name="Table21.A2" office:value-type="string">
            <text:p text:style-name="P116"/>
          </table:table-cell>
          <table:table-cell table:style-name="Table21.A2" office:value-type="string">
            <text:p text:style-name="P157"/>
          </table:table-cell>
          <table:table-cell table:style-name="Table21.D2" office:value-type="string">
            <text:p text:style-name="P139">SD_MMC</text:p>
          </table:table-cell>
        </table:table-row>
        <table:table-row table:style-name="TableLine2233142054944">
          <table:table-cell table:style-name="Table21.A2" office:value-type="string">
            <text:p text:style-name="P56">SD_MMC.beginFull</text:p>
          </table:table-cell>
          <table:table-cell table:style-name="Table21.A2" office:value-type="string">
            <text:p text:style-name="P116"/>
          </table:table-cell>
          <table:table-cell table:style-name="Table21.A2" office:value-type="string">
            <text:p text:style-name="P157"/>
          </table:table-cell>
          <table:table-cell table:style-name="Table21.D2" office:value-type="string">
            <text:p text:style-name="P139">SD_MMC</text:p>
          </table:table-cell>
        </table:table-row>
        <table:table-row table:style-name="TableLine2233142060112">
          <table:table-cell table:style-name="Table21.A2" office:value-type="string">
            <text:p text:style-name="P56">SD_MMC.cardType</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2233142052224">
          <table:table-cell table:style-name="Table21.A2" office:value-type="string">
            <text:p text:style-name="P56">SD_MMC.end</text:p>
          </table:table-cell>
          <table:table-cell table:style-name="Table21.A2" office:value-type="string">
            <text:p text:style-name="P116">( --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2233142061472">
          <table:table-cell table:style-name="Table21.A2" office:value-type="string">
            <text:p text:style-name="P56">SD_MMC.totalBytes</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row table:style-name="TableLine2233142059840">
          <table:table-cell table:style-name="Table21.A2" office:value-type="string">
            <text:p text:style-name="P56">SD_MMC.usedBytes</text:p>
          </table:table-cell>
          <table:table-cell table:style-name="Table21.A2" office:value-type="string">
            <text:p text:style-name="P116">( -- n )</text:p>
          </table:table-cell>
          <table:table-cell table:style-name="Table21.A2" office:value-type="string">
            <text:p text:style-name="P157"/>
          </table:table-cell>
          <table:table-cell table:style-name="Table21.D2" office:value-type="string">
            <text:p text:style-name="P116">SD_MMC</text:p>
          </table:table-cell>
        </table:table-row>
      </table:table>
      <text:p text:style-name="P53"/>
      <text:h text:style-name="Heading_20_1" text:outline-level="1">Serial communication</text:h>
      <text:p text:style-name="P433">‘Serial’ is the default forth terminal, <text:span text:style-name="T94">pin GPIO1 is data out from the ESP32, GPIO3 is data in</text:span>. ‘Serial2’ is <text:span text:style-name="T95">un</text:span>used <text:span text:style-name="T94">by default.</text:span> <text:span text:style-name="T94">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2233142067184">
          <table:table-cell table:style-name="Table22.A1" office:value-type="string">
            <text:p text:style-name="P56">Serial.available</text:p>
            <text:p text:style-name="P70">Serial2.available</text:p>
          </table:table-cell>
          <table:table-cell table:style-name="Table22.A1" office:value-type="string">
            <text:p text:style-name="P116">( -- f )</text:p>
          </table:table-cell>
          <table:table-cell table:style-name="Table22.A1" office:value-type="string">
            <text:p text:style-name="P116">Get the number of bytes (characters) available for reading from the serial port. This is data that’s already arrived and stored in the serial receive buffer (which holds 64 bytes)</text:p>
          </table:table-cell>
          <table:table-cell table:style-name="Table22.D1" office:value-type="string">
            <text:p text:style-name="P116">serial</text:p>
          </table:table-cell>
        </table:table-row>
        <table:table-row table:style-name="TableLine2233142062832">
          <table:table-cell table:style-name="Table22.A2" office:value-type="string">
            <text:p text:style-name="P56">Serial.begin</text:p>
            <text:p text:style-name="P70">Serial2.begin</text:p>
          </table:table-cell>
          <table:table-cell table:style-name="Table22.A2" office:value-type="string">
            <text:p text:style-name="P116">( baud -- )</text:p>
          </table:table-cell>
          <table:table-cell table:style-name="Table22.A2" office:value-type="string">
            <text:p text:style-name="P116">Start serial port. Sets the data rate in bits per second (baud) for serial data transmission</text:p>
          </table:table-cell>
          <table:table-cell table:style-name="Table22.D2" office:value-type="string">
            <text:p text:style-name="P116">serial</text:p>
          </table:table-cell>
        </table:table-row>
        <table:table-row table:style-name="TableLine2233142052496">
          <table:table-cell table:style-name="Table22.A2" office:value-type="string">
            <text:p text:style-name="P56">Serial.end</text:p>
            <text:p text:style-name="P70">Serial2.end</text:p>
          </table:table-cell>
          <table:table-cell table:style-name="Table22.A2" office:value-type="string">
            <text:p text:style-name="P116">( -- )</text:p>
          </table:table-cell>
          <table:table-cell table:style-name="Table22.A2" office:value-type="string">
            <text:p text:style-name="P116">Disables serial communication, allowing the RX and TX pins to be used for general input and output. To re-enable serial communication, call <text:soft-page-break/>Serial.begin</text:p>
          </table:table-cell>
          <table:table-cell table:style-name="Table22.D2" office:value-type="string">
            <text:p text:style-name="P116">serial</text:p>
          </table:table-cell>
        </table:table-row>
        <table:table-row table:style-name="TableLine2233142061200">
          <table:table-cell table:style-name="Table22.A2" office:value-type="string">
            <text:p text:style-name="P56">Serial.flush</text:p>
            <text:p text:style-name="P70">Serial2.flush</text:p>
          </table:table-cell>
          <table:table-cell table:style-name="Table22.A2" office:value-type="string">
            <text:p text:style-name="P116">( -- )</text:p>
          </table:table-cell>
          <table:table-cell table:style-name="Table22.A2" office:value-type="string">
            <text:p text:style-name="P116">Waits for the transmission of outgoing serial data to complete</text:p>
          </table:table-cell>
          <table:table-cell table:style-name="Table22.D2" office:value-type="string">
            <text:p text:style-name="P116">serial</text:p>
          </table:table-cell>
        </table:table-row>
        <table:table-row table:style-name="TableLine2233142052768">
          <table:table-cell table:style-name="Table22.A2" office:value-type="string">
            <text:p text:style-name="P56">Serial.readBytes</text:p>
            <text:p text:style-name="P70">Serial2.readBytes</text:p>
          </table:table-cell>
          <table:table-cell table:style-name="Table22.A2" office:value-type="string">
            <text:p text:style-name="P116">( a length -- n )</text:p>
          </table:table-cell>
          <table:table-cell table:style-name="Table22.A2" office:value-type="string">
            <text:p text:style-name="P116">Serial.readBytes reads characters from the serial port into a buffer, address a. The function terminates if the determined length has been read. The number of bytes, n is returned</text:p>
          </table:table-cell>
          <table:table-cell table:style-name="Table22.D2" office:value-type="string">
            <text:p text:style-name="P116">serial</text:p>
          </table:table-cell>
        </table:table-row>
        <table:table-row table:style-name="TableLine2233142053040">
          <table:table-cell table:style-name="Table22.A2" office:value-type="string">
            <text:p text:style-name="P56">Serial.write</text:p>
            <text:p text:style-name="P70">Serial2.write</text:p>
          </table:table-cell>
          <table:table-cell table:style-name="Table22.A2" office:value-type="string">
            <text:p text:style-name="P116">( a n -- n )</text:p>
          </table:table-cell>
          <table:table-cell table:style-name="Table22.A2" office:value-type="string">
            <text:p text:style-name="P116">Writes n bytes of data to the serial port from buffer at address a</text:p>
          </table:table-cell>
          <table:table-cell table:style-name="Table22.D2" office:value-type="string">
            <text:p text:style-name="P116">serial</text:p>
          </table:table-cell>
        </table:table-row>
      </table:table>
      <text:p text:style-name="P53"/>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2233142053312">
          <table:table-cell table:style-name="Table44.A1" office:value-type="string">
            <text:p text:style-name="P402">esp_bt_dev_get_address </text:p>
          </table:table-cell>
          <table:table-cell table:style-name="Table44.A1" office:value-type="string">
            <text:p text:style-name="P118"><text:span text:style-name="T58">( -- a )</text:span> </text:p>
          </table:table-cell>
          <table:table-cell table:style-name="Table44.A1" office:value-type="string">
            <text:p text:style-name="P159"><text:span text:style-name="T58">addr of 6 byte mac address</text:span> </text:p>
          </table:table-cell>
          <table:table-cell table:style-name="Table44.D1" office:value-type="string">
            <text:p text:style-name="P159"><text:span text:style-name="T58">bluetooth</text:span> </text:p>
          </table:table-cell>
        </table:table-row>
      </table:table>
      <text:p text:style-name="P392"/>
      <text:p text:style-name="P393">Serial Bluetooth:-</text:p>
      <table:table table:name="Table43" table:style-name="Table43">
        <table:table-column table:style-name="Table43.A"/>
        <table:table-column table:style-name="Table43.B"/>
        <table:table-column table:style-name="Table43.C"/>
        <table:table-column table:style-name="Table43.D"/>
        <table:table-row table:style-name="TableLine2233142056304">
          <table:table-cell table:style-name="Table43.A1" office:value-type="string">
            <text:p text:style-name="P58">SerialBT.new</text:p>
          </table:table-cell>
          <table:table-cell table:style-name="Table43.A1" office:value-type="string">
            <text:p text:style-name="P276">( -- bt )</text:p>
          </table:table-cell>
          <table:table-cell table:style-name="Table43.A1" office:value-type="string">
            <text:p text:style-name="P276">Allocate new BT objectbluetooth </text:p>
          </table:table-cell>
          <table:table-cell table:style-name="Table43.D1" office:value-type="string">
            <text:p text:style-name="P282">bluetooth</text:p>
          </table:table-cell>
        </table:table-row>
        <table:table-row table:style-name="TableLine2233142076432">
          <table:table-cell table:style-name="Table43.A2" office:value-type="string">
            <text:p text:style-name="P402">SerialBT.delete </text:p>
          </table:table-cell>
          <table:table-cell table:style-name="Table43.A2" office:value-type="string">
            <text:p text:style-name="P276">( bt -- ) </text:p>
          </table:table-cell>
          <table:table-cell table:style-name="Table43.A2" office:value-type="string">
            <text:p text:style-name="P276">Free BT object </text:p>
          </table:table-cell>
          <table:table-cell table:style-name="Table43.D2" office:value-type="string">
            <text:p text:style-name="P277">bluetooth</text:p>
          </table:table-cell>
        </table:table-row>
        <table:table-row table:style-name="TableLine2233142083232">
          <table:table-cell table:style-name="Table43.A2" office:value-type="string">
            <text:p text:style-name="P402">SerialBT.begin </text:p>
          </table:table-cell>
          <table:table-cell table:style-name="Table43.A2" office:value-type="string">
            <text:p text:style-name="P281">( localname ismaster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233142074528">
          <table:table-cell table:style-name="Table43.A2" office:value-type="string">
            <text:p text:style-name="P402">SerialBT.end </text:p>
          </table:table-cell>
          <table:table-cell table:style-name="Table43.A2" office:value-type="string">
            <text:p text:style-name="P276">( bt --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233142074800">
          <table:table-cell table:style-name="Table43.A2" office:value-type="string">
            <text:p text:style-name="P402">SerialBT.available </text:p>
          </table:table-cell>
          <table:table-cell table:style-name="Table43.A2" office:value-type="string">
            <text:p text:style-name="P276">(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233142081328">
          <table:table-cell table:style-name="Table43.A2" office:value-type="string">
            <text:p text:style-name="P402">SerialBT.readBytes </text:p>
          </table:table-cell>
          <table:table-cell table:style-name="Table43.A2" office:value-type="string">
            <text:p text:style-name="P276">( a n bt -- n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233142072080">
          <table:table-cell table:style-name="Table43.A2" office:value-type="string">
            <text:p text:style-name="P402">SerialBT.write </text:p>
          </table:table-cell>
          <table:table-cell table:style-name="Table43.A2" office:value-type="string">
            <text:p text:style-name="P276">( a n bt -- n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233142080784">
          <table:table-cell table:style-name="Table43.A2" office:value-type="string">
            <text:p text:style-name="P402">SerialBT.flush </text:p>
          </table:table-cell>
          <table:table-cell table:style-name="Table43.A2" office:value-type="string">
            <text:p text:style-name="P276">( bt --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233142078880">
          <table:table-cell table:style-name="Table43.A2" office:value-type="string">
            <text:p text:style-name="P402">SerialBT.hasClient </text:p>
          </table:table-cell>
          <table:table-cell table:style-name="Table43.A2" office:value-type="string">
            <text:p text:style-name="P276">(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233142072624">
          <table:table-cell table:style-name="Table43.A2" office:value-type="string">
            <text:p text:style-name="P402">SerialBT.enableSSP </text:p>
          </table:table-cell>
          <table:table-cell table:style-name="Table43.A2" office:value-type="string">
            <text:p text:style-name="P276">( bt --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233142067728">
          <table:table-cell table:style-name="Table43.A2" office:value-type="string">
            <text:p text:style-name="P402">SerialBT.setPin </text:p>
          </table:table-cell>
          <table:table-cell table:style-name="Table43.A2" office:value-type="string">
            <text:p text:style-name="P276">( z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233142079696">
          <table:table-cell table:style-name="Table43.A2" office:value-type="string">
            <text:p text:style-name="P402">SerialBT.unpairDevice </text:p>
          </table:table-cell>
          <table:table-cell table:style-name="Table43.A2" office:value-type="string">
            <text:p text:style-name="P276">( addr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233142081600">
          <table:table-cell table:style-name="Table43.A2" office:value-type="string">
            <text:p text:style-name="P402">SerialBT.connect </text:p>
          </table:table-cell>
          <table:table-cell table:style-name="Table43.A2" office:value-type="string">
            <text:p text:style-name="P276">( remotename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233142078064">
          <table:table-cell table:style-name="Table43.A2" office:value-type="string">
            <text:p text:style-name="P402">SerialBT.connectAddr </text:p>
          </table:table-cell>
          <table:table-cell table:style-name="Table43.A2" office:value-type="string">
            <text:p text:style-name="P276">( addr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233142069088">
          <table:table-cell table:style-name="Table43.A2" office:value-type="string">
            <text:p text:style-name="P402">SerialBT.disconnect </text:p>
          </table:table-cell>
          <table:table-cell table:style-name="Table43.A2" office:value-type="string">
            <text:p text:style-name="P276">(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233142072352">
          <table:table-cell table:style-name="Table43.A2" office:value-type="string">
            <text:p text:style-name="P402">SerialBT.connected </text:p>
          </table:table-cell>
          <table:table-cell table:style-name="Table43.A2" office:value-type="string">
            <text:p text:style-name="P276">( timeout bt -- f ) </text:p>
          </table:table-cell>
          <table:table-cell table:style-name="Table43.A2" office:value-type="string">
            <text:p text:style-name="P276"/>
          </table:table-cell>
          <table:table-cell table:style-name="Table43.D2" office:value-type="string">
            <text:p text:style-name="P277">bluetooth</text:p>
          </table:table-cell>
        </table:table-row>
        <table:table-row table:style-name="TableLine2233142068000">
          <table:table-cell table:style-name="Table43.A2" office:value-type="string">
            <text:p text:style-name="P402">SerialBT.isReady </text:p>
          </table:table-cell>
          <table:table-cell table:style-name="Table43.A2" office:value-type="string">
            <text:p text:style-name="P276">( checkMast<text:soft-page-break/>er timeout -- f ) </text:p>
          </table:table-cell>
          <table:table-cell table:style-name="Table43.A2" office:value-type="string">
            <text:p text:style-name="P276"/>
          </table:table-cell>
          <table:table-cell table:style-name="Table43.D2" office:value-type="string">
            <text:p text:style-name="P277">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2233142075072">
          <table:table-cell table:style-name="Table93.A1" office:value-type="string">
            <text:p text:style-name="P405">esp_partition_check_identity</text:p>
          </table:table-cell>
          <table:table-cell table:style-name="Table93.A1" office:value-type="string">
            <text:p text:style-name="P280"/>
          </table:table-cell>
          <table:table-cell table:style-name="Table93.A1" office:value-type="string">
            <text:p text:style-name="P280"/>
          </table:table-cell>
          <table:table-cell table:style-name="Table93.D1" office:value-type="string">
            <text:p text:style-name="P284">spi_flash</text:p>
          </table:table-cell>
        </table:table-row>
        <table:table-row table:style-name="TableLine2233142072896">
          <table:table-cell table:style-name="Table93.A2" office:value-type="string">
            <text:p text:style-name="P405">esp_partition_erase_rang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Line2233142077792">
          <table:table-cell table:style-name="Table93.A2" office:value-type="string">
            <text:p text:style-name="P405">esp_partition_fin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4" office:value-type="string">
            <text:p text:style-name="P405">esp_partition_find_firs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ge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get_sha256</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iterator_releas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mma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nex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rea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t_siz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verify</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esp_partition_writ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list-partition-typ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list-partition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gt;addres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4" office:value-type="string">
            <text:p text:style-name="P405">p&gt;ga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gt;label</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ext:soft-page-break/>
        <table:table-row table:style-name="Table93.4">
          <table:table-cell table:style-name="Table93.A5" office:value-type="string">
            <text:p text:style-name="P405">p&gt;siz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gt;subtyp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p&gt;typ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cache_enable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cache2phy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erase_rang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erase_sector</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get_chip_siz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init</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4" office:value-type="string">
            <text:p text:style-name="P405">spi_flash_mma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mmap_dum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mmap_get_free_page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munma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phys2cach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rea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read_encrypte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write</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_write_encrypted</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flash-builtins</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PARTITION_SUBTYPE_ANY</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4" office:value-type="string">
            <text:p text:style-name="P405">SPI_PARTITION_TYPE_APP</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row table:style-name="Table93.4">
          <table:table-cell table:style-name="Table93.A5" office:value-type="string">
            <text:p text:style-name="P405">SPI_PARTITION_TYPE_DATA</text:p>
          </table:table-cell>
          <table:table-cell table:style-name="Table93.A2" office:value-type="string">
            <text:p text:style-name="P280"/>
          </table:table-cell>
          <table:table-cell table:style-name="Table93.A2" office:value-type="string">
            <text:p text:style-name="P280"/>
          </table:table-cell>
          <table:table-cell table:style-name="Table93.D2" office:value-type="string">
            <text:p text:style-name="P284">spi_flash</text:p>
          </table:table-cell>
        </table:table-row>
      </table:table>
      <text:h text:style-name="P491"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2233142082144">
          <table:table-cell table:style-name="Table24.A1" office:value-type="string">
            <text:p text:style-name="P56">SPIFFS.begin</text:p>
          </table:table-cell>
          <table:table-cell table:style-name="Table24.A1" office:value-type="string">
            <text:p text:style-name="P116">( format-on-fail path-z max-files -- f )</text:p>
          </table:table-cell>
          <table:table-cell table:style-name="Table24.A1" office:value-type="string">
            <text:p text:style-name="P116">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6">SPI filesystem</text:p>
          </table:table-cell>
        </table:table-row>
        <table:table-row table:style-name="TableLine2233142087856">
          <table:table-cell table:style-name="Table24.A2" office:value-type="string">
            <text:p text:style-name="P56">SPIFFS.end</text:p>
          </table:table-cell>
          <table:table-cell table:style-name="Table24.A2" office:value-type="string">
            <text:p text:style-name="P116">( -- )</text:p>
          </table:table-cell>
          <table:table-cell table:style-name="Table24.A2" office:value-type="string">
            <text:p text:style-name="P116">Unmounts the flash memory file system</text:p>
          </table:table-cell>
          <table:table-cell table:style-name="Table24.D2" office:value-type="string">
            <text:p text:style-name="P116">SPI filesystem</text:p>
          </table:table-cell>
        </table:table-row>
        <table:table-row table:style-name="TableLine2233142085952">
          <table:table-cell table:style-name="Table24.A2" office:value-type="string">
            <text:p text:style-name="P56">SPIFFS.format</text:p>
          </table:table-cell>
          <table:table-cell table:style-name="Table24.A2" office:value-type="string">
            <text:p text:style-name="P116">( -- f )</text:p>
          </table:table-cell>
          <table:table-cell table:style-name="Table24.A2" office:value-type="string">
            <text:p text:style-name="P116">Format the flash memory 'disk'. returns true if successful</text:p>
          </table:table-cell>
          <table:table-cell table:style-name="Table24.D2" office:value-type="string">
            <text:p text:style-name="P116">SPI filesystem</text:p>
          </table:table-cell>
        </table:table-row>
        <table:table-row table:style-name="TableLine2233142088128">
          <table:table-cell table:style-name="Table24.A2" office:value-type="string">
            <text:p text:style-name="P56">SPIFFS.totalBytes</text:p>
          </table:table-cell>
          <table:table-cell table:style-name="Table24.A2" office:value-type="string">
            <text:p text:style-name="P116">( -- n )</text:p>
          </table:table-cell>
          <table:table-cell table:style-name="Table24.A2" office:value-type="string">
            <text:p text:style-name="P116">Returns the total capacity of the flash memory 'disk'</text:p>
          </table:table-cell>
          <table:table-cell table:style-name="Table24.D2" office:value-type="string">
            <text:p text:style-name="P116">SPI filesystem</text:p>
          </table:table-cell>
        </table:table-row>
        <table:table-row table:style-name="TableLine2233142086768">
          <table:table-cell table:style-name="Table24.A2" office:value-type="string">
            <text:p text:style-name="P56">SPIFFS.usedBytes</text:p>
          </table:table-cell>
          <table:table-cell table:style-name="Table24.A2" office:value-type="string">
            <text:p text:style-name="P116">( -- n )</text:p>
          </table:table-cell>
          <table:table-cell table:style-name="Table24.A2" office:value-type="string">
            <text:p text:style-name="P116">Returns the total space occupied by flash memory files</text:p>
          </table:table-cell>
          <table:table-cell table:style-name="Table24.D2" office:value-type="string">
            <text:p text:style-name="P116">SPI filesystem</text:p>
          </table:table-cell>
        </table:table-row>
      </table:table>
      <text:p text:style-name="P53"/>
      <text:h text:style-name="P492" text:outline-level="1">Sockets</text:h>
      <text:p text:style-name="P451">Addrlen is a parameter in quite a few Sockets words. Unless otherwise noted, addrlen is just the number 16 defining the length in bytes of a sockaddr structure for IPv4. When calling words <text:span text:style-name="T60">sockaccept</text:span> and <text:span text:style-name="T60">recvfrom</text:span>, addrlen must be the address of a variable, so that these two functions can update the value.</text:p>
      <text:p text:style-name="Standard"/>
      <table:table table:name="Table23" table:style-name="Table23">
        <table:table-column table:style-name="Table23.A"/>
        <table:table-column table:style-name="Table23.B"/>
        <table:table-column table:style-name="Table23.C"/>
        <table:table-column table:style-name="Table23.D"/>
        <table:table-row table:style-name="TableLine2233142093024">
          <table:table-cell table:style-name="Table23.A1" office:value-type="string">
            <text:p text:style-name="P60">-&gt;addr!</text:p>
          </table:table-cell>
          <table:table-cell table:style-name="Table23.A1" office:value-type="string">
            <text:p text:style-name="P120">( n a -- ) </text:p>
          </table:table-cell>
          <table:table-cell table:style-name="Table23.A1" office:value-type="string">
            <text:p text:style-name="P120">set big-endian address in sockaddr </text:p>
          </table:table-cell>
          <table:table-cell table:style-name="Table23.D1" office:value-type="string">
            <text:p text:style-name="P122">sockets</text:p>
          </table:table-cell>
        </table:table-row>
        <table:table-row table:style-name="TableLine2233141976608">
          <table:table-cell table:style-name="Table23.A2" office:value-type="string">
            <text:p text:style-name="P60">-&gt;addr@</text:p>
          </table:table-cell>
          <table:table-cell table:style-name="Table23.A2" office:value-type="string">
            <text:p text:style-name="P120">( a -- n ) </text:p>
          </table:table-cell>
          <table:table-cell table:style-name="Table23.A2" office:value-type="string">
            <text:p text:style-name="P120">get big-endian address from sockaddr </text:p>
          </table:table-cell>
          <table:table-cell table:style-name="Table23.D2" office:value-type="string">
            <text:p text:style-name="P122">sockets</text:p>
          </table:table-cell>
        </table:table-row>
        <table:table-row table:style-name="TableLine2233141973616">
          <table:table-cell table:style-name="Table23.A2" office:value-type="string">
            <text:p text:style-name="P60">-&gt;h_addr</text:p>
          </table:table-cell>
          <table:table-cell table:style-name="Table23.A2" office:value-type="string">
            <text:p text:style-name="P183">( hostent – a )</text:p>
          </table:table-cell>
          <table:table-cell table:style-name="Table23.A2" office:value-type="string">
            <text:p text:style-name="P172"><text:span text:style-name="T122">G</text:span>et host address <text:span text:style-name="T122">from a </text:span><text:s/>hostent <text:span text:style-name="T122">structure</text:span> (returned by gethostbyname)</text:p>
          </table:table-cell>
          <table:table-cell table:style-name="Table23.D2" office:value-type="string">
            <text:p text:style-name="P122">sockets</text:p>
          </table:table-cell>
        </table:table-row>
        <table:table-row table:style-name="TableLine2233141967088">
          <table:table-cell table:style-name="Table23.A2" office:value-type="string">
            <text:p text:style-name="P60">-&gt;port!</text:p>
          </table:table-cell>
          <table:table-cell table:style-name="Table23.A2" office:value-type="string">
            <text:p text:style-name="P120">( n a -- ) </text:p>
          </table:table-cell>
          <table:table-cell table:style-name="Table23.A2" office:value-type="string">
            <text:p text:style-name="P120">set port in sockaddr </text:p>
          </table:table-cell>
          <table:table-cell table:style-name="Table23.D2" office:value-type="string">
            <text:p text:style-name="P122">sockets</text:p>
          </table:table-cell>
        </table:table-row>
        <table:table-row table:style-name="TableLine2233141967360">
          <table:table-cell table:style-name="Table23.A2" office:value-type="string">
            <text:p text:style-name="P60">-&gt;port@</text:p>
          </table:table-cell>
          <table:table-cell table:style-name="Table23.A2" office:value-type="string">
            <text:p text:style-name="P120">( a -- n ) </text:p>
          </table:table-cell>
          <table:table-cell table:style-name="Table23.A2" office:value-type="string">
            <text:p text:style-name="P120">get port from sockaddr </text:p>
          </table:table-cell>
          <table:table-cell table:style-name="Table23.D2" office:value-type="string">
            <text:p text:style-name="P122">sockets</text:p>
          </table:table-cell>
        </table:table-row>
        <table:table-row table:style-name="TableLine2233141975248">
          <table:table-cell table:style-name="Table23.A2" office:value-type="string">
            <text:p text:style-name="P60">ip.</text:p>
          </table:table-cell>
          <table:table-cell table:style-name="Table23.A2" office:value-type="string">
            <text:p text:style-name="P120">( n -- ) </text:p>
          </table:table-cell>
          <table:table-cell table:style-name="Table23.A2" office:value-type="string">
            <text:p text:style-name="P120">Print address as x.y.z.w IP address. </text:p>
          </table:table-cell>
          <table:table-cell table:style-name="Table23.D2" office:value-type="string">
            <text:p text:style-name="P122">sockets</text:p>
          </table:table-cell>
        </table:table-row>
        <table:table-row table:style-name="TableLine2233141963552">
          <table:table-cell table:style-name="Table23.A2" office:value-type="string">
            <text:p text:style-name="P60">ip#</text:p>
          </table:table-cell>
          <table:table-cell table:style-name="Table23.A2" office:value-type="string">
            <text:p text:style-name="P120"/>
          </table:table-cell>
          <table:table-cell table:style-name="Table23.A2" office:value-type="string">
            <text:p text:style-name="P172">Part of <text:span text:style-name="T102">i</text:span>p.</text:p>
          </table:table-cell>
          <table:table-cell table:style-name="Table23.D2" office:value-type="string">
            <text:p text:style-name="P122">sockets</text:p>
          </table:table-cell>
        </table:table-row>
        <table:table-row table:style-name="TableLine2233141973888">
          <table:table-cell table:style-name="Table23.A2" office:value-type="string">
            <text:p text:style-name="P60">AF_INET</text:p>
          </table:table-cell>
          <table:table-cell table:style-name="Table23.A2" office:value-type="string">
            <text:p text:style-name="P120">( -- 2)</text:p>
          </table:table-cell>
          <table:table-cell table:style-name="Table23.A2" office:value-type="string">
            <text:p text:style-name="P120">constant</text:p>
          </table:table-cell>
          <table:table-cell table:style-name="Table23.D2" office:value-type="string">
            <text:p text:style-name="P122">sockets</text:p>
          </table:table-cell>
        </table:table-row>
        <table:table-row table:style-name="TableLine2233141965728">
          <table:table-cell table:style-name="Table23.A2" office:value-type="string">
            <text:p text:style-name="P60">bind</text:p>
          </table:table-cell>
          <table:table-cell table:style-name="Table23.A2" office:value-type="string">
            <text:p text:style-name="P120">( sock addr addrlen -- 0/err )</text:p>
          </table:table-cell>
          <table:table-cell table:style-name="Table23.A2" office:value-type="string">
            <text:p text:style-name="P362"><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2">sockets</text:p>
          </table:table-cell>
        </table:table-row>
        <table:table-row table:style-name="TableLine2233141974704">
          <table:table-cell table:style-name="Table23.A2" office:value-type="string">
            <text:p text:style-name="P60">bs,</text:p>
          </table:table-cell>
          <table:table-cell table:style-name="Table23.A2" office:value-type="string">
            <text:p text:style-name="P171">( n – )</text:p>
          </table:table-cell>
          <table:table-cell table:style-name="Table23.A2" office:value-type="string">
            <text:p text:style-name="P121">Compile 16 bit number ( as 2 bytes) into a <text:soft-page-break/>definition, <text:span text:style-name="T100">big-endian ( ms byte in lowest address )</text:span></text:p>
          </table:table-cell>
          <table:table-cell table:style-name="Table23.D2" office:value-type="string">
            <text:p text:style-name="P122">sockets</text:p>
          </table:table-cell>
        </table:table-row>
        <table:table-row table:style-name="TableLine2233141976880">
          <table:table-cell table:style-name="Table23.A2" office:value-type="string">
            <text:p text:style-name="P60">connect</text:p>
          </table:table-cell>
          <table:table-cell table:style-name="Table23.A2" office:value-type="string">
            <text:p text:style-name="P407">( sock addr addrlen -- 0/err )</text:p>
            <text:p text:style-name="P120"/>
          </table:table-cell>
          <table:table-cell table:style-name="Table23.A2" office:value-type="string">
            <text:p text:style-name="P120">The connect function requests a connection to be made on a socket. <text:span text:style-name="T120">N.B. A socket is closed again with &lt;sock&gt; </text:span><text:span text:style-name="T121">CLOSE-FILE</text:span></text:p>
          </table:table-cell>
          <table:table-cell table:style-name="Table23.D2" office:value-type="string">
            <text:p text:style-name="P122">sockets</text:p>
          </table:table-cell>
        </table:table-row>
        <table:table-row table:style-name="TableLine2233141966000">
          <table:table-cell table:style-name="Table23.A2" office:value-type="string">
            <text:p text:style-name="P60">errno</text:p>
          </table:table-cell>
          <table:table-cell table:style-name="Table23.A2" office:value-type="string">
            <text:p text:style-name="P120">( -- err )</text:p>
          </table:table-cell>
          <table:table-cell table:style-name="Table23.A2" office:value-type="string">
            <text:p text:style-name="P120">f = the error number of the last sockets action</text:p>
          </table:table-cell>
          <table:table-cell table:style-name="Table23.D2" office:value-type="string">
            <text:p text:style-name="P122">sockets</text:p>
          </table:table-cell>
        </table:table-row>
        <table:table-row table:style-name="TableLine2233141979056">
          <table:table-cell table:style-name="Table23.A2" office:value-type="string">
            <text:p text:style-name="P60">gethostbyname</text:p>
          </table:table-cell>
          <table:table-cell table:style-name="Table23.A2" office:value-type="string">
            <text:p text:style-name="P120">( hostnamez -- hostent/0 ) </text:p>
          </table:table-cell>
          <table:table-cell table:style-name="Table23.A2" office:value-type="string">
            <text:p text:style-name="P168"/>
          </table:table-cell>
          <table:table-cell table:style-name="Table23.D2" office:value-type="string">
            <text:p text:style-name="P122">sockets</text:p>
          </table:table-cell>
        </table:table-row>
        <table:table-row table:style-name="TableLine2233141963824">
          <table:table-cell table:style-name="Table23.A2" office:value-type="string">
            <text:p text:style-name="P60">l,</text:p>
          </table:table-cell>
          <table:table-cell table:style-name="Table23.A2" office:value-type="string">
            <text:p text:style-name="P120">( n – )</text:p>
          </table:table-cell>
          <table:table-cell table:style-name="Table23.A2" office:value-type="string">
            <text:p text:style-name="P120">Compile 32 bit number n ( as 4 bytes) into a definition</text:p>
          </table:table-cell>
          <table:table-cell table:style-name="Table23.D2" office:value-type="string">
            <text:p text:style-name="P122">sockets</text:p>
          </table:table-cell>
        </table:table-row>
        <table:table-row table:style-name="TableLine2233141968720">
          <table:table-cell table:style-name="Table23.A2" office:value-type="string">
            <text:p text:style-name="P60">listen</text:p>
          </table:table-cell>
          <table:table-cell table:style-name="Table23.A2" office:value-type="string">
            <text:p text:style-name="P120">( sock <text:span text:style-name="T124">backlog</text:span> -- 0/err )</text:p>
          </table:table-cell>
          <table:table-cell table:style-name="Table23.A2" office:value-type="string">
            <text:p text:style-name="P120">Listen for socket connections and limit the queue of incoming connections - 'backlog' is the max no. of connections that can be put on hold</text:p>
          </table:table-cell>
          <table:table-cell table:style-name="Table23.D2" office:value-type="string">
            <text:p text:style-name="P120">sockets</text:p>
          </table:table-cell>
        </table:table-row>
        <table:table-row table:style-name="TableLine2233141975520">
          <table:table-cell table:style-name="Table23.A2" office:value-type="string">
            <text:p text:style-name="P74">NON-BLOCK</text:p>
          </table:table-cell>
          <table:table-cell table:style-name="Table23.A2" office:value-type="string">
            <text:p text:style-name="P175">( sock – </text:p>
            <text:p text:style-name="P175"><text:s text:c="2"/>0/err )</text:p>
          </table:table-cell>
          <table:table-cell table:style-name="Table23.A2" office:value-type="string">
            <text:p text:style-name="P363"><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74">forth</text:p>
          </table:table-cell>
        </table:table-row>
        <table:table-row table:style-name="TableLine2233141966816">
          <table:table-cell table:style-name="Table23.A2" office:value-type="string">
            <text:p text:style-name="P60">poll</text:p>
          </table:table-cell>
          <table:table-cell table:style-name="Table23.A2" office:value-type="string">
            <text:p text:style-name="P120">( pollfds n timeout -- fd/err )</text:p>
          </table:table-cell>
          <table:table-cell table:style-name="Table23.A2" office:value-type="string">
            <text:p text:style-name="P120">A file descriptor for a socket that is listening for 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0">sockets</text:p>
          </table:table-cell>
        </table:table-row>
        <table:table-row table:style-name="TableLine2233141967904">
          <table:table-cell table:style-name="Table23.A2" office:value-type="string">
            <text:p text:style-name="P60">recv</text:p>
          </table:table-cell>
          <table:table-cell table:style-name="Table23.A2" office:value-type="string">
            <text:p text:style-name="P126">( sock a n<text:span text:style-name="T125">1</text:span> flags -- n<text:span text:style-name="T125">2</text:span>/err )</text:p>
          </table:table-cell>
          <table:table-cell table:style-name="Table23.A2" office:value-type="string">
            <text:p text:style-name="P182">receive data <text:span text:style-name="T125">to buffer at address a, required size n1.</text:span> <text:span text:style-name="T125">returns number of bytes actually read n2. It’s up to you to call recv again until all the data </text:span><text:span text:style-name="T127">is read. </text:span><text:span text:style-name="T165">Will block if the receive buffer is empty. Use NON-BLOCK to alter that</text:span></text:p>
          </table:table-cell>
          <table:table-cell table:style-name="Table23.D2" office:value-type="string">
            <text:p text:style-name="P122">sockets</text:p>
          </table:table-cell>
        </table:table-row>
        <table:table-row table:style-name="TableLine2233141964096">
          <table:table-cell table:style-name="Table23.A2" office:value-type="string">
            <text:p text:style-name="P60">recvfrom</text:p>
          </table:table-cell>
          <table:table-cell table:style-name="Table23.A2" office:value-type="string">
            <text:p text:style-name="P120">( sock a n<text:span text:style-name="T155">1</text:span> flags addr addrlen -- n<text:span text:style-name="T155">2</text:span>/err ) </text:p>
          </table:table-cell>
          <table:table-cell table:style-name="Table23.A2" office:value-type="string">
            <text:p text:style-name="P185"><text:span text:style-name="T166">Works l</text:span>ike recv, <text:span text:style-name="T166">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3">Will block if the receive buffer is empty. Use NON-BLOCK to alter that</text:span></text:p>
          </table:table-cell>
          <table:table-cell table:style-name="Table23.D2" office:value-type="string">
            <text:p text:style-name="P122">sockets</text:p>
          </table:table-cell>
        </table:table-row>
        <table:table-row table:style-name="TableLine2233141969808">
          <table:table-cell table:style-name="Table23.A2" office:value-type="string">
            <text:p text:style-name="P60">recvmsg</text:p>
          </table:table-cell>
          <table:table-cell table:style-name="Table23.A2" office:value-type="string">
            <text:p text:style-name="P120">( sock msg flags -- n/err ) </text:p>
          </table:table-cell>
          <table:table-cell table:style-name="Table23.A2" office:value-type="string">
            <text:p text:style-name="P211">Will block if the receive buffer is empty. Use NON-BLOCK to alter that</text:p>
          </table:table-cell>
          <table:table-cell table:style-name="Table23.D2" office:value-type="string">
            <text:p text:style-name="P122">sockets</text:p>
          </table:table-cell>
        </table:table-row>
        <table:table-row table:style-name="TableLine2233141976064">
          <table:table-cell table:style-name="Table23.A2" office:value-type="string">
            <text:p text:style-name="P60">s,</text:p>
          </table:table-cell>
          <table:table-cell table:style-name="Table23.A2" office:value-type="string">
            <text:p text:style-name="P120"/>
          </table:table-cell>
          <table:table-cell table:style-name="Table23.A2" office:value-type="string">
            <text:p text:style-name="P120">Compile 16 bit number ( as 2 bytes) into a definition</text:p>
          </table:table-cell>
          <table:table-cell table:style-name="Table23.D2" office:value-type="string">
            <text:p text:style-name="P122">sockets</text:p>
          </table:table-cell>
        </table:table-row>
        <table:table-row table:style-name="TableLine2233141970624">
          <table:table-cell table:style-name="Table23.A2" office:value-type="string">
            <text:p text:style-name="P60">select</text:p>
          </table:table-cell>
          <table:table-cell table:style-name="Table23.A2" office:value-type="string">
            <text:p text:style-name="P407">( numfds <text:soft-page-break/>readfds writefds errfds timeout -- fd/err )</text:p>
            <text:p text:style-name="P120"/>
          </table:table-cell>
          <table:table-cell table:style-name="Table23.A2" office:value-type="string">
            <text:p text:style-name="P120">A file descriptor for a socket that is listening for <text:soft-page-break/>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0">sockets</text:p>
          </table:table-cell>
        </table:table-row>
        <table:table-row table:style-name="TableLine2233141974160">
          <table:table-cell table:style-name="Table23.A2" office:value-type="string">
            <text:p text:style-name="P60">send</text:p>
          </table:table-cell>
          <table:table-cell table:style-name="Table23.A2" office:value-type="string">
            <text:p text:style-name="P120">( sock a n<text:span text:style-name="T155">1</text:span> flags -- n/err ) </text:p>
          </table:table-cell>
          <table:table-cell table:style-name="Table23.A2" office:value-type="string">
            <text:p text:style-name="P182">send data <text:span text:style-name="T125">at address a, n</text:span><text:span text:style-name="T155">1</text:span><text:span text:style-name="T125"> bytes long. </text:span><text:span text:style-name="T155">Return n2 the actual number of bytes received or -1 as an error flag. </text:span><text:span text:style-name="T165">Will block if the transmit buffer is full. Use NON-BLOCK to alter that</text:span></text:p>
          </table:table-cell>
          <table:table-cell table:style-name="Table23.D2" office:value-type="string">
            <text:p text:style-name="P122">sockets</text:p>
          </table:table-cell>
        </table:table-row>
        <table:table-row table:style-name="TableLine2233141974432">
          <table:table-cell table:style-name="Table23.A2" office:value-type="string">
            <text:p text:style-name="P60">sendmsg</text:p>
          </table:table-cell>
          <table:table-cell table:style-name="Table23.A2" office:value-type="string">
            <text:p text:style-name="P120">( sock msg flags -- n/err )</text:p>
          </table:table-cell>
          <table:table-cell table:style-name="Table23.A2" office:value-type="string">
            <text:p text:style-name="P210">Returns the actual number of bytes received or -1 as an error flag. <text:span text:style-name="T165">Will block if the transmit buffer is full. Use NON-BLOCK to alter that</text:span> </text:p>
          </table:table-cell>
          <table:table-cell table:style-name="Table23.D2" office:value-type="string">
            <text:p text:style-name="P122">sockets</text:p>
          </table:table-cell>
        </table:table-row>
        <table:table-row table:style-name="TableLine2233141971440">
          <table:table-cell table:style-name="Table23.A2" office:value-type="string">
            <text:p text:style-name="P60">sendto</text:p>
          </table:table-cell>
          <table:table-cell table:style-name="Table23.A2" office:value-type="string">
            <text:p text:style-name="P120">( sock a n flags addr addrlen -- n/err ) </text:p>
          </table:table-cell>
          <table:table-cell table:style-name="Table23.A2" office:value-type="string">
            <text:p text:style-name="P184">Like send, but the recipient is specifically addressed with sockaddr addr, addrlen. <text:span text:style-name="T155">Return the actual number of bytes received or -1 as an error flag </text:span></text:p>
          </table:table-cell>
          <table:table-cell table:style-name="Table23.D2" office:value-type="string">
            <text:p text:style-name="P122">sockets</text:p>
          </table:table-cell>
        </table:table-row>
        <table:table-row table:style-name="TableLine2233141974976">
          <table:table-cell table:style-name="Table23.A2" office:value-type="string">
            <text:p text:style-name="P60">setsockopt</text:p>
          </table:table-cell>
          <table:table-cell table:style-name="Table23.A2" office:value-type="string">
            <text:p text:style-name="P120">( sock level optname optval optlen -- 0/err ) </text:p>
          </table:table-cell>
          <table:table-cell table:style-name="Table23.A2" office:value-type="string">
            <text:p text:style-name="P120">The setsockopt() function sets the option specified by the option_name argument, at the protocol level specified by the level argument, to the value pointed to by <text:span text:style-name="T113">t</text:span>he option_value argument for the socket associated with the file descriptor specified by the socket argument. </text:p>
          </table:table-cell>
          <table:table-cell table:style-name="Table23.D2" office:value-type="string">
            <text:p text:style-name="P122">sockets</text:p>
          </table:table-cell>
        </table:table-row>
        <table:table-row table:style-name="TableLine2233141976336">
          <table:table-cell table:style-name="Table23.A2" office:value-type="string">
            <text:p text:style-name="P60">sizeof(sockaddr_in)</text:p>
          </table:table-cell>
          <table:table-cell table:style-name="Table23.A2" office:value-type="string">
            <text:p text:style-name="P120">( -- 16 )</text:p>
          </table:table-cell>
          <table:table-cell table:style-name="Table23.A2" office:value-type="string">
            <text:p text:style-name="P120">Constant – <text:span text:style-name="T128">the size of a standard IPv4 sockaddr</text:span> <text:s/><text:span text:style-name="T128">is 16 bytes</text:span></text:p>
          </table:table-cell>
          <table:table-cell table:style-name="Table23.D2" office:value-type="string">
            <text:p text:style-name="P120">sockets</text:p>
          </table:table-cell>
        </table:table-row>
        <table:table-row table:style-name="TableLine2233141970352">
          <table:table-cell table:style-name="Table23.A2" office:value-type="string">
            <text:p text:style-name="P60">SO_REUSEADDR</text:p>
          </table:table-cell>
          <table:table-cell table:style-name="Table23.A2" office:value-type="string">
            <text:p text:style-name="P173">( – 2 )</text:p>
          </table:table-cell>
          <table:table-cell table:style-name="Table23.A2" office:value-type="string">
            <text:p text:style-name="P120">constant</text:p>
          </table:table-cell>
          <table:table-cell table:style-name="Table23.D2" office:value-type="string">
            <text:p text:style-name="P122">sockets</text:p>
          </table:table-cell>
        </table:table-row>
        <table:table-row table:style-name="TableLine2233141968176">
          <table:table-cell table:style-name="Table23.A2" office:value-type="string">
            <text:p text:style-name="P72">SOCK_DGRAM</text:p>
          </table:table-cell>
          <table:table-cell table:style-name="Table23.A2" office:value-type="string">
            <text:p text:style-name="P173">( – 2 )</text:p>
          </table:table-cell>
          <table:table-cell table:style-name="Table23.A2" office:value-type="string">
            <text:p text:style-name="P123">constant</text:p>
          </table:table-cell>
          <table:table-cell table:style-name="Table23.D2" office:value-type="string">
            <text:p text:style-name="P120"/>
          </table:table-cell>
        </table:table-row>
        <table:table-row table:style-name="TableLine2233141964368">
          <table:table-cell table:style-name="Table23.A2" office:value-type="string">
            <text:p text:style-name="P72">SOCK_RAW</text:p>
          </table:table-cell>
          <table:table-cell table:style-name="Table23.A2" office:value-type="string">
            <text:p text:style-name="P173">( – 3)</text:p>
          </table:table-cell>
          <table:table-cell table:style-name="Table23.A2" office:value-type="string">
            <text:p text:style-name="P123">constant</text:p>
          </table:table-cell>
          <table:table-cell table:style-name="Table23.D2" office:value-type="string">
            <text:p text:style-name="P120"/>
          </table:table-cell>
        </table:table-row>
        <table:table-row table:style-name="TableLine2233141963280">
          <table:table-cell table:style-name="Table23.A2" office:value-type="string">
            <text:p text:style-name="P60">SOCK_STREAM</text:p>
          </table:table-cell>
          <table:table-cell table:style-name="Table23.A2" office:value-type="string">
            <text:p text:style-name="P120">( -- 1)</text:p>
          </table:table-cell>
          <table:table-cell table:style-name="Table23.A2" office:value-type="string">
            <text:p text:style-name="P120">constant</text:p>
          </table:table-cell>
          <table:table-cell table:style-name="Table23.D2" office:value-type="string">
            <text:p text:style-name="P120">sockets</text:p>
          </table:table-cell>
        </table:table-row>
        <table:table-row table:style-name="TableLine2233141971712">
          <table:table-cell table:style-name="Table23.A2" office:value-type="string">
            <text:p text:style-name="P60">sockaccept</text:p>
          </table:table-cell>
          <table:table-cell table:style-name="Table23.A2" office:value-type="string">
            <text:p text:style-name="P407">( sock<text:span text:style-name="T126">1</text:span> addr addrlen -- sock<text:span text:style-name="T126">2</text:span>/err )</text:p>
          </table:table-cell>
          <table:table-cell table:style-name="Table23.A2" office:value-type="string">
            <text:p text:style-name="P127"><text:span text:style-name="T129">The </text:span><text:span text:style-name="T130">sock</text:span><text:span text:style-name="T129">accept function extracts the first connection on the queue of pending connections, creates a new socket </text:span><text:span text:style-name="T131">sock2 </text:span><text:span text:style-name="T129">with the same socket type protocol and address family as the specified socket, and </text:span><text:span text:style-name="T131">returns</text:span><text:span text:style-name="T129"> a new file descriptor for </text:span><text:span text:style-name="T131">sock2 </text:span><text:span text:style-name="T132">in </text:span><text:span text:style-name="T133">sockaddr</text:span><text:span text:style-name="T132">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65">Normally blocks until a remote client connects. Use NON-BLOCK to alter that</text:span></text:p>
          </table:table-cell>
          <table:table-cell table:style-name="Table23.D2" office:value-type="string">
            <text:p text:style-name="P120">sockets</text:p>
          </table:table-cell>
        </table:table-row>
        <table:table-row table:style-name="TableLine2233141966272">
          <table:table-cell table:style-name="Table23.A2" office:value-type="string">
            <text:p text:style-name="P60">sockaddr</text:p>
          </table:table-cell>
          <table:table-cell table:style-name="Table23.A2" office:value-type="string">
            <text:p text:style-name="P120">( "name" -- ) </text:p>
          </table:table-cell>
          <table:table-cell table:style-name="Table23.A2" office:value-type="string">
            <text:p text:style-name="P410">creates a sockaddr structure</text:p>
          </table:table-cell>
          <table:table-cell table:style-name="Table23.D2" office:value-type="string">
            <text:p text:style-name="P122">sockets</text:p>
          </table:table-cell>
        </table:table-row>
        <table:table-row table:style-name="TableLine2233141977152">
          <table:table-cell table:style-name="Table23.A2" office:value-type="string">
            <text:p text:style-name="P60">socket</text:p>
          </table:table-cell>
          <table:table-cell table:style-name="Table23.A2" office:value-type="string">
            <text:p text:style-name="P407"><text:span text:style-name="T101">( </text:span>domain <text:soft-page-break/>type protocol – sock/err <text:span text:style-name="T101">)</text:span></text:p>
            <text:p text:style-name="P120"/>
          </table:table-cell>
          <table:table-cell table:style-name="Table23.A2" office:value-type="string">
            <text:p text:style-name="P120"><text:span text:style-name="T101">domain</text:span> is usually AF_INET for tcpip using a 4 <text:soft-page-break/>byte internet address.<text:line-break/>type is SOCK_STREAM <text:s/><text:span text:style-name="T112">for tcp</text:span><text:line-break/><text:span text:style-name="T112">or </text:span><text:span text:style-name="T101">SOCK_DGRAM for udp; </text:span><text:span text:style-name="T112">protocol is 0 for internet: </text:span>returns a reference <text:span text:style-name="T101">sock</text:span> </text:p>
          </table:table-cell>
          <table:table-cell table:style-name="Table23.D2" office:value-type="string">
            <text:p text:style-name="P120">sockets</text:p>
          </table:table-cell>
        </table:table-row>
        <table:table-row table:style-name="TableLine2233141978784">
          <table:table-cell table:style-name="Table23.A2" office:value-type="string">
            <text:p text:style-name="P73">sockets-builtins</text:p>
          </table:table-cell>
          <table:table-cell table:style-name="Table23.A2" office:value-type="string">
            <text:p text:style-name="P411"/>
          </table:table-cell>
          <table:table-cell table:style-name="Table23.A2" office:value-type="string">
            <text:p text:style-name="P173"/>
          </table:table-cell>
          <table:table-cell table:style-name="Table23.D2" office:value-type="string">
            <text:p text:style-name="P120">sockets</text:p>
          </table:table-cell>
        </table:table-row>
        <table:table-row table:style-name="TableLine2233141977424">
          <table:table-cell table:style-name="Table23.A2" office:value-type="string">
            <text:p text:style-name="P72">SOL_SOCKET</text:p>
          </table:table-cell>
          <table:table-cell table:style-name="Table23.A2" office:value-type="string">
            <text:p text:style-name="P411">( – 1)</text:p>
          </table:table-cell>
          <table:table-cell table:style-name="Table23.A2" office:value-type="string">
            <text:p text:style-name="P173">constant</text:p>
          </table:table-cell>
          <table:table-cell table:style-name="Table23.D2" office:value-type="string">
            <text:p text:style-name="P120">sockets</text:p>
          </table:table-cell>
        </table:table-row>
      </table:table>
      <text:p text:style-name="P434"/>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2233142090304">
          <table:table-cell table:style-name="Table25.A1" office:value-type="string">
            <text:p text:style-name="P56">-rot</text:p>
          </table:table-cell>
          <table:table-cell table:style-name="Table25.A1" office:value-type="string">
            <text:p text:style-name="P360"><text:span text:style-name="T12">( </text:span><text:span text:style-name="T13">a b c – c a b </text:span>) </text:p>
          </table:table-cell>
          <table:table-cell table:style-name="Table25.A1" office:value-type="string">
            <text:p text:style-name="P116">rotate <text:span text:style-name="T156">top cell to 3rd</text:span></text:p>
          </table:table-cell>
          <table:table-cell table:style-name="Table25.D1" office:value-type="string">
            <text:p text:style-name="P116">forth</text:p>
          </table:table-cell>
        </table:table-row>
        <table:table-row table:style-name="TableLine2233141969264">
          <table:table-cell table:style-name="Table25.A2" office:value-type="string">
            <text:p text:style-name="P56">?DUP</text:p>
          </table:table-cell>
          <table:table-cell table:style-name="Table25.A2" office:value-type="string">
            <text:p text:style-name="P367">( x -- 0 | x x )</text:p>
          </table:table-cell>
          <table:table-cell table:style-name="Table25.A2" office:value-type="string">
            <text:p text:style-name="P367">Duplicate x if it is non-zero.</text:p>
          </table:table-cell>
          <table:table-cell table:style-name="Table25.D2" office:value-type="string">
            <text:p text:style-name="P157"/>
          </table:table-cell>
        </table:table-row>
        <table:table-row table:style-name="TableLine2233141978240">
          <table:table-cell table:style-name="Table25.A2" office:value-type="string">
            <text:p text:style-name="P56">&gt;R</text:p>
          </table:table-cell>
          <table:table-cell table:style-name="Table25.A2" office:value-type="string">
            <text:p text:style-name="P116">( n – )</text:p>
          </table:table-cell>
          <table:table-cell table:style-name="Table25.A2" office:value-type="string">
            <text:p text:style-name="P116">move n to the return stack</text:p>
          </table:table-cell>
          <table:table-cell table:style-name="Table25.D2" office:value-type="string">
            <text:p text:style-name="P116">forth</text:p>
          </table:table-cell>
        </table:table-row>
        <table:table-row table:style-name="TableLine2233141978512">
          <table:table-cell table:style-name="Table25.A2" office:value-type="string">
            <text:p text:style-name="P56">2drop</text:p>
          </table:table-cell>
          <table:table-cell table:style-name="Table25.A2" office:value-type="string">
            <text:p text:style-name="P116">( n1 n2 – )</text:p>
          </table:table-cell>
          <table:table-cell table:style-name="Table25.A2" office:value-type="string">
            <text:p text:style-name="P116">discard the top of stack</text:p>
          </table:table-cell>
          <table:table-cell table:style-name="Table25.D2" office:value-type="string">
            <text:p text:style-name="P116">forth</text:p>
          </table:table-cell>
        </table:table-row>
        <table:table-row table:style-name="TableLine2233141979328">
          <table:table-cell table:style-name="Table25.A2" office:value-type="string">
            <text:p text:style-name="P56">2dup</text:p>
          </table:table-cell>
          <table:table-cell table:style-name="Table25.A2" office:value-type="string">
            <text:p text:style-name="P116">( n1 n2 – n1 n2 n1 n2)</text:p>
          </table:table-cell>
          <table:table-cell table:style-name="Table25.A2" office:value-type="string">
            <text:p text:style-name="P116">duplicate the top two items on the data stack</text:p>
          </table:table-cell>
          <table:table-cell table:style-name="Table25.D2" office:value-type="string">
            <text:p text:style-name="P116">forth</text:p>
          </table:table-cell>
        </table:table-row>
        <table:table-row table:style-name="TableLine2233141964912">
          <table:table-cell table:style-name="Table25.A2" office:value-type="string">
            <text:p text:style-name="P56">depth</text:p>
          </table:table-cell>
          <table:table-cell table:style-name="Table25.A2" office:value-type="string">
            <text:p text:style-name="P116">( – n)</text:p>
          </table:table-cell>
          <table:table-cell table:style-name="Table25.A2" office:value-type="string">
            <text:p text:style-name="P116">return the data stack depth on the top of stack e.g.<text:line-break/>3 2 1 depth displays 3 2 1 3</text:p>
          </table:table-cell>
          <table:table-cell table:style-name="Table25.D2" office:value-type="string">
            <text:p text:style-name="P116">forth</text:p>
          </table:table-cell>
        </table:table-row>
        <table:table-row table:style-name="TableLine2233141965456">
          <table:table-cell table:style-name="Table25.A2" office:value-type="string">
            <text:p text:style-name="P56">DROP</text:p>
          </table:table-cell>
          <table:table-cell table:style-name="Table25.A2" office:value-type="string">
            <text:p text:style-name="P116">( n – )</text:p>
          </table:table-cell>
          <table:table-cell table:style-name="Table25.A2" office:value-type="string">
            <text:p text:style-name="P116">discard the top of stack</text:p>
          </table:table-cell>
          <table:table-cell table:style-name="Table25.D2" office:value-type="string">
            <text:p text:style-name="P116">forth</text:p>
          </table:table-cell>
        </table:table-row>
        <table:table-row table:style-name="TableLine2233141971984">
          <table:table-cell table:style-name="Table25.A2" office:value-type="string">
            <text:p text:style-name="P56">DUP</text:p>
          </table:table-cell>
          <table:table-cell table:style-name="Table25.A2" office:value-type="string">
            <text:p text:style-name="P116">( n – n n )</text:p>
          </table:table-cell>
          <table:table-cell table:style-name="Table25.A2" office:value-type="string">
            <text:p text:style-name="P116">duplicate the top of stack</text:p>
          </table:table-cell>
          <table:table-cell table:style-name="Table25.D2" office:value-type="string">
            <text:p text:style-name="P116">forth</text:p>
          </table:table-cell>
        </table:table-row>
        <table:table-row table:style-name="TableLine2233141972256">
          <table:table-cell table:style-name="Table25.A2" office:value-type="string">
            <text:p text:style-name="P98">f.s</text:p>
          </table:table-cell>
          <table:table-cell table:style-name="Table25.A2" office:value-type="string">
            <text:p text:style-name="P233">( – )</text:p>
          </table:table-cell>
          <table:table-cell table:style-name="Table25.A2" office:value-type="string">
            <text:p text:style-name="P233"><text:span text:style-name="T198">d</text:span>isplays the floating point number stack</text:p>
          </table:table-cell>
          <table:table-cell table:style-name="Table25.D2" office:value-type="string">
            <text:p text:style-name="P233">forth</text:p>
          </table:table-cell>
        </table:table-row>
        <table:table-row table:style-name="TableLine2233141972528">
          <table:table-cell table:style-name="Table25.A2" office:value-type="string">
            <text:p text:style-name="P56">nip</text:p>
          </table:table-cell>
          <table:table-cell table:style-name="Table25.A2" office:value-type="string">
            <text:p text:style-name="P116">( n1 n2 -- n2 )</text:p>
          </table:table-cell>
          <table:table-cell table:style-name="Table25.A2" office:value-type="string">
            <text:p text:style-name="P116">remove the 2nd item on the data stack</text:p>
          </table:table-cell>
          <table:table-cell table:style-name="Table25.D2" office:value-type="string">
            <text:p text:style-name="P116">forth</text:p>
          </table:table-cell>
        </table:table-row>
        <table:table-row table:style-name="TableLine2233141972800">
          <table:table-cell table:style-name="Table25.A2" office:value-type="string">
            <text:p text:style-name="P56">OVER</text:p>
          </table:table-cell>
          <table:table-cell table:style-name="Table25.A2" office:value-type="string">
            <text:p text:style-name="P116">( n1 n2 -- n1 n2 n1 )</text:p>
          </table:table-cell>
          <table:table-cell table:style-name="Table25.A2" office:value-type="string">
            <text:p text:style-name="P116">duplicate 2nd item on the data stack</text:p>
          </table:table-cell>
          <table:table-cell table:style-name="Table25.D2" office:value-type="string">
            <text:p text:style-name="P116">forth</text:p>
          </table:table-cell>
        </table:table-row>
        <table:table-row table:style-name="TableLine2233141973072">
          <table:table-cell table:style-name="Table25.A2" office:value-type="string">
            <text:p text:style-name="P56">R@</text:p>
          </table:table-cell>
          <table:table-cell table:style-name="Table25.A2" office:value-type="string">
            <text:p text:style-name="P116">( -- n )</text:p>
          </table:table-cell>
          <table:table-cell table:style-name="Table25.A2" office:value-type="string">
            <text:p text:style-name="P116">copy the top of the return stack to the top of data stack</text:p>
          </table:table-cell>
          <table:table-cell table:style-name="Table25.D2" office:value-type="string">
            <text:p text:style-name="P116">forth</text:p>
          </table:table-cell>
        </table:table-row>
        <table:table-row table:style-name="TableLine2233141973344">
          <table:table-cell table:style-name="Table25.A2" office:value-type="string">
            <text:p text:style-name="P56">R&gt;</text:p>
          </table:table-cell>
          <table:table-cell table:style-name="Table25.A2" office:value-type="string">
            <text:p text:style-name="P116">( – n )</text:p>
          </table:table-cell>
          <table:table-cell table:style-name="Table25.A2" office:value-type="string">
            <text:p text:style-name="P116">Move top of return stack to data stack</text:p>
          </table:table-cell>
          <table:table-cell table:style-name="Table25.D2" office:value-type="string">
            <text:p text:style-name="P116">forth</text:p>
          </table:table-cell>
        </table:table-row>
        <table:table-row table:style-name="TableLine2233133911168">
          <table:table-cell table:style-name="Table25.A2" office:value-type="string">
            <text:p text:style-name="P56">rdrop</text:p>
          </table:table-cell>
          <table:table-cell table:style-name="Table25.A2" office:value-type="string">
            <text:p text:style-name="P116">( -- )</text:p>
          </table:table-cell>
          <table:table-cell table:style-name="Table25.A2" office:value-type="string">
            <text:p text:style-name="P116">drop the top of the return stack</text:p>
          </table:table-cell>
          <table:table-cell table:style-name="Table25.D2" office:value-type="string">
            <text:p text:style-name="P116">forth</text:p>
          </table:table-cell>
        </table:table-row>
        <table:table-row table:style-name="TableLine2232953412576">
          <table:table-cell table:style-name="Table25.A2" office:value-type="string">
            <text:p text:style-name="P56">rot</text:p>
          </table:table-cell>
          <table:table-cell table:style-name="Table25.A2" office:value-type="string">
            <text:p text:style-name="P116"><text:span text:style-name="T146">( </text:span>a b c -- b c a ) </text:p>
          </table:table-cell>
          <table:table-cell table:style-name="Table25.A2" office:value-type="string">
            <text:p text:style-name="P116">rotate 3rd cell to top</text:p>
          </table:table-cell>
          <table:table-cell table:style-name="Table25.D2" office:value-type="string">
            <text:p text:style-name="P116">forth</text:p>
          </table:table-cell>
        </table:table-row>
        <table:table-row table:style-name="TableLine2233143298064">
          <table:table-cell table:style-name="Table25.A2" office:value-type="string">
            <text:p text:style-name="P56">RP!</text:p>
          </table:table-cell>
          <table:table-cell table:style-name="Table25.A2" office:value-type="string">
            <text:p text:style-name="P116">( addr -- )</text:p>
          </table:table-cell>
          <table:table-cell table:style-name="Table25.A2" office:value-type="string">
            <text:p text:style-name="P116">set the return stack pointer</text:p>
          </table:table-cell>
          <table:table-cell table:style-name="Table25.D2" office:value-type="string">
            <text:p text:style-name="P116">forth</text:p>
          </table:table-cell>
        </table:table-row>
        <table:table-row table:style-name="TableLine2233143311936">
          <table:table-cell table:style-name="Table25.A2" office:value-type="string">
            <text:p text:style-name="P56">RP@</text:p>
          </table:table-cell>
          <table:table-cell table:style-name="Table25.A2" office:value-type="string">
            <text:p text:style-name="P116">( -- addr )</text:p>
          </table:table-cell>
          <table:table-cell table:style-name="Table25.A2" office:value-type="string">
            <text:p text:style-name="P116">read the return stack pointer</text:p>
          </table:table-cell>
          <table:table-cell table:style-name="Table25.D2" office:value-type="string">
            <text:p text:style-name="P116">forth</text:p>
          </table:table-cell>
        </table:table-row>
        <table:table-row table:style-name="TableLine2233143313296">
          <table:table-cell table:style-name="Table25.A2" office:value-type="string">
            <text:p text:style-name="P56">rp0</text:p>
          </table:table-cell>
          <table:table-cell table:style-name="Table25.A2" office:value-type="string">
            <text:p text:style-name="P116">( -- addr )</text:p>
          </table:table-cell>
          <table:table-cell table:style-name="Table25.A2" office:value-type="string">
            <text:p text:style-name="P116">constant - the initial value of the return stack pointer at switch-on</text:p>
          </table:table-cell>
          <table:table-cell table:style-name="Table25.D2" office:value-type="string">
            <text:p text:style-name="P116">forth</text:p>
          </table:table-cell>
        </table:table-row>
        <table:table-row table:style-name="TableLine2233143302144">
          <table:table-cell table:style-name="Table25.A2" office:value-type="string">
            <text:p text:style-name="P56">SP!</text:p>
          </table:table-cell>
          <table:table-cell table:style-name="Table25.A2" office:value-type="string">
            <text:p text:style-name="P116">( addr -- )</text:p>
          </table:table-cell>
          <table:table-cell table:style-name="Table25.A2" office:value-type="string">
            <text:p text:style-name="P116"><text:span text:style-name="T198">s</text:span>et the data stack pointer</text:p>
          </table:table-cell>
          <table:table-cell table:style-name="Table25.D2" office:value-type="string">
            <text:p text:style-name="P116">forth</text:p>
          </table:table-cell>
        </table:table-row>
        <table:table-row table:style-name="TableLine2233143303232">
          <table:table-cell table:style-name="Table25.A2" office:value-type="string">
            <text:p text:style-name="P56">SP@</text:p>
          </table:table-cell>
          <table:table-cell table:style-name="Table25.A2" office:value-type="string">
            <text:p text:style-name="P116">( -- addr )</text:p>
          </table:table-cell>
          <table:table-cell table:style-name="Table25.A2" office:value-type="string">
            <text:p text:style-name="P116"><text:span text:style-name="T198">r</text:span>ead the data stack pointer</text:p>
          </table:table-cell>
          <table:table-cell table:style-name="Table25.D2" office:value-type="string">
            <text:p text:style-name="P116">forth</text:p>
          </table:table-cell>
        </table:table-row>
        <text:soft-page-break/>
        <table:table-row table:style-name="TableLine2233143297248">
          <table:table-cell table:style-name="Table25.A2" office:value-type="string">
            <text:p text:style-name="P56">sp0</text:p>
          </table:table-cell>
          <table:table-cell table:style-name="Table25.A2" office:value-type="string">
            <text:p text:style-name="P116">( -- n )</text:p>
          </table:table-cell>
          <table:table-cell table:style-name="Table25.A2" office:value-type="string">
            <text:p text:style-name="P116">constant - the initial value of the data stack pointer at switch-on</text:p>
          </table:table-cell>
          <table:table-cell table:style-name="Table25.D2" office:value-type="string">
            <text:p text:style-name="P116">forth</text:p>
          </table:table-cell>
        </table:table-row>
        <table:table-row table:style-name="TableLine2233143301328">
          <table:table-cell table:style-name="Table25.A2" office:value-type="string">
            <text:p text:style-name="P56">SWAP</text:p>
          </table:table-cell>
          <table:table-cell table:style-name="Table25.A2" office:value-type="string">
            <text:p text:style-name="P116">( n1 n2 – n2 n1 )</text:p>
          </table:table-cell>
          <table:table-cell table:style-name="Table25.A2" office:value-type="string">
            <text:p text:style-name="P116">swap the top two data stack entries</text:p>
          </table:table-cell>
          <table:table-cell table:style-name="Table25.D2" office:value-type="string">
            <text:p text:style-name="P116">forth</text:p>
          </table:table-cell>
        </table:table-row>
      </table:table>
      <text:p text:style-name="P54"/>
      <text:h text:style-name="Heading_20_1" text:outline-level="1">Streams</text:h>
      <text:p text:style-name="P250">These words enable the creation of first-in first-out buffers or queues <text:span text:style-name="T188">of chrs or bytes</text:span>, useful where a stream of data is to be handled. <text:span text:style-name="T186">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2233143299152">
          <table:table-cell table:style-name="Table26.A1" office:value-type="string">
            <text:p text:style-name="P56">&gt;offset</text:p>
          </table:table-cell>
          <table:table-cell table:style-name="Table26.A1" office:value-type="string">
            <text:p text:style-name="P116">( n st -- a )</text:p>
          </table:table-cell>
          <table:table-cell table:style-name="Table26.A1" office:value-type="string">
            <text:p text:style-name="P244">internal word</text:p>
          </table:table-cell>
          <table:table-cell table:style-name="Table26.D1" office:value-type="string">
            <text:p text:style-name="P116">streams</text:p>
          </table:table-cell>
        </table:table-row>
        <table:table-row table:style-name="TableLine2233143301872">
          <table:table-cell table:style-name="Table26.A2" office:value-type="string">
            <text:p text:style-name="P56">&gt;read</text:p>
          </table:table-cell>
          <table:table-cell table:style-name="Table26.A2" office:value-type="string">
            <text:p text:style-name="P116">( st -- rd )</text:p>
          </table:table-cell>
          <table:table-cell table:style-name="Table26.A2" office:value-type="string">
            <text:p text:style-name="P245">internal word</text:p>
          </table:table-cell>
          <table:table-cell table:style-name="Table26.D2" office:value-type="string">
            <text:p text:style-name="P116">streams</text:p>
          </table:table-cell>
        </table:table-row>
        <table:table-row table:style-name="TableLine2233143307584">
          <table:table-cell table:style-name="Table26.A2" office:value-type="string">
            <text:p text:style-name="P56">&gt;stream</text:p>
          </table:table-cell>
          <table:table-cell table:style-name="Table26.A2" office:value-type="string">
            <text:p text:style-name="P116">( a n st -- )</text:p>
          </table:table-cell>
          <table:table-cell table:style-name="Table26.A2" office:value-type="string">
            <text:p text:style-name="P244">read string, a n , from <text:span text:style-name="T189">stream. Terminate when n chrs received or stream empty</text:span></text:p>
          </table:table-cell>
          <table:table-cell table:style-name="Table26.D2" office:value-type="string">
            <text:p text:style-name="P116">streams</text:p>
          </table:table-cell>
        </table:table-row>
        <table:table-row table:style-name="TableLine2233143296160">
          <table:table-cell table:style-name="Table26.A2" office:value-type="string">
            <text:p text:style-name="P56">&gt;write</text:p>
          </table:table-cell>
          <table:table-cell table:style-name="Table26.A2" office:value-type="string">
            <text:p text:style-name="P116">( st -- wr )</text:p>
          </table:table-cell>
          <table:table-cell table:style-name="Table26.A2" office:value-type="string">
            <text:p text:style-name="P245">internal word</text:p>
          </table:table-cell>
          <table:table-cell table:style-name="Table26.D2" office:value-type="string">
            <text:p text:style-name="P116">streams</text:p>
          </table:table-cell>
        </table:table-row>
        <table:table-row table:style-name="TableLine2233143312208">
          <table:table-cell table:style-name="Table26.A2" office:value-type="string">
            <text:p text:style-name="P56">ch&gt;stream</text:p>
          </table:table-cell>
          <table:table-cell table:style-name="Table26.A2" office:value-type="string">
            <text:p text:style-name="P116">( ch st -- )</text:p>
          </table:table-cell>
          <table:table-cell table:style-name="Table26.A2" office:value-type="string">
            <text:p text:style-name="P242">wait until there is space, then write one char</text:p>
          </table:table-cell>
          <table:table-cell table:style-name="Table26.D2" office:value-type="string">
            <text:p text:style-name="P116">streams</text:p>
          </table:table-cell>
        </table:table-row>
        <table:table-row table:style-name="TableLine2233143299424">
          <table:table-cell table:style-name="Table26.A2" office:value-type="string">
            <text:p text:style-name="P56">empty?</text:p>
          </table:table-cell>
          <table:table-cell table:style-name="Table26.A2" office:value-type="string">
            <text:p text:style-name="P116">( st -- f )</text:p>
          </table:table-cell>
          <table:table-cell table:style-name="Table26.A2" office:value-type="string">
            <text:p text:style-name="P242">returns true if stream empty</text:p>
          </table:table-cell>
          <table:table-cell table:style-name="Table26.D2" office:value-type="string">
            <text:p text:style-name="P116">streams</text:p>
          </table:table-cell>
        </table:table-row>
        <table:table-row table:style-name="TableLine2233143308128">
          <table:table-cell table:style-name="Table26.A2" office:value-type="string">
            <text:p text:style-name="P56">full?</text:p>
          </table:table-cell>
          <table:table-cell table:style-name="Table26.A2" office:value-type="string">
            <text:p text:style-name="P116">( st -- f )</text:p>
          </table:table-cell>
          <table:table-cell table:style-name="Table26.A2" office:value-type="string">
            <text:p text:style-name="P242">returns true if stream full</text:p>
          </table:table-cell>
          <table:table-cell table:style-name="Table26.D2" office:value-type="string">
            <text:p text:style-name="P116">streams</text:p>
          </table:table-cell>
        </table:table-row>
        <table:table-row table:style-name="TableLine2233143298880">
          <table:table-cell table:style-name="Table26.A2" office:value-type="string">
            <text:p text:style-name="P56">stream</text:p>
          </table:table-cell>
          <table:table-cell table:style-name="Table26.A2" office:value-type="string">
            <text:p text:style-name="P116">( n "name" -- )</text:p>
          </table:table-cell>
          <table:table-cell table:style-name="Table26.A2" office:value-type="string">
            <text:p text:style-name="P116">define a stream, size n, using the next word in the input stream as the name e.g. 200 stream myinputstream 20000 stream myoutputstream</text:p>
          </table:table-cell>
          <table:table-cell table:style-name="Table26.D2" office:value-type="string">
            <text:p text:style-name="P116">streams</text:p>
          </table:table-cell>
        </table:table-row>
        <table:table-row table:style-name="TableLine2233143310576">
          <table:table-cell table:style-name="Table26.A2" office:value-type="string">
            <text:p text:style-name="P56">stream#</text:p>
          </table:table-cell>
          <table:table-cell table:style-name="Table26.A2" office:value-type="string">
            <text:p text:style-name="P116">( s<text:span text:style-name="T187">t</text:span> -- n )</text:p>
          </table:table-cell>
          <table:table-cell table:style-name="Table26.A2" office:value-type="string">
            <text:p text:style-name="P243"><text:span text:style-name="T198">r</text:span>etu<text:span text:style-name="T198">r</text:span>ns the number of chrs <text:span text:style-name="T201">waiting to be read</text:span> in stream st</text:p>
          </table:table-cell>
          <table:table-cell table:style-name="Table26.D2" office:value-type="string">
            <text:p text:style-name="P116">streams</text:p>
          </table:table-cell>
        </table:table-row>
        <table:table-row table:style-name="TableLine2233143296432">
          <table:table-cell table:style-name="Table26.A2" office:value-type="string">
            <text:p text:style-name="P56">stream&gt;</text:p>
          </table:table-cell>
          <table:table-cell table:style-name="Table26.A2" office:value-type="string">
            <text:p text:style-name="P116">( a n st -- )</text:p>
          </table:table-cell>
          <table:table-cell table:style-name="Table26.A2" office:value-type="string">
            <text:p text:style-name="P244">send str<text:span text:style-name="T189">ing</text:span>, a n , to stream st</text:p>
          </table:table-cell>
          <table:table-cell table:style-name="Table26.D2" office:value-type="string">
            <text:p text:style-name="P116">streams</text:p>
          </table:table-cell>
        </table:table-row>
        <table:table-row table:style-name="TableLine2233143302688">
          <table:table-cell table:style-name="Table26.A2" office:value-type="string">
            <text:p text:style-name="P56">stream&gt;ch</text:p>
          </table:table-cell>
          <table:table-cell table:style-name="Table26.A2" office:value-type="string">
            <text:p text:style-name="P116">( st -- ch )</text:p>
          </table:table-cell>
          <table:table-cell table:style-name="Table26.A2" office:value-type="string">
            <text:p text:style-name="P242">wait until data is available then read one char</text:p>
          </table:table-cell>
          <table:table-cell table:style-name="Table26.D2" office:value-type="string">
            <text:p text:style-name="P116">streams</text:p>
          </table:table-cell>
        </table:table-row>
        <table:table-row table:style-name="TableLine2233143300240">
          <table:table-cell table:style-name="Table26.A2" office:value-type="string">
            <text:p text:style-name="P56">wait-read</text:p>
          </table:table-cell>
          <table:table-cell table:style-name="Table26.A2" office:value-type="string">
            <text:p text:style-name="P116">( st -- )</text:p>
          </table:table-cell>
          <table:table-cell table:style-name="Table26.A2" office:value-type="string">
            <text:p text:style-name="P242">wait until there is data ready to read from st</text:p>
          </table:table-cell>
          <table:table-cell table:style-name="Table26.D2" office:value-type="string">
            <text:p text:style-name="P116">streams</text:p>
          </table:table-cell>
        </table:table-row>
        <table:table-row table:style-name="TableLine2233143300512">
          <table:table-cell table:style-name="Table26.A2" office:value-type="string">
            <text:p text:style-name="P56">wait-write</text:p>
          </table:table-cell>
          <table:table-cell table:style-name="Table26.A2" office:value-type="string">
            <text:p text:style-name="P116">( st -- )</text:p>
          </table:table-cell>
          <table:table-cell table:style-name="Table26.A2" office:value-type="string">
            <text:p text:style-name="P242">wait until there is space to write to stream st</text:p>
          </table:table-cell>
          <table:table-cell table:style-name="Table26.D2" office:value-type="string">
            <text:p text:style-name="P116">streams</text:p>
          </table:table-cell>
        </table:table-row>
      </table:table>
      <text:p text:style-name="P55"/>
      <text:h text:style-name="Heading_20_1" text:outline-level="1">String functions</text:h>
      <text:p text:style-name="P249">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2233143299696">
          <table:table-cell table:style-name="Table27.A1" office:value-type="string">
            <text:p text:style-name="P113">[char]</text:p>
          </table:table-cell>
          <table:table-cell table:style-name="Table27.A1" office:value-type="string">
            <text:p text:style-name="P116">( -- )</text:p>
          </table:table-cell>
          <table:table-cell table:style-name="Table27.A1" office:value-type="string">
            <text:p text:style-name="P116">compile the first letter of the following word in the definition e.g. : my-char [char] ALPHABET emit char emit ;<text:line-break/>executing my-char fred will display:- Af</text:p>
          </table:table-cell>
          <table:table-cell table:style-name="Table27.D1" office:value-type="string">
            <text:p text:style-name="P116">forth</text:p>
          </table:table-cell>
        </table:table-row>
        <table:table-row table:style-name="TableLine2233143300784">
          <table:table-cell table:style-name="Table27.A2" office:value-type="string">
            <text:p text:style-name="P113">r"</text:p>
          </table:table-cell>
          <table:table-cell table:style-name="Table27.A2" office:value-type="string">
            <text:p text:style-name="P116">( "string" -- a n )</text:p>
          </table:table-cell>
          <table:table-cell table:style-name="Table27.A2" office:value-type="string">
            <text:p text:style-name="P116">Creates a temporary counted string</text:p>
          </table:table-cell>
          <table:table-cell table:style-name="Table27.D2" office:value-type="string">
            <text:p text:style-name="P116">forth</text:p>
          </table:table-cell>
        </table:table-row>
        <table:table-row table:style-name="TableLine2233143296704">
          <table:table-cell table:style-name="Table27.A2" office:value-type="string">
            <text:p text:style-name="P113">r|</text:p>
          </table:table-cell>
          <table:table-cell table:style-name="Table27.A2" office:value-type="string">
            <text:p text:style-name="P116">( string| -- a n )</text:p>
          </table:table-cell>
          <table:table-cell table:style-name="Table27.A2" office:value-type="string">
            <text:p text:style-name="P116">Creates a temporary counted string ending with | </text:p>
          </table:table-cell>
          <table:table-cell table:style-name="Table27.D2" office:value-type="string">
            <text:p text:style-name="P116">forth</text:p>
          </table:table-cell>
        </table:table-row>
        <text:soft-page-break/>
        <table:table-row table:style-name="TableLine2233143305680">
          <table:table-cell table:style-name="Table27.A2" office:value-type="string">
            <text:p text:style-name="P113">s"</text:p>
          </table:table-cell>
          <table:table-cell table:style-name="Table27.A2" office:value-type="string">
            <text:p text:style-name="P116">( -- addr cnt )</text:p>
          </table:table-cell>
          <table:table-cell table:style-name="Table27.A2" office:value-type="string">
            <text:p text:style-name="P116"><text:span text:style-name="T141">C</text:span>reates a <text:span text:style-name="T141">zero terminated </text:span>string. Leaves the string address addr and the character count cnt on the stack e.g. s" Hello Bob"</text:p>
          </table:table-cell>
          <table:table-cell table:style-name="Table27.D2" office:value-type="string">
            <text:p text:style-name="P116">forth</text:p>
          </table:table-cell>
        </table:table-row>
        <table:table-row table:style-name="TableLine2233143301600">
          <table:table-cell table:style-name="Table27.A2" office:value-type="string">
            <text:p text:style-name="P113">s&gt;z</text:p>
          </table:table-cell>
          <table:table-cell table:style-name="Table27.A2" office:value-type="string">
            <text:p text:style-name="P116">( a n -- z )</text:p>
          </table:table-cell>
          <table:table-cell table:style-name="Table27.A2" office:value-type="string">
            <text:p text:style-name="P116">Convert a counted string string to null terminated string</text:p>
          </table:table-cell>
          <table:table-cell table:style-name="Table27.D2" office:value-type="string">
            <text:p text:style-name="P116">forth</text:p>
          </table:table-cell>
        </table:table-row>
        <table:table-row table:style-name="TableLine2233143303504">
          <table:table-cell table:style-name="Table27.A2" office:value-type="string">
            <text:p text:style-name="P113">startswith?</text:p>
          </table:table-cell>
          <table:table-cell table:style-name="Table27.A2" office:value-type="string">
            <text:p text:style-name="P116">( addr1 n1 addr2 n2 -- f )</text:p>
          </table:table-cell>
          <table:table-cell table:style-name="Table27.A2" office:value-type="string">
            <text:p text:style-name="P116">f=true if string at addr1 starts with string at addr2, else f=false</text:p>
          </table:table-cell>
          <table:table-cell table:style-name="Table27.D2" office:value-type="string">
            <text:p text:style-name="P116">forth</text:p>
          </table:table-cell>
        </table:table-row>
        <table:table-row table:style-name="TableLine2233143304048">
          <table:table-cell table:style-name="Table27.A2" office:value-type="string">
            <text:p text:style-name="P113">str</text:p>
          </table:table-cell>
          <table:table-cell table:style-name="Table27.A2" office:value-type="string">
            <text:p text:style-name="P116">( n -- addr cnt )</text:p>
          </table:table-cell>
          <table:table-cell table:style-name="Table27.A2" office:value-type="string">
            <text:p text:style-name="P116">convert n to a counted string</text:p>
          </table:table-cell>
          <table:table-cell table:style-name="Table27.D2" office:value-type="string">
            <text:p text:style-name="P116">forth</text:p>
          </table:table-cell>
        </table:table-row>
        <table:table-row table:style-name="TableLine2233143312480">
          <table:table-cell table:style-name="Table27.A2" office:value-type="string">
            <text:p text:style-name="P113">str=</text:p>
          </table:table-cell>
          <table:table-cell table:style-name="Table27.A2" office:value-type="string">
            <text:p text:style-name="P116">( addr1 n1 addr2 n2 -- f )</text:p>
          </table:table-cell>
          <table:table-cell table:style-name="Table27.A2" office:value-type="string">
            <text:p text:style-name="P116">f=true if the two counted strings are equal, else f=false</text:p>
          </table:table-cell>
          <table:table-cell table:style-name="Table27.D2" office:value-type="string">
            <text:p text:style-name="P116">forth</text:p>
          </table:table-cell>
        </table:table-row>
        <table:table-row table:style-name="Table27.9">
          <table:table-cell table:style-name="Table27.A9" office:value-type="string">
            <text:p text:style-name="P113">z"</text:p>
          </table:table-cell>
          <table:table-cell table:style-name="Table27.A2" office:value-type="string">
            <text:p text:style-name="P116">( "string" -- addr )</text:p>
          </table:table-cell>
          <table:table-cell table:style-name="Table27.A2" office:value-type="string">
            <text:p text:style-name="P116">Creates a null terminated string on the heap at addr</text:p>
          </table:table-cell>
          <table:table-cell table:style-name="Table27.D2" office:value-type="string">
            <text:p text:style-name="P116">forth</text:p>
          </table:table-cell>
        </table:table-row>
        <table:table-row table:style-name="Table27.9">
          <table:table-cell table:style-name="Table27.A9" office:value-type="string">
            <text:p text:style-name="P113">z&gt;s</text:p>
          </table:table-cell>
          <table:table-cell table:style-name="Table27.A2" office:value-type="string">
            <text:p text:style-name="P116">( addr -- addr n )</text:p>
          </table:table-cell>
          <table:table-cell table:style-name="Table27.A2" office:value-type="string">
            <text:p text:style-name="P116">Convert a null terminated string at addr to a counted string</text:p>
          </table:table-cell>
          <table:table-cell table:style-name="Table27.D2" office:value-type="string">
            <text:p text:style-name="P116">forth</text:p>
          </table:table-cell>
        </table:table-row>
      </table:table>
      <text:p text:style-name="P246"/>
      <text:p text:style-name="P247"/>
      <table:table table:name="Table55" table:style-name="Table55">
        <table:table-column table:style-name="Table55.A"/>
        <table:table-column table:style-name="Table55.B"/>
        <table:table-column table:style-name="Table55.C"/>
        <table:table-row table:style-name="TableLine2233143304592">
          <table:table-cell table:style-name="Table55.A1" office:value-type="string">
            <text:p text:style-name="P248"><text:span text:style-name="T81">r|</text:span><text:span text:style-name="T82"> </text:span><text:span text:style-name="T83">example</text:span></text:p>
          </table:table-cell>
          <table:table-cell table:style-name="Table55.A1" office:value-type="string">
            <text:p text:style-name="P315">( -- )</text:p>
          </table:table-cell>
          <table:table-cell table:style-name="Table55.A1" office:value-type="string">
            <text:p text:style-name="P321">Demonstrates making a standalone application with the aid of of a temporary string made with r|</text:p>
          </table:table-cell>
        </table:table-row>
        <table:table-row table:style-name="TableLine2233143309488">
          <table:table-cell table:style-name="Table55.A1" table:number-columns-spanned="3" office:value-type="string">
            <text:p text:style-name="P321"><text:span text:style-name="T85">r| z" NETWORK-NAME" z" PASSWORD" webui | <text:s text:c="14"/></text:span>\ create a string to start the web server</text:p>
            <text:p text:style-name="P322">s" /spiffs/autoexec.fs" dump-file <text:s text:c="42"/>\ save it to file autoexec.fs</text:p>
          </table:table-cell>
          <table:covered-table-cell/>
          <table:covered-table-cell/>
        </table:table-row>
      </table:table>
      <text:h text:style-name="P493"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2233143309216">
          <table:table-cell table:style-name="Table38.A1" office:value-type="string">
            <text:p text:style-name="P68">align-by</text:p>
          </table:table-cell>
          <table:table-cell table:style-name="Table38.A1" office:value-type="string">
            <text:p text:style-name="P145">( a<text:span text:style-name="T190">1</text:span> n -- a<text:span text:style-name="T190">2</text:span> )</text:p>
          </table:table-cell>
          <table:table-cell table:style-name="Table38.A1" office:value-type="string">
            <text:p text:style-name="P253">Adjust address a up to an n byte boundary</text:p>
          </table:table-cell>
          <table:table-cell table:style-name="Table38.D1" office:value-type="string">
            <text:p text:style-name="P233">structures</text:p>
          </table:table-cell>
        </table:table-row>
        <table:table-row table:style-name="TableLine2233143328800">
          <table:table-cell table:style-name="Table38.A2" office:value-type="string">
            <text:p text:style-name="P68">field</text:p>
          </table:table-cell>
          <table:table-cell table:style-name="Table38.A2" office:value-type="string">
            <text:p text:style-name="P145">( n "name" )</text:p>
          </table:table-cell>
          <table:table-cell table:style-name="Table38.A2" office:value-type="string">
            <text:p text:style-name="P252">Define a field in the structure</text:p>
          </table:table-cell>
          <table:table-cell table:style-name="Table38.D2" office:value-type="string">
            <text:p text:style-name="P233">structures</text:p>
          </table:table-cell>
        </table:table-row>
        <table:table-row table:style-name="TableLine2233143326080">
          <table:table-cell table:style-name="Table38.A2" office:value-type="string">
            <text:p text:style-name="P68">i16</text:p>
          </table:table-cell>
          <table:table-cell table:style-name="Table38.A2" office:value-type="string">
            <text:p text:style-name="P252">( – 2 )</text:p>
          </table:table-cell>
          <table:table-cell table:style-name="Table38.A2" office:value-type="string">
            <text:p text:style-name="P251">Used to define a 16 bit field</text:p>
          </table:table-cell>
          <table:table-cell table:style-name="Table38.D2" office:value-type="string">
            <text:p text:style-name="P233">structures</text:p>
          </table:table-cell>
        </table:table-row>
        <table:table-row table:style-name="TableLine2233143329344">
          <table:table-cell table:style-name="Table38.A2" office:value-type="string">
            <text:p text:style-name="P68">i32</text:p>
          </table:table-cell>
          <table:table-cell table:style-name="Table38.A2" office:value-type="string">
            <text:p text:style-name="P252">( – 4 )</text:p>
          </table:table-cell>
          <table:table-cell table:style-name="Table38.A2" office:value-type="string">
            <text:p text:style-name="P251">Used to define a 32 bit field</text:p>
          </table:table-cell>
          <table:table-cell table:style-name="Table38.D2" office:value-type="string">
            <text:p text:style-name="P233">structures</text:p>
          </table:table-cell>
        </table:table-row>
        <table:table-row table:style-name="TableLine2233143313568">
          <table:table-cell table:style-name="Table38.A2" office:value-type="string">
            <text:p text:style-name="P68">i64</text:p>
          </table:table-cell>
          <table:table-cell table:style-name="Table38.A2" office:value-type="string">
            <text:p text:style-name="P252">( – 8 )</text:p>
          </table:table-cell>
          <table:table-cell table:style-name="Table38.A2" office:value-type="string">
            <text:p text:style-name="P251">Used to define a 64 bit field</text:p>
          </table:table-cell>
          <table:table-cell table:style-name="Table38.D2" office:value-type="string">
            <text:p text:style-name="P233">structures</text:p>
          </table:table-cell>
        </table:table-row>
        <table:table-row table:style-name="TableLine2233143315744">
          <table:table-cell table:style-name="Table38.A2" office:value-type="string">
            <text:p text:style-name="P68">i8</text:p>
          </table:table-cell>
          <table:table-cell table:style-name="Table38.A2" office:value-type="string">
            <text:p text:style-name="P252">( – 1 )</text:p>
          </table:table-cell>
          <table:table-cell table:style-name="Table38.A2" office:value-type="string">
            <text:p text:style-name="P251">Used to define a 8 bit field</text:p>
          </table:table-cell>
          <table:table-cell table:style-name="Table38.D2" office:value-type="string">
            <text:p text:style-name="P233">structures</text:p>
          </table:table-cell>
        </table:table-row>
        <table:table-row table:style-name="TableLine2233143322816">
          <table:table-cell table:style-name="Table38.A2" office:value-type="string">
            <text:p text:style-name="P68">last-align</text:p>
          </table:table-cell>
          <table:table-cell table:style-name="Table38.A2" office:value-type="string">
            <text:p text:style-name="P252">( – a )</text:p>
          </table:table-cell>
          <table:table-cell table:style-name="Table38.A2" office:value-type="string">
            <text:p text:style-name="P251">variable</text:p>
          </table:table-cell>
          <table:table-cell table:style-name="Table38.D2" office:value-type="string">
            <text:p text:style-name="P233">structures</text:p>
          </table:table-cell>
        </table:table-row>
        <table:table-row table:style-name="TableLine2233143321728">
          <table:table-cell table:style-name="Table38.A2" office:value-type="string">
            <text:p text:style-name="P68">last-struct</text:p>
          </table:table-cell>
          <table:table-cell table:style-name="Table38.A2" office:value-type="string">
            <text:p text:style-name="P252">( – a )</text:p>
          </table:table-cell>
          <table:table-cell table:style-name="Table38.A2" office:value-type="string">
            <text:p text:style-name="P251">variable</text:p>
          </table:table-cell>
          <table:table-cell table:style-name="Table38.D2" office:value-type="string">
            <text:p text:style-name="P233">structures</text:p>
          </table:table-cell>
        </table:table-row>
        <table:table-row table:style-name="TableLine2233143327712">
          <table:table-cell table:style-name="Table38.A2" office:value-type="string">
            <text:p text:style-name="P68">long</text:p>
          </table:table-cell>
          <table:table-cell table:style-name="Table38.A2" office:value-type="string">
            <text:p text:style-name="P252">( – 4 )</text:p>
          </table:table-cell>
          <table:table-cell table:style-name="Table38.A2" office:value-type="string">
            <text:p text:style-name="P251">Used to define a 32 bit field for a long</text:p>
          </table:table-cell>
          <table:table-cell table:style-name="Table38.D2" office:value-type="string">
            <text:p text:style-name="P233">structures</text:p>
          </table:table-cell>
        </table:table-row>
        <table:table-row table:style-name="TableLine2233143314384">
          <table:table-cell table:style-name="Table38.A2" office:value-type="string">
            <text:p text:style-name="P68">ptr</text:p>
          </table:table-cell>
          <table:table-cell table:style-name="Table38.A2" office:value-type="string">
            <text:p text:style-name="P252">( – 4 )</text:p>
          </table:table-cell>
          <table:table-cell table:style-name="Table38.A2" office:value-type="string">
            <text:p text:style-name="P251">Used to define a pointer field of one cell</text:p>
          </table:table-cell>
          <table:table-cell table:style-name="Table38.D2" office:value-type="string">
            <text:p text:style-name="P233">structures</text:p>
          </table:table-cell>
        </table:table-row>
        <table:table-row table:style-name="TableLine2233143319824">
          <table:table-cell table:style-name="Table38.A2" office:value-type="string">
            <text:p text:style-name="P68">struct</text:p>
          </table:table-cell>
          <table:table-cell table:style-name="Table38.A2" office:value-type="string">
            <text:p text:style-name="P145">( "name" )</text:p>
            <text:p text:style-name="P254">(– total )</text:p>
          </table:table-cell>
          <table:table-cell table:style-name="Table38.A2" office:value-type="string">
            <text:p text:style-name="P252">Start a structure definition. <text:span text:style-name="T191">When “name” is execute it returns the total byte count of the structure</text:span></text:p>
          </table:table-cell>
          <table:table-cell table:style-name="Table38.D2" office:value-type="string">
            <text:p text:style-name="P233">structures</text:p>
          </table:table-cell>
        </table:table-row>
        <table:table-row table:style-name="TableLine2233143320096">
          <table:table-cell table:style-name="Table38.A2" office:value-type="string">
            <text:p text:style-name="P68">struct-align</text:p>
          </table:table-cell>
          <table:table-cell table:style-name="Table38.A2" office:value-type="string">
            <text:p text:style-name="P145">( n -- )</text:p>
          </table:table-cell>
          <table:table-cell table:style-name="Table38.A2" office:value-type="string">
            <text:p text:style-name="P252">Set the last structure defined to be on an n byte boundary</text:p>
          </table:table-cell>
          <table:table-cell table:style-name="Table38.D2" office:value-type="string">
            <text:p text:style-name="P233">structures</text:p>
          </table:table-cell>
        </table:table-row>
        <text:soft-page-break/>
        <table:table-row table:style-name="TableLine2233143325264">
          <table:table-cell table:style-name="Table38.A2" office:value-type="string">
            <text:p text:style-name="P68">typer</text:p>
          </table:table-cell>
          <table:table-cell table:style-name="Table38.A2" office:value-type="string">
            <text:p text:style-name="P145">( align sz "name" )</text:p>
          </table:table-cell>
          <table:table-cell table:style-name="Table38.A2" office:value-type="string">
            <text:p text:style-name="P251">define a field type with alignment ‘align’ and ‘sz’ bytes in size</text:p>
          </table:table-cell>
          <table:table-cell table:style-name="Table38.D2" office:value-type="string">
            <text:p text:style-name="P233">structures</text:p>
          </table:table-cell>
        </table:table-row>
      </table:table>
      <text:p text:style-name="P469"/>
      <text:p text:style-name="P467"/>
      <table:table table:name="Table95" table:style-name="Table95">
        <table:table-column table:style-name="Table95.A"/>
        <table:table-column table:style-name="Table95.B"/>
        <table:table-column table:style-name="Table95.C"/>
        <table:table-row table:style-name="TableLine2233143310032">
          <table:table-cell table:style-name="Table95.A1" office:value-type="string">
            <text:p text:style-name="P35"><text:span text:style-name="T48">STRUCTURES</text:span><text:span text:style-name="T40"> </text:span><text:span text:style-name="T41">example</text:span></text:p>
          </table:table-cell>
          <table:table-cell table:style-name="Table95.A1" office:value-type="string">
            <text:p text:style-name="P323">( -- )</text:p>
          </table:table-cell>
          <table:table-cell table:style-name="Table95.A1" office:value-type="string">
            <text:p text:style-name="P343">Demonstrates <text:span text:style-name="T191">definition and use of a structure</text:span></text:p>
          </table:table-cell>
        </table:table-row>
        <table:table-row table:style-name="TableLine2233143320368">
          <table:table-cell table:style-name="Table95.A1" table:number-columns-spanned="3" office:value-type="string">
            <text:p text:style-name="P310">First a recipe for a structure is defined:-</text:p>
            <text:p text:style-name="P310"/>
            <text:p text:style-name="P310">struct timer</text:p>
            <text:p text:style-name="P310">i32 field counter</text:p>
            <text:p text:style-name="P310">i32 field limit</text:p>
            <text:p text:style-name="P310"/>
            <text:p text:style-name="P310">Now we create a variable based on that structure:-</text:p>
            <text:p text:style-name="P310"/>
            <text:p text:style-name="P310">create mytimer timer allot</text:p>
            <text:p text:style-name="P310"/>
            <text:p text:style-name="P310">Now we can access fields within that variable:-</text:p>
            <text:p text:style-name="P310"/>
            <text:p text:style-name="P310">mytimer limit @ <text:s text:c="8"/>20 mytimer counter !</text:p>
          </table:table-cell>
          <table:covered-table-cell/>
          <table:covered-table-cell/>
        </table:table-row>
      </table:table>
      <text:p text:style-name="Standard"/>
      <text:h text:style-name="P494" text:outline-level="1">System</text:h>
      <table:table table:name="Table28" table:style-name="Table28">
        <table:table-column table:style-name="Table28.A"/>
        <table:table-column table:style-name="Table28.B"/>
        <table:table-column table:style-name="Table28.C"/>
        <table:table-column table:style-name="Table28.D"/>
        <table:table-row table:style-name="TableLine2233143313840">
          <table:table-cell table:style-name="Table28.A1" office:value-type="string">
            <text:p text:style-name="P56">bye</text:p>
          </table:table-cell>
          <table:table-cell table:style-name="Table28.A1" office:value-type="string">
            <text:p text:style-name="P116">( -- )</text:p>
          </table:table-cell>
          <table:table-cell table:style-name="Table28.A1" office:value-type="string">
            <text:p text:style-name="P116">deferred word, defaults to esp32-bye</text:p>
          </table:table-cell>
          <table:table-cell table:style-name="Table28.D1" office:value-type="string">
            <text:p text:style-name="P116">forth</text:p>
          </table:table-cell>
        </table:table-row>
        <table:table-row table:style-name="TableLine2233143316016">
          <table:table-cell table:style-name="Table28.A2" office:value-type="string">
            <text:p text:style-name="P56">CELL</text:p>
          </table:table-cell>
          <table:table-cell table:style-name="Table28.A2" office:value-type="string">
            <text:p text:style-name="P116">( -- 4 )</text:p>
          </table:table-cell>
          <table:table-cell table:style-name="Table28.A2" office:value-type="string">
            <text:p text:style-name="P116">returns the number of bytes per standard forth number - 32 bits</text:p>
          </table:table-cell>
          <table:table-cell table:style-name="Table28.D2" office:value-type="string">
            <text:p text:style-name="P116">forth</text:p>
          </table:table-cell>
        </table:table-row>
        <table:table-row table:style-name="TableLine2233143328256">
          <table:table-cell table:style-name="Table28.A2" office:value-type="string">
            <text:p text:style-name="P56">echo</text:p>
          </table:table-cell>
          <table:table-cell table:style-name="Table28.A2" office:value-type="string">
            <text:p text:style-name="P116">( -- addr )</text:p>
          </table:table-cell>
          <table:table-cell table:style-name="Table28.A2" office:value-type="string">
            <text:p text:style-name="P116">All input stream is echoed on output stream if echo = -1, else only partial echo ( --&gt; ok and errors) if set 0</text:p>
          </table:table-cell>
          <table:table-cell table:style-name="Table28.D2" office:value-type="string">
            <text:p text:style-name="P116">forth</text:p>
          </table:table-cell>
        </table:table-row>
        <table:table-row table:style-name="TableLine2233143329888">
          <table:table-cell table:style-name="Table28.A2" office:value-type="string">
            <text:p text:style-name="P56">evaluate</text:p>
          </table:table-cell>
          <table:table-cell table:style-name="Table28.A2" office:value-type="string">
            <text:p text:style-name="P116">( addr cnt -- )</text:p>
          </table:table-cell>
          <table:table-cell table:style-name="Table28.A2" office:value-type="string">
            <text:p text:style-name="P116">evaluate the counted string at addr, as if typed in at the command line </text:p>
          </table:table-cell>
          <table:table-cell table:style-name="Table28.D2" office:value-type="string">
            <text:p text:style-name="P116">forth</text:p>
          </table:table-cell>
        </table:table-row>
        <table:table-row table:style-name="TableLine2233143315200">
          <table:table-cell table:style-name="Table28.A2" office:value-type="string">
            <text:p text:style-name="P56">EXECUTE</text:p>
          </table:table-cell>
          <table:table-cell table:style-name="Table28.A2" office:value-type="string">
            <text:p text:style-name="P116">( xt -- )</text:p>
          </table:table-cell>
          <table:table-cell table:style-name="Table28.A2" office:value-type="string">
            <text:p text:style-name="P116">Execute the word whose execution token is top of stack</text:p>
          </table:table-cell>
          <table:table-cell table:style-name="Table28.D2" office:value-type="string">
            <text:p text:style-name="P116">forth</text:p>
          </table:table-cell>
        </table:table-row>
        <table:table-row table:style-name="TableLine2233143325536">
          <table:table-cell table:style-name="Table28.A2" office:value-type="string">
            <text:p text:style-name="P56">HIGH</text:p>
          </table:table-cell>
          <table:table-cell table:style-name="Table28.A2" office:value-type="string">
            <text:p text:style-name="P116">( -- 1 )</text:p>
          </table:table-cell>
          <table:table-cell table:style-name="Table28.A2" office:value-type="string">
            <text:p text:style-name="P116">Logic high is represented by 1 e.g.<text:line-break/>HIGH 1 pin</text:p>
          </table:table-cell>
          <table:table-cell table:style-name="Table28.D2" office:value-type="string">
            <text:p text:style-name="P116">forth</text:p>
          </table:table-cell>
        </table:table-row>
        <table:table-row table:style-name="TableLine2233143317104">
          <table:table-cell table:style-name="Table28.A2" office:value-type="string">
            <text:p text:style-name="P56">hld</text:p>
          </table:table-cell>
          <table:table-cell table:style-name="Table28.A2" office:value-type="string">
            <text:p text:style-name="P116">( -- adr )</text:p>
          </table:table-cell>
          <table:table-cell table:style-name="Table28.A2" office:value-type="string">
            <text:p text:style-name="P116">holds a pointer in building a numeric output string</text:p>
          </table:table-cell>
          <table:table-cell table:style-name="Table28.D2" office:value-type="string">
            <text:p text:style-name="P116">forth</text:p>
          </table:table-cell>
        </table:table-row>
        <table:table-row table:style-name="TableLine2233143320912">
          <table:table-cell table:style-name="Table28.A2" office:value-type="string">
            <text:p text:style-name="P56">INPUT</text:p>
          </table:table-cell>
          <table:table-cell table:style-name="Table28.A2" office:value-type="string">
            <text:p text:style-name="P116">( -- 1 )</text:p>
          </table:table-cell>
          <table:table-cell table:style-name="Table28.A2" office:value-type="string">
            <text:p text:style-name="P116">constant used to set a pin as an input e.g.<text:line-break/>2 INPUT pinMode</text:p>
          </table:table-cell>
          <table:table-cell table:style-name="Table28.D2" office:value-type="string">
            <text:p text:style-name="P116">forth</text:p>
          </table:table-cell>
        </table:table-row>
        <table:table-row table:style-name="TableLine2233143324720">
          <table:table-cell table:style-name="Table28.A2" office:value-type="string">
            <text:p text:style-name="P56">LED</text:p>
          </table:table-cell>
          <table:table-cell table:style-name="Table28.A2" office:value-type="string">
            <text:p text:style-name="P116">( -- 2 )</text:p>
          </table:table-cell>
          <table:table-cell table:style-name="Table28.A2" office:value-type="string">
            <text:p text:style-name="P116">Some ESP32 modules have an LED fitted on GPIO pin 2</text:p>
          </table:table-cell>
          <table:table-cell table:style-name="Table28.D2" office:value-type="string">
            <text:p text:style-name="P116">forth</text:p>
          </table:table-cell>
        </table:table-row>
        <table:table-row table:style-name="TableLine2233143317648">
          <table:table-cell table:style-name="Table28.A2" office:value-type="string">
            <text:p text:style-name="P56">LOW</text:p>
          </table:table-cell>
          <table:table-cell table:style-name="Table28.A2" office:value-type="string">
            <text:p text:style-name="P116">( -- 0 )</text:p>
          </table:table-cell>
          <table:table-cell table:style-name="Table28.A2" office:value-type="string">
            <text:p text:style-name="P116">Logic low is represented by 0 e.g.<text:line-break/>LOW 4 pin</text:p>
          </table:table-cell>
          <table:table-cell table:style-name="Table28.D2" office:value-type="string">
            <text:p text:style-name="P116">forth</text:p>
          </table:table-cell>
        </table:table-row>
        <table:table-row table:style-name="TableLine2233143325808">
          <table:table-cell table:style-name="Table28.A2" office:value-type="string">
            <text:p text:style-name="P56">OUTPUT</text:p>
          </table:table-cell>
          <table:table-cell table:style-name="Table28.A2" office:value-type="string">
            <text:p text:style-name="P116">( -- 2 )</text:p>
          </table:table-cell>
          <table:table-cell table:style-name="Table28.A2" office:value-type="string">
            <text:p text:style-name="P116">constant used to set a pin as an output e.g.<text:line-break/>4 OUTPUT pinMode</text:p>
          </table:table-cell>
          <table:table-cell table:style-name="Table28.D2" office:value-type="string">
            <text:p text:style-name="P116">forth</text:p>
          </table:table-cell>
        </table:table-row>
        <text:soft-page-break/>
        <table:table-row table:style-name="TableLine2233143318464">
          <table:table-cell table:style-name="Table28.A2" office:value-type="string">
            <text:p text:style-name="P56">quit</text:p>
          </table:table-cell>
          <table:table-cell table:style-name="Table28.A2" office:value-type="string">
            <text:p text:style-name="P116">( -- )</text:p>
          </table:table-cell>
          <table:table-cell table:style-name="Table28.A2" office:value-type="string">
            <text:p text:style-name="P116">Leave stack intact, but return control to input stream</text:p>
          </table:table-cell>
          <table:table-cell table:style-name="Table28.D2" office:value-type="string">
            <text:p text:style-name="P116">forth</text:p>
          </table:table-cell>
        </table:table-row>
        <table:table-row table:style-name="TableLine2233143321184">
          <table:table-cell table:style-name="Table28.A2" office:value-type="string">
            <text:p text:style-name="P56">state</text:p>
          </table:table-cell>
          <table:table-cell table:style-name="Table28.A2" office:value-type="string">
            <text:p text:style-name="P116">( -- addr )</text:p>
          </table:table-cell>
          <table:table-cell table:style-name="Table28.A2" office:value-type="string">
            <text:p text:style-name="P116">system variable, state=true system is interpreting, state=false system is compiling</text:p>
          </table:table-cell>
          <table:table-cell table:style-name="Table28.D2" office:value-type="string">
            <text:p text:style-name="P116">forth</text:p>
          </table:table-cell>
        </table:table-row>
        <table:table-row table:style-name="TableLine2233143321456">
          <table:table-cell table:style-name="Table28.A2" office:value-type="string">
            <text:p text:style-name="P56">TERMINATE</text:p>
          </table:table-cell>
          <table:table-cell table:style-name="Table28.A2" office:value-type="string">
            <text:p text:style-name="P116">( n -- )</text:p>
          </table:table-cell>
          <table:table-cell table:style-name="Table28.A2" office:value-type="string">
            <text:p text:style-name="P116">Call system exit</text:p>
          </table:table-cell>
          <table:table-cell table:style-name="Table28.D2" office:value-type="string">
            <text:p text:style-name="P116">forth</text:p>
          </table:table-cell>
        </table:table-row>
      </table:table>
      <text:p text:style-name="P468"/>
      <text:p text:style-name="P467"/>
      <text:h text:style-name="P494"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2233143314112">
          <table:table-cell table:style-name="Table29.A1" office:value-type="string">
            <text:p text:style-name="P56">.tasks</text:p>
          </table:table-cell>
          <table:table-cell table:style-name="Table29.A1" office:value-type="string">
            <text:p text:style-name="P116">( -- )</text:p>
          </table:table-cell>
          <table:table-cell table:style-name="Table29.A1" office:value-type="string">
            <text:p text:style-name="P116">List running tasks</text:p>
          </table:table-cell>
          <table:table-cell table:style-name="Table29.D1" office:value-type="string">
            <text:p text:style-name="P116">tasks</text:p>
          </table:table-cell>
        </table:table-row>
        <table:table-row table:style-name="TableLine2233143330160">
          <table:table-cell table:style-name="Table29.A2" office:value-type="string">
            <text:p text:style-name="P56">pause</text:p>
          </table:table-cell>
          <table:table-cell table:style-name="Table29.A2" office:value-type="string">
            <text:p text:style-name="P116">( -- )</text:p>
          </table:table-cell>
          <table:table-cell table:style-name="Table29.A2" office:value-type="string">
            <text:p text:style-name="P116">yield to other tasks</text:p>
          </table:table-cell>
          <table:table-cell table:style-name="Table29.D2" office:value-type="string">
            <text:p text:style-name="P116">forth</text:p>
          </table:table-cell>
        </table:table-row>
        <table:table-row table:style-name="TableLine2233143319552">
          <table:table-cell table:style-name="Table29.A2" office:value-type="string">
            <text:p text:style-name="P56">start-task</text:p>
          </table:table-cell>
          <table:table-cell table:style-name="Table29.A2" office:value-type="string">
            <text:p text:style-name="P116">( task -- )</text:p>
          </table:table-cell>
          <table:table-cell table:style-name="Table29.A2" office:value-type="string">
            <text:p text:style-name="P289">Activate a task</text:p>
          </table:table-cell>
          <table:table-cell table:style-name="Table29.D2" office:value-type="string">
            <text:p text:style-name="P116">forth</text:p>
          </table:table-cell>
        </table:table-row>
        <table:table-row table:style-name="TableLine2233143322544">
          <table:table-cell table:style-name="Table29.A2" office:value-type="string">
            <text:p text:style-name="P56">task</text:p>
          </table:table-cell>
          <table:table-cell table:style-name="Table29.A2" office:value-type="string">
            <text:p text:style-name="P116">( xt dsz rsz "name" -- )</text:p>
          </table:table-cell>
          <table:table-cell table:style-name="Table29.A2" office:value-type="string">
            <text:p text:style-name="P116">Create a new task, named using the next word in the input stream, with 'dsz' size data stack, and 'rsz' size return stack, execution to start at 'xt' execution token</text:p>
          </table:table-cell>
          <table:table-cell table:style-name="Table29.D2" office:value-type="string">
            <text:p text:style-name="P116">forth</text:p>
          </table:table-cell>
        </table:table-row>
        <table:table-row table:style-name="TableLine2233143323632">
          <table:table-cell table:style-name="Table29.A2" office:value-type="string">
            <text:p text:style-name="P56">main-task</text:p>
          </table:table-cell>
          <table:table-cell table:style-name="Table29.A2" office:value-type="string">
            <text:p text:style-name="P116"/>
          </table:table-cell>
          <table:table-cell table:style-name="Table29.A2" office:value-type="string">
            <text:p text:style-name="P157"/>
          </table:table-cell>
          <table:table-cell table:style-name="Table29.D2" office:value-type="string">
            <text:p text:style-name="P116">tasks</text:p>
          </table:table-cell>
        </table:table-row>
        <table:table-row table:style-name="TableLine2233143324448">
          <table:table-cell table:style-name="Table29.A2" office:value-type="string">
            <text:p text:style-name="P56">task-list</text:p>
          </table:table-cell>
          <table:table-cell table:style-name="Table29.A2" office:value-type="string">
            <text:p text:style-name="P213">( – addr )</text:p>
          </table:table-cell>
          <table:table-cell table:style-name="Table29.A2" office:value-type="string">
            <text:p text:style-name="P214">Return the start address of the task list</text:p>
          </table:table-cell>
          <table:table-cell table:style-name="Table29.D2" office:value-type="string">
            <text:p text:style-name="P116">tasks</text:p>
          </table:table-cell>
        </table:table-row>
      </table:table>
      <text:p text:style-name="P387"/>
      <text:p text:style-name="P386"/>
      <table:table table:name="Table51" table:style-name="Table51">
        <table:table-column table:style-name="Table51.A"/>
        <table:table-column table:style-name="Table51.B"/>
        <table:table-column table:style-name="Table51.C"/>
        <table:table-row table:style-name="TableLine2233143314656">
          <table:table-cell table:style-name="Table51.A1" office:value-type="string">
            <text:p text:style-name="P18"><text:span text:style-name="T39">Tasks</text:span><text:span text:style-name="T40"> </text:span><text:span text:style-name="T41">example</text:span></text:p>
          </table:table-cell>
          <table:table-cell table:style-name="Table51.A1" office:value-type="string">
            <text:p text:style-name="P316">( -- )</text:p>
          </table:table-cell>
          <table:table-cell table:style-name="Table51.A1" office:value-type="string">
            <text:p text:style-name="P341">Demonstrates adding a 10 second timer task</text:p>
          </table:table-cell>
        </table:table-row>
        <table:table-row table:style-name="TableLine2233143345664">
          <table:table-cell table:style-name="Table51.A1" table:number-columns-spanned="3" office:value-type="string">
            <text:p text:style-name="P275"><text:span text:style-name="T80">: hi begin ." Time is: " ms-ticks . cr 10000 ms again ; <text:s text:c="12"/></text:span><text:span text:style-name="T79">\ Print the tick every 10sec.</text:span></text:p>
            <text:p text:style-name="P309">' hi 100 100 task my-counter <text:s text:c="49"/>\ define my-counter task</text:p>
            <text:p text:style-name="P309">my-counter start-task <text:s text:c="61"/>\ start the my-counter task</text:p>
            <text:p text:style-name="P309"/>
            <text:p text:style-name="P309">\ in between print outs, type tasks .tasks &lt;cr&gt; and observe the active tasks are</text:p>
            <text:p text:style-name="P309">\ main-task my-counter yield-task</text:p>
          </table:table-cell>
          <table:covered-table-cell/>
          <table:covered-table-cell/>
        </table:table-row>
        <table:table-row table:style-name="TableLine2233143334784">
          <table:table-cell table:style-name="Table51.A1" table:number-columns-spanned="3" office:value-type="string">
            <text:p text:style-name="P275"/>
            <text:p text:style-name="P283">A<text:span text:style-name="T169">ct</text:span><text:span text:style-name="T170">u</text:span><text:span text:style-name="T169">ally</text:span> the word ‘hi’ above could have been written as:-</text:p>
            <text:p text:style-name="P283"/>
            <text:p text:style-name="P283">: hi ." Time is: " ms-ticks . cr 10000 ms ; <text:tab/><text:tab/><text:tab/> <text:s/>\ Print the tick <text:span text:style-name="T171">and pause 10s</text:span></text:p>
            <text:p text:style-name="P283"/>
            <text:p text:style-name="P283">The word ‘task’ compiles:-</text:p>
            <text:p text:style-name="P283"/>
            <text:p text:style-name="P283"><text:tab/><text:tab/>again: <text:s/>xt of ‘hi’</text:p>
            <text:p text:style-name="P283"><text:tab/><text:tab/><text:tab/>pause</text:p>
            <text:p text:style-name="P283"><text:tab/><text:tab/><text:tab/>branch to again</text:p>
            <text:p text:style-name="P283"/>
            <text:p text:style-name="P283">So any word written <text:span text:style-name="T169">as a ‘one-shot’ </text:span>will in fact repeat when assigned <text:span text:style-name="T169">to</text:span> a task and <text:span text:style-name="T169">a ‘pause’ is already built in to ensure task switching</text:span></text:p>
          </table:table-cell>
          <table:covered-table-cell/>
          <table:covered-table-cell/>
        </table:table-row>
      </table:table>
      <text:p text:style-name="Standard"/>
      <text:h text:style-name="P495" text:outline-level="1">Telnet</text:h>
      <table:table table:name="Table30" table:style-name="Table30">
        <table:table-column table:style-name="Table30.A"/>
        <table:table-column table:style-name="Table30.B"/>
        <table:table-column table:style-name="Table30.C"/>
        <table:table-column table:style-name="Table30.D"/>
        <table:table-row table:style-name="TableLine2233143344304">
          <table:table-cell table:style-name="Table30.A1" office:value-type="string">
            <text:p text:style-name="P56">broker</text:p>
          </table:table-cell>
          <table:table-cell table:style-name="Table30.A1" office:value-type="string">
            <text:p text:style-name="P116">( --)</text:p>
          </table:table-cell>
          <table:table-cell table:style-name="Table30.A1" office:value-type="string">
            <text:p text:style-name="P116">Deferred word - executes broker-connection by default</text:p>
          </table:table-cell>
          <table:table-cell table:style-name="Table30.D1" office:value-type="string">
            <text:p text:style-name="P116">telnetd</text:p>
          </table:table-cell>
        </table:table-row>
        <table:table-row table:style-name="TableLine2233143340496">
          <table:table-cell table:style-name="Table30.A2" office:value-type="string">
            <text:p text:style-name="P56">broker-connection</text:p>
          </table:table-cell>
          <table:table-cell table:style-name="Table30.A2" office:value-type="string">
            <text:p text:style-name="P116">( -- )</text:p>
          </table:table-cell>
          <table:table-cell table:style-name="Table30.A2" office:value-type="string">
            <text:p text:style-name="P366">Processing loop for the active TELNET link</text:p>
          </table:table-cell>
          <table:table-cell table:style-name="Table30.D2" office:value-type="string">
            <text:p text:style-name="P116">telnetd</text:p>
          </table:table-cell>
        </table:table-row>
        <table:table-row table:style-name="TableLine2233143338864">
          <table:table-cell table:style-name="Table30.A2" office:value-type="string">
            <text:p text:style-name="P56">client</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2233143344848">
          <table:table-cell table:style-name="Table30.A2" office:value-type="string">
            <text:p text:style-name="P56">client-len</text:p>
          </table:table-cell>
          <table:table-cell table:style-name="Table30.A2" office:value-type="string">
            <text:p text:style-name="P116">( -- adr )</text:p>
          </table:table-cell>
          <table:table-cell table:style-name="Table30.A2" office:value-type="string">
            <text:p text:style-name="P116">variable</text:p>
          </table:table-cell>
          <table:table-cell table:style-name="Table30.D2" office:value-type="string">
            <text:p text:style-name="P116">telnetd</text:p>
          </table:table-cell>
        </table:table-row>
        <table:table-row table:style-name="TableLine2233143345120">
          <table:table-cell table:style-name="Table30.A2" office:value-type="string">
            <text:p text:style-name="P56">clientfd</text:p>
          </table:table-cell>
          <table:table-cell table:style-name="Table30.A2" office:value-type="string">
            <text:p text:style-name="P116">( -- flag )</text:p>
          </table:table-cell>
          <table:table-cell table:style-name="Table30.A2" office:value-type="string">
            <text:p text:style-name="P116">value, default to -1</text:p>
          </table:table-cell>
          <table:table-cell table:style-name="Table30.D2" office:value-type="string">
            <text:p text:style-name="P116">telnetd</text:p>
          </table:table-cell>
        </table:table-row>
        <table:table-row table:style-name="TableLine2233143346480">
          <table:table-cell table:style-name="Table30.A2" office:value-type="string">
            <text:p text:style-name="P56">connection</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2233143341856">
          <table:table-cell table:style-name="Table30.A2" office:value-type="string">
            <text:p text:style-name="P56">server</text:p>
          </table:table-cell>
          <table:table-cell table:style-name="Table30.A2" office:value-type="string">
            <text:p text:style-name="P116">( port -- )</text:p>
          </table:table-cell>
          <table:table-cell table:style-name="Table30.A2" office:value-type="string">
            <text:p text:style-name="P289">Start telnet server daemon on port</text:p>
          </table:table-cell>
          <table:table-cell table:style-name="Table30.D2" office:value-type="string">
            <text:p text:style-name="P116">telnetd</text:p>
          </table:table-cell>
        </table:table-row>
        <table:table-row table:style-name="TableLine2233143338320">
          <table:table-cell table:style-name="Table30.A2" office:value-type="string">
            <text:p text:style-name="P56">sockfd</text:p>
          </table:table-cell>
          <table:table-cell table:style-name="Table30.A2" office:value-type="string">
            <text:p text:style-name="P116">( -- flag)</text:p>
          </table:table-cell>
          <table:table-cell table:style-name="Table30.A2" office:value-type="string">
            <text:p text:style-name="P116">value, default to -1</text:p>
          </table:table-cell>
          <table:table-cell table:style-name="Table30.D2" office:value-type="string">
            <text:p text:style-name="P116">telnetd</text:p>
          </table:table-cell>
        </table:table-row>
        <table:table-row table:style-name="TableLine2233143346752">
          <table:table-cell table:style-name="Table30.A2" office:value-type="string">
            <text:p text:style-name="P56">telnet-emit</text:p>
          </table:table-cell>
          <table:table-cell table:style-name="Table30.A2" office:value-type="string">
            <text:p text:style-name="P116">( c -- )</text:p>
          </table:table-cell>
          <table:table-cell table:style-name="Table30.A2" office:value-type="string">
            <text:p text:style-name="P116">Emit c character on the active telnet port</text:p>
          </table:table-cell>
          <table:table-cell table:style-name="Table30.D2" office:value-type="string">
            <text:p text:style-name="P116">telnetd</text:p>
          </table:table-cell>
        </table:table-row>
        <table:table-row table:style-name="TableLine2233143342128">
          <table:table-cell table:style-name="Table30.A2" office:value-type="string">
            <text:p text:style-name="P56">telnet-emit'</text:p>
          </table:table-cell>
          <table:table-cell table:style-name="Table30.A2" office:value-type="string">
            <text:p text:style-name="P116"/>
          </table:table-cell>
          <table:table-cell table:style-name="Table30.A2" office:value-type="string">
            <text:p text:style-name="P157"/>
          </table:table-cell>
          <table:table-cell table:style-name="Table30.D2" office:value-type="string">
            <text:p text:style-name="P116">telnetd</text:p>
          </table:table-cell>
        </table:table-row>
        <table:table-row table:style-name="TableLine2233143339680">
          <table:table-cell table:style-name="Table30.A2" office:value-type="string">
            <text:p text:style-name="P56">telnet-key</text:p>
          </table:table-cell>
          <table:table-cell table:style-name="Table30.A2" office:value-type="string">
            <text:p text:style-name="P116">( -- c )</text:p>
          </table:table-cell>
          <table:table-cell table:style-name="Table30.A2" office:value-type="string">
            <text:p text:style-name="P116">Retrieve a character c from the active telnet port</text:p>
          </table:table-cell>
          <table:table-cell table:style-name="Table30.D2" office:value-type="string">
            <text:p text:style-name="P116">telnetd</text:p>
          </table:table-cell>
        </table:table-row>
        <table:table-row table:style-name="TableLine2233143347024">
          <table:table-cell table:style-name="Table30.A2" office:value-type="string">
            <text:p text:style-name="P56">telnet-port</text:p>
          </table:table-cell>
          <table:table-cell table:style-name="Table30.A2" office:value-type="string">
            <text:p text:style-name="P116">( a n -- )</text:p>
          </table:table-cell>
          <table:table-cell table:style-name="Table30.A2" office:value-type="string">
            <text:p text:style-name="P157"/>
          </table:table-cell>
          <table:table-cell table:style-name="Table30.D2" office:value-type="string">
            <text:p text:style-name="P116">telnetd</text:p>
          </table:table-cell>
        </table:table-row>
        <table:table-row table:style-name="TableLine2233143332880">
          <table:table-cell table:style-name="Table30.A2" office:value-type="string">
            <text:p text:style-name="P56">telnet-type</text:p>
          </table:table-cell>
          <table:table-cell table:style-name="Table30.A2" office:value-type="string">
            <text:p text:style-name="P116">(adr len -- )</text:p>
          </table:table-cell>
          <table:table-cell table:style-name="Table30.A2" office:value-type="string">
            <text:p text:style-name="P116">Send a counted string on the active telnet port</text:p>
          </table:table-cell>
          <table:table-cell table:style-name="Table30.D2" office:value-type="string">
            <text:p text:style-name="P116">telnetd</text:p>
          </table:table-cell>
        </table:table-row>
      </table:table>
      <text:p text:style-name="P387"/>
      <text:p text:style-name="P423"/>
      <table:table table:name="Table53" table:style-name="Table53">
        <table:table-column table:style-name="Table53.A"/>
        <table:table-column table:style-name="Table53.B"/>
        <table:table-column table:style-name="Table53.C"/>
        <table:table-row table:style-name="TableLine2233143334240">
          <table:table-cell table:style-name="Table53.A1" office:value-type="string">
            <text:p text:style-name="P20"><text:span text:style-name="T43">Telnet</text:span><text:span text:style-name="T40"> </text:span><text:span text:style-name="T41">example</text:span></text:p>
          </table:table-cell>
          <table:table-cell table:style-name="Table53.A1" office:value-type="string">
            <text:p text:style-name="P317">( -- )</text:p>
          </table:table-cell>
          <table:table-cell table:style-name="Table53.A1" office:value-type="string">
            <text:p text:style-name="P334">Demonstrates starting the telnet server to enable</text:p>
            <text:p text:style-name="P348">terminal communication with ESP32forth over WiFi</text:p>
          </table:table-cell>
        </table:table-row>
        <table:table-row table:style-name="TableLine2233143344576">
          <table:table-cell table:style-name="Table53.A1" table:number-columns-spanned="3" office:value-type="string">
            <text:p text:style-name="P334">z" yourrouterid" z" yourpassword" login cr <text:s text:c="14"/>\ Login to your Wifi router </text:p>
            <text:p text:style-name="P348">telnetd <text:s text:c="69"/>\ vocabulary TELNET</text:p>
            <text:p text:style-name="P348">552 server <text:s text:c="63"/>\ start the telnet server on port 552</text:p>
          </table:table-cell>
          <table:covered-table-cell/>
          <table:covered-table-cell/>
        </table:table-row>
      </table:table>
      <text:p text:style-name="Standard"/>
      <text:h text:style-name="P496"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61"><text:span text:style-name="T59">n= group (0/1)</text:span><text:line-break/><text:span text:style-name="T59">x = timer (0/1)</text:span><text:line-break/><text:span text:style-name="T59">m = watchdog (0-5)</text:span></text:p>
          </table:table-cell>
          <table:table-cell table:style-name="Table32.A1" office:value-type="string">
            <text:p text:style-name="P361"><text:span text:style-name="T59">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2233143335600">
          <table:table-cell table:style-name="Table31.A1" office:value-type="string">
            <text:p text:style-name="P56">ms</text:p>
          </table:table-cell>
          <table:table-cell table:style-name="Table31.A1" office:value-type="string">
            <text:p text:style-name="P116">( n1 -- )</text:p>
          </table:table-cell>
          <table:table-cell table:style-name="Table31.A1" office:value-type="string">
            <text:p text:style-name="P116">pause for "n" milliseconds.</text:p>
          </table:table-cell>
          <table:table-cell table:style-name="Table31.D1" office:value-type="string">
            <text:p text:style-name="P116">forth</text:p>
          </table:table-cell>
        </table:table-row>
        <table:table-row table:style-name="TableLine2233143336144">
          <table:table-cell table:style-name="Table31.A2" office:value-type="string">
            <text:p text:style-name="P56">MS-TICKS</text:p>
          </table:table-cell>
          <table:table-cell table:style-name="Table31.A2" office:value-type="string">
            <text:p text:style-name="P116">( -- n1 )</text:p>
          </table:table-cell>
          <table:table-cell table:style-name="Table31.A2" office:value-type="string">
            <text:p text:style-name="P116">Time since start in milliseconds</text:p>
          </table:table-cell>
          <table:table-cell table:style-name="Table31.D2" office:value-type="string">
            <text:p text:style-name="P116">forth</text:p>
          </table:table-cell>
        </table:table-row>
        <table:table-row table:style-name="TableLine2233143336688">
          <table:table-cell table:style-name="Table31.A2" office:value-type="string">
            <text:p text:style-name="P56">alarm</text:p>
          </table:table-cell>
          <table:table-cell table:style-name="Table31.A2" office:value-type="string">
            <text:p text:style-name="P116">( t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33143342672">
          <table:table-cell table:style-name="Table31.A2" office:value-type="string">
            <text:p text:style-name="P56">alarm-enable!</text:p>
          </table:table-cell>
          <table:table-cell table:style-name="Table31.A2" office:value-type="string">
            <text:p text:style-name="P116">( f t -- )</text:p>
          </table:table-cell>
          <table:table-cell table:style-name="Table31.A2" office:value-type="string">
            <text:p text:style-name="P116">Alarm enable</text:p>
          </table:table-cell>
          <table:table-cell table:style-name="Table31.D2" office:value-type="string">
            <text:p text:style-name="P116">timers</text:p>
          </table:table-cell>
        </table:table-row>
        <table:table-row table:style-name="TableLine2233143342944">
          <table:table-cell table:style-name="Table31.A2" office:value-type="string">
            <text:p text:style-name="P56">alarm-enable@</text:p>
          </table:table-cell>
          <table:table-cell table:style-name="Table31.A2" office:value-type="string">
            <text:p text:style-name="P116">( t -- f )</text:p>
          </table:table-cell>
          <table:table-cell table:style-name="Table31.A2" office:value-type="string">
            <text:p text:style-name="P116">Alarm enabled?</text:p>
          </table:table-cell>
          <table:table-cell table:style-name="Table31.D2" office:value-type="string">
            <text:p text:style-name="P116">timers</text:p>
          </table:table-cell>
        </table:table-row>
        <table:table-row table:style-name="TableLine2233143345936">
          <table:table-cell table:style-name="Table31.A2" office:value-type="string">
            <text:p text:style-name="P56">autoreload!</text:p>
          </table:table-cell>
          <table:table-cell table:style-name="Table31.A2" office:value-type="string">
            <text:p text:style-name="P116">( v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33143348112">
          <table:table-cell table:style-name="Table31.A2" office:value-type="string">
            <text:p text:style-name="P56">divider!</text:p>
          </table:table-cell>
          <table:table-cell table:style-name="Table31.A2" office:value-type="string">
            <text:p text:style-name="P116">( n t -- )</text:p>
          </table:table-cell>
          <table:table-cell table:style-name="Table31.A2" office:value-type="string">
            <text:p text:style-name="P116">Timer divider 2 - 65535</text:p>
          </table:table-cell>
          <table:table-cell table:style-name="Table31.D2" office:value-type="string">
            <text:p text:style-name="P116">timers</text:p>
          </table:table-cell>
        </table:table-row>
        <table:table-row table:style-name="TableLine2233143330976">
          <table:table-cell table:style-name="Table31.A2" office:value-type="string">
            <text:p text:style-name="P56">edgeint!</text:p>
          </table:table-cell>
          <table:table-cell table:style-name="Table31.A2" office:value-type="string">
            <text:p text:style-name="P116">( f t -- )</text:p>
          </table:table-cell>
          <table:table-cell table:style-name="Table31.A2" office:value-type="string">
            <text:p text:style-name="P116">Edge trigger</text:p>
          </table:table-cell>
          <table:table-cell table:style-name="Table31.D2" office:value-type="string">
            <text:p text:style-name="P116">timers</text:p>
          </table:table-cell>
        </table:table-row>
        <table:table-row table:style-name="TableLine2233143331248">
          <table:table-cell table:style-name="Table31.A2" office:value-type="string">
            <text:p text:style-name="P56">enable!</text:p>
          </table:table-cell>
          <table:table-cell table:style-name="Table31.A2" office:value-type="string">
            <text:p text:style-name="P116">( v t -- )</text:p>
          </table:table-cell>
          <table:table-cell table:style-name="Table31.A2" office:value-type="string">
            <text:p text:style-name="P116">Timer enable/disable</text:p>
          </table:table-cell>
          <table:table-cell table:style-name="Table31.D2" office:value-type="string">
            <text:p text:style-name="P116">timers<text:soft-page-break/></text:p>
          </table:table-cell>
        </table:table-row>
        <table:table-row table:style-name="TableLine2233143331520">
          <table:table-cell table:style-name="Table31.A2" office:value-type="string">
            <text:p text:style-name="P56">increase!</text:p>
          </table:table-cell>
          <table:table-cell table:style-name="Table31.A2" office:value-type="string">
            <text:p text:style-name="P116">( v t -- )</text:p>
          </table:table-cell>
          <table:table-cell table:style-name="Table31.A2" office:value-type="string">
            <text:p text:style-name="P116">Timer increasing/decreasing</text:p>
          </table:table-cell>
          <table:table-cell table:style-name="Table31.D2" office:value-type="string">
            <text:p text:style-name="P116">timers</text:p>
          </table:table-cell>
        </table:table-row>
        <table:table-row table:style-name="TableLine2233143332336">
          <table:table-cell table:style-name="Table31.A2" office:value-type="string">
            <text:p text:style-name="P56">int-enable!</text:p>
          </table:table-cell>
          <table:table-cell table:style-name="Table31.A2" office:value-type="string">
            <text:p text:style-name="P116">( f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33143332608">
          <table:table-cell table:style-name="Table31.A2" office:value-type="string">
            <text:p text:style-name="P56">interval</text:p>
          </table:table-cell>
          <table:table-cell table:style-name="Table31.A2" office:value-type="string">
            <text:p text:style-name="P116">( xt usec t -- )</text:p>
          </table:table-cell>
          <table:table-cell table:style-name="Table31.A2" office:value-type="string">
            <text:p text:style-name="P289">Setup timer t to call execution token xt after usec <text:span text:style-name="T105">delay</text:span></text:p>
          </table:table-cell>
          <table:table-cell table:style-name="Table31.D2" office:value-type="string">
            <text:p text:style-name="P116">timers</text:p>
          </table:table-cell>
        </table:table-row>
        <table:table-row table:style-name="TableLine2233143333424">
          <table:table-cell table:style-name="Table31.A2" office:value-type="string">
            <text:p text:style-name="P56">levelint!</text:p>
          </table:table-cell>
          <table:table-cell table:style-name="Table31.A2" office:value-type="string">
            <text:p text:style-name="P116">( v t -- )</text:p>
          </table:table-cell>
          <table:table-cell table:style-name="Table31.A2" office:value-type="string">
            <text:p text:style-name="P116">Level trigger</text:p>
          </table:table-cell>
          <table:table-cell table:style-name="Table31.D2" office:value-type="string">
            <text:p text:style-name="P116">timers</text:p>
          </table:table-cell>
        </table:table-row>
        <table:table-row table:style-name="TableLine2233143333696">
          <table:table-cell table:style-name="Table31.A2" office:value-type="string">
            <text:p text:style-name="P56">onalarm</text:p>
          </table:table-cell>
          <table:table-cell table:style-name="Table31.A2" office:value-type="string">
            <text:p text:style-name="P116">( xt t -- )</text:p>
          </table:table-cell>
          <table:table-cell table:style-name="Table31.A2" office:value-type="string">
            <text:p text:style-name="P116">Set callback</text:p>
          </table:table-cell>
          <table:table-cell table:style-name="Table31.D2" office:value-type="string">
            <text:p text:style-name="P116">timers</text:p>
          </table:table-cell>
        </table:table-row>
        <table:table-row table:style-name="TableLine2233143333968">
          <table:table-cell table:style-name="Table31.A2" office:value-type="string">
            <text:p text:style-name="P56">rerun</text:p>
          </table:table-cell>
          <table:table-cell table:style-name="Table31.A2" office:value-type="string">
            <text:p text:style-name="P116">( t -- )</text:p>
          </table:table-cell>
          <table:table-cell table:style-name="Table31.A2" office:value-type="string">
            <text:p text:style-name="P116">Rerun timer t triggering</text:p>
          </table:table-cell>
          <table:table-cell table:style-name="Table31.D2" office:value-type="string">
            <text:p text:style-name="P116">timers</text:p>
          </table:table-cell>
        </table:table-row>
        <table:table-row table:style-name="TableLine2233143361712">
          <table:table-cell table:style-name="Table31.A2" office:value-type="string">
            <text:p text:style-name="P56">t&gt;nx</text:p>
          </table:table-cell>
          <table:table-cell table:style-name="Table31.A2" office:value-type="string">
            <text:p text:style-name="P116">( t -- n x )</text:p>
          </table:table-cell>
          <table:table-cell table:style-name="Table31.A2" office:value-type="string">
            <text:p text:style-name="P116">x=1 if bit0 of t=1, else x=0<text:line-break/>n=1 if bit1 of t=1, else n=0</text:p>
          </table:table-cell>
          <table:table-cell table:style-name="Table31.D2" office:value-type="string">
            <text:p text:style-name="P116">timers</text:p>
          </table:table-cell>
        </table:table-row>
        <table:table-row table:style-name="TableLine2233143356816">
          <table:table-cell table:style-name="Table31.A2" office:value-type="string">
            <text:p text:style-name="P56">timer!</text:p>
          </table:table-cell>
          <table:table-cell table:style-name="Table31.A2" office:value-type="string">
            <text:p text:style-name="P116">( lo hi t --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33143358992">
          <table:table-cell table:style-name="Table31.A2" office:value-type="string">
            <text:p text:style-name="P56">timer@</text:p>
          </table:table-cell>
          <table:table-cell table:style-name="Table31.A2" office:value-type="string">
            <text:p text:style-name="P116">( t -- lo hi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33143358176">
          <table:table-cell table:style-name="Table31.A2" office:value-type="string">
            <text:p text:style-name="P56">TIMG_BASE</text:p>
          </table:table-cell>
          <table:table-cell table:style-name="Table31.A2" office:value-type="string">
            <text:p text:style-name="P116">( -- $3ff5f000 )</text:p>
          </table:table-cell>
          <table:table-cell table:style-name="Table31.A2" office:value-type="string">
            <text:p text:style-name="P116">constant</text:p>
          </table:table-cell>
          <table:table-cell table:style-name="Table31.D2" office:value-type="string">
            <text:p text:style-name="P116">timers</text:p>
          </table:table-cell>
        </table:table-row>
        <table:table-row table:style-name="TableLine2233143350288">
          <table:table-cell table:style-name="Table31.A2" office:value-type="string">
            <text:p text:style-name="P56">TIMGn</text:p>
          </table:table-cell>
          <table:table-cell table:style-name="Table31.A2" office:value-type="string">
            <text:p text:style-name="P116"/>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33143364432">
          <table:table-cell table:style-name="Table31.A2" office:value-type="string">
            <text:p text:style-name="P56">TIMGn_RTCCALICFG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33143364976">
          <table:table-cell table:style-name="Table31.A2" office:value-type="string">
            <text:p text:style-name="P56">TIMGn_RTCCALICFG1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33143355728">
          <table:table-cell table:style-name="Table31.A2" office:value-type="string">
            <text:p text:style-name="P56">TIMGn_Tx</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33143365248">
          <table:table-cell table:style-name="Table31.A2" office:value-type="string">
            <text:p text:style-name="P56">TIMGn_Tx_INT_CLR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33143351648">
          <table:table-cell table:style-name="Table31.A2" office:value-type="string">
            <text:p text:style-name="P56">TIMGn_Tx_INT_ENA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33143360352">
          <table:table-cell table:style-name="Table31.A2" office:value-type="string">
            <text:p text:style-name="P56">TIMGn_Tx_INT_RAW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33143356272">
          <table:table-cell table:style-name="Table31.A2" office:value-type="string">
            <text:p text:style-name="P56">TIMGn_Tx_INT_ST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33143348384">
          <table:table-cell table:style-name="Table31.A2" office:value-type="string">
            <text:p text:style-name="P56">TIMGn_Tx_WDTCONFIGm_REG</text:p>
          </table:table-cell>
          <table:table-cell table:style-name="Table31.A2" office:value-type="string">
            <text:p text:style-name="P116">( n m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33143359808">
          <table:table-cell table:style-name="Table31.A2" office:value-type="string">
            <text:p text:style-name="P56">TIMGn_Tx_WDTFEED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33143348928">
          <table:table-cell table:style-name="Table31.A2" office:value-type="string">
            <text:p text:style-name="P56">TIMGn_Tx_WDTWPROTECT_REG</text:p>
          </table:table-cell>
          <table:table-cell table:style-name="Table31.A2" office:value-type="string">
            <text:p text:style-name="P116">( n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33143365520">
          <table:table-cell table:style-name="Table31.A2" office:value-type="string">
            <text:p text:style-name="P56">TIMGn_TxALARM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33143350560">
          <table:table-cell table:style-name="Table31.A2" office:value-type="string">
            <text:p text:style-name="P56">TIMGn_TxCONFIG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ext:soft-page-break/>
        <table:table-row table:style-name="TableLine2233143348656">
          <table:table-cell table:style-name="Table31.A2" office:value-type="string">
            <text:p text:style-name="P56">TIMGn_TxLOAD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33143349200">
          <table:table-cell table:style-name="Table31.A2" office:value-type="string">
            <text:p text:style-name="P56">TIMGn_TxLOAD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33143353280">
          <table:table-cell table:style-name="Table31.A2" office:value-type="string">
            <text:p text:style-name="P56">TIMGn_TxLOHI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row table:style-name="TableLine2233143349472">
          <table:table-cell table:style-name="Table31.A2" office:value-type="string">
            <text:p text:style-name="P56">TIMGn_TxUPDATE_REG</text:p>
          </table:table-cell>
          <table:table-cell table:style-name="Table31.A2" office:value-type="string">
            <text:p text:style-name="P116">( n x -- a )</text:p>
          </table:table-cell>
          <table:table-cell table:style-name="Table31.A2" office:value-type="string">
            <text:p text:style-name="P157"/>
          </table:table-cell>
          <table:table-cell table:style-name="Table31.D2" office:value-type="string">
            <text:p text:style-name="P116">timers</text:p>
          </table:table-cell>
        </table:table-row>
      </table:table>
      <text:p text:style-name="P388"/>
      <table:table table:name="Table54" table:style-name="Table54">
        <table:table-column table:style-name="Table54.A"/>
        <table:table-column table:style-name="Table54.B"/>
        <table:table-column table:style-name="Table54.C"/>
        <table:table-row table:style-name="TableLine2233143340768">
          <table:table-cell table:style-name="Table54.A1" office:value-type="string">
            <text:p text:style-name="P21"><text:span text:style-name="T44">Interval</text:span><text:span text:style-name="T40"> </text:span><text:span text:style-name="T41">example</text:span></text:p>
          </table:table-cell>
          <table:table-cell table:style-name="Table54.A1" office:value-type="string">
            <text:p text:style-name="P318">( -- )</text:p>
          </table:table-cell>
          <table:table-cell table:style-name="Table54.A1" office:value-type="string">
            <text:p text:style-name="P349">Demonstrates starting a timed word with interval</text:p>
          </table:table-cell>
        </table:table-row>
        <table:table-row table:style-name="TableLine2233143356000">
          <table:table-cell table:style-name="Table54.A1" table:number-columns-spanned="3" office:value-type="string">
            <text:p text:style-name="P349">timers</text:p>
            <text:p text:style-name="P348">: hellobob ." hello bob" cr 0 rerun ; <text:s text:c="23"/>\ Print a message and restart timer 0</text:p>
            <text:p text:style-name="P348">' hellobob 10000000 0 interval <text:s text:c="30"/>\ and run that every 10 seconds</text:p>
            <text:p text:style-name="P348"/>
            <text:p text:style-name="P348">\ note the input terminal remains reponsive whilst the timer is counting down</text:p>
            <text:p text:style-name="P348">\ there are a total of only four timer channels - so turn to multitasking if more is needed</text:p>
          </table:table-cell>
          <table:covered-table-cell/>
          <table:covered-table-cell/>
        </table:table-row>
      </table:table>
      <text:p text:style-name="Standard"/>
      <text:h text:style-name="P497"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2233143363888">
          <table:table-cell table:style-name="Table33.A1" office:value-type="string">
            <text:p text:style-name="P56">Wire.available</text:p>
          </table:table-cell>
          <table:table-cell table:style-name="Table33.A1" office:value-type="string">
            <text:p text:style-name="P116">( -- f )</text:p>
          </table:table-cell>
          <table:table-cell table:style-name="Table33.A1" office:value-type="string">
            <text:p text:style-name="P360">Returns the number of bytes available for retrieval with Wire.read. This should be called on a master device after a call to Wire.requestFrom</text:p>
          </table:table-cell>
          <table:table-cell table:style-name="Table33.D1" office:value-type="string">
            <text:p text:style-name="P116">Wire</text:p>
          </table:table-cell>
        </table:table-row>
        <table:table-row table:style-name="TableLine2233143349744">
          <table:table-cell table:style-name="Table33.A2" office:value-type="string">
            <text:p text:style-name="P56">Wire.begin</text:p>
          </table:table-cell>
          <table:table-cell table:style-name="Table33.A2" office:value-type="string">
            <text:p text:style-name="P116">( -- f )</text:p>
          </table:table-cell>
          <table:table-cell table:style-name="Table33.A2" office:value-type="string">
            <text:p text:style-name="P116">Initiate the Wire library and join the I2C bus as a master. This should normally be called only once.</text:p>
          </table:table-cell>
          <table:table-cell table:style-name="Table33.D2" office:value-type="string">
            <text:p text:style-name="P116">Wire</text:p>
          </table:table-cell>
        </table:table-row>
        <table:table-row table:style-name="TableLine2233143361168">
          <table:table-cell table:style-name="Table33.A2" office:value-type="string">
            <text:p text:style-name="P56">Wire.beginTransmission</text:p>
          </table:table-cell>
          <table:table-cell table:style-name="Table33.A2" office:value-type="string">
            <text:p text:style-name="P116">( n -- )</text:p>
          </table:table-cell>
          <table:table-cell table:style-name="Table33.A2" office:value-type="string">
            <text:p text:style-name="P116">Begin a transmission to the slave device at address n. Subsequently, queue bytes for transmission with the Wire.write function and transmit them by calling Wire.endTransmission</text:p>
          </table:table-cell>
          <table:table-cell table:style-name="Table33.D2" office:value-type="string">
            <text:p text:style-name="P116">Wire</text:p>
          </table:table-cell>
        </table:table-row>
        <table:table-row table:style-name="TableLine2233143358448">
          <table:table-cell table:style-name="Table33.A2" office:value-type="string">
            <text:p text:style-name="P56">Wire.busy</text:p>
          </table:table-cell>
          <table:table-cell table:style-name="Table33.A2" office:value-type="string">
            <text:p text:style-name="P116">( -- f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233143352192">
          <table:table-cell table:style-name="Table33.A2" office:value-type="string">
            <text:p text:style-name="P56">Wire.endTransmission</text:p>
          </table:table-cell>
          <table:table-cell table:style-name="Table33.A2" office:value-type="string">
            <text:p text:style-name="P116">( sendstop -- f )</text:p>
          </table:table-cell>
          <table:table-cell table:style-name="Table33.A2" office:value-type="string">
            <text:p text:style-name="P116">Ends a transmission to a slave device that was begun by Wire.beginTransmission and transmits the bytes that were queued by Wire.write Sends a stop message if sendstop=true</text:p>
          </table:table-cell>
          <table:table-cell table:style-name="Table33.D2" office:value-type="string">
            <text:p text:style-name="P116">Wire</text:p>
          </table:table-cell>
        </table:table-row>
        <table:table-row table:style-name="TableLine2233143364704">
          <table:table-cell table:style-name="Table33.A2" office:value-type="string">
            <text:p text:style-name="P56">Wire.flush</text:p>
          </table:table-cell>
          <table:table-cell table:style-name="Table33.A2" office:value-type="string">
            <text:p text:style-name="P116">( --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233143352464">
          <table:table-cell table:style-name="Table33.A2" office:value-type="string">
            <text:p text:style-name="P56">Wire.getClock</text:p>
          </table:table-cell>
          <table:table-cell table:style-name="Table33.A2" office:value-type="string">
            <text:p text:style-name="P116">( -- frequency )</text:p>
          </table:table-cell>
          <table:table-cell table:style-name="Table33.A2" office:value-type="string">
            <text:p text:style-name="P116">Read the clock frequency set by Wire.setClock</text:p>
          </table:table-cell>
          <table:table-cell table:style-name="Table33.D2" office:value-type="string">
            <text:p text:style-name="P116">Wire</text:p>
          </table:table-cell>
        </table:table-row>
        <table:table-row table:style-name="TableLine2233143358720">
          <table:table-cell table:style-name="Table33.A2" office:value-type="string">
            <text:p text:style-name="P56">Wire.getErrorText</text:p>
          </table:table-cell>
          <table:table-cell table:style-name="Table33.A2" office:value-type="string">
            <text:p text:style-name="P116">( n -- z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233143352736">
          <table:table-cell table:style-name="Table33.A2" office:value-type="string">
            <text:p text:style-name="P56">Wire.getTimeout</text:p>
          </table:table-cell>
          <table:table-cell table:style-name="Table33.A2" office:value-type="string">
            <text:p text:style-name="P116">( -- ms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233143353008">
          <table:table-cell table:style-name="Table33.A2" office:value-type="string">
            <text:p text:style-name="P56">Wire.lastError</text:p>
          </table:table-cell>
          <table:table-cell table:style-name="Table33.A2" office:value-type="string">
            <text:p text:style-name="P116">( -- n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233143357360">
          <table:table-cell table:style-name="Table33.A2" office:value-type="string">
            <text:p text:style-name="P56">Wire.peek</text:p>
          </table:table-cell>
          <table:table-cell table:style-name="Table33.A2" office:value-type="string">
            <text:p text:style-name="P116">( -- ch )</text:p>
          </table:table-cell>
          <table:table-cell table:style-name="Table33.A2" office:value-type="string">
            <text:p text:style-name="P157"/>
          </table:table-cell>
          <table:table-cell table:style-name="Table33.D2" office:value-type="string">
            <text:p text:style-name="P116">Wire</text:p>
          </table:table-cell>
        </table:table-row>
        <text:soft-page-break/>
        <table:table-row table:style-name="TableLine2233143354368">
          <table:table-cell table:style-name="Table33.A2" office:value-type="string">
            <text:p text:style-name="P56">Wire.read</text:p>
          </table:table-cell>
          <table:table-cell table:style-name="Table33.A2" office:value-type="string">
            <text:p text:style-name="P116">( -- ch )</text:p>
          </table:table-cell>
          <table:table-cell table:style-name="Table33.A2" office:value-type="string">
            <text:p text:style-name="P116">Reads a byte that was transmitted from a slave device to a master after a call to Wire.requestFrom or was transmitted from a master to a slave</text:p>
          </table:table-cell>
          <table:table-cell table:style-name="Table33.D2" office:value-type="string">
            <text:p text:style-name="P116">Wire</text:p>
          </table:table-cell>
        </table:table-row>
        <table:table-row table:style-name="TableLine2233143353552">
          <table:table-cell table:style-name="Table33.A2" office:value-type="string">
            <text:p text:style-name="P56">Wire.readTransmission</text:p>
          </table:table-cell>
          <table:table-cell table:style-name="Table33.A2" office:value-type="string">
            <text:p text:style-name="P116">( addr a n sendstop acount -- err )</text:p>
          </table:table-cell>
          <table:table-cell table:style-name="Table33.A2" office:value-type="string">
            <text:p text:style-name="P157"/>
          </table:table-cell>
          <table:table-cell table:style-name="Table33.D2" office:value-type="string">
            <text:p text:style-name="P116">Wire</text:p>
          </table:table-cell>
        </table:table-row>
        <table:table-row table:style-name="TableLine2233143357632">
          <table:table-cell table:style-name="Table33.A2" office:value-type="string">
            <text:p text:style-name="P56">Wire.requestFrom</text:p>
          </table:table-cell>
          <table:table-cell table:style-name="Table33.A2" office:value-type="string">
            <text:p text:style-name="P116">( address quantity sendstop -- n )</text:p>
          </table:table-cell>
          <table:table-cell table:style-name="Table33.A2" office:value-type="string">
            <text:p text:style-name="P116">Used to request bytes from a slave device. The bytes may then be retrieved with the Wire.available and Wire.read functions. A stop message is sent after the reqyest if sendstop is true</text:p>
          </table:table-cell>
          <table:table-cell table:style-name="Table33.D2" office:value-type="string">
            <text:p text:style-name="P116">Wire</text:p>
          </table:table-cell>
        </table:table-row>
        <table:table-row table:style-name="TableLine2233143355456">
          <table:table-cell table:style-name="Table33.A2" office:value-type="string">
            <text:p text:style-name="P56">Wire.setClock</text:p>
          </table:table-cell>
          <table:table-cell table:style-name="Table33.A2" office:value-type="string">
            <text:p text:style-name="P116">( frequency -- )</text:p>
          </table:table-cell>
          <table:table-cell table:style-name="Table33.A2" office:value-type="string">
            <text:p text:style-name="P116">Modifies the clock frequency for I2C communication. I2C slave devices have no minimum working clock frequency, however 100KHz is usually the baseline</text:p>
          </table:table-cell>
          <table:table-cell table:style-name="Table33.D2" office:value-type="string">
            <text:p text:style-name="P116">Wire</text:p>
          </table:table-cell>
        </table:table-row>
        <table:table-row table:style-name="TableLine2233143353824">
          <table:table-cell table:style-name="Table33.A2" office:value-type="string">
            <text:p text:style-name="P56">Wire.setTimeout</text:p>
          </table:table-cell>
          <table:table-cell table:style-name="Table33.A2" office:value-type="string">
            <text:p text:style-name="P116">( ms -- )</text:p>
          </table:table-cell>
          <table:table-cell table:style-name="Table33.A2" office:value-type="string">
            <text:p text:style-name="P116">Default is 50ms</text:p>
          </table:table-cell>
          <table:table-cell table:style-name="Table33.D2" office:value-type="string">
            <text:p text:style-name="P116">Wire</text:p>
          </table:table-cell>
        </table:table-row>
        <table:table-row table:style-name="TableLine2233143354096">
          <table:table-cell table:style-name="Table33.A2" office:value-type="string">
            <text:p text:style-name="P56">Wire.write</text:p>
          </table:table-cell>
          <table:table-cell table:style-name="Table33.A2" office:value-type="string">
            <text:p text:style-name="P116">( a n -- n )</text:p>
          </table:table-cell>
          <table:table-cell table:style-name="Table33.A2" office:value-type="string">
            <text:p text:style-name="P116">Writes data from a slave device in response to a request from a master, or queues bytes for transmission from a master to slave device (in-between calls to Wire.beginTransmission and Wire.endTransmission)</text:p>
          </table:table-cell>
          <table:table-cell table:style-name="Table33.D2" office:value-type="string">
            <text:p text:style-name="P116">Wire</text:p>
          </table:table-cell>
        </table:table-row>
        <table:table-row table:style-name="TableLine2233143354640">
          <table:table-cell table:style-name="Table33.A2" office:value-type="string">
            <text:p text:style-name="P56">Wire.writeTransmission</text:p>
          </table:table-cell>
          <table:table-cell table:style-name="Table33.A2" office:value-type="string">
            <text:p text:style-name="P116">( addr a n sendstop -- err )</text:p>
          </table:table-cell>
          <table:table-cell table:style-name="Table33.A2" office:value-type="string">
            <text:p text:style-name="P157"/>
          </table:table-cell>
          <table:table-cell table:style-name="Table33.D2" office:value-type="string">
            <text:p text:style-name="P116">Wire</text:p>
          </table:table-cell>
        </table:table-row>
      </table:table>
      <text:p text:style-name="P389"/>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2233143361984">
          <table:table-cell table:style-name="Table34.A1" office:value-type="string">
            <text:p text:style-name="P56">defer</text:p>
          </table:table-cell>
          <table:table-cell table:style-name="Table34.A1" office:value-type="string">
            <text:p text:style-name="P116">( "vectorname" -- )</text:p>
          </table:table-cell>
          <table:table-cell table:style-name="Table34.A1" office:value-type="string">
            <text:p text:style-name="P116">Define a deferred execution vector e.g. defer myemit</text:p>
          </table:table-cell>
          <table:table-cell table:style-name="Table34.D1" office:value-type="string">
            <text:p text:style-name="P116">forth</text:p>
          </table:table-cell>
        </table:table-row>
        <table:table-row table:style-name="TableLine2233143362800">
          <table:table-cell table:style-name="Table34.A2" office:value-type="string">
            <text:p text:style-name="P364">is</text:p>
          </table:table-cell>
          <table:table-cell table:style-name="Table34.A2" office:value-type="string">
            <text:p text:style-name="P116">( -- )</text:p>
          </table:table-cell>
          <table:table-cell table:style-name="Table34.A2" office:value-type="string">
            <text:p text:style-name="P116">Set the vector of a deferred word e.g. ' emit is myemit - sets the deferred word myemit to execute emit when called</text:p>
          </table:table-cell>
          <table:table-cell table:style-name="Table34.D2" office:value-type="string">
            <text:p text:style-name="P116">forth</text:p>
          </table:table-cell>
        </table:table-row>
      </table:table>
      <text:p text:style-name="P389"/>
      <text:p text:style-name="Standard"/>
      <text:h text:style-name="P481" text:outline-level="1">Vocabulary</text:h>
      <table:table table:name="Table35" table:style-name="Table35">
        <table:table-column table:style-name="Table35.A"/>
        <table:table-column table:style-name="Table35.B"/>
        <table:table-column table:style-name="Table35.C"/>
        <table:table-column table:style-name="Table35.D"/>
        <table:table-row table:style-name="TableLine2233143359536">
          <table:table-cell table:style-name="Table35.A1" office:value-type="string">
            <text:p text:style-name="P56">}transfer</text:p>
          </table:table-cell>
          <table:table-cell table:style-name="Table35.A1" office:value-type="string">
            <text:p text:style-name="P294"/>
          </table:table-cell>
          <table:table-cell table:style-name="Table35.A1" office:value-type="string">
            <text:p text:style-name="P116">transfer the words enclosed in curly brackets to the current library e.g. { word1 word2 word3 ... }transfer</text:p>
          </table:table-cell>
          <table:table-cell table:style-name="Table35.D1" office:value-type="string">
            <text:p text:style-name="P116">forth</text:p>
          </table:table-cell>
        </table:table-row>
        <table:table-row table:style-name="TableLine2233143378576">
          <table:table-cell table:style-name="Table35.A2" office:value-type="string">
            <text:p text:style-name="P56">also</text:p>
          </table:table-cell>
          <table:table-cell table:style-name="Table35.A2" office:value-type="string">
            <text:p text:style-name="P116">( -- )</text:p>
          </table:table-cell>
          <table:table-cell table:style-name="Table35.A2" office:value-type="string">
            <text:p text:style-name="P116">Duplicate the vocabulary at the top of the vocabulary stack</text:p>
          </table:table-cell>
          <table:table-cell table:style-name="Table35.D2" office:value-type="string">
            <text:p text:style-name="P116">forth</text:p>
          </table:table-cell>
        </table:table-row>
        <table:table-row table:style-name="TableLine2233143382112">
          <table:table-cell table:style-name="Table35.A2" office:value-type="string">
            <text:p text:style-name="P56">context</text:p>
          </table:table-cell>
          <table:table-cell table:style-name="Table35.A2" office:value-type="string">
            <text:p text:style-name="P116">( -- a )</text:p>
          </table:table-cell>
          <table:table-cell table:style-name="Table35.A2" office:value-type="string">
            <text:p text:style-name="P116">an area to specify vocabulary search order - defaults to forth. <text:span text:style-name="T144">context @ puts the current vocab id on the stack c</text:span><text:span text:style-name="T143">ontext @ @ puts the xt of the last word defined in the </text:span><text:span text:style-name="T144">current</text:span><text:span text:style-name="T143"> vocab</text:span></text:p>
          </table:table-cell>
          <table:table-cell table:style-name="Table35.D2" office:value-type="string">
            <text:p text:style-name="P116">forth</text:p>
          </table:table-cell>
        </table:table-row>
        <table:table-row table:style-name="TableLine2233143373408">
          <table:table-cell table:style-name="Table35.A2" office:value-type="string">
            <text:p text:style-name="P56">current</text:p>
          </table:table-cell>
          <table:table-cell table:style-name="Table35.A2" office:value-type="string">
            <text:p text:style-name="P116">( -- addr )</text:p>
          </table:table-cell>
          <table:table-cell table:style-name="Table35.A2" office:value-type="string">
            <text:p text:style-name="P116">points to a vocabulary thread to which new definitions are to be added</text:p>
          </table:table-cell>
          <table:table-cell table:style-name="Table35.D2" office:value-type="string">
            <text:p text:style-name="P116">forth</text:p>
          </table:table-cell>
        </table:table-row>
        <table:table-row table:style-name="TableLine2233143372592">
          <table:table-cell table:style-name="Table35.A2" office:value-type="string">
            <text:p text:style-name="P56">definitions</text:p>
          </table:table-cell>
          <table:table-cell table:style-name="Table35.A2" office:value-type="string">
            <text:p text:style-name="P116">( -- )</text:p>
          </table:table-cell>
          <table:table-cell table:style-name="Table35.A2" office:value-type="string">
            <text:p text:style-name="P116">Make the context vocabulary the current vocabulary</text:p>
          </table:table-cell>
          <table:table-cell table:style-name="Table35.D2" office:value-type="string">
            <text:p text:style-name="P116">forth</text:p>
          </table:table-cell>
        </table:table-row>
        <table:table-row table:style-name="TableLine2233143381840">
          <table:table-cell table:style-name="Table35.A2" office:value-type="string">
            <text:p text:style-name="P56">forth</text:p>
          </table:table-cell>
          <table:table-cell table:style-name="Table35.A2" office:value-type="string">
            <text:p text:style-name="P116">( -- )</text:p>
          </table:table-cell>
          <table:table-cell table:style-name="Table35.A2" office:value-type="string">
            <text:p text:style-name="P116">Make the forth vocabulary the current vocabulary</text:p>
          </table:table-cell>
          <table:table-cell table:style-name="Table35.D2" office:value-type="string">
            <text:p text:style-name="P116">forth</text:p>
          </table:table-cell>
        </table:table-row>
        <table:table-row table:style-name="TableLine2233143373136">
          <table:table-cell table:style-name="Table35.A2" office:value-type="string">
            <text:p text:style-name="P56">internals</text:p>
          </table:table-cell>
          <table:table-cell table:style-name="Table35.A2" office:value-type="string">
            <text:p text:style-name="P116"/>
          </table:table-cell>
          <table:table-cell table:style-name="Table35.A2" office:value-type="string">
            <text:p text:style-name="P116">Make the internals vocabulary the current vocabulary</text:p>
          </table:table-cell>
          <table:table-cell table:style-name="Table35.D2" office:value-type="string">
            <text:p text:style-name="P116">forth</text:p>
          </table:table-cell>
        </table:table-row>
        <table:table-row table:style-name="TableLine2233143372864">
          <table:table-cell table:style-name="Table35.A2" office:value-type="string">
            <text:p text:style-name="P56">interrupts</text:p>
          </table:table-cell>
          <table:table-cell table:style-name="Table35.A2" office:value-type="string">
            <text:p text:style-name="P116"/>
          </table:table-cell>
          <table:table-cell table:style-name="Table35.A2" office:value-type="string">
            <text:p text:style-name="P116">Make the interrupts vocabulary the current vocabulary</text:p>
          </table:table-cell>
          <table:table-cell table:style-name="Table35.D2" office:value-type="string">
            <text:p text:style-name="P116">forth</text:p>
          </table:table-cell>
        </table:table-row>
        <table:table-row table:style-name="TableLine2233143376944">
          <table:table-cell table:style-name="Table35.A2" office:value-type="string">
            <text:p text:style-name="P56">ledc</text:p>
          </table:table-cell>
          <table:table-cell table:style-name="Table35.A2" office:value-type="string">
            <text:p text:style-name="P116"/>
          </table:table-cell>
          <table:table-cell table:style-name="Table35.A2" office:value-type="string">
            <text:p text:style-name="P116">Make the ledc vocabulary the current vocabulary</text:p>
          </table:table-cell>
          <table:table-cell table:style-name="Table35.D2" office:value-type="string">
            <text:p text:style-name="P116">forth</text:p>
          </table:table-cell>
        </table:table-row>
        <table:table-row table:style-name="TableLine2233143366608">
          <table:table-cell table:style-name="Table35.A2" office:value-type="string">
            <text:p text:style-name="P56">only</text:p>
          </table:table-cell>
          <table:table-cell table:style-name="Table35.A2" office:value-type="string">
            <text:p text:style-name="P116">( -- )</text:p>
          </table:table-cell>
          <table:table-cell table:style-name="Table35.A2" office:value-type="string">
            <text:p text:style-name="P116">Reset context stack to one item, the FORTH dictionary</text:p>
          </table:table-cell>
          <table:table-cell table:style-name="Table35.D2" office:value-type="string">
            <text:p text:style-name="P116">forth</text:p>
          </table:table-cell>
        </table:table-row>
        <table:table-row table:style-name="TableLine2233143373952">
          <table:table-cell table:style-name="Table35.A2" office:value-type="string">
            <text:p text:style-name="P56">order</text:p>
          </table:table-cell>
          <table:table-cell table:style-name="Table35.A2" office:value-type="string">
            <text:p text:style-name="P116">( – )</text:p>
          </table:table-cell>
          <table:table-cell table:style-name="Table35.A2" office:value-type="string">
            <text:p text:style-name="P116">Print the vocabulary search order</text:p>
          </table:table-cell>
          <table:table-cell table:style-name="Table35.D2" office:value-type="string">
            <text:p text:style-name="P116">forth</text:p>
          </table:table-cell>
        </table:table-row>
        <table:table-row table:style-name="TableLine2233143382384">
          <table:table-cell table:style-name="Table35.A2" office:value-type="string">
            <text:p text:style-name="P56">registers</text:p>
          </table:table-cell>
          <table:table-cell table:style-name="Table35.A2" office:value-type="string">
            <text:p text:style-name="P116">( -- )</text:p>
          </table:table-cell>
          <table:table-cell table:style-name="Table35.A2" office:value-type="string">
            <text:p text:style-name="P116">set the current vocabulary to registers</text:p>
          </table:table-cell>
          <table:table-cell table:style-name="Table35.D2" office:value-type="string">
            <text:p text:style-name="P116">forth</text:p>
          </table:table-cell>
        </table:table-row>
        <table:table-row table:style-name="TableLine2233143369056">
          <table:table-cell table:style-name="Table35.A2" office:value-type="string">
            <text:p text:style-name="P56">rtos</text:p>
          </table:table-cell>
          <table:table-cell table:style-name="Table35.A2" office:value-type="string">
            <text:p text:style-name="P116"/>
          </table:table-cell>
          <table:table-cell table:style-name="Table35.A2" office:value-type="string">
            <text:p text:style-name="P116">Make the rtos vocabulary the current vocabulary</text:p>
          </table:table-cell>
          <table:table-cell table:style-name="Table35.D2" office:value-type="string">
            <text:p text:style-name="P116">forth</text:p>
          </table:table-cell>
        </table:table-row>
        <table:table-row table:style-name="TableLine2233143379664">
          <table:table-cell table:style-name="Table35.A2" office:value-type="string">
            <text:p text:style-name="P56">SD_MMC</text:p>
          </table:table-cell>
          <table:table-cell table:style-name="Table35.A2" office:value-type="string">
            <text:p text:style-name="P116"/>
          </table:table-cell>
          <table:table-cell table:style-name="Table35.A2" office:value-type="string">
            <text:p text:style-name="P116">Make the SD_MMC vocabulary the current vocabulary</text:p>
          </table:table-cell>
          <table:table-cell table:style-name="Table35.D2" office:value-type="string">
            <text:p text:style-name="P116">forth</text:p>
          </table:table-cell>
        </table:table-row>
        <table:table-row table:style-name="TableLine2233143367968">
          <table:table-cell table:style-name="Table35.A2" office:value-type="string">
            <text:p text:style-name="P56">sealed</text:p>
          </table:table-cell>
          <table:table-cell table:style-name="Table35.A2" office:value-type="string">
            <text:p text:style-name="P116">( -- )</text:p>
          </table:table-cell>
          <table:table-cell table:style-name="Table35.A2" office:value-type="string">
            <text:p text:style-name="P116">Alter the last vocabulary defined so it doesn't chain</text:p>
          </table:table-cell>
          <table:table-cell table:style-name="Table35.D2" office:value-type="string">
            <text:p text:style-name="P116">forth</text:p>
          </table:table-cell>
        </table:table-row>
        <table:table-row table:style-name="TableLine2233143370144">
          <table:table-cell table:style-name="Table35.A2" office:value-type="string">
            <text:p text:style-name="P56">Serial</text:p>
          </table:table-cell>
          <table:table-cell table:style-name="Table35.A2" office:value-type="string">
            <text:p text:style-name="P116"/>
          </table:table-cell>
          <table:table-cell table:style-name="Table35.A2" office:value-type="string">
            <text:p text:style-name="P116">Make the Serial vocabulary the current vocabulary</text:p>
          </table:table-cell>
          <table:table-cell table:style-name="Table35.D2" office:value-type="string">
            <text:p text:style-name="P116">forth</text:p>
          </table:table-cell>
        </table:table-row>
        <table:table-row table:style-name="TableLine2233143378848">
          <table:table-cell table:style-name="Table35.A2" office:value-type="string">
            <text:p text:style-name="P56">sockets</text:p>
          </table:table-cell>
          <table:table-cell table:style-name="Table35.A2" office:value-type="string">
            <text:p text:style-name="P116"/>
          </table:table-cell>
          <table:table-cell table:style-name="Table35.A2" office:value-type="string">
            <text:p text:style-name="P116">Make the sockets vocabulary the current vocabulary</text:p>
          </table:table-cell>
          <table:table-cell table:style-name="Table35.D2" office:value-type="string">
            <text:p text:style-name="P116">forth</text:p>
          </table:table-cell>
        </table:table-row>
        <table:table-row table:style-name="TableLine2233143374224">
          <table:table-cell table:style-name="Table35.A2" office:value-type="string">
            <text:p text:style-name="P56">SPIFFS</text:p>
          </table:table-cell>
          <table:table-cell table:style-name="Table35.A2" office:value-type="string">
            <text:p text:style-name="P116"/>
          </table:table-cell>
          <table:table-cell table:style-name="Table35.A2" office:value-type="string">
            <text:p text:style-name="P116">Make the SPIFFS vocabulary the current vocabulary</text:p>
          </table:table-cell>
          <table:table-cell table:style-name="Table35.D2" office:value-type="string">
            <text:p text:style-name="P116">forth</text:p>
          </table:table-cell>
        </table:table-row>
        <table:table-row table:style-name="TableLine2233143377488">
          <table:table-cell table:style-name="Table35.A2" office:value-type="string">
            <text:p text:style-name="P56">streams</text:p>
          </table:table-cell>
          <table:table-cell table:style-name="Table35.A2" office:value-type="string">
            <text:p text:style-name="P116">( -- )</text:p>
          </table:table-cell>
          <table:table-cell table:style-name="Table35.A2" office:value-type="string">
            <text:p text:style-name="P116">set the current vocabulary to streams</text:p>
          </table:table-cell>
          <table:table-cell table:style-name="Table35.D2" office:value-type="string">
            <text:p text:style-name="P116">forth</text:p>
          </table:table-cell>
        </table:table-row>
        <text:soft-page-break/>
        <table:table-row table:style-name="TableLine2233143374496">
          <table:table-cell table:style-name="Table35.A2" office:value-type="string">
            <text:p text:style-name="P56">tasks</text:p>
          </table:table-cell>
          <table:table-cell table:style-name="Table35.A2" office:value-type="string">
            <text:p text:style-name="P116"/>
          </table:table-cell>
          <table:table-cell table:style-name="Table35.A2" office:value-type="string">
            <text:p text:style-name="P116">make tasks vocabulary the current one </text:p>
          </table:table-cell>
          <table:table-cell table:style-name="Table35.D2" office:value-type="string">
            <text:p text:style-name="P116">forth</text:p>
          </table:table-cell>
        </table:table-row>
        <table:table-row table:style-name="TableLine2233143382656">
          <table:table-cell table:style-name="Table35.A2" office:value-type="string">
            <text:p text:style-name="P56">telnetd</text:p>
          </table:table-cell>
          <table:table-cell table:style-name="Table35.A2" office:value-type="string">
            <text:p text:style-name="P116"/>
          </table:table-cell>
          <table:table-cell table:style-name="Table35.A2" office:value-type="string">
            <text:p text:style-name="P116">Make the telnetdvocabulary the current vocabulary</text:p>
          </table:table-cell>
          <table:table-cell table:style-name="Table35.D2" office:value-type="string">
            <text:p text:style-name="P116">forth</text:p>
          </table:table-cell>
        </table:table-row>
        <table:table-row table:style-name="TableLine2233143375856">
          <table:table-cell table:style-name="Table35.A2" office:value-type="string">
            <text:p text:style-name="P56">timers</text:p>
          </table:table-cell>
          <table:table-cell table:style-name="Table35.A2" office:value-type="string">
            <text:p text:style-name="P116">( -- )</text:p>
          </table:table-cell>
          <table:table-cell table:style-name="Table35.A2" office:value-type="string">
            <text:p text:style-name="P116">Make the timers vocabulary the current vocabulary</text:p>
          </table:table-cell>
          <table:table-cell table:style-name="Table35.D2" office:value-type="string">
            <text:p text:style-name="P116">forth</text:p>
          </table:table-cell>
        </table:table-row>
        <table:table-row table:style-name="TableLine2233143379120">
          <table:table-cell table:style-name="Table35.A2" office:value-type="string">
            <text:p text:style-name="P56">vocabulary</text:p>
          </table:table-cell>
          <table:table-cell table:style-name="Table35.A2" office:value-type="string">
            <text:p text:style-name="P116">( "name" -- )</text:p>
          </table:table-cell>
          <table:table-cell table:style-name="Table35.A2" office:value-type="string">
            <text:p text:style-name="P116">Create a vocabulary with the current vocabulary as parent</text:p>
          </table:table-cell>
          <table:table-cell table:style-name="Table35.D2" office:value-type="string">
            <text:p text:style-name="P116">forth</text:p>
          </table:table-cell>
        </table:table-row>
        <table:table-row table:style-name="TableLine2233143376400">
          <table:table-cell table:style-name="Table35.A2" office:value-type="string">
            <text:p text:style-name="P56">web-interface</text:p>
          </table:table-cell>
          <table:table-cell table:style-name="Table35.A2" office:value-type="string">
            <text:p text:style-name="P116"/>
          </table:table-cell>
          <table:table-cell table:style-name="Table35.A2" office:value-type="string">
            <text:p text:style-name="P116">Make the web-interface vocabulary the current vocabulary</text:p>
          </table:table-cell>
          <table:table-cell table:style-name="Table35.D2" office:value-type="string">
            <text:p text:style-name="P116">forth</text:p>
          </table:table-cell>
        </table:table-row>
        <table:table-row table:style-name="TableLine2233143379936">
          <table:table-cell table:style-name="Table35.A2" office:value-type="string">
            <text:p text:style-name="P56">WebServer</text:p>
          </table:table-cell>
          <table:table-cell table:style-name="Table35.A2" office:value-type="string">
            <text:p text:style-name="P116"/>
          </table:table-cell>
          <table:table-cell table:style-name="Table35.A2" office:value-type="string">
            <text:p text:style-name="P116">Make the WebServer vocabulary the current vocabulary</text:p>
          </table:table-cell>
          <table:table-cell table:style-name="Table35.D2" office:value-type="string">
            <text:p text:style-name="P116">forth</text:p>
          </table:table-cell>
        </table:table-row>
        <table:table-row table:style-name="TableLine2233143374768">
          <table:table-cell table:style-name="Table35.A2" office:value-type="string">
            <text:p text:style-name="P56">WiFi</text:p>
          </table:table-cell>
          <table:table-cell table:style-name="Table35.A2" office:value-type="string">
            <text:p text:style-name="P116"/>
          </table:table-cell>
          <table:table-cell table:style-name="Table35.A2" office:value-type="string">
            <text:p text:style-name="P116">Make the WiFi vocabulary the current vocabulary</text:p>
          </table:table-cell>
          <table:table-cell table:style-name="Table35.D2" office:value-type="string">
            <text:p text:style-name="P116">forth</text:p>
          </table:table-cell>
        </table:table-row>
        <table:table-row table:style-name="TableLine2233143369872">
          <table:table-cell table:style-name="Table35.A2" office:value-type="string">
            <text:p text:style-name="P56">Wire</text:p>
          </table:table-cell>
          <table:table-cell table:style-name="Table35.A2" office:value-type="string">
            <text:p text:style-name="P116">( -- )</text:p>
          </table:table-cell>
          <table:table-cell table:style-name="Table35.A2" office:value-type="string">
            <text:p text:style-name="P116">Make the Wire vocabulary the current vocabulary</text:p>
          </table:table-cell>
          <table:table-cell table:style-name="Table35.D2" office:value-type="string">
            <text:p text:style-name="P116">forth</text:p>
          </table:table-cell>
        </table:table-row>
        <table:table-row table:style-name="TableLine2233143369600">
          <table:table-cell table:style-name="Table35.A2" office:value-type="string">
            <text:p text:style-name="P56">previous</text:p>
          </table:table-cell>
          <table:table-cell table:style-name="Table35.A2" office:value-type="string">
            <text:p text:style-name="P116">( -- )</text:p>
          </table:table-cell>
          <table:table-cell table:style-name="Table35.A2" office:value-type="string">
            <text:p text:style-name="P116">Drop the vocabulary at the top of the vocabulary stack</text:p>
          </table:table-cell>
          <table:table-cell table:style-name="Table35.D2" office:value-type="string">
            <text:p text:style-name="P116">forth</text:p>
          </table:table-cell>
        </table:table-row>
      </table:table>
      <text:p text:style-name="P390"/>
      <text:h text:style-name="P498" text:outline-level="1">Visual</text:h>
      <text:p text:style-name="P436">‘<text:span text:style-name="T207">edit’ is a rudimentaty ‘spiffs’ file editor suitable for editing small files – very useful.</text:span></text:p>
      <table:table table:name="Table83" table:style-name="Table83">
        <table:table-column table:style-name="Table83.A"/>
        <table:table-column table:style-name="Table83.B"/>
        <table:table-column table:style-name="Table83.C"/>
        <table:table-column table:style-name="Table83.D"/>
        <table:table-row table:style-name="TableLine2233143370416">
          <table:table-cell table:style-name="Table83.A1" office:value-type="string">
            <text:p text:style-name="P71">edit</text:p>
          </table:table-cell>
          <table:table-cell table:style-name="Table83.A1" office:value-type="string">
            <text:p text:style-name="P169">( “filename”– )</text:p>
          </table:table-cell>
          <table:table-cell table:style-name="Table83.A1" office:value-type="string">
            <text:p text:style-name="P170">ANSI terminal file editor</text:p>
            <text:p text:style-name="P170">e.g. visual edit /spiffs/autoexec.fs</text:p>
          </table:table-cell>
          <table:table-cell table:style-name="Table83.D1" office:value-type="string">
            <text:p text:style-name="P169">visual</text:p>
          </table:table-cell>
        </table:table-row>
      </table:table>
      <text:p text:style-name="P435"/>
      <text:p text:style-name="P475">The following terminal keystrokes are recognised:-</text:p>
      <text:p text:style-name="P435"/>
      <table:table table:name="Table84" table:style-name="Table84">
        <table:table-column table:style-name="Table84.A"/>
        <table:table-column table:style-name="Table84.B"/>
        <table:table-row table:style-name="TableLine2233143371776">
          <table:table-cell table:style-name="Table84.A1" office:value-type="string">
            <text:p text:style-name="P260">Key s<text:span text:style-name="T149">trokes</text:span>:</text:p>
          </table:table-cell>
          <table:table-cell table:style-name="Table84.A1" office:value-type="string">
            <text:p text:style-name="P260">Action:</text:p>
          </table:table-cell>
        </table:table-row>
        <table:table-row table:style-name="TableLine2233143378032">
          <table:table-cell table:style-name="Table84.A1" office:value-type="string">
            <text:p text:style-name="P260">Ctrl-S</text:p>
          </table:table-cell>
          <table:table-cell table:style-name="Table84.A1" office:value-type="string">
            <text:p text:style-name="P260">Save now</text:p>
          </table:table-cell>
        </table:table-row>
        <table:table-row table:style-name="TableLine2233143378304">
          <table:table-cell table:style-name="Table84.A1" office:value-type="string">
            <text:p text:style-name="P260">Ctrl-X / Ctrl-Q</text:p>
          </table:table-cell>
          <table:table-cell table:style-name="Table84.A1" office:value-type="string">
            <text:p text:style-name="P260">Quit, asking Y/N to save</text:p>
          </table:table-cell>
        </table:table-row>
        <table:table-row table:style-name="TableLine2233143381296">
          <table:table-cell table:style-name="Table84.A1" office:value-type="string">
            <text:p text:style-name="P260">Ctrl-L</text:p>
          </table:table-cell>
          <table:table-cell table:style-name="Table84.A1" office:value-type="string">
            <text:p text:style-name="P260">Redraw the screen</text:p>
          </table:table-cell>
        </table:table-row>
        <table:table-row table:style-name="TableLine2233143380208">
          <table:table-cell table:style-name="Table84.A1" office:value-type="string">
            <text:p text:style-name="P260">Backspace</text:p>
          </table:table-cell>
          <table:table-cell table:style-name="Table84.A1" office:value-type="string">
            <text:p text:style-name="P260">Delete a character backwards</text:p>
          </table:table-cell>
        </table:table-row>
        <table:table-row table:style-name="TableLine2233143380480">
          <table:table-cell table:style-name="Table84.A1" office:value-type="string">
            <text:p text:style-name="P260">Arrow keys</text:p>
          </table:table-cell>
          <table:table-cell table:style-name="Table84.A1" office:value-type="string">
            <text:p text:style-name="P260">Move the cursor up, down, left right</text:p>
          </table:table-cell>
        </table:table-row>
        <table:table-row table:style-name="TableLine2233143380752">
          <table:table-cell table:style-name="Table84.A1" office:value-type="string">
            <text:p text:style-name="P260">PgUp /PgDown</text:p>
          </table:table-cell>
          <table:table-cell table:style-name="Table84.A1" office:value-type="string">
            <text:p text:style-name="P260">Scroll up / down a page</text:p>
          </table:table-cell>
        </table:table-row>
      </table:table>
      <text:p text:style-name="P435"/>
      <text:p text:style-name="P435"/>
      <text:p text:style-name="Standard"/>
      <text:h text:style-name="P481"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2233143382928">
          <table:table-cell table:style-name="Table37.A1" office:value-type="string">
            <text:p text:style-name="P56">do-serve</text:p>
          </table:table-cell>
          <table:table-cell table:style-name="Table37.A1" office:value-type="string">
            <text:p text:style-name="P261"/>
          </table:table-cell>
          <table:table-cell table:style-name="Table37.A1" office:value-type="string">
            <text:p text:style-name="P261"/>
          </table:table-cell>
          <table:table-cell table:style-name="Table37.D1" office:value-type="string">
            <text:p text:style-name="P294">web-interface</text:p>
          </table:table-cell>
        </table:table-row>
        <table:table-row table:style-name="TableLine2233143367152">
          <table:table-cell table:style-name="Table37.A2" office:value-type="string">
            <text:p text:style-name="P56">handle-index</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2233143398432">
          <table:table-cell table:style-name="Table37.A2" office:value-type="string">
            <text:p text:style-name="P56">handle-input</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2233143391632">
          <table:table-cell table:style-name="Table37.A2" office:value-type="string">
            <text:p text:style-name="P56">handle1</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2233143385104">
          <table:table-cell table:style-name="Table37.A2" office:value-type="string">
            <text:p text:style-name="P56">index-html</text:p>
          </table:table-cell>
          <table:table-cell table:style-name="Table37.A2" office:value-type="string">
            <text:p text:style-name="P261"/>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2233143385376">
          <table:table-cell table:style-name="Table37.A2" office:value-type="string">
            <text:p text:style-name="P56">index-html<text:span text:style-name="T200">#</text:span></text:p>
          </table:table-cell>
          <table:table-cell table:style-name="Table37.A2" office:value-type="string">
            <text:p text:style-name="P262">( – 2268 )</text:p>
          </table:table-cell>
          <table:table-cell table:style-name="Table37.A2" office:value-type="string">
            <text:p text:style-name="P262">constant</text:p>
          </table:table-cell>
          <table:table-cell table:style-name="Table37.D2" office:value-type="string">
            <text:p text:style-name="P294">web-interface</text:p>
          </table:table-cell>
        </table:table-row>
        <table:table-row table:style-name="TableLine2233143391904">
          <table:table-cell table:style-name="Table37.A2" office:value-type="string">
            <text:p text:style-name="P56">input-stream</text:p>
          </table:table-cell>
          <table:table-cell table:style-name="Table37.A2" office:value-type="string">
            <text:p text:style-name="P263">( – a )</text:p>
          </table:table-cell>
          <table:table-cell table:style-name="Table37.A2" office:value-type="string">
            <text:p text:style-name="P263">stream of size 200</text:p>
          </table:table-cell>
          <table:table-cell table:style-name="Table37.D2" office:value-type="string">
            <text:p text:style-name="P294">web-interface</text:p>
          </table:table-cell>
        </table:table-row>
        <table:table-row table:style-name="TableLine2233143395984">
          <table:table-cell table:style-name="Table37.A2" office:value-type="string">
            <text:p text:style-name="P56">out-size</text:p>
          </table:table-cell>
          <table:table-cell table:style-name="Table37.A2" office:value-type="string">
            <text:p text:style-name="P263">( – 2000 )</text:p>
          </table:table-cell>
          <table:table-cell table:style-name="Table37.A2" office:value-type="string">
            <text:p text:style-name="P263">constant</text:p>
          </table:table-cell>
          <table:table-cell table:style-name="Table37.D2" office:value-type="string">
            <text:p text:style-name="P294">web-interface</text:p>
          </table:table-cell>
        </table:table-row>
        <table:table-row table:style-name="TableLine2233143392720">
          <table:table-cell table:style-name="Table37.A2" office:value-type="string">
            <text:p text:style-name="P56">out-string</text:p>
          </table:table-cell>
          <table:table-cell table:style-name="Table37.A2" office:value-type="string">
            <text:p text:style-name="P261"/>
          </table:table-cell>
          <table:table-cell table:style-name="Table37.A2" office:value-type="string">
            <text:p text:style-name="P264">block of storage, size out-size+1</text:p>
          </table:table-cell>
          <table:table-cell table:style-name="Table37.D2" office:value-type="string">
            <text:p text:style-name="P294">web-interface</text:p>
          </table:table-cell>
        </table:table-row>
        <table:table-row table:style-name="TableLine2233143396256">
          <table:table-cell table:style-name="Table37.A2" office:value-type="string">
            <text:p text:style-name="P56">output-stream</text:p>
          </table:table-cell>
          <table:table-cell table:style-name="Table37.A2" office:value-type="string">
            <text:p text:style-name="P263">( – a )</text:p>
          </table:table-cell>
          <table:table-cell table:style-name="Table37.A2" office:value-type="string">
            <text:p text:style-name="P263">stream of size out-size</text:p>
          </table:table-cell>
          <table:table-cell table:style-name="Table37.D2" office:value-type="string">
            <text:p text:style-name="P294">web-interface</text:p>
          </table:table-cell>
        </table:table-row>
        <table:table-row table:style-name="TableLine2233143391360">
          <table:table-cell table:style-name="Table37.A2" office:value-type="string">
            <text:p text:style-name="P56">serve-key</text:p>
          </table:table-cell>
          <table:table-cell table:style-name="Table37.A2" office:value-type="string">
            <text:p text:style-name="P261">( -- n )</text:p>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2233143387280">
          <table:table-cell table:style-name="Table37.A2" office:value-type="string">
            <text:p text:style-name="P56">serve-type</text:p>
          </table:table-cell>
          <table:table-cell table:style-name="Table37.A2" office:value-type="string">
            <text:p text:style-name="P261">( a n -- )</text:p>
          </table:table-cell>
          <table:table-cell table:style-name="Table37.A2" office:value-type="string">
            <text:p text:style-name="P261"/>
          </table:table-cell>
          <table:table-cell table:style-name="Table37.D2" office:value-type="string">
            <text:p text:style-name="P294">web-interface</text:p>
          </table:table-cell>
        </table:table-row>
        <table:table-row table:style-name="TableLine2233143398976">
          <table:table-cell table:style-name="Table37.A2" office:value-type="string">
            <text:p text:style-name="P108">server</text:p>
          </table:table-cell>
          <table:table-cell table:style-name="Table37.A2" office:value-type="string">
            <text:p text:style-name="P261">( port -- )</text:p>
          </table:table-cell>
          <table:table-cell table:style-name="Table37.A2" office:value-type="string">
            <text:p text:style-name="P261"/>
          </table:table-cell>
          <table:table-cell table:style-name="Table37.D2" office:value-type="string">
            <text:p text:style-name="P295">web-interface</text:p>
          </table:table-cell>
        </table:table-row>
        <table:table-row table:style-name="TableLine2233143399792">
          <table:table-cell table:style-name="Table37.A2" office:value-type="string">
            <text:p text:style-name="P56">webserver</text:p>
          </table:table-cell>
          <table:table-cell table:style-name="Table37.A2" office:value-type="string">
            <text:p text:style-name="P263">( – a )</text:p>
          </table:table-cell>
          <table:table-cell table:style-name="Table37.A2" office:value-type="string">
            <text:p text:style-name="P263">variable</text:p>
          </table:table-cell>
          <table:table-cell table:style-name="Table37.D2" office:value-type="string">
            <text:p text:style-name="P294">web-interface</text:p>
          </table:table-cell>
        </table:table-row>
        <table:table-row table:style-name="TableLine2233143389184">
          <table:table-cell table:style-name="Table37.A2" office:value-type="string">
            <text:p text:style-name="P56">webserver-task</text:p>
          </table:table-cell>
          <table:table-cell table:style-name="Table37.A2" office:value-type="string">
            <text:p text:style-name="P261"/>
          </table:table-cell>
          <table:table-cell table:style-name="Table37.A2" office:value-type="string">
            <text:p text:style-name="P265">multitasker task</text:p>
          </table:table-cell>
          <table:table-cell table:style-name="Table37.D2" office:value-type="string">
            <text:p text:style-name="P294">web-interface</text:p>
          </table:table-cell>
        </table:table-row>
        <table:table-row table:style-name="TableLine2233143398704">
          <table:table-cell table:style-name="Table37.A2" office:value-type="string">
            <text:p text:style-name="P56">webui</text:p>
          </table:table-cell>
          <table:table-cell table:style-name="Table37.A2" office:value-type="string">
            <text:p text:style-name="P266">( network-z password-z -- )</text:p>
          </table:table-cell>
          <table:table-cell table:style-name="Table37.A2" office:value-type="string">
            <text:p text:style-name="P266">login and start webui e.g.<text:line-break/>z" NETWORK-NAME" z" PASSWORD" webui</text:p>
          </table:table-cell>
          <table:table-cell table:style-name="Table37.D2" office:value-type="string">
            <text:p text:style-name="P116">forth</text:p>
          </table:table-cell>
        </table:table-row>
      </table:table>
      <text:p text:style-name="P390"/>
      <text:p text:style-name="Standard"/>
      <text:h text:style-name="P481" text:outline-level="1">WiFi</text:h>
      <table:table table:name="Table39" table:style-name="Table39">
        <table:table-column table:style-name="Table39.A"/>
        <table:table-column table:style-name="Table39.B"/>
        <table:table-column table:style-name="Table39.C"/>
        <table:table-column table:style-name="Table39.D"/>
        <table:table-row table:style-name="TableLine2233143366064">
          <table:table-cell table:style-name="Table39.A1" office:value-type="string">
            <text:p text:style-name="P56">login</text:p>
          </table:table-cell>
          <table:table-cell table:style-name="Table39.A1" office:value-type="string">
            <text:p text:style-name="P116">( network-z password-z -- )</text:p>
          </table:table-cell>
          <table:table-cell table:style-name="Table39.A1" office:value-type="string">
            <text:p text:style-name="P116">login to wifi only e.g. z" NETWORK-NAME" z" PASSWORD" login</text:p>
          </table:table-cell>
          <table:table-cell table:style-name="Table39.D1" office:value-type="string">
            <text:p text:style-name="P116">forth</text:p>
          </table:table-cell>
        </table:table-row>
        <table:table-row table:style-name="TableLine2233143385648">
          <table:table-cell table:style-name="Table39.A2" office:value-type="string">
            <text:p text:style-name="P56">WIFI_MODE_AP</text:p>
          </table:table-cell>
          <table:table-cell table:style-name="Table39.A2" office:value-type="string">
            <text:p text:style-name="P116">( -- 2 )</text:p>
          </table:table-cell>
          <table:table-cell table:style-name="Table39.A2" office:value-type="string">
            <text:p text:style-name="P116">access point mode: stations can connect to the ESP32 e.g. WIFI_MODE_AP WiFi.mode</text:p>
          </table:table-cell>
          <table:table-cell table:style-name="Table39.D2" office:value-type="string">
            <text:p text:style-name="P116">WiFi</text:p>
          </table:table-cell>
        </table:table-row>
        <table:table-row table:style-name="TableLine2233143395712">
          <table:table-cell table:style-name="Table39.A2" office:value-type="string">
            <text:p text:style-name="P56">WIFI_MODE_APSTA</text:p>
          </table:table-cell>
          <table:table-cell table:style-name="Table39.A2" office:value-type="string">
            <text:p text:style-name="P116">( -- 3 )</text:p>
          </table:table-cell>
          <table:table-cell table:style-name="Table39.A2" office:value-type="string">
            <text:p text:style-name="P116">access point and a station connected to another access point e.g. WIFI_MODE_APSTA WiFi.mode</text:p>
          </table:table-cell>
          <table:table-cell table:style-name="Table39.D2" office:value-type="string">
            <text:p text:style-name="P116">WiFi</text:p>
          </table:table-cell>
        </table:table-row>
        <table:table-row table:style-name="TableLine2233143392448">
          <table:table-cell table:style-name="Table39.A2" office:value-type="string">
            <text:p text:style-name="P56">WIFI_MODE_NULL</text:p>
          </table:table-cell>
          <table:table-cell table:style-name="Table39.A2" office:value-type="string">
            <text:p text:style-name="P116">( -- 0 )</text:p>
          </table:table-cell>
          <table:table-cell table:style-name="Table39.A2" office:value-type="string">
            <text:p text:style-name="P157"/>
          </table:table-cell>
          <table:table-cell table:style-name="Table39.D2" office:value-type="string">
            <text:p text:style-name="P116">WiFi</text:p>
          </table:table-cell>
        </table:table-row>
        <table:table-row table:style-name="TableLine2233143392992">
          <table:table-cell table:style-name="Table39.A2" office:value-type="string">
            <text:p text:style-name="P56">WIFI_MODE_STA</text:p>
          </table:table-cell>
          <table:table-cell table:style-name="Table39.A2" office:value-type="string">
            <text:p text:style-name="P116">( -- 1 )</text:p>
          </table:table-cell>
          <table:table-cell table:style-name="Table39.A2" office:value-type="string">
            <text:p text:style-name="P116">station mode: the ESP32 connects to an access point e.g WIFI_MODE_STA WiFi.mode</text:p>
          </table:table-cell>
          <table:table-cell table:style-name="Table39.D2" office:value-type="string">
            <text:p text:style-name="P116">WiFi</text:p>
          </table:table-cell>
        </table:table-row>
        <table:table-row table:style-name="TableLine2233143393536">
          <table:table-cell table:style-name="Table39.A2" office:value-type="string">
            <text:p text:style-name="P56">WiFi.begin</text:p>
          </table:table-cell>
          <table:table-cell table:style-name="Table39.A2" office:value-type="string">
            <text:p text:style-name="P116">( ssid-z password-z -- )</text:p>
          </table:table-cell>
          <table:table-cell table:style-name="Table39.A2" office:value-type="string">
            <text:p text:style-name="P289">Initializes the WiFi library's network settings and provides the current status. e.g. z" mySSID" z" myPASSWORD" WiFi.begin </text:p>
          </table:table-cell>
          <table:table-cell table:style-name="Table39.D2" office:value-type="string">
            <text:p text:style-name="P116">WiFi</text:p>
          </table:table-cell>
        </table:table-row>
        <table:table-row table:style-name="TableLine2233143387824">
          <table:table-cell table:style-name="Table39.A2" office:value-type="string">
            <text:p text:style-name="P56">WiFi.config</text:p>
          </table:table-cell>
          <table:table-cell table:style-name="Table39.A2" office:value-type="string">
            <text:p text:style-name="P116">( ip dns gateway subnet -- )</text:p>
          </table:table-cell>
          <table:table-cell table:style-name="Table39.A2" office:value-type="string">
            <text:p text:style-name="P116">Allows you to configure a static IP address as well as change the DNS, gateway, and subnet addresses on the WiFi shield. Packaged a.b.c.d little-endian</text:p>
          </table:table-cell>
          <table:table-cell table:style-name="Table39.D2" office:value-type="string">
            <text:p text:style-name="P116">WiFi</text:p>
          </table:table-cell>
        </table:table-row>
        <table:table-row table:style-name="TableLine2233143393808">
          <table:table-cell table:style-name="Table39.A2" office:value-type="string">
            <text:p text:style-name="P56">WiFi.disconnect</text:p>
          </table:table-cell>
          <table:table-cell table:style-name="Table39.A2" office:value-type="string">
            <text:p text:style-name="P116">( -- )</text:p>
          </table:table-cell>
          <table:table-cell table:style-name="Table39.A2" office:value-type="string">
            <text:p text:style-name="P116">Disconnects the WiFi shield from the current network</text:p>
          </table:table-cell>
          <table:table-cell table:style-name="Table39.D2" office:value-type="string">
            <text:p text:style-name="P116">WiFi</text:p>
          </table:table-cell>
        </table:table-row>
        <table:table-row table:style-name="TableLine2233143386736">
          <table:table-cell table:style-name="Table39.A2" office:value-type="string">
            <text:p text:style-name="P56">WiFi.getTxPower</text:p>
          </table:table-cell>
          <table:table-cell table:style-name="Table39.A2" office:value-type="string">
            <text:p text:style-name="P116">( -- powerx4 )</text:p>
          </table:table-cell>
          <table:table-cell table:style-name="Table39.A2" office:value-type="string">
            <text:p text:style-name="P116">Get power x4</text:p>
          </table:table-cell>
          <table:table-cell table:style-name="Table39.D2" office:value-type="string">
            <text:p text:style-name="P116">WiFi</text:p>
          </table:table-cell>
        </table:table-row>
        <table:table-row table:style-name="TableLine2233143393264">
          <table:table-cell table:style-name="Table39.A2" office:value-type="string">
            <text:p text:style-name="P56">WiFi.localIP</text:p>
          </table:table-cell>
          <table:table-cell table:style-name="Table39.A2" office:value-type="string">
            <text:p text:style-name="P116">( -- ip )</text:p>
          </table:table-cell>
          <table:table-cell table:style-name="Table39.A2" office:value-type="string">
            <text:p text:style-name="P116">Get local IP</text:p>
          </table:table-cell>
          <table:table-cell table:style-name="Table39.D2" office:value-type="string">
            <text:p text:style-name="P116">WiFi</text:p>
          </table:table-cell>
        </table:table-row>
        <table:table-row table:style-name="TableLine2233143397072">
          <table:table-cell table:style-name="Table39.A2" office:value-type="string">
            <text:p text:style-name="P56">WiFi.macAddress</text:p>
          </table:table-cell>
          <table:table-cell table:style-name="Table39.A2" office:value-type="string">
            <text:p text:style-name="P116">( a -- )</text:p>
          </table:table-cell>
          <table:table-cell table:style-name="Table39.A2" office:value-type="string">
            <text:p text:style-name="P116">Gets the MAC Address of your ESP32 WiFi port</text:p>
          </table:table-cell>
          <table:table-cell table:style-name="Table39.D2" office:value-type="string">
            <text:p text:style-name="P116">WiFi</text:p>
          </table:table-cell>
        </table:table-row>
        <table:table-row table:style-name="TableLine2233143394080">
          <table:table-cell table:style-name="Table39.A2" office:value-type="string">
            <text:p text:style-name="P56">WiFi.mode</text:p>
          </table:table-cell>
          <table:table-cell table:style-name="Table39.A2" office:value-type="string">
            <text:p text:style-name="P116">( mode -- )</text:p>
          </table:table-cell>
          <table:table-cell table:style-name="Table39.A2" office:value-type="string">
            <text:p text:style-name="P359"><text:span text:style-name="T106">Set WiFi mode </text:span><text:span text:style-name="T107">example below</text:span></text:p>
          </table:table-cell>
          <table:table-cell table:style-name="Table39.D2" office:value-type="string">
            <text:p text:style-name="P116">WiFi</text:p>
          </table:table-cell>
        </table:table-row>
        <table:table-row table:style-name="TableLine2233143397344">
          <table:table-cell table:style-name="Table39.A2" office:value-type="string">
            <text:p text:style-name="P56">WiFi.setTxPower</text:p>
          </table:table-cell>
          <table:table-cell table:style-name="Table39.A2" office:value-type="string">
            <text:p text:style-name="P116">( powerx4 -- )</text:p>
          </table:table-cell>
          <table:table-cell table:style-name="Table39.A2" office:value-type="string">
            <text:p text:style-name="P116">Set power x4</text:p>
          </table:table-cell>
          <table:table-cell table:style-name="Table39.D2" office:value-type="string">
            <text:p text:style-name="P116">WiFi</text:p>
          </table:table-cell>
        </table:table-row>
        <table:table-row table:style-name="TableLine2233143387008">
          <table:table-cell table:style-name="Table39.A2" office:value-type="string">
            <text:p text:style-name="P65"><text:span text:style-name="T75">WiFi.softA</text:span><text:span text:style-name="T76">P</text:span></text:p>
          </table:table-cell>
          <table:table-cell table:style-name="Table39.A2" office:value-type="string">
            <text:p text:style-name="P408">( ssid password/0 -- success )</text:p>
            <text:p text:style-name="P116"/>
          </table:table-cell>
          <table:table-cell table:style-name="Table39.A2" office:value-type="string">
            <text:p text:style-name="P291">Software enabled Access Point – essentially behaviour like a Router</text:p>
          </table:table-cell>
          <table:table-cell table:style-name="Table39.D2" office:value-type="string">
            <text:p text:style-name="P133">WiFi</text:p>
          </table:table-cell>
        </table:table-row>
        <table:table-row table:style-name="TableLine2233143388096">
          <table:table-cell table:style-name="Table39.A2" office:value-type="string">
            <text:p text:style-name="P56">WiFi.softAPIP</text:p>
          </table:table-cell>
          <table:table-cell table:style-name="Table39.A2" office:value-type="string">
            <text:p text:style-name="P408">( -- ip )</text:p>
          </table:table-cell>
          <table:table-cell table:style-name="Table39.A2" office:value-type="string">
            <text:p text:style-name="P289"><text:span text:style-name="T77">Return IP address of the soft access point’s network interface.</text:span> </text:p>
          </table:table-cell>
          <table:table-cell table:style-name="Table39.D2" office:value-type="string">
            <text:p text:style-name="P132">WiFi</text:p>
          </table:table-cell>
        </table:table-row>
        <table:table-row table:style-name="TableLine2233143394624">
          <table:table-cell table:style-name="Table39.A2" office:value-type="string">
            <text:p text:style-name="P56">WiFi.softAPBroadcastIP</text:p>
          </table:table-cell>
          <table:table-cell table:style-name="Table39.A2" office:value-type="string">
            <text:p text:style-name="P408">( -- ip )</text:p>
          </table:table-cell>
          <table:table-cell table:style-name="Table39.A2" office:value-type="string">
            <text:p text:style-name="P289"><text:span text:style-name="T77">Function to get the AP IPv4 broadcast address</text:span> </text:p>
          </table:table-cell>
          <table:table-cell table:style-name="Table39.D2" office:value-type="string">
            <text:p text:style-name="P132">WiFi</text:p>
          </table:table-cell>
        </table:table-row>
        <text:soft-page-break/>
        <table:table-row table:style-name="TableLine2233143388368">
          <table:table-cell table:style-name="Table39.A2" office:value-type="string">
            <text:p text:style-name="P56">WiFi.softAPConfig</text:p>
          </table:table-cell>
          <table:table-cell table:style-name="Table39.A2" office:value-type="string">
            <text:p text:style-name="P408">( localip gateway subnet -- success )</text:p>
          </table:table-cell>
          <table:table-cell table:style-name="Table39.A2" office:value-type="string">
            <text:p text:style-name="P289"><text:span text:style-name="T77">Configure the soft access point’s network interface.</text:span> </text:p>
          </table:table-cell>
          <table:table-cell table:style-name="Table39.D2" office:value-type="string">
            <text:p text:style-name="P132">WiFi</text:p>
          </table:table-cell>
        </table:table-row>
        <table:table-row table:style-name="TableLine2233143384288">
          <table:table-cell table:style-name="Table39.A2" office:value-type="string">
            <text:p text:style-name="P56">WiFi.softAPdisconnect</text:p>
          </table:table-cell>
          <table:table-cell table:style-name="Table39.A2" office:value-type="string">
            <text:p text:style-name="P408">( wifioff -- success )</text:p>
          </table:table-cell>
          <table:table-cell table:style-name="Table39.A2" office:value-type="string">
            <text:p text:style-name="P289"><text:span text:style-name="T77">Disconnect stations from the network established by the soft-AP.</text:span> </text:p>
          </table:table-cell>
          <table:table-cell table:style-name="Table39.D2" office:value-type="string">
            <text:p text:style-name="P132">WiFi</text:p>
          </table:table-cell>
        </table:table-row>
        <table:table-row table:style-name="TableLine2233143400336">
          <table:table-cell table:style-name="Table39.A2" office:value-type="string">
            <text:p text:style-name="P56">WiFi.softAPgetStationNum</text:p>
          </table:table-cell>
          <table:table-cell table:style-name="Table39.A2" office:value-type="string">
            <text:p text:style-name="P408">( -- num )</text:p>
          </table:table-cell>
          <table:table-cell table:style-name="Table39.A2" office:value-type="string">
            <text:p text:style-name="P419">Get the count of the stations that are connected to the soft-AP interface. </text:p>
          </table:table-cell>
          <table:table-cell table:style-name="Table39.D2" office:value-type="string">
            <text:p text:style-name="P132">WiFi</text:p>
          </table:table-cell>
        </table:table-row>
        <table:table-row table:style-name="TableLine2233143389728">
          <table:table-cell table:style-name="Table39.A2" office:value-type="string">
            <text:p text:style-name="P56">WiFi.softAPNetworkID</text:p>
          </table:table-cell>
          <table:table-cell table:style-name="Table39.A2" office:value-type="string">
            <text:p text:style-name="P194">( – id )</text:p>
          </table:table-cell>
          <table:table-cell table:style-name="Table39.A2" office:value-type="string">
            <text:p text:style-name="P289"><text:span text:style-name="T77">Get the softAP network ID</text:span> </text:p>
          </table:table-cell>
          <table:table-cell table:style-name="Table39.D2" office:value-type="string">
            <text:p text:style-name="P132">WiFi</text:p>
          </table:table-cell>
        </table:table-row>
        <table:table-row table:style-name="TableLine2233143388640">
          <table:table-cell table:style-name="Table39.A2" office:value-type="string">
            <text:p text:style-name="P56">WiFi.status</text:p>
          </table:table-cell>
          <table:table-cell table:style-name="Table39.A2" office:value-type="string">
            <text:p text:style-name="P116">( -- n )</text:p>
          </table:table-cell>
          <table:table-cell table:style-name="Table39.A2" office:value-type="string">
            <text:p text:style-name="P289">Returns the connection status</text:p>
          </table:table-cell>
          <table:table-cell table:style-name="Table39.D2" office:value-type="string">
            <text:p text:style-name="P116">WiFi</text:p>
          </table:table-cell>
        </table:table-row>
      </table:table>
      <text:p text:style-name="P390"/>
      <text:p text:style-name="P385"/>
      <table:table table:name="Table48" table:style-name="Table48">
        <table:table-column table:style-name="Table48.A"/>
        <table:table-column table:style-name="Table48.B"/>
        <table:table-row table:style-name="TableLine2233143394352">
          <table:table-cell table:style-name="Table48.A1" office:value-type="string">
            <text:p text:style-name="P297">WiFi.mode</text:p>
          </table:table-cell>
          <table:table-cell table:style-name="Table48.A1" office:value-type="string">
            <text:p text:style-name="P3">( <text:span text:style-name="T157">mode</text:span> – )<text:tab/><text:tab/>Set Wifi mode</text:p>
          </table:table-cell>
        </table:table-row>
        <table:table-row table:style-name="TableLine2233143395168">
          <table:table-cell table:style-name="Table48.A1" office:value-type="string">
            <text:p text:style-name="P56">0 WIFI_MODE_NULL</text:p>
          </table:table-cell>
          <table:table-cell table:style-name="Table48.A1" office:value-type="string">
            <text:p text:style-name="P296">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2233143383472">
          <table:table-cell table:style-name="Table48.A1" office:value-type="string">
            <text:p text:style-name="P56">1 WIFI_MODE_STA</text:p>
          </table:table-cell>
          <table:table-cell table:style-name="Table48.A1" office:value-type="string">
            <text:p text:style-name="P296">Station mode: in this mode, will init the internal station data, while the station’s interface is ready for the RX and TX Wi-Fi data.</text:p>
          </table:table-cell>
        </table:table-row>
        <table:table-row table:style-name="TableLine2233143390272">
          <table:table-cell table:style-name="Table48.A1" office:value-type="string">
            <text:p text:style-name="P56">2 WIFI_MODE_AP</text:p>
          </table:table-cell>
          <table:table-cell table:style-name="Table48.A1" office:value-type="string">
            <text:p text:style-name="P296">AP mode: in this mode, init the internal AP data, while the AP’s interface is ready for RX/TX Wi-Fi data. Then, the Wi-Fi driver starts broad- casting beacons, and the AP is ready to get connected to other stations.</text:p>
          </table:table-cell>
        </table:table-row>
        <table:table-row table:style-name="TableLine2233143390544">
          <table:table-cell table:style-name="Table48.A1" office:value-type="string">
            <text:p text:style-name="P56">3 WIFI_MODE_APSTA</text:p>
          </table:table-cell>
          <table:table-cell table:style-name="Table48.A1" office:value-type="string">
            <text:p text:style-name="P296">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385"/>
      <table:table table:name="Table49" table:style-name="Table49">
        <table:table-column table:style-name="Table49.A"/>
        <table:table-column table:style-name="Table49.B"/>
        <table:table-row table:style-name="TableLine2233143383744">
          <table:table-cell table:style-name="Table49.A1" office:value-type="string">
            <text:p text:style-name="P38">WiFi.status</text:p>
          </table:table-cell>
          <table:table-cell table:style-name="Table49.A1" office:value-type="string">
            <text:p text:style-name="P15"><text:span text:style-name="T84">(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2233143390816">
          <table:table-cell table:style-name="Table49.A1" office:value-type="string">
            <text:p text:style-name="P292">255 </text:p>
          </table:table-cell>
          <table:table-cell table:style-name="Table49.A1" office:value-type="string">
            <text:p text:style-name="P274"><text:span text:style-name="T80">WL_NO_SHIELD - </text:span><text:span text:style-name="T79">no WiFi shield is present</text:span></text:p>
          </table:table-cell>
        </table:table-row>
        <table:table-row table:style-name="TableLine2233143398160">
          <table:table-cell table:style-name="Table49.A1" office:value-type="string">
            <text:p text:style-name="P293">0</text:p>
          </table:table-cell>
          <table:table-cell table:style-name="Table49.A1" office:value-type="string">
            <text:p text:style-name="P306">WL_IDLE_STATUS - WiFi.begin is called and remains active until the number of attempts expires (resulting in WL_CONNECT_FAILED) or a connection is established (resulting in WL_CONNECTED)</text:p>
          </table:table-cell>
        </table:table-row>
        <table:table-row table:style-name="TableLine2233143384560">
          <table:table-cell table:style-name="Table49.A1" office:value-type="string">
            <text:p text:style-name="P293">1</text:p>
          </table:table-cell>
          <table:table-cell table:style-name="Table49.A1" office:value-type="string">
            <text:p text:style-name="P306">WL_NO_SSID_AVAIL - no SSID are available</text:p>
          </table:table-cell>
        </table:table-row>
        <table:table-row table:style-name="TableLine2233143384832">
          <table:table-cell table:style-name="Table49.A1" office:value-type="string">
            <text:p text:style-name="P293">2</text:p>
          </table:table-cell>
          <table:table-cell table:style-name="Table49.A1" office:value-type="string">
            <text:p text:style-name="P306">WL_SCAN_COMPLETED - scan networks is completed</text:p>
          </table:table-cell>
        </table:table-row>
        <table:table-row table:style-name="TableLine2233143416112">
          <table:table-cell table:style-name="Table49.A1" office:value-type="string">
            <text:p text:style-name="P293">3</text:p>
          </table:table-cell>
          <table:table-cell table:style-name="Table49.A1" office:value-type="string">
            <text:p text:style-name="P306">WL_CONNECTED - connected to a WiFi network</text:p>
          </table:table-cell>
        </table:table-row>
        <table:table-row table:style-name="TableLine2233143410944">
          <table:table-cell table:style-name="Table49.A1" office:value-type="string">
            <text:p text:style-name="P293">4</text:p>
          </table:table-cell>
          <table:table-cell table:style-name="Table49.A1" office:value-type="string">
            <text:p text:style-name="P306">WL_CONNECT_FAILED - connection fails for all the attempts</text:p>
          </table:table-cell>
        </table:table-row>
        <table:table-row table:style-name="TableLine2233143401696">
          <table:table-cell table:style-name="Table49.A1" office:value-type="string">
            <text:p text:style-name="P293">5</text:p>
          </table:table-cell>
          <table:table-cell table:style-name="Table49.A1" office:value-type="string">
            <text:p text:style-name="P306">WL_CONNECTION_LOST - connection is lost</text:p>
          </table:table-cell>
        </table:table-row>
        <table:table-row table:style-name="TableLine2233143416656">
          <table:table-cell table:style-name="Table49.A1" office:value-type="string">
            <text:p text:style-name="P293">6</text:p>
          </table:table-cell>
          <table:table-cell table:style-name="Table49.A1" office:value-type="string">
            <text:p text:style-name="P306">WL_DISCONNECTED - disconnected from a network</text:p>
          </table:table-cell>
        </table:table-row>
      </table:table>
      <text:p text:style-name="Standard"/>
      <text:p text:style-name="P474"/>
      <table:table table:name="Table50" table:style-name="Table50">
        <table:table-column table:style-name="Table50.A"/>
        <table:table-column table:style-name="Table50.B"/>
        <table:table-column table:style-name="Table50.C"/>
        <table:table-row table:style-name="TableLine2233143384016">
          <table:table-cell table:style-name="Table50.A1" office:value-type="string">
            <text:p text:style-name="P4"><text:span text:style-name="T53">WiFi connection </text:span><text:span text:style-name="T54">example</text:span></text:p>
          </table:table-cell>
          <table:table-cell table:style-name="Table50.A1" office:value-type="string">
            <text:p text:style-name="P308">( -- )</text:p>
          </table:table-cell>
          <table:table-cell table:style-name="Table50.A1" office:value-type="string">
            <text:p text:style-name="P308">Connect and disconnect from WiFi demo</text:p>
          </table:table-cell>
        </table:table-row>
        <table:table-row table:style-name="TableLine2233143404144">
          <table:table-cell table:style-name="Table50.A1" table:number-columns-spanned="3" office:value-type="string">
            <text:p text:style-name="P307">web-interface also WiFi</text:p>
            <text:p text:style-name="P307"/>
            <text:p text:style-name="P307">: status. <text:s text:c="3"/>( -- ) <text:s text:c="54"/>\ print WiFi connection status</text:p>
            <text:p text:style-name="P307">." Current WiFi status = " WiFi.status . cr</text:p>
            <text:p text:style-name="P307">;</text:p>
            <text:p text:style-name="P307"/>
            <text:p text:style-name="P307">: test <text:s text:c="7"/>( -- )</text:p>
            <text:p text:style-name="P307">WIFI_MODE_STA WiFi.mode <text:s text:c="31"/>\ set to connect to an access point </text:p>
            <text:p text:style-name="P307">z" yourroutername" z" yourpassword" WiFi.begin <text:s/>\ attempt to connect</text:p>
            <text:p text:style-name="P307">3000 ms</text:p>
            <text:p text:style-name="P307">status. <text:s text:c="68"/>\ report our Wifi link status</text:p>
            <text:p text:style-name="P307">." Your assigned IP address = " WiFi.localIP</text:p>
            <text:p text:style-name="P307">ip. cr <text:s text:c="71"/>\ report local IP address</text:p>
            <text:p text:style-name="P307">WiFi.disconnect <text:s text:c="53"/>\ disconnect</text:p>
            <text:p text:style-name="P307">." Now disconnecting" cr</text:p>
            <text:p text:style-name="P307">3000 ms <text:s text:c="15"/></text:p>
            <text:p text:style-name="P307">status. <text:s text:c="68"/>\ report WiFi status again</text:p>
            <text:p text:style-name="P307">;</text:p>
            <text:p text:style-name="P307"/>
            <text:p text:style-name="P307">\ N.B. edit the above with your router's name and password!!</text:p>
          </table:table-cell>
          <table:covered-table-cell/>
          <table:covered-table-cell/>
        </table:table-row>
      </table:table>
      <text:p text:style-name="Standard"/>
      <text:h text:style-name="P499"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2233143403872">
          <table:table-cell table:style-name="Table40.A1" office:value-type="string">
            <text:p text:style-name="P56">,</text:p>
          </table:table-cell>
          <table:table-cell table:style-name="Table40.A1" office:value-type="string">
            <text:p text:style-name="P116">( n -- )</text:p>
          </table:table-cell>
          <table:table-cell table:style-name="Table40.A1" office:value-type="string">
            <text:p text:style-name="P116">store a value into the dictionary space</text:p>
          </table:table-cell>
          <table:table-cell table:style-name="Table40.D1" office:value-type="string">
            <text:p text:style-name="P116">forth</text:p>
          </table:table-cell>
        </table:table-row>
        <table:table-row table:style-name="TableLine2233143404688">
          <table:table-cell table:style-name="Table40.A2" office:value-type="string">
            <text:p text:style-name="P364">;</text:p>
          </table:table-cell>
          <table:table-cell table:style-name="Table40.A2" office:value-type="string">
            <text:p text:style-name="P116">( -- )</text:p>
          </table:table-cell>
          <table:table-cell table:style-name="Table40.A2" office:value-type="string">
            <text:p text:style-name="P116">stop compiler, and finish word definition e.g. : gday ." good day to you" ;</text:p>
          </table:table-cell>
          <table:table-cell table:style-name="Table40.D2" office:value-type="string">
            <text:p text:style-name="P116">forth</text:p>
          </table:table-cell>
        </table:table-row>
        <table:table-row table:style-name="TableLine2233143415568">
          <table:table-cell table:style-name="Table40.A2" office:value-type="string">
            <text:p text:style-name="P56">:</text:p>
          </table:table-cell>
          <table:table-cell table:style-name="Table40.A2" office:value-type="string">
            <text:p text:style-name="P116">( "wordname" -- )</text:p>
          </table:table-cell>
          <table:table-cell table:style-name="Table40.A2" office:value-type="string">
            <text:p text:style-name="P116">start compiler mode, creates a word definition e.g. : hi ." hello world" ; </text:p>
          </table:table-cell>
          <table:table-cell table:style-name="Table40.D2" office:value-type="string">
            <text:p text:style-name="P116">forth</text:p>
          </table:table-cell>
        </table:table-row>
        <table:table-row table:style-name="TableLine2233143412576">
          <table:table-cell table:style-name="Table40.A2" office:value-type="string">
            <text:p text:style-name="P56">:noname</text:p>
          </table:table-cell>
          <table:table-cell table:style-name="Table40.A2" office:value-type="string">
            <text:p text:style-name="P116">( – xt )</text:p>
          </table:table-cell>
          <table:table-cell table:style-name="Table40.A2" office:value-type="string">
            <text:p text:style-name="P289">Create a word with no name, leaving it's execution token on the stack. The xt would then usually be stored elsewhere from which the word can be executed </text:p>
          </table:table-cell>
          <table:table-cell table:style-name="Table40.D2" office:value-type="string">
            <text:p text:style-name="P116">forth</text:p>
          </table:table-cell>
        </table:table-row>
        <table:table-row table:style-name="TableLine2233143410128">
          <table:table-cell table:style-name="Table40.A2" office:value-type="string">
            <text:p text:style-name="P56">'</text:p>
          </table:table-cell>
          <table:table-cell table:style-name="Table40.A2" office:value-type="string">
            <text:p text:style-name="P116">( "wordname" -- xt )</text:p>
          </table:table-cell>
          <table:table-cell table:style-name="Table40.A2" office:value-type="string">
            <text:p text:style-name="P116">xt = execution token of the word that follows in the input stream e.g. ' words puts 1073654684 on the stack. Errors if word not found, stopping execution</text:p>
          </table:table-cell>
          <table:table-cell table:style-name="Table40.D2" office:value-type="string">
            <text:p text:style-name="P116">forth</text:p>
          </table:table-cell>
        </table:table-row>
        <table:table-row table:style-name="TableLine2233143411488">
          <table:table-cell table:style-name="Table40.A2" office:value-type="string">
            <text:p text:style-name="P364">[</text:p>
          </table:table-cell>
          <table:table-cell table:style-name="Table40.A2" office:value-type="string">
            <text:p text:style-name="P116">( -- )</text:p>
          </table:table-cell>
          <table:table-cell table:style-name="Table40.A2" office:value-type="string">
            <text:p text:style-name="P116">stop compiling the input stream and start executing - sets state=true</text:p>
          </table:table-cell>
          <table:table-cell table:style-name="Table40.D2" office:value-type="string">
            <text:p text:style-name="P116">forth</text:p>
          </table:table-cell>
        </table:table-row>
        <table:table-row table:style-name="TableLine2233143414752">
          <table:table-cell table:style-name="Table40.A2" office:value-type="string">
            <text:p text:style-name="P364">[']</text:p>
          </table:table-cell>
          <table:table-cell table:style-name="Table40.A2" office:value-type="string">
            <text:p text:style-name="P116">( -- xt )</text:p>
          </table:table-cell>
          <table:table-cell table:style-name="Table40.A2" office:value-type="string">
            <text:p text:style-name="P116">xt = execution of the word that follows inside a : definition e.g. : COMING ['] HELLO 'aloha ! ;</text:p>
          </table:table-cell>
          <table:table-cell table:style-name="Table40.D2" office:value-type="string">
            <text:p text:style-name="P116">forth</text:p>
          </table:table-cell>
        </table:table-row>
        <table:table-row table:style-name="TableLine2233143415840">
          <table:table-cell table:style-name="Table40.A2" office:value-type="string">
            <text:p text:style-name="P364">]</text:p>
          </table:table-cell>
          <table:table-cell table:style-name="Table40.A2" office:value-type="string">
            <text:p text:style-name="P116">( -- )</text:p>
          </table:table-cell>
          <table:table-cell table:style-name="Table40.A2" office:value-type="string">
            <text:p text:style-name="P116">Stop executing and start compiling the input stream, sets state=false</text:p>
          </table:table-cell>
          <table:table-cell table:style-name="Table40.D2" office:value-type="string">
            <text:p text:style-name="P116">forth</text:p>
          </table:table-cell>
        </table:table-row>
        <table:table-row table:style-name="TableLine2233143408224">
          <table:table-cell table:style-name="Table40.A2" office:value-type="string">
            <text:p text:style-name="P364">{</text:p>
          </table:table-cell>
          <table:table-cell table:style-name="Table40.A2" office:value-type="string">
            <text:p text:style-name="P116">( -- )</text:p>
          </table:table-cell>
          <table:table-cell table:style-name="Table40.A2" office:value-type="string">
            <text:p text:style-name="P289">Mark the start of a local variable block</text:p>
          </table:table-cell>
          <table:table-cell table:style-name="Table40.D2" office:value-type="string">
            <text:p text:style-name="P116">forth</text:p>
          </table:table-cell>
        </table:table-row>
        <text:soft-page-break/>
        <table:table-row table:style-name="TableLine2233143407408">
          <table:table-cell table:style-name="Table40.A2" office:value-type="string">
            <text:p text:style-name="P56">align</text:p>
          </table:table-cell>
          <table:table-cell table:style-name="Table40.A2" office:value-type="string">
            <text:p text:style-name="P116"/>
          </table:table-cell>
          <table:table-cell table:style-name="Table40.A2" office:value-type="string">
            <text:p text:style-name="P157"/>
          </table:table-cell>
          <table:table-cell table:style-name="Table40.D2" office:value-type="string">
            <text:p text:style-name="P116">forth</text:p>
          </table:table-cell>
        </table:table-row>
        <table:table-row table:style-name="TableLine2233143408768">
          <table:table-cell table:style-name="Table40.A2" office:value-type="string">
            <text:p text:style-name="P56">aligned</text:p>
          </table:table-cell>
          <table:table-cell table:style-name="Table40.A2" office:value-type="string">
            <text:p text:style-name="P116">( addr1 -- addr2 )</text:p>
          </table:table-cell>
          <table:table-cell table:style-name="Table40.A2" office:value-type="string">
            <text:p text:style-name="P116">converts an address on the stack to the next higher cell boundary, to help accessing memory by cells</text:p>
          </table:table-cell>
          <table:table-cell table:style-name="Table40.D2" office:value-type="string">
            <text:p text:style-name="P116">forth</text:p>
          </table:table-cell>
        </table:table-row>
        <table:table-row table:style-name="TableLine2233143408496">
          <table:table-cell table:style-name="Table40.A2" office:value-type="string">
            <text:p text:style-name="P56">allot</text:p>
          </table:table-cell>
          <table:table-cell table:style-name="Table40.A2" office:value-type="string">
            <text:p text:style-name="P116">( n – )</text:p>
          </table:table-cell>
          <table:table-cell table:style-name="Table40.A2" office:value-type="string">
            <text:p text:style-name="P116">Allocate n bytes for storage and increment HERE by that space. See also the word ALLOCATE</text:p>
          </table:table-cell>
          <table:table-cell table:style-name="Table40.D2" office:value-type="string">
            <text:p text:style-name="P116">forth</text:p>
          </table:table-cell>
        </table:table-row>
        <table:table-row table:style-name="TableLine2233143407680">
          <table:table-cell table:style-name="Table40.A2" office:value-type="string">
            <text:p text:style-name="P56">c,</text:p>
          </table:table-cell>
          <table:table-cell table:style-name="Table40.A2" office:value-type="string">
            <text:p text:style-name="P116">( c -- )</text:p>
          </table:table-cell>
          <table:table-cell table:style-name="Table40.A2" office:value-type="string">
            <text:p text:style-name="P116">compile byte c at the next available location in the word definition</text:p>
          </table:table-cell>
          <table:table-cell table:style-name="Table40.D2" office:value-type="string">
            <text:p text:style-name="P116">forth</text:p>
          </table:table-cell>
        </table:table-row>
        <table:table-row table:style-name="TableLine2233143412304">
          <table:table-cell table:style-name="Table40.A2" office:value-type="string">
            <text:p text:style-name="P56">constant</text:p>
          </table:table-cell>
          <table:table-cell table:style-name="Table40.A2" office:value-type="string">
            <text:p text:style-name="P116">( n "name" -- )</text:p>
          </table:table-cell>
          <table:table-cell table:style-name="Table40.A2" office:value-type="string">
            <text:p text:style-name="P116">create a constant whose name follws in the input stream, value n. e.g. 12 constant dozen</text:p>
          </table:table-cell>
          <table:table-cell table:style-name="Table40.D2" office:value-type="string">
            <text:p text:style-name="P116">forth</text:p>
          </table:table-cell>
        </table:table-row>
        <table:table-row table:style-name="TableLine2233143414208">
          <table:table-cell table:style-name="Table40.A2" office:value-type="string">
            <text:p text:style-name="P56">CREATE</text:p>
          </table:table-cell>
          <table:table-cell table:style-name="Table40.A2" office:value-type="string">
            <text:p text:style-name="P116">( -- ; -- pfa )</text:p>
          </table:table-cell>
          <table:table-cell table:style-name="Table40.A2" office:value-type="string">
            <text:p text:style-name="P116">create an empty dictionary entry &lt;name&gt;, returns the parameter field address when executed</text:p>
          </table:table-cell>
          <table:table-cell table:style-name="Table40.D2" office:value-type="string">
            <text:p text:style-name="P116">forth</text:p>
          </table:table-cell>
        </table:table-row>
        <table:table-row table:style-name="TableLine2233143406048">
          <table:table-cell table:style-name="Table40.A2" office:value-type="string">
            <text:p text:style-name="P56">DOES&gt;</text:p>
          </table:table-cell>
          <table:table-cell table:style-name="Table40.A2" office:value-type="string">
            <text:p text:style-name="P116">( -- addr )</text:p>
          </table:table-cell>
          <table:table-cell table:style-name="Table40.A2" office:value-type="string">
            <text:p text:style-name="P116">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6">forth</text:p>
          </table:table-cell>
        </table:table-row>
        <table:table-row table:style-name="TableLine2233143413120">
          <table:table-cell table:style-name="Table40.A2" office:value-type="string">
            <text:p text:style-name="P56">IMMEDIATE</text:p>
          </table:table-cell>
          <table:table-cell table:style-name="Table40.A2" office:value-type="string">
            <text:p text:style-name="P116"/>
          </table:table-cell>
          <table:table-cell table:style-name="Table40.A2" office:value-type="string">
            <text:p text:style-name="P116">Marks the last defined word as immediate - it will execute immediately if called whilst compiling a word</text:p>
          </table:table-cell>
          <table:table-cell table:style-name="Table40.D2" office:value-type="string">
            <text:p text:style-name="P116">forth</text:p>
          </table:table-cell>
        </table:table-row>
        <table:table-row table:style-name="TableLine2233143406320">
          <table:table-cell table:style-name="Table40.A2" office:value-type="string">
            <text:p text:style-name="P364">literal</text:p>
          </table:table-cell>
          <table:table-cell table:style-name="Table40.A2" office:value-type="string">
            <text:p text:style-name="P116">( n -- ; -- n )</text:p>
          </table:table-cell>
          <table:table-cell table:style-name="Table40.A2" office:value-type="string">
            <text:p text:style-name="P116">add top of stack into the word being compiled at the next free memory location. When the word is run, place n top of stack</text:p>
          </table:table-cell>
          <table:table-cell table:style-name="Table40.D2" office:value-type="string">
            <text:p text:style-name="P116">forth</text:p>
          </table:table-cell>
        </table:table-row>
        <table:table-row table:style-name="TableLine2233143415296">
          <table:table-cell table:style-name="Table40.A2" office:value-type="string">
            <text:p text:style-name="P364">postpone</text:p>
          </table:table-cell>
          <table:table-cell table:style-name="Table40.A2" office:value-type="string">
            <text:p text:style-name="P116">( "text" -- )</text:p>
          </table:table-cell>
          <table:table-cell table:style-name="Table40.A2" office:value-type="string">
            <text:p text:style-name="P116">Skip leading space delimiters. Parse name delimited by a space. Find name. Append the compilation semantics of name to the current definition. Useful when an immediate word needs to be compiled in a word definition instead of immediately executing. <text:span text:style-name="T148">Use instead of the obsolete COMPILE or [COMPILE] , you don’t have to remember if word is immediate or normal</text:span></text:p>
          </table:table-cell>
          <table:table-cell table:style-name="Table40.D2" office:value-type="string">
            <text:p text:style-name="P116">forth</text:p>
          </table:table-cell>
        </table:table-row>
        <table:table-row table:style-name="TableLine2233143407952">
          <table:table-cell table:style-name="Table40.A2" office:value-type="string">
            <text:p text:style-name="P364">recurse</text:p>
          </table:table-cell>
          <table:table-cell table:style-name="Table40.A2" office:value-type="string">
            <text:p text:style-name="P116">( -- )</text:p>
          </table:table-cell>
          <table:table-cell table:style-name="Table40.A2" office:value-type="string">
            <text:p text:style-name="P116">Allows a word to call itself e.g.<text:line-break/>: FACTORIAL DUP 2 &lt; IF DROP 1 EXIT THEN DUP 1- RECURSE * ;<text:line-break/>so 5 FACTORIAL leaves 120 on the stack</text:p>
          </table:table-cell>
          <table:table-cell table:style-name="Table40.D2" office:value-type="string">
            <text:p text:style-name="P116">forth</text:p>
          </table:table-cell>
        </table:table-row>
        <text:soft-page-break/>
        <table:table-row table:style-name="TableLine2233143404416">
          <table:table-cell table:style-name="Table40.A2" office:value-type="string">
            <text:p text:style-name="P56">SMUDGE</text:p>
          </table:table-cell>
          <table:table-cell table:style-name="Table40.A2" office:value-type="string">
            <text:p text:style-name="P116">( -- )</text:p>
          </table:table-cell>
          <table:table-cell table:style-name="Table40.A2" office:value-type="string">
            <text:p text:style-name="P116">stops the current word being defined being found during a dictionary lookup</text:p>
          </table:table-cell>
          <table:table-cell table:style-name="Table40.D2" office:value-type="string">
            <text:p text:style-name="P116">forth</text:p>
          </table:table-cell>
        </table:table-row>
        <table:table-row table:style-name="TableLine2233143412848">
          <table:table-cell table:style-name="Table40.A2" office:value-type="string">
            <text:p text:style-name="P92">to</text:p>
          </table:table-cell>
          <table:table-cell table:style-name="Table40.A2" office:value-type="string">
            <text:p text:style-name="P226">( n “<text:span text:style-name="T179">valuename”</text:span> – )</text:p>
          </table:table-cell>
          <table:table-cell table:style-name="Table40.A2" office:value-type="string">
            <text:p text:style-name="P228">e.g. 24 to myvalue - <text:s/>sets myvalue = 24</text:p>
          </table:table-cell>
          <table:table-cell table:style-name="Table40.D2" office:value-type="string">
            <text:p text:style-name="P140">forth</text:p>
          </table:table-cell>
        </table:table-row>
        <table:table-row table:style-name="TableLine2233143402784">
          <table:table-cell table:style-name="Table40.A2" office:value-type="string">
            <text:p text:style-name="P93">+to</text:p>
          </table:table-cell>
          <table:table-cell table:style-name="Table40.A2" office:value-type="string">
            <text:p text:style-name="P227">( n “<text:span text:style-name="T179">valuename”</text:span> – )</text:p>
          </table:table-cell>
          <table:table-cell table:style-name="Table40.A2" office:value-type="string">
            <text:p text:style-name="P229">e.g. 4 +to myvalue – set myvalue = myvalue+4 </text:p>
          </table:table-cell>
          <table:table-cell table:style-name="Table40.D2" office:value-type="string">
            <text:p text:style-name="P141">forth</text:p>
          </table:table-cell>
        </table:table-row>
        <table:table-row table:style-name="TableLine2233143416384">
          <table:table-cell table:style-name="Table40.A2" office:value-type="string">
            <text:p text:style-name="P56">value</text:p>
          </table:table-cell>
          <table:table-cell table:style-name="Table40.A2" office:value-type="string">
            <text:p text:style-name="P116">( n "valname" -- ; -- n )</text:p>
          </table:table-cell>
          <table:table-cell table:style-name="Table40.A2" office:value-type="string">
            <text:p text:style-name="P116">creates a value, named with the word that follows in the input stream, initialised n</text:p>
          </table:table-cell>
          <table:table-cell table:style-name="Table40.D2" office:value-type="string">
            <text:p text:style-name="P116">forth</text:p>
          </table:table-cell>
        </table:table-row>
        <table:table-row table:style-name="TableLine2233143403056">
          <table:table-cell table:style-name="Table40.A2" office:value-type="string">
            <text:p text:style-name="P92">value-bind</text:p>
          </table:table-cell>
          <table:table-cell table:style-name="Table40.A2" office:value-type="string">
            <text:p text:style-name="P226">( xt-val xt – )</text:p>
          </table:table-cell>
          <table:table-cell table:style-name="Table40.A2" office:value-type="string">
            <text:p text:style-name="P116"/>
          </table:table-cell>
          <table:table-cell table:style-name="Table40.D2" office:value-type="string">
            <text:p text:style-name="P226">forth</text:p>
          </table:table-cell>
        </table:table-row>
        <table:table-row table:style-name="TableLine2233143406592">
          <table:table-cell table:style-name="Table40.A2" office:value-type="string">
            <text:p text:style-name="P56">variable</text:p>
          </table:table-cell>
          <table:table-cell table:style-name="Table40.A2" office:value-type="string">
            <text:p text:style-name="P116">( "varname" -- ; -- addr )</text:p>
          </table:table-cell>
          <table:table-cell table:style-name="Table40.A2" office:value-type="string">
            <text:p text:style-name="P116">variable takes the next word in the input stream as the name and reserves space for a variable</text:p>
          </table:table-cell>
          <table:table-cell table:style-name="Table40.D2" office:value-type="string">
            <text:p text:style-name="P116">forth</text:p>
          </table:table-cell>
        </table:table-row>
      </table:table>
      <text:p text:style-name="P391"/>
      <table:table table:name="Table59" table:style-name="Table59">
        <table:table-column table:style-name="Table59.A"/>
        <table:table-column table:style-name="Table59.B"/>
        <table:table-column table:style-name="Table59.C"/>
        <table:table-row table:style-name="TableLine2233143403328">
          <table:table-cell table:style-name="Table59.A1" office:value-type="string">
            <text:p text:style-name="P326">Local variables</text:p>
            <text:p text:style-name="P330"/>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37">Demonstrates defining a word where the input parameters on the stack are labelled for enhanced readability</text:p>
          </table:table-cell>
        </table:table-row>
        <table:table-row table:style-name="TableLine2233143404960">
          <table:table-cell table:style-name="Table59.A1" table:number-columns-spanned="3" office:value-type="string">
            <text:p text:style-name="P337">: summ <text:s/>{ foo bar } <text:s text:c="21"/>\ bar is topmost element of the stack</text:p>
            <text:p text:style-name="P333"><text:s text:c="8"/>foo bar + . <text:s text:c="26"/>\ add the two top values on the stack and display the result</text:p>
            <text:p text:style-name="P333">;</text:p>
            <text:p text:style-name="P333"/>
            <text:p text:style-name="P333">\ so 2 3 summ results in 5 displayed</text:p>
          </table:table-cell>
          <table:covered-table-cell/>
          <table:covered-table-cell/>
        </table:table-row>
      </table:table>
      <text:p text:style-name="P399"/>
      <table:table table:name="Table62" table:style-name="Table62">
        <table:table-column table:style-name="Table62.A"/>
        <table:table-column table:style-name="Table62.B"/>
        <table:table-column table:style-name="Table62.C"/>
        <table:table-row table:style-name="TableLine2233143409312">
          <table:table-cell table:style-name="Table62.A1" office:value-type="string">
            <text:p text:style-name="P25"><text:span text:style-name="T49">:</text:span><text:span text:style-name="T51">NONAME</text:span><text:span text:style-name="T49">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395"><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2233143412032">
          <table:table-cell table:style-name="Table62.A1" table:number-columns-spanned="3" office:value-type="string">
            <text:p text:style-name="P344">:noname ." Saturday" ;</text:p>
            <text:p text:style-name="P352">:noname ." Friday" ;</text:p>
            <text:p text:style-name="P352">:noname ." Thursday" ;</text:p>
            <text:p text:style-name="P352">:noname ." Wednesday" ;</text:p>
            <text:p text:style-name="P352">:noname ." Tuesday" ;</text:p>
            <text:p text:style-name="P352">:noname ." Monday" ;</text:p>
            <text:p text:style-name="P352">:noname ." Sunday" ;</text:p>
            <text:p text:style-name="P352"><text:s/></text:p>
            <text:p text:style-name="P352">create (day) ( --- addr) <text:s text:c="20"/>\ an array of execution tokens for the 7 headerless words</text:p>
            <text:p text:style-name="P352">, , , , , , ,</text:p>
            <text:p text:style-name="P352"/>
            <text:p text:style-name="P352">: day. ( n -- ) <text:s text:c="37"/>\ valid n=0-6</text:p>
            <text:p text:style-name="P352">cells (day) + @ execute ;</text:p>
            <text:p text:style-name="P352"/>
            <text:p text:style-name="P352">\ executing 2 day. displays Tuesday etc.</text:p>
            <text:p text:style-name="P344"/>
          </table:table-cell>
          <table:covered-table-cell/>
          <table:covered-table-cell/>
        </table:table-row>
      </table:table>
      <text:p text:style-name="P400"/>
      <text:p text:style-name="Standard"/>
      <text:h text:style-name="P481" text:outline-level="1">Useful documentation</text:h>
      <text:p text:style-name="P426"><text:span text:style-name="T158">Bradley Nelsons’s </text:span><text:a xlink:type="simple" xlink:href="https://esp32forth.appspot.com/ESP32forth.html" text:style-name="Internet_20_link" text:visited-style-name="Visited_20_Internet_20_Link"><text:span text:style-name="T158">ESP32forth home page</text:span></text:a><text:span text:style-name="T158">, </text:span><text:span text:style-name="T159">which includes </text:span><text:span text:style-name="T160">downloads &amp;</text:span><text:span text:style-name="T159"> </text:span><text:span text:style-name="T91">installation instructions</text:span></text:p>
      <text:p text:style-name="P426"><text:span text:style-name="T158">Marc PetreMann’s excellent webpage on </text:span><text:a xlink:type="simple" xlink:href="https://esp32.arduino-forth.com/" text:style-name="Internet_20_link" text:visited-style-name="Visited_20_Internet_20_Link"><text:span text:style-name="T158">ESP32forth programming</text:span></text:a></text:p>
      <text:p text:style-name="P426"><text:a xlink:type="simple" xlink:href="https://www.facebook.com/groups/forth2020/" text:style-name="Internet_20_link" text:visited-style-name="Visited_20_Internet_20_Link"><text:span text:style-name="T158">Forth2020</text:span></text:a><text:span text:style-name="T158"> on facebook </text:span></text:p>
      <text:p text:style-name="P472"><text:span text:style-name="T158">ESP32 module </text:span><text:a xlink:type="simple" xlink:href="https://tutorials.probots.co.in/esp32-buying-guide/" text:style-name="Internet_20_link" text:visited-style-name="Visited_20_Internet_20_Link"><text:span text:style-name="T158">buying guide</text:span></text:a></text:p>
      <text:p text:style-name="P470"><text:span text:style-name="T158">The </text:span><text:a xlink:type="simple" xlink:href="https://github.com/bob-g4bby/Bob-Edwards--Forth-Stuff/blob/main/ESP32/Word%20Glossary%20for%20ESP32forth%20v7073.pdf" text:style-name="Internet_20_link" text:visited-style-name="Visited_20_Internet_20_Link"><text:span text:style-name="T158">latest version of this document</text:span></text:a><text:span text:style-name="T158"> is found here</text:span></text:p>
      <text:p text:style-name="P401"/>
      <text:h text:style-name="Heading_20_1" text:outline-level="1">Useful Code</text:h>
      <text:p text:style-name="P461"><text:span text:style-name="T158">The Forth2020 group’s </text:span><text:a xlink:type="simple" xlink:href="https://esp32.forth2020.org/examples" text:style-name="Internet_20_link" text:visited-style-name="Visited_20_Internet_20_Link"><text:span text:style-name="T158">archive of examples</text:span></text:a><text:span text:style-name="T158"> is very useful</text:span></text:p>
      <text:p text:style-name="P462"><text:span text:style-name="T158">Marc Petremann’s </text:span><text:a xlink:type="simple" xlink:href="https://github.com/MPETREMANN11/ESP32forth" text:style-name="Internet_20_link" text:visited-style-name="Visited_20_Internet_20_Link"><text:span text:style-name="T158">ESP32forth github</text:span></text:a><text:span text:style-name="T158"> page</text:span></text:p>
      <text:p text:style-name="P462"><text:span text:style-name="T162">The</text:span><text:span text:style-name="T161"> github </text:span><text:a xlink:type="simple" xlink:href="https://github.com/Esp32forth/forth2020group" text:style-name="Internet_20_link" text:visited-style-name="Visited_20_Internet_20_Link"><text:span text:style-name="T163">ESP32forth / </text:span></text:a><text:a xlink:type="simple" xlink:href="https://github.com/Esp32forth/forth2020group" text:style-name="Internet_20_link" text:visited-style-name="Visited_20_Internet_20_Link"><text:span text:style-name="T164">forth2020group</text:span></text:a><text:a xlink:type="simple" xlink:href="https://github.com/Esp32forth/forth2020group" text:style-name="Internet_20_link" text:visited-style-name="Visited_20_Internet_20_Link"><text:span text:style-name="T163"> code page</text:span></text:a></text:p>
      <text:p text:style-name="P471"><text:a xlink:type="simple" xlink:href="https://github.com/bob-g4bby/Bob-Edwards--Forth-Stuff/tree/main/ESP32" text:style-name="Internet_20_link" text:visited-style-name="Visited_20_Internet_20_Link"><text:span text:style-name="T161">M</text:span></text:a><text:a xlink:type="simple" xlink:href="https://github.com/bob-g4bby/Bob-Edwards--Forth-Stuff/tree/main/ESP32" text:style-name="Internet_20_link" text:visited-style-name="Visited_20_Internet_20_Link"><text:span text:style-name="T158">y code</text:span></text:a><text:span text:style-name="T158"> on github</text:span></text:p>
      <text:p text:style-name="P401"/>
      <text:h text:style-name="Heading_20_1" text:outline-level="1">NodeMCU-32 <text:span text:style-name="T96">pin-out</text:span></text:h>
      <text:p text:style-name="Standard"><draw:frame draw:style-name="fr1" draw:name="Image2" text:anchor-type="char" svg:x="0.093cm" svg:y="0.157cm" svg:width="17cm" svg:height="9.596cm" draw:z-index="1"><draw:image xlink:href="Pictures/1000000000000400000002420B3F2A479FC1B19B.png" xlink:type="simple" xlink:show="embed" xlink:actuate="onLoad" draw:mime-type="image/png"/></draw:frame></text:p>
      <text:h text:style-name="Heading_20_1" text:outline-level="1">Conclusion</text:h>
      <text:p text:style-name="P401"/>
      <text:p text:style-name="P384">This glossary was compiled <text:span text:style-name="T209">during </text:span>2022 by Bob Edwards, retired EMC engineer in SW U.K. He always has it open on screen, when he programs ESP32forth and hopes you’ll find it useful too.</text:p>
      <text:h text:style-name="P481" text:outline-level="1">Appendix 1 Internal Words</text:h>
      <text:p text:style-name="P41">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2233143414480">
          <table:table-cell table:style-name="Table67.A1" office:value-type="string">
            <text:p text:style-name="P56">arduino-default-use</text:p>
          </table:table-cell>
          <table:table-cell table:style-name="Table67.A1" office:value-type="string">
            <text:p text:style-name="P116">( -- )</text:p>
          </table:table-cell>
          <table:table-cell table:style-name="Table67.A1" office:value-type="string">
            <text:p text:style-name="P116">attempt to open block file "/spiffs/blocks.fb"</text:p>
          </table:table-cell>
          <table:table-cell table:style-name="Table67.D1" office:value-type="string">
            <text:p text:style-name="P116">internals</text:p>
          </table:table-cell>
        </table:table-row>
        <table:table-row table:style-name="TableLine2233143426448">
          <table:table-cell table:style-name="Table67.A2" office:value-type="string">
            <text:p text:style-name="P56">block-data</text:p>
          </table:table-cell>
          <table:table-cell table:style-name="Table67.A2" office:value-type="string">
            <text:p text:style-name="P116">( -- addr )</text:p>
          </table:table-cell>
          <table:table-cell table:style-name="Table67.A2" office:value-type="string">
            <text:p text:style-name="P116">A 1024 byte buffer for handling block file data</text:p>
          </table:table-cell>
          <table:table-cell table:style-name="Table67.D2" office:value-type="string">
            <text:p text:style-name="P116">internals</text:p>
          </table:table-cell>
        </table:table-row>
        <table:table-row table:style-name="TableLine2233143423456">
          <table:table-cell table:style-name="Table67.A2" office:value-type="string">
            <text:p text:style-name="P56">block-dirty</text:p>
          </table:table-cell>
          <table:table-cell table:style-name="Table67.A2" office:value-type="string">
            <text:p text:style-name="P116">( -- n )</text:p>
          </table:table-cell>
          <table:table-cell table:style-name="Table67.A2" office:value-type="string">
            <text:p text:style-name="P116">value, default=0</text:p>
          </table:table-cell>
          <table:table-cell table:style-name="Table67.D2" office:value-type="string">
            <text:p text:style-name="P116">internals</text:p>
          </table:table-cell>
        </table:table-row>
        <table:table-row table:style-name="TableLine2233143426720">
          <table:table-cell table:style-name="Table67.A2" office:value-type="string">
            <text:p text:style-name="P56">clobber</text:p>
          </table:table-cell>
          <table:table-cell table:style-name="Table67.A2" office:value-type="string">
            <text:p text:style-name="P116">( a -- )</text:p>
          </table:table-cell>
          <table:table-cell table:style-name="Table67.A2" office:value-type="string">
            <text:p text:style-name="P116">fill one block of 1024 characters with spaces </text:p>
          </table:table-cell>
          <table:table-cell table:style-name="Table67.D2" office:value-type="string">
            <text:p text:style-name="P116">internals</text:p>
          </table:table-cell>
        </table:table-row>
        <table:table-row table:style-name="TableLine2233143420736">
          <table:table-cell table:style-name="Table67.A2" office:value-type="string">
            <text:p text:style-name="P56">clobber-line</text:p>
          </table:table-cell>
          <table:table-cell table:style-name="Table67.A2" office:value-type="string">
            <text:p text:style-name="P116">( a -- a' )</text:p>
          </table:table-cell>
          <table:table-cell table:style-name="Table67.A2" office:value-type="string">
            <text:p text:style-name="P116">fill one block file line with spaces</text:p>
          </table:table-cell>
          <table:table-cell table:style-name="Table67.D2" office:value-type="string">
            <text:p text:style-name="P116">internals</text:p>
          </table:table-cell>
        </table:table-row>
        <table:table-row table:style-name="TableLine2233143418832">
          <table:table-cell table:style-name="Table67.A2" office:value-type="string">
            <text:p text:style-name="P56">common-default-use</text:p>
          </table:table-cell>
          <table:table-cell table:style-name="Table67.A2" office:value-type="string">
            <text:p text:style-name="P116">( -- )</text:p>
          </table:table-cell>
          <table:table-cell table:style-name="Table67.A2" office:value-type="string">
            <text:p text:style-name="P116">attempt to open block file "blocks.fb"</text:p>
          </table:table-cell>
          <table:table-cell table:style-name="Table67.D2" office:value-type="string">
            <text:p text:style-name="P116">internals</text:p>
          </table:table-cell>
        </table:table-row>
        <table:table-row table:style-name="TableLine2233143419104">
          <table:table-cell table:style-name="Table67.A2" office:value-type="string">
            <text:p text:style-name="P56">grow-blocks</text:p>
          </table:table-cell>
          <table:table-cell table:style-name="Table67.A2" office:value-type="string">
            <text:p text:style-name="P116">( n -- )</text:p>
          </table:table-cell>
          <table:table-cell table:style-name="Table67.A2" office:value-type="string">
            <text:p text:style-name="P116">Increase the size of the file by n blocks</text:p>
          </table:table-cell>
          <table:table-cell table:style-name="Table67.D2" office:value-type="string">
            <text:p text:style-name="P116">internals</text:p>
          </table:table-cell>
        </table:table-row>
      </table:table>
      <text:p text:style-name="P427"/>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2233143422096">
          <table:table-cell table:style-name="Table68.A1" office:value-type="string">
            <text:p text:style-name="P56">e'</text:p>
          </table:table-cell>
          <table:table-cell table:style-name="Table68.A1" office:value-type="string">
            <text:p text:style-name="P116">( n -- )</text:p>
          </table:table-cell>
          <table:table-cell table:style-name="Table68.A1" office:value-type="string">
            <text:p text:style-name="P116">used internally by e</text:p>
          </table:table-cell>
          <table:table-cell table:style-name="Table68.D1" office:value-type="string">
            <text:p text:style-name="P116">internals</text:p>
          </table:table-cell>
        </table:table-row>
      </table:table>
      <text:p text:style-name="P358"/>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2233143419376">
          <table:table-cell table:style-name="Table69.A1" office:value-type="string">
            <text:p text:style-name="P56">0BRANCH</text:p>
          </table:table-cell>
          <table:table-cell table:style-name="Table69.A1" office:value-type="string">
            <text:p text:style-name="P305"/>
          </table:table-cell>
          <table:table-cell table:style-name="Table69.A1" office:value-type="string">
            <text:p text:style-name="P157"/>
          </table:table-cell>
          <table:table-cell table:style-name="Table69.D1" office:value-type="string">
            <text:p text:style-name="P116">internals</text:p>
          </table:table-cell>
        </table:table-row>
        <table:table-row table:style-name="TableLine2233143421280">
          <table:table-cell table:style-name="Table69.A2" office:value-type="string">
            <text:p text:style-name="P56">BRANCH</text:p>
          </table:table-cell>
          <table:table-cell table:style-name="Table69.A2" office:value-type="string">
            <text:p text:style-name="P305"/>
          </table:table-cell>
          <table:table-cell table:style-name="Table69.A2" office:value-type="string">
            <text:p text:style-name="P157"/>
          </table:table-cell>
          <table:table-cell table:style-name="Table69.D2" office:value-type="string">
            <text:p text:style-name="P116">internals</text:p>
          </table:table-cell>
        </table:table-row>
        <table:table-row table:style-name="TableLine2233143424544">
          <table:table-cell table:style-name="Table69.A2" office:value-type="string">
            <text:p text:style-name="P56">[SKIP]</text:p>
          </table:table-cell>
          <table:table-cell table:style-name="Table69.A2" office:value-type="string">
            <text:p text:style-name="P305"/>
          </table:table-cell>
          <table:table-cell table:style-name="Table69.A2" office:value-type="string">
            <text:p text:style-name="P116">deferred word, defaults to [SKIP]', used internally in [ELSE]</text:p>
          </table:table-cell>
          <table:table-cell table:style-name="Table69.D2" office:value-type="string">
            <text:p text:style-name="P116">internals</text:p>
          </table:table-cell>
        </table:table-row>
        <table:table-row table:style-name="TableLine2232953491184">
          <table:table-cell table:style-name="Table69.A2" office:value-type="string">
            <text:p text:style-name="P56">[SKIP]'</text:p>
          </table:table-cell>
          <table:table-cell table:style-name="Table69.A2" office:value-type="string">
            <text:p text:style-name="P305"/>
          </table:table-cell>
          <table:table-cell table:style-name="Table69.A2" office:value-type="string">
            <text:p text:style-name="P116">used internally in [ELSE]</text:p>
          </table:table-cell>
          <table:table-cell table:style-name="Table69.D2" office:value-type="string">
            <text:p text:style-name="P116">internals</text:p>
          </table:table-cell>
        </table:table-row>
      </table:table>
      <text:p text:style-name="P427"/>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2232953525728">
          <table:table-cell table:style-name="Table70.A1" office:value-type="string">
            <text:p text:style-name="P56">?arrow.</text:p>
          </table:table-cell>
          <table:table-cell table:style-name="Table70.A1" office:value-type="string">
            <text:p text:style-name="P116">( -- )</text:p>
          </table:table-cell>
          <table:table-cell table:style-name="Table70.A1" office:value-type="string">
            <text:p text:style-name="P116">If system variable arrow is true, the user prompt of an arrow followed by the data stack contents shows the system is ready for user input</text:p>
          </table:table-cell>
          <table:table-cell table:style-name="Table70.D1" office:value-type="string">
            <text:p text:style-name="P116">internals</text:p>
          </table:table-cell>
        </table:table-row>
        <table:table-row table:style-name="TableLine2233145308432">
          <table:table-cell table:style-name="Table70.A2" office:value-type="string">
            <text:p text:style-name="P56">?echo</text:p>
          </table:table-cell>
          <table:table-cell table:style-name="Table70.A2" office:value-type="string">
            <text:p text:style-name="P116">( c -- )</text:p>
          </table:table-cell>
          <table:table-cell table:style-name="Table70.A2" office:value-type="string">
            <text:p text:style-name="P116">If system variable echo=true, then display the ascii character c, else if echo=false, c is dropped</text:p>
          </table:table-cell>
          <table:table-cell table:style-name="Table70.D2" office:value-type="string">
            <text:p text:style-name="P116">internals</text:p>
          </table:table-cell>
        </table:table-row>
        <table:table-row table:style-name="TableLine2233145324480">
          <table:table-cell table:style-name="Table70.A2" office:value-type="string">
            <text:p text:style-name="P56">*<text:span text:style-name="T180">emit</text:span></text:p>
          </table:table-cell>
          <table:table-cell table:style-name="Table70.A2" office:value-type="string">
            <text:p text:style-name="P230">( n – )</text:p>
          </table:table-cell>
          <table:table-cell table:style-name="Table70.A2" office:value-type="string">
            <text:p text:style-name="P116"/>
          </table:table-cell>
          <table:table-cell table:style-name="Table70.D2" office:value-type="string">
            <text:p text:style-name="P142">internals</text:p>
          </table:table-cell>
        </table:table-row>
        <table:table-row table:style-name="TableLine2233145320944">
          <table:table-cell table:style-name="Table70.A2" office:value-type="string">
            <text:p text:style-name="P56">*<text:span text:style-name="T180">key</text:span></text:p>
          </table:table-cell>
          <table:table-cell table:style-name="Table70.A2" office:value-type="string">
            <text:p text:style-name="P230">( – n )</text:p>
          </table:table-cell>
          <table:table-cell table:style-name="Table70.A2" office:value-type="string">
            <text:p text:style-name="P116"/>
          </table:table-cell>
          <table:table-cell table:style-name="Table70.D2" office:value-type="string">
            <text:p text:style-name="P230">internals</text:p>
          </table:table-cell>
        </table:table-row>
        <table:table-row table:style-name="TableLine2233145316592">
          <table:table-cell table:style-name="Table70.A2" office:value-type="string">
            <text:p text:style-name="P99">dump-line</text:p>
          </table:table-cell>
          <table:table-cell table:style-name="Table70.A2" office:value-type="string">
            <text:p text:style-name="P234">( a – )</text:p>
          </table:table-cell>
          <table:table-cell table:style-name="Table70.A2" office:value-type="string">
            <text:p text:style-name="P116"><text:span text:style-name="T182">p</text:span>rint address line leaving room – <text:span text:style-name="T182">part of the </text:span><text:soft-page-break/><text:span text:style-name="T182">dump word</text:span></text:p>
          </table:table-cell>
          <table:table-cell table:style-name="Table70.D2" office:value-type="string">
            <text:p text:style-name="P234">internals</text:p>
          </table:table-cell>
        </table:table-row>
        <table:table-row table:style-name="TableLine2233145315232">
          <table:table-cell table:style-name="Table70.A2" office:value-type="string">
            <text:p text:style-name="P94">eat-till-cr</text:p>
          </table:table-cell>
          <table:table-cell table:style-name="Table70.A2" office:value-type="string">
            <text:p text:style-name="P116"/>
          </table:table-cell>
          <table:table-cell table:style-name="Table70.A2" office:value-type="string">
            <text:p text:style-name="P116"/>
          </table:table-cell>
          <table:table-cell table:style-name="Table70.D2" office:value-type="string">
            <text:p text:style-name="P143">internals</text:p>
          </table:table-cell>
        </table:table-row>
        <table:table-row table:style-name="TableLine2233145321216">
          <table:table-cell table:style-name="Table70.A2" office:value-type="string">
            <text:p text:style-name="P56">input-buffer</text:p>
          </table:table-cell>
          <table:table-cell table:style-name="Table70.A2" office:value-type="string">
            <text:p text:style-name="P116">( -- addr )</text:p>
          </table:table-cell>
          <table:table-cell table:style-name="Table70.A2" office:value-type="string">
            <text:p text:style-name="P116">character buffer, size input-limit</text:p>
          </table:table-cell>
          <table:table-cell table:style-name="Table70.D2" office:value-type="string">
            <text:p text:style-name="P116">internals</text:p>
          </table:table-cell>
        </table:table-row>
        <table:table-row table:style-name="TableLine2233145324752">
          <table:table-cell table:style-name="Table70.A2" office:value-type="string">
            <text:p text:style-name="P56">input-limit</text:p>
          </table:table-cell>
          <table:table-cell table:style-name="Table70.A2" office:value-type="string">
            <text:p text:style-name="P116">( -- 200 )</text:p>
          </table:table-cell>
          <table:table-cell table:style-name="Table70.A2" office:value-type="string">
            <text:p text:style-name="P116">constant - the maximum permitted input char count before being terminated with &lt;cr&gt;</text:p>
          </table:table-cell>
          <table:table-cell table:style-name="Table70.D2" office:value-type="string">
            <text:p text:style-name="P116">internals</text:p>
          </table:table-cell>
        </table:table-row>
        <table:table-row table:style-name="TableLine2233145322032">
          <table:table-cell table:style-name="Table70.A2" office:value-type="string">
            <text:p text:style-name="P101">line-pos</text:p>
          </table:table-cell>
          <table:table-cell table:style-name="Table70.A2" office:value-type="string">
            <text:p text:style-name="P236">( – n )</text:p>
          </table:table-cell>
          <table:table-cell table:style-name="Table70.A2" office:value-type="string">
            <text:p text:style-name="P236">value,</text:p>
          </table:table-cell>
          <table:table-cell table:style-name="Table70.D2" office:value-type="string">
            <text:p text:style-name="P148">internals</text:p>
          </table:table-cell>
        </table:table-row>
        <table:table-row table:style-name="TableLine2233145319040">
          <table:table-cell table:style-name="Table70.A2" office:value-type="string">
            <text:p text:style-name="P56">line-width</text:p>
          </table:table-cell>
          <table:table-cell table:style-name="Table70.A2" office:value-type="string">
            <text:p text:style-name="P116">( -- n )</text:p>
          </table:table-cell>
          <table:table-cell table:style-name="Table70.A2" office:value-type="string">
            <text:p text:style-name="P116">value, defaults to 75 = the number of characters per line on the output stream</text:p>
          </table:table-cell>
          <table:table-cell table:style-name="Table70.D2" office:value-type="string">
            <text:p text:style-name="P116">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2233145309248">
          <table:table-cell table:style-name="Table71.A1" office:value-type="string">
            <text:p text:style-name="P56">raw.s</text:p>
          </table:table-cell>
          <table:table-cell table:style-name="Table71.A1" office:value-type="string">
            <text:p text:style-name="P116">( -- )</text:p>
          </table:table-cell>
          <table:table-cell table:style-name="Table71.A1" office:value-type="string">
            <text:p text:style-name="P116">display the data stack on one line of the display</text:p>
          </table:table-cell>
          <table:table-cell table:style-name="Table71.D1" office:value-type="string">
            <text:p text:style-name="P116">internals</text:p>
          </table:table-cell>
        </table:table-row>
      </table:table>
      <text:p text:style-name="P40"/>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2233145324208">
          <table:table-cell table:style-name="Table73.A1" office:value-type="string">
            <text:p text:style-name="P56">arduino-remember-filename</text:p>
          </table:table-cell>
          <table:table-cell table:style-name="Table73.A1" office:value-type="string">
            <text:p text:style-name="P116">( -- addr cnt )</text:p>
          </table:table-cell>
          <table:table-cell table:style-name="Table73.A1" office:value-type="string">
            <text:p text:style-name="P116">returns the filename "/spiffs/myforth"</text:p>
          </table:table-cell>
          <table:table-cell table:style-name="Table73.D1" office:value-type="string">
            <text:p text:style-name="P116">internals</text:p>
          </table:table-cell>
        </table:table-row>
        <table:table-row table:style-name="TableLine2233145325024">
          <table:table-cell table:style-name="Table73.A2" office:value-type="string">
            <text:p text:style-name="P103">dirname</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233145317136">
          <table:table-cell table:style-name="Table73.A2" office:value-type="string">
            <text:p text:style-name="P103">ends/</text:p>
          </table:table-cell>
          <table:table-cell table:style-name="Table73.A2" office:value-type="string">
            <text:p text:style-name="P116">( a n -- f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233145313600">
          <table:table-cell table:style-name="Table73.A2" office:value-type="string">
            <text:p text:style-name="P56">include-file</text:p>
          </table:table-cell>
          <table:table-cell table:style-name="Table73.A2" office:value-type="string">
            <text:p text:style-name="P116">( fh --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233145315776">
          <table:table-cell table:style-name="Table73.A2" office:value-type="string">
            <text:p text:style-name="P104">include+</text:p>
          </table:table-cell>
          <table:table-cell table:style-name="Table73.A2" office:value-type="string">
            <text:p text:style-name="P116"/>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233145322576">
          <table:table-cell table:style-name="Table73.A2" office:value-type="string">
            <text:p text:style-name="P56">included-files</text:p>
          </table:table-cell>
          <table:table-cell table:style-name="Table73.A2" office:value-type="string">
            <text:p text:style-name="P116"/>
          </table:table-cell>
          <table:table-cell table:style-name="Table73.A2" office:value-type="string">
            <text:p text:style-name="P239">value, default = 0</text:p>
          </table:table-cell>
          <table:table-cell table:style-name="Table73.D2" office:value-type="string">
            <text:p text:style-name="P149">internals</text:p>
          </table:table-cell>
        </table:table-row>
        <table:table-row table:style-name="TableLine2233145315504">
          <table:table-cell table:style-name="Table73.A2" office:value-type="string">
            <text:p text:style-name="P56">path-join</text:p>
          </table:table-cell>
          <table:table-cell table:style-name="Table73.A2" office:value-type="string">
            <text:p text:style-name="P116">{ a a# b b# -- a n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233145314416">
          <table:table-cell table:style-name="Table73.A2" office:value-type="string">
            <text:p text:style-name="P56">raw-included</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233145319584">
          <table:table-cell table:style-name="Table73.A2" office:value-type="string">
            <text:p text:style-name="P56">remember-filename</text:p>
          </table:table-cell>
          <table:table-cell table:style-name="Table73.A2" office:value-type="string">
            <text:p text:style-name="P116">( -- a n )</text:p>
          </table:table-cell>
          <table:table-cell table:style-name="Table73.A2" office:value-type="string">
            <text:p text:style-name="P116">Deferred word specifying the platform specific default snapshot filename - defaults to arduino-remember-filename = "/spiffs/myforth"</text:p>
          </table:table-cell>
          <table:table-cell table:style-name="Table73.D2" office:value-type="string">
            <text:p text:style-name="P116">internals</text:p>
          </table:table-cell>
        </table:table-row>
        <table:table-row table:style-name="TableLine2233145313056">
          <table:table-cell table:style-name="Table73.A2" office:value-type="string">
            <text:p text:style-name="P56">restore-name</text:p>
          </table:table-cell>
          <table:table-cell table:style-name="Table73.A2" office:value-type="string">
            <text:p text:style-name="P116">( "name" -- )</text:p>
          </table:table-cell>
          <table:table-cell table:style-name="Table73.A2" office:value-type="string">
            <text:p text:style-name="P116">Restore a snapshot from a file</text:p>
          </table:table-cell>
          <table:table-cell table:style-name="Table73.D2" office:value-type="string">
            <text:p text:style-name="P116">internals</text:p>
          </table:table-cell>
        </table:table-row>
        <table:table-row table:style-name="TableLine2233145321760">
          <table:table-cell table:style-name="Table73.A2" office:value-type="string">
            <text:p text:style-name="P56">save-name</text:p>
          </table:table-cell>
          <table:table-cell table:style-name="Table73.A2" office:value-type="string">
            <text:p text:style-name="P116">( a n -- )</text:p>
          </table:table-cell>
          <table:table-cell table:style-name="Table73.A2" office:value-type="string">
            <text:p text:style-name="P116">Save a snapshot <text:span text:style-name="T114">o</text:span>f the current vocabulary to a file</text:p>
          </table:table-cell>
          <table:table-cell table:style-name="Table73.D2" office:value-type="string">
            <text:p text:style-name="P116">internals</text:p>
          </table:table-cell>
        </table:table-row>
        <table:table-row table:style-name="TableLine2233145322304">
          <table:table-cell table:style-name="Table73.A2" office:value-type="string">
            <text:p text:style-name="P56">sourcedirname</text:p>
          </table:table-cell>
          <table:table-cell table:style-name="Table73.A2" office:value-type="string">
            <text:p text:style-name="P116">( -- a n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233145325296">
          <table:table-cell table:style-name="Table73.A2" office:value-type="string">
            <text:p text:style-name="P56">sourcefilename</text:p>
          </table:table-cell>
          <table:table-cell table:style-name="Table73.A2" office:value-type="string">
            <text:p text:style-name="P116">( -- a n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233145313328">
          <table:table-cell table:style-name="Table73.A2" office:value-type="string">
            <text:p text:style-name="P56">sourcefilename!</text:p>
          </table:table-cell>
          <table:table-cell table:style-name="Table73.A2" office:value-type="string">
            <text:p text:style-name="P116">( a n -- )</text:p>
          </table:table-cell>
          <table:table-cell table:style-name="Table73.A2" office:value-type="string">
            <text:p text:style-name="P116"/>
          </table:table-cell>
          <table:table-cell table:style-name="Table73.D2" office:value-type="string">
            <text:p text:style-name="P116">internals</text:p>
          </table:table-cell>
        </table:table-row>
        <table:table-row table:style-name="TableLine2233145314688">
          <table:table-cell table:style-name="Table73.A2" office:value-type="string">
            <text:p text:style-name="P56">sourcefilename&amp;</text:p>
          </table:table-cell>
          <table:table-cell table:style-name="Table73.A2" office:value-type="string">
            <text:p text:style-name="P116"/>
          </table:table-cell>
          <table:table-cell table:style-name="Table73.A2" office:value-type="string">
            <text:p text:style-name="P239">value, default =0</text:p>
          </table:table-cell>
          <table:table-cell table:style-name="Table73.D2" office:value-type="string">
            <text:p text:style-name="P116">internals</text:p>
          </table:table-cell>
        </table:table-row>
        <table:table-row table:style-name="TableLine2233145314960">
          <table:table-cell table:style-name="Table73.A2" office:value-type="string">
            <text:p text:style-name="P56">sourcefilename#</text:p>
          </table:table-cell>
          <table:table-cell table:style-name="Table73.A2" office:value-type="string">
            <text:p text:style-name="P116"/>
          </table:table-cell>
          <table:table-cell table:style-name="Table73.A2" office:value-type="string">
            <text:p text:style-name="P239">value, default =0</text:p>
          </table:table-cell>
          <table:table-cell table:style-name="Table73.D2" office:value-type="string">
            <text:p text:style-name="P116">internals</text:p>
          </table:table-cell>
        </table:table-row>
        <table:table-row table:style-name="TableLine2233145320128">
          <table:table-cell table:style-name="Table73.A2" office:value-type="string">
            <text:p text:style-name="P103">starts../</text:p>
          </table:table-cell>
          <table:table-cell table:style-name="Table73.A2" office:value-type="string">
            <text:p text:style-name="P149"><text:s/><text:span text:style-name="T185">( </text:span>a n -- f )</text:p>
          </table:table-cell>
          <table:table-cell table:style-name="Table73.A2" office:value-type="string">
            <text:p text:style-name="P116"/>
          </table:table-cell>
          <table:table-cell table:style-name="Table73.D2" office:value-type="string">
            <text:p text:style-name="P149">internals</text:p>
          </table:table-cell>
        </table:table-row>
        <table:table-row table:style-name="TableLine2233145313872">
          <table:table-cell table:style-name="Table73.A2" office:value-type="string">
            <text:p text:style-name="P103">starts./</text:p>
          </table:table-cell>
          <table:table-cell table:style-name="Table73.A2" office:value-type="string">
            <text:p text:style-name="P116"><text:s/><text:span text:style-name="T185">( </text:span>a n -- f )</text:p>
          </table:table-cell>
          <table:table-cell table:style-name="Table73.A2" office:value-type="string">
            <text:p text:style-name="P116"/>
          </table:table-cell>
          <table:table-cell table:style-name="Table73.D2" office:value-type="string">
            <text:p text:style-name="P149">internals</text:p>
          </table:table-cell>
        </table:table-row>
      </table:table>
      <text:p text:style-name="P428"/>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2233145309520">
          <table:table-cell table:style-name="Table74.A1" office:value-type="string">
            <text:p text:style-name="P56">‘<text:span text:style-name="T184">cold</text:span></text:p>
          </table:table-cell>
          <table:table-cell table:style-name="Table74.A1" office:value-type="string">
            <text:p text:style-name="P237">( – a )</text:p>
          </table:table-cell>
          <table:table-cell table:style-name="Table74.A1" office:value-type="string">
            <text:p text:style-name="P157"/>
          </table:table-cell>
          <table:table-cell table:style-name="Table74.D1" office:value-type="string">
            <text:p text:style-name="P116">internals</text:p>
          </table:table-cell>
        </table:table-row>
        <table:table-row table:style-name="TableLine2233145308704">
          <table:table-cell table:style-name="Table74.A2" office:value-type="string">
            <text:p text:style-name="P56">(local)</text:p>
          </table:table-cell>
          <table:table-cell table:style-name="Table74.A2" office:value-type="string">
            <text:p text:style-name="P116">( addr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33145318496">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33145318768">
          <table:table-cell table:style-name="Table74.A2" office:value-type="string">
            <text:p text:style-name="P56">@line</text:p>
          </table:table-cell>
          <table:table-cell table:style-name="Table74.A2" office:value-type="string">
            <text:p text:style-name="P116">(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33145308976">
          <table:table-cell table:style-name="Table74.A2" office:value-type="string">
            <text:p text:style-name="P56">ALITERAL</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33145319312">
          <table:table-cell table:style-name="Table74.A2" office:value-type="string">
            <text:p text:style-name="P102">default</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
          </table:table-cell>
        </table:table-row>
        <table:table-row table:style-name="TableLine2233145309792">
          <table:table-cell table:style-name="Table74.A2" office:value-type="string">
            <text:p text:style-name="P56">default-remember-filename</text:p>
          </table:table-cell>
          <table:table-cell table:style-name="Table74.A2" office:value-type="string">
            <text:p text:style-name="P237">( – string )</text:p>
          </table:table-cell>
          <table:table-cell table:style-name="Table74.A2" office:value-type="string">
            <text:p text:style-name="P238">default value is “myforth”</text:p>
          </table:table-cell>
          <table:table-cell table:style-name="Table74.D2" office:value-type="string">
            <text:p text:style-name="P116"/>
          </table:table-cell>
        </table:table-row>
        <table:table-row table:style-name="TableLine2233145342704">
          <table:table-cell table:style-name="Table74.A2" office:value-type="string">
            <text:p text:style-name="P56">DOLIT</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33145328560">
          <table:table-cell table:style-name="Table74.A2" office:value-type="string">
            <text:p text:style-name="P56">evaluate-buffer</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33145333184">
          <table:table-cell table:style-name="Table74.A2" office:value-type="string">
            <text:p text:style-name="P56">EVALUATE1</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33145329104">
          <table:table-cell table:style-name="Table74.A2" office:value-type="string">
            <text:p text:style-name="P56">exit=</text:p>
          </table:table-cell>
          <table:table-cell table:style-name="Table74.A2" office:value-type="string">
            <text:p text:style-name="P116">( xt -- f )</text:p>
          </table:table-cell>
          <table:table-cell table:style-name="Table74.A2" office:value-type="string">
            <text:p text:style-name="P116">f=true if the execution token at top of stack is that of 'exit', else f=false </text:p>
          </table:table-cell>
          <table:table-cell table:style-name="Table74.D2" office:value-type="string">
            <text:p text:style-name="P116">internals</text:p>
          </table:table-cell>
        </table:table-row>
        <table:table-row table:style-name="TableLine2233145342976">
          <table:table-cell table:style-name="Table74.A2" office:value-type="string">
            <text:p text:style-name="P56">leaving</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2233145342432">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33145334544">
          <table:table-cell table:style-name="Table74.A2" office:value-type="string">
            <text:p text:style-name="P56">leaving(</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33145337536">
          <table:table-cell table:style-name="Table74.A2" office:value-type="string">
            <text:p text:style-name="P56">notfound</text:p>
          </table:table-cell>
          <table:table-cell table:style-name="Table74.A2" office:value-type="string">
            <text:p text:style-name="P116">( addr cnt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33145328288">
          <table:table-cell table:style-name="Table74.A2" office:value-type="string">
            <text:p text:style-name="P56">onlines</text:p>
          </table:table-cell>
          <table:table-cell table:style-name="Table74.A2" office:value-type="string">
            <text:p text:style-name="P116">( n xt -- n xt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33145339168">
          <table:table-cell table:style-name="Table74.A2" office:value-type="string">
            <text:p text:style-name="P56">park-forth</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33145336176">
          <table:table-cell table:style-name="Table74.A2" office:value-type="string">
            <text:p text:style-name="P56">park-heap</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33145325840">
          <table:table-cell table:style-name="Table74.A2" office:value-type="string">
            <text:p text:style-name="P56">parse-quote</text:p>
          </table:table-cell>
          <table:table-cell table:style-name="Table74.A2" office:value-type="string">
            <text:p text:style-name="P116">( -- addr cnt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33145327744">
          <table:table-cell table:style-name="Table74.A2" office:value-type="string">
            <text:p text:style-name="P56">RAW-YIELD</text:p>
          </table:table-cell>
          <table:table-cell table:style-name="Table74.A2" office:value-type="string">
            <text:p text:style-name="P116">(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33145333456">
          <table:table-cell table:style-name="Table74.A2" office:value-type="string">
            <text:p text:style-name="P102">restore-name</text:p>
          </table:table-cell>
          <table:table-cell table:style-name="Table74.A2" office:value-type="string">
            <text:p text:style-name="P237">( “name” – )</text:p>
          </table:table-cell>
          <table:table-cell table:style-name="Table74.A2" office:value-type="string">
            <text:p text:style-name="P157"/>
          </table:table-cell>
          <table:table-cell table:style-name="Table74.D2" office:value-type="string">
            <text:p text:style-name="P116"/>
          </table:table-cell>
        </table:table-row>
        <table:table-row table:style-name="TableLine2233145338896">
          <table:table-cell table:style-name="Table74.A2" office:value-type="string">
            <text:p text:style-name="P102">save-name</text:p>
          </table:table-cell>
          <table:table-cell table:style-name="Table74.A2" office:value-type="string">
            <text:p text:style-name="P237"/>
          </table:table-cell>
          <table:table-cell table:style-name="Table74.A2" office:value-type="string">
            <text:p text:style-name="P157"/>
          </table:table-cell>
          <table:table-cell table:style-name="Table74.D2" office:value-type="string">
            <text:p text:style-name="P116"/>
          </table:table-cell>
        </table:table-row>
        <table:table-row table:style-name="TableLine2233145342160">
          <table:table-cell table:style-name="Table74.A2" office:value-type="string">
            <text:p text:style-name="P56">saving-base</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33145332912">
          <table:table-cell table:style-name="Table74.A2" office:value-type="string">
            <text:p text:style-name="P56">scope</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2233145336448">
          <table:table-cell table:style-name="Table74.A2" office:value-type="string">
            <text:p text:style-name="P56">scope-clear</text:p>
          </table:table-cell>
          <table:table-cell table:style-name="Table74.A2" office:value-type="string">
            <text:p text:style-name="P116"/>
          </table:table-cell>
          <table:table-cell table:style-name="Table74.A2" office:value-type="string">
            <text:p text:style-name="P116">reset the r stack and set scope=0</text:p>
          </table:table-cell>
          <table:table-cell table:style-name="Table74.D2" office:value-type="string">
            <text:p text:style-name="P116">internals</text:p>
          </table:table-cell>
        </table:table-row>
        <table:table-row table:style-name="TableLine2233145338352">
          <table:table-cell table:style-name="Table74.A2" office:value-type="string">
            <text:p text:style-name="P56">scope-create</text:p>
          </table:table-cell>
          <table:table-cell table:style-name="Table74.A2" office:value-type="string">
            <text:p text:style-name="P116">( a n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33145335904">
          <table:table-cell table:style-name="Table74.A2" office:value-type="string">
            <text:p text:style-name="P56">scope-depth</text:p>
          </table:table-cell>
          <table:table-cell table:style-name="Table74.A2" office:value-type="string">
            <text:p text:style-name="P116">( -- addr )</text:p>
          </table:table-cell>
          <table:table-cell table:style-name="Table74.A2" office:value-type="string">
            <text:p text:style-name="P116">variable</text:p>
          </table:table-cell>
          <table:table-cell table:style-name="Table74.D2" office:value-type="string">
            <text:p text:style-name="P116">internals</text:p>
          </table:table-cell>
        </table:table-row>
        <table:table-row table:style-name="TableLine2233145326112">
          <table:table-cell table:style-name="Table74.A2" office:value-type="string">
            <text:p text:style-name="P56">scope-doer</text:p>
          </table:table-cell>
          <table:table-cell table:style-name="Table74.A2" office:value-type="string">
            <text:p text:style-name="P116"/>
          </table:table-cell>
          <table:table-cell table:style-name="Table74.A2" office:value-type="string">
            <text:p text:style-name="P116">creates a new word of type scope-doer</text:p>
          </table:table-cell>
          <table:table-cell table:style-name="Table74.D2" office:value-type="string">
            <text:p text:style-name="P116">internals</text:p>
          </table:table-cell>
        </table:table-row>
        <table:table-row table:style-name="TableLine2233145327472">
          <table:table-cell table:style-name="Table74.A2" office:value-type="string">
            <text:p text:style-name="P56">scope-template</text:p>
          </table:table-cell>
          <table:table-cell table:style-name="Table74.A2" office:value-type="string">
            <text:p text:style-name="P116"/>
          </table:table-cell>
          <table:table-cell table:style-name="Table74.A2" office:value-type="string">
            <text:p text:style-name="P116">is an instance of a scope-doer</text:p>
          </table:table-cell>
          <table:table-cell table:style-name="Table74.D2" office:value-type="string">
            <text:p text:style-name="P116">internals</text:p>
          </table:table-cell>
        </table:table-row>
        <table:table-row table:style-name="TableLine2233145326384">
          <table:table-cell table:style-name="Table74.A2" office:value-type="string">
            <text:p text:style-name="P56">see-all</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33145326656">
          <table:table-cell table:style-name="Table74.A2" office:value-type="string">
            <text:p text:style-name="P56">see-loop</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ext:soft-page-break/>
        <table:table-row table:style-name="TableLine2233145336720">
          <table:table-cell table:style-name="Table74.A2" office:value-type="string">
            <text:p text:style-name="P56">see-one</text:p>
          </table:table-cell>
          <table:table-cell table:style-name="Table74.A2" office:value-type="string">
            <text:p text:style-name="P116">( xt -- xt+1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33145332096">
          <table:table-cell table:style-name="Table74.A2" office:value-type="string">
            <text:p text:style-name="P56">see-xt</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33145331552">
          <table:table-cell table:style-name="Table74.A2" office:value-type="string">
            <text:p text:style-name="P56">see.</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33145334816">
          <table:table-cell table:style-name="Table74.A2" office:value-type="string">
            <text:p text:style-name="P102">setup-saving-base</text:p>
          </table:table-cell>
          <table:table-cell table:style-name="Table74.A2" office:value-type="string">
            <text:p text:style-name="P237">( – )</text:p>
          </table:table-cell>
          <table:table-cell table:style-name="Table74.A2" office:value-type="string">
            <text:p text:style-name="P157"/>
          </table:table-cell>
          <table:table-cell table:style-name="Table74.D2" office:value-type="string">
            <text:p text:style-name="P116"/>
          </table:table-cell>
        </table:table-row>
        <table:table-row table:style-name="TableLine2233145338080">
          <table:table-cell table:style-name="Table74.A2" office:value-type="string">
            <text:p text:style-name="P56">tib-setup</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33145326928">
          <table:table-cell table:style-name="Table74.A2" office:value-type="string">
            <text:p text:style-name="P56">use?!</text:p>
          </table:table-cell>
          <table:table-cell table:style-name="Table74.A2" office:value-type="string">
            <text:p text:style-name="P116"/>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33145332640">
          <table:table-cell table:style-name="Table74.A2" office:value-type="string">
            <text:p text:style-name="P56">voc-stack-end</text:p>
          </table:table-cell>
          <table:table-cell table:style-name="Table74.A2" office:value-type="string">
            <text:p text:style-name="P116">( -- addr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33145327200">
          <table:table-cell table:style-name="Table74.A2" office:value-type="string">
            <text:p text:style-name="P56">voc.</text:p>
          </table:table-cell>
          <table:table-cell table:style-name="Table74.A2" office:value-type="string">
            <text:p text:style-name="P116">( voc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33145337808">
          <table:table-cell table:style-name="Table74.A2" office:value-type="string">
            <text:p text:style-name="P56">xt-find&amp;</text:p>
          </table:table-cell>
          <table:table-cell table:style-name="Table74.A2" office:value-type="string">
            <text:p text:style-name="P116">( xt -- xt&amp;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33145328832">
          <table:table-cell table:style-name="Table74.A2" office:value-type="string">
            <text:p text:style-name="P56">xt-hide</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row table:style-name="TableLine2233145336992">
          <table:table-cell table:style-name="Table74.A2" office:value-type="string">
            <text:p text:style-name="P56">xt-transfer</text:p>
          </table:table-cell>
          <table:table-cell table:style-name="Table74.A2" office:value-type="string">
            <text:p text:style-name="P116">( xt -- )</text:p>
          </table:table-cell>
          <table:table-cell table:style-name="Table74.A2" office:value-type="string">
            <text:p text:style-name="P157"/>
          </table:table-cell>
          <table:table-cell table:style-name="Table74.D2" office:value-type="string">
            <text:p text:style-name="P116">internals</text:p>
          </table:table-cell>
        </table:table-row>
      </table:table>
      <text:p text:style-name="P429"/>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2233145310608">
          <table:table-cell table:style-name="Table75.A1" office:value-type="string">
            <text:p text:style-name="P83">‘<text:span text:style-name="T176">heap-size</text:span></text:p>
          </table:table-cell>
          <table:table-cell table:style-name="Table75.A1" office:value-type="string">
            <text:p text:style-name="P218"/>
          </table:table-cell>
          <table:table-cell table:style-name="Table75.A1" office:value-type="string">
            <text:p text:style-name="P218"/>
          </table:table-cell>
          <table:table-cell table:style-name="Table75.D1" office:value-type="string">
            <text:p text:style-name="P146">internals</text:p>
          </table:table-cell>
        </table:table-row>
        <table:table-row table:style-name="TableLine2233145341888">
          <table:table-cell table:style-name="Table75.A2" office:value-type="string">
            <text:p text:style-name="P83">‘<text:span text:style-name="T175">heap-start</text:span></text:p>
          </table:table-cell>
          <table:table-cell table:style-name="Table75.A2" office:value-type="string">
            <text:p text:style-name="P218"/>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2233145339440">
          <table:table-cell table:style-name="Table75.A2" office:value-type="string">
            <text:p text:style-name="P99">ca@</text:p>
          </table:table-cell>
          <table:table-cell table:style-name="Table75.A2" office:value-type="string">
            <text:p text:style-name="P234">( a – n )</text:p>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2233145330736">
          <table:table-cell table:style-name="Table75.A2" office:value-type="string">
            <text:p text:style-name="P88">fill32</text:p>
          </table:table-cell>
          <table:table-cell table:style-name="Table75.A2" office:value-type="string">
            <text:p text:style-name="P218"/>
          </table:table-cell>
          <table:table-cell table:style-name="Table75.A2" office:value-type="string">
            <text:p text:style-name="P218"/>
          </table:table-cell>
          <table:table-cell table:style-name="Table75.D2" office:value-type="string">
            <text:p text:style-name="P146">internals</text:p>
          </table:table-cell>
        </table:table-row>
        <table:table-row table:style-name="TableLine2233145331280">
          <table:table-cell table:style-name="Table75.A2" office:value-type="string">
            <text:p text:style-name="P56">heap_caps_free</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2233145331824">
          <table:table-cell table:style-name="Table75.A2" office:value-type="string">
            <text:p text:style-name="P56">heap_caps_malloc</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2233145332368">
          <table:table-cell table:style-name="Table75.A2" office:value-type="string">
            <text:p text:style-name="P56">heap_caps_realloc</text:p>
          </table:table-cell>
          <table:table-cell table:style-name="Table75.A2" office:value-type="string">
            <text:p text:style-name="P116"/>
          </table:table-cell>
          <table:table-cell table:style-name="Table75.A2" office:value-type="string">
            <text:p text:style-name="P157"/>
          </table:table-cell>
          <table:table-cell table:style-name="Table75.D2" office:value-type="string">
            <text:p text:style-name="P116">internals</text:p>
          </table:table-cell>
        </table:table-row>
        <table:table-row table:style-name="TableLine2233145340800">
          <table:table-cell table:style-name="Table75.A2" office:value-type="string">
            <text:p text:style-name="P83">LONG-SIZE</text:p>
          </table:table-cell>
          <table:table-cell table:style-name="Table75.A2" office:value-type="string">
            <text:p text:style-name="P218">( – 4 )</text:p>
          </table:table-cell>
          <table:table-cell table:style-name="Table75.A2" office:value-type="string">
            <text:p text:style-name="P218">Returns the size of a 32 bit long in bytes</text:p>
          </table:table-cell>
          <table:table-cell table:style-name="Table75.D2" office:value-type="string">
            <text:p text:style-name="P116">internals</text:p>
          </table:table-cell>
        </table:table-row>
        <table:table-row table:style-name="TableLine2233145333728">
          <table:table-cell table:style-name="Table75.A2" office:value-type="string">
            <text:p text:style-name="P56">MALLOC</text:p>
          </table:table-cell>
          <table:table-cell table:style-name="Table75.A2" office:value-type="string">
            <text:p text:style-name="P116">( n -- a | 0 )</text:p>
          </table:table-cell>
          <table:table-cell table:style-name="Table75.A2" office:value-type="string">
            <text:p text:style-name="P116">System malloc - reserve n bytes of memory, returns start address a if successful, else returns 0 on failure</text:p>
          </table:table-cell>
          <table:table-cell table:style-name="Table75.D2" office:value-type="string">
            <text:p text:style-name="P116">internals</text:p>
          </table:table-cell>
        </table:table-row>
        <table:table-row table:style-name="TableLine2233145334000">
          <table:table-cell table:style-name="Table75.A2" office:value-type="string">
            <text:p text:style-name="P56">MALLOC_CAP_32BIT</text:p>
          </table:table-cell>
          <table:table-cell table:style-name="Table75.A2" office:value-type="string">
            <text:p text:style-name="P116">( -- 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233145334272">
          <table:table-cell table:style-name="Table75.A2" office:value-type="string">
            <text:p text:style-name="P56">MALLOC_CAP_8BIT</text:p>
          </table:table-cell>
          <table:table-cell table:style-name="Table75.A2" office:value-type="string">
            <text:p text:style-name="P116">( -- 4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233145335088">
          <table:table-cell table:style-name="Table75.A2" office:value-type="string">
            <text:p text:style-name="P56">MALLOC_CAP_DEFAULT</text:p>
          </table:table-cell>
          <table:table-cell table:style-name="Table75.A2" office:value-type="string">
            <text:p text:style-name="P116">( -- 4096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233145335360">
          <table:table-cell table:style-name="Table75.A2" office:value-type="string">
            <text:p text:style-name="P56">MALLOC_CAP_DMA</text:p>
          </table:table-cell>
          <table:table-cell table:style-name="Table75.A2" office:value-type="string">
            <text:p text:style-name="P116">( -- 8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233145335632">
          <table:table-cell table:style-name="Table75.A2" office:value-type="string">
            <text:p text:style-name="P56">MALLOC_CAP_EXEC</text:p>
          </table:table-cell>
          <table:table-cell table:style-name="Table75.A2" office:value-type="string">
            <text:p text:style-name="P116">( -- 1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233145337264">
          <table:table-cell table:style-name="Table75.A2" office:value-type="string">
            <text:p text:style-name="P56">MALLOC_CAP_INTERNAL</text:p>
          </table:table-cell>
          <table:table-cell table:style-name="Table75.A2" office:value-type="string">
            <text:p text:style-name="P116">( -- 2048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233145339984">
          <table:table-cell table:style-name="Table75.A2" office:value-type="string">
            <text:p text:style-name="P56">MALLOC_CAP_IRAM_8BIT</text:p>
          </table:table-cell>
          <table:table-cell table:style-name="Table75.A2" office:value-type="string">
            <text:p text:style-name="P116">( -- 819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233145340256">
          <table:table-cell table:style-name="Table75.A2" office:value-type="string">
            <text:p text:style-name="P56">MALLOC_CAP_PID</text:p>
          </table:table-cell>
          <table:table-cell table:style-name="Table75.A2" office:value-type="string">
            <text:p text:style-name="P116">( n1 -- n1 n2 )</text:p>
          </table:table-cell>
          <table:table-cell table:style-name="Table75.A2" office:value-type="string">
            <text:p text:style-name="P116">n1 range is 3-28, then n2 = 32*2^^ (n1-3)<text:line-break/>e.g. if n1=3, n2=32; if n1=4. n2=64 etc</text:p>
          </table:table-cell>
          <table:table-cell table:style-name="Table75.D2" office:value-type="string">
            <text:p text:style-name="P116">internals</text:p>
          </table:table-cell>
        </table:table-row>
        <text:soft-page-break/>
        <table:table-row table:style-name="TableLine2233145341344">
          <table:table-cell table:style-name="Table75.A2" office:value-type="string">
            <text:p text:style-name="P56">MALLOC_CAP_RETENTION</text:p>
          </table:table-cell>
          <table:table-cell table:style-name="Table75.A2" office:value-type="string">
            <text:p text:style-name="P116">( -- 8192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233145341072">
          <table:table-cell table:style-name="Table75.A2" office:value-type="string">
            <text:p text:style-name="P56">MALLOC_CAP_SPIRAM</text:p>
          </table:table-cell>
          <table:table-cell table:style-name="Table75.A2" office:value-type="string">
            <text:p text:style-name="P116">( -- 1024 )</text:p>
          </table:table-cell>
          <table:table-cell table:style-name="Table75.A2" office:value-type="string">
            <text:p text:style-name="P116">constant</text:p>
          </table:table-cell>
          <table:table-cell table:style-name="Table75.D2" office:value-type="string">
            <text:p text:style-name="P116">internals</text:p>
          </table:table-cell>
        </table:table-row>
        <table:table-row table:style-name="TableLine2233145341616">
          <table:table-cell table:style-name="Table75.A2" office:value-type="string">
            <text:p text:style-name="P56">mem=</text:p>
          </table:table-cell>
          <table:table-cell table:style-name="Table75.A2" office:value-type="string">
            <text:p text:style-name="P116">( a1 a2 n -- f)</text:p>
          </table:table-cell>
          <table:table-cell table:style-name="Table75.A2" office:value-type="string">
            <text:p text:style-name="P116">f=true if the memory contents at a1 is equal to that at a2 for n bytes </text:p>
          </table:table-cell>
          <table:table-cell table:style-name="Table75.D2" office:value-type="string">
            <text:p text:style-name="P116">internals</text:p>
          </table:table-cell>
        </table:table-row>
        <table:table-row table:style-name="TableLine2233145345152">
          <table:table-cell table:style-name="Table75.A2" office:value-type="string">
            <text:p text:style-name="P56">REALLOC</text:p>
          </table:table-cell>
          <table:table-cell table:style-name="Table75.A2" office:value-type="string">
            <text:p text:style-name="P116">( a n -- a | 0 )</text:p>
          </table:table-cell>
          <table:table-cell table:style-name="Table75.A2" office:value-type="string">
            <text:p text:style-name="P116">System realloc</text:p>
          </table:table-cell>
          <table:table-cell table:style-name="Table75.D2" office:value-type="string">
            <text:p text:style-name="P116">internals</text:p>
          </table:table-cell>
        </table:table-row>
        <table:table-row table:style-name="TableLine2233145358208">
          <table:table-cell table:style-name="Table75.A2" office:value-type="string">
            <text:p text:style-name="P56">SYSFREE</text:p>
          </table:table-cell>
          <table:table-cell table:style-name="Table75.A2" office:value-type="string">
            <text:p text:style-name="P116">( a -- )</text:p>
          </table:table-cell>
          <table:table-cell table:style-name="Table75.A2" office:value-type="string">
            <text:p text:style-name="P116">System free - release memory previously reserved with MALLOC?</text:p>
          </table:table-cell>
          <table:table-cell table:style-name="Table75.D2" office:value-type="string">
            <text:p text:style-name="P116">internals</text:p>
          </table:table-cell>
        </table:table-row>
      </table:table>
      <text:p text:style-name="P430"/>
      <text:p text:style-name="P430"/>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2233145328016">
          <table:table-cell table:style-name="Table76.A1" office:value-type="string">
            <text:p text:style-name="P98">#f+s</text:p>
          </table:table-cell>
          <table:table-cell table:style-name="Table76.A1" office:value-type="string">
            <text:p text:style-name="P233">( r – )</text:p>
          </table:table-cell>
          <table:table-cell table:style-name="Table76.A1" office:value-type="string">
            <text:p text:style-name="P116"/>
          </table:table-cell>
          <table:table-cell table:style-name="Table76.D1" office:value-type="string">
            <text:p text:style-name="P164">internals</text:p>
          </table:table-cell>
        </table:table-row>
        <table:table-row table:style-name="TableLine2233145344064">
          <table:table-cell table:style-name="Table76.A2" office:value-type="string">
            <text:p text:style-name="P56">digit</text:p>
          </table:table-cell>
          <table:table-cell table:style-name="Table76.A2" office:value-type="string">
            <text:p text:style-name="P116">( u -- c )</text:p>
          </table:table-cell>
          <table:table-cell table:style-name="Table76.A2" office:value-type="string">
            <text:p text:style-name="P116">converts an integer to an ascii char e.g. 5 is converted to 53</text:p>
          </table:table-cell>
          <table:table-cell table:style-name="Table76.D2" office:value-type="string">
            <text:p text:style-name="P163">internals</text:p>
          </table:table-cell>
        </table:table-row>
      </table:table>
      <text:p text:style-name="P431"/>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2233145346240">
          <table:table-cell table:style-name="Table77.A1" office:value-type="string">
            <text:p text:style-name="P56">serial-key</text:p>
          </table:table-cell>
          <table:table-cell table:style-name="Table77.A1" office:value-type="string">
            <text:p text:style-name="P116">( -- c )</text:p>
          </table:table-cell>
          <table:table-cell table:style-name="Table77.A1" office:value-type="string">
            <text:p text:style-name="P116">reads the next character from the serial port</text:p>
          </table:table-cell>
          <table:table-cell table:style-name="Table77.D1" office:value-type="string">
            <text:p text:style-name="P116">internals</text:p>
          </table:table-cell>
        </table:table-row>
        <table:table-row table:style-name="TableLine2233145356032">
          <table:table-cell table:style-name="Table77.A2" office:value-type="string">
            <text:p text:style-name="P56">serial-key?</text:p>
          </table:table-cell>
          <table:table-cell table:style-name="Table77.A2" office:value-type="string">
            <text:p text:style-name="P116">( -- f )</text:p>
          </table:table-cell>
          <table:table-cell table:style-name="Table77.A2" office:value-type="string">
            <text:p text:style-name="P116">an alias for Serial.available</text:p>
          </table:table-cell>
          <table:table-cell table:style-name="Table77.D2" office:value-type="string">
            <text:p text:style-name="P116">internals</text:p>
          </table:table-cell>
        </table:table-row>
        <table:table-row table:style-name="TableLine2233145347328">
          <table:table-cell table:style-name="Table77.A2" office:value-type="string">
            <text:p text:style-name="P56">serial-type</text:p>
          </table:table-cell>
          <table:table-cell table:style-name="Table77.A2" office:value-type="string">
            <text:p text:style-name="P116">(addr count -- )</text:p>
          </table:table-cell>
          <table:table-cell table:style-name="Table77.A2" office:value-type="string">
            <text:p text:style-name="P116">send the counted string at addr to the serial port</text:p>
          </table:table-cell>
          <table:table-cell table:style-name="Table77.D2" office:value-type="string">
            <text:p text:style-name="P116">internals</text:p>
          </table:table-cell>
        </table:table-row>
      </table:table>
      <text:p text:style-name="P431"/>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2233145357936">
          <table:table-cell table:style-name="Table91.A1" office:value-type="string">
            <text:p text:style-name="P86">?<text:span text:style-name="T181">stack</text:span></text:p>
          </table:table-cell>
          <table:table-cell table:style-name="Table91.A1" office:value-type="string">
            <text:p text:style-name="P231">( – )</text:p>
          </table:table-cell>
          <table:table-cell table:style-name="Table91.A1" office:value-type="string">
            <text:p text:style-name="P231">throws an error if stack underflow or overflow has occurred</text:p>
          </table:table-cell>
          <table:table-cell table:style-name="Table91.D1" office:value-type="string">
            <text:p text:style-name="P136">internals</text:p>
          </table:table-cell>
        </table:table-row>
        <table:table-row table:style-name="TableLine2233145357664">
          <table:table-cell table:style-name="Table91.A2" office:value-type="string">
            <text:p text:style-name="P86">‘stack-cells</text:p>
          </table:table-cell>
          <table:table-cell table:style-name="Table91.A2" office:value-type="string">
            <text:p text:style-name="P222"/>
          </table:table-cell>
          <table:table-cell table:style-name="Table91.A2" office:value-type="string">
            <text:p text:style-name="P222"/>
          </table:table-cell>
          <table:table-cell table:style-name="Table91.D2" office:value-type="string">
            <text:p text:style-name="P136">internals</text:p>
          </table:table-cell>
        </table:table-row>
      </table:table>
      <text:p text:style-name="Standard"/>
      <text:h text:style-name="P501"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2233145347056">
          <table:table-cell table:style-name="Table78.A1" office:value-type="string">
            <text:p text:style-name="P56">‘<text:span text:style-name="T177">tib</text:span></text:p>
          </table:table-cell>
          <table:table-cell table:style-name="Table78.A1" office:value-type="string">
            <text:p text:style-name="P157"/>
          </table:table-cell>
          <table:table-cell table:style-name="Table78.A1" office:value-type="string">
            <text:p text:style-name="P157"/>
          </table:table-cell>
          <table:table-cell table:style-name="Table78.D1" office:value-type="string">
            <text:p text:style-name="P137">internals</text:p>
          </table:table-cell>
        </table:table-row>
        <table:table-row table:style-name="TableLine2233145350048">
          <table:table-cell table:style-name="Table78.A2" office:value-type="string">
            <text:p text:style-name="P56">$@</text:p>
          </table:table-cell>
          <table:table-cell table:style-name="Table78.A2" office:value-type="string">
            <text:p text:style-name="P157"/>
          </table:table-cell>
          <table:table-cell table:style-name="Table78.A2" office:value-type="string">
            <text:p text:style-name="P157"/>
          </table:table-cell>
          <table:table-cell table:style-name="Table78.D2" office:value-type="string">
            <text:p text:style-name="P116">internals</text:p>
          </table:table-cell>
        </table:table-row>
        <table:table-row table:style-name="TableLine2233145355488">
          <table:table-cell table:style-name="Table78.A2" office:value-type="string">
            <text:p text:style-name="P64">$place</text:p>
          </table:table-cell>
          <table:table-cell table:style-name="Table78.A2" office:value-type="string">
            <text:p text:style-name="P128">( addr cnt -- )</text:p>
          </table:table-cell>
          <table:table-cell table:style-name="Table78.A2" office:value-type="string">
            <text:p text:style-name="P128"/>
          </table:table-cell>
          <table:table-cell table:style-name="Table78.D2" office:value-type="string">
            <text:p text:style-name="P129">internals</text:p>
          </table:table-cell>
        </table:table-row>
        <table:table-row table:style-name="TableLine2233145358752">
          <table:table-cell table:style-name="Table78.A2" office:value-type="string">
            <text:p text:style-name="P113">S&gt;NUMBER?</text:p>
          </table:table-cell>
          <table:table-cell table:style-name="Table78.A2" office:value-type="string">
            <text:p text:style-name="P116">( addr cnt -- n f=true | f=false )</text:p>
          </table:table-cell>
          <table:table-cell table:style-name="Table78.A2" office:value-type="string">
            <text:p text:style-name="P116">converts the counted ascii string stored at addr to number n with f=true, else just returns f=0, no n</text:p>
          </table:table-cell>
          <table:table-cell table:style-name="Table78.D2" office:value-type="string">
            <text:p text:style-name="P129">internals</text:p>
          </table:table-cell>
        </table:table-row>
      </table:table>
      <text:p text:style-name="P460"/>
      <text:p text:style-name="Standard"/>
      <text:h text:style-name="P502" text:outline-level="2">System</text:h>
      <table:table table:name="Table79" table:style-name="Table79">
        <table:table-column table:style-name="Table79.A"/>
        <table:table-column table:style-name="Table79.B"/>
        <table:table-column table:style-name="Table79.C"/>
        <table:table-column table:style-name="Table79.D"/>
        <table:table-row table:style-name="TableLine2233145350864">
          <table:table-cell table:style-name="Table79.A1" office:value-type="string">
            <text:p text:style-name="P56">'context</text:p>
          </table:table-cell>
          <table:table-cell table:style-name="Table79.A1" office:value-type="string">
            <text:p text:style-name="P116">( -- addr )</text:p>
          </table:table-cell>
          <table:table-cell table:style-name="Table79.A1" office:value-type="string">
            <text:p text:style-name="P116">system variable</text:p>
          </table:table-cell>
          <table:table-cell table:style-name="Table79.D1" office:value-type="string">
            <text:p text:style-name="P116">internals</text:p>
          </table:table-cell>
        </table:table-row>
        <table:table-row table:style-name="TableLine2233145353312">
          <table:table-cell table:style-name="Table79.A2" office:value-type="string">
            <text:p text:style-name="P56">'heap</text:p>
          </table:table-cell>
          <table:table-cell table:style-name="Table79.A2" office:value-type="string">
            <text:p text:style-name="P116">( -- addr )</text:p>
          </table:table-cell>
          <table:table-cell table:style-name="Table79.A2" office:value-type="string">
            <text:p text:style-name="P116">system variable</text:p>
          </table:table-cell>
          <table:table-cell table:style-name="Table79.D2" office:value-type="string">
            <text:p text:style-name="P116">internals</text:p>
          </table:table-cell>
        </table:table-row>
        <table:table-row table:style-name="TableLine2233145356304">
          <table:table-cell table:style-name="Table79.A2" office:value-type="string">
            <text:p text:style-name="P56">'notfound</text:p>
          </table:table-cell>
          <table:table-cell table:style-name="Table79.A2" office:value-type="string">
            <text:p text:style-name="P116">( -- addr )</text:p>
          </table:table-cell>
          <table:table-cell table:style-name="Table79.A2" office:value-type="string">
            <text:p text:style-name="P116">system variable</text:p>
          </table:table-cell>
          <table:table-cell table:style-name="Table79.D2" office:value-type="string">
            <text:p text:style-name="P116">internals</text:p>
          </table:table-cell>
        </table:table-row>
        <table:table-row table:style-name="TableLine2233145356848">
          <table:table-cell table:style-name="Table79.A2" office:value-type="string">
            <text:p text:style-name="P56">'SYS</text:p>
          </table:table-cell>
          <table:table-cell table:style-name="Table79.A2" office:value-type="string">
            <text:p text:style-name="P116">( -- addr )</text:p>
          </table:table-cell>
          <table:table-cell table:style-name="Table79.A2" office:value-type="string">
            <text:p text:style-name="P116">system variable - used as the base address for system variables e.g. : 'context 'SYS 7 cells + ;</text:p>
          </table:table-cell>
          <table:table-cell table:style-name="Table79.D2" office:value-type="string">
            <text:p text:style-name="P116">internals</text:p>
          </table:table-cell>
        </table:table-row>
        <table:table-row table:style-name="TableLine2233145357392">
          <table:table-cell table:style-name="Table79.A2" office:value-type="string">
            <text:p text:style-name="P56">‘<text:span text:style-name="T177">boot</text:span></text:p>
          </table:table-cell>
          <table:table-cell table:style-name="Table79.A2" office:value-type="string">
            <text:p text:style-name="P165"/>
          </table:table-cell>
          <table:table-cell table:style-name="Table79.A2" office:value-type="string">
            <text:p text:style-name="P165"/>
          </table:table-cell>
          <table:table-cell table:style-name="Table79.D2" office:value-type="string">
            <text:p text:style-name="P166">internals</text:p>
          </table:table-cell>
        </table:table-row>
        <table:table-row table:style-name="TableLine2233145359296">
          <table:table-cell table:style-name="Table79.A2" office:value-type="string">
            <text:p text:style-name="P56">‘<text:span text:style-name="T177">boot-size</text:span></text:p>
          </table:table-cell>
          <table:table-cell table:style-name="Table79.A2" office:value-type="string">
            <text:p text:style-name="P165"/>
          </table:table-cell>
          <table:table-cell table:style-name="Table79.A2" office:value-type="string">
            <text:p text:style-name="P165"/>
          </table:table-cell>
          <table:table-cell table:style-name="Table79.D2" office:value-type="string">
            <text:p text:style-name="P166">internals</text:p>
          </table:table-cell>
        </table:table-row>
        <table:table-row table:style-name="TableLine2233145366368">
          <table:table-cell table:style-name="Table79.A2" office:value-type="string">
            <text:p text:style-name="P56">‘<text:span text:style-name="T93">cold</text:span></text:p>
          </table:table-cell>
          <table:table-cell table:style-name="Table79.A2" office:value-type="string">
            <text:p text:style-name="P165">( – addr )</text:p>
          </table:table-cell>
          <table:table-cell table:style-name="Table79.A2" office:value-type="string">
            <text:p text:style-name="P165">Address of the word that will run on start-up</text:p>
          </table:table-cell>
          <table:table-cell table:style-name="Table79.D2" office:value-type="string">
            <text:p text:style-name="P165">internals</text:p>
          </table:table-cell>
        </table:table-row>
        <table:table-row table:style-name="TableLine2233145366096">
          <table:table-cell table:style-name="Table79.A2" office:value-type="string">
            <text:p text:style-name="P56">arrow</text:p>
          </table:table-cell>
          <table:table-cell table:style-name="Table79.A2" office:value-type="string">
            <text:p text:style-name="P116">( -- addr )</text:p>
          </table:table-cell>
          <table:table-cell table:style-name="Table79.A2" office:value-type="string">
            <text:p text:style-name="P116">variable, default=true if so, the user will be prompted by --&gt; to show the forth system is ready for user input</text:p>
          </table:table-cell>
          <table:table-cell table:style-name="Table79.D2" office:value-type="string">
            <text:p text:style-name="P116">internals</text:p>
          </table:table-cell>
        </table:table-row>
        <table:table-row table:style-name="TableLine2233145360928">
          <table:table-cell table:style-name="Table79.A2" office:value-type="string">
            <text:p text:style-name="P56">autoexec</text:p>
          </table:table-cell>
          <table:table-cell table:style-name="Table79.A2" office:value-type="string">
            <text:p text:style-name="P116">( -- )</text:p>
          </table:table-cell>
          <table:table-cell table:style-name="Table79.A2" office:value-type="string">
            <text:p text:style-name="P116">at system start, check for autoexec.fs on the flash drive and run if present. <text:span text:style-name="T92">N.B. the filename must have been saved lowercase else it won’t be recognised and your program won’t autostart</text:span></text:p>
          </table:table-cell>
          <table:table-cell table:style-name="Table79.D2" office:value-type="string">
            <text:p text:style-name="P116">internals</text:p>
          </table:table-cell>
        </table:table-row>
        <table:table-row table:style-name="TableLine2233145365552">
          <table:table-cell table:style-name="Table79.A2" office:value-type="string">
            <text:p text:style-name="P56">default-remember-filename</text:p>
          </table:table-cell>
          <table:table-cell table:style-name="Table79.A2" office:value-type="string">
            <text:p text:style-name="P116">( -- addr cnt )</text:p>
          </table:table-cell>
          <table:table-cell table:style-name="Table79.A2" office:value-type="string">
            <text:p text:style-name="P116">returns the string myforth</text:p>
          </table:table-cell>
          <table:table-cell table:style-name="Table79.D2" office:value-type="string">
            <text:p text:style-name="P116">internals</text:p>
          </table:table-cell>
        </table:table-row>
        <table:table-row table:style-name="TableLine2233145365008">
          <table:table-cell table:style-name="Table79.A2" office:value-type="string">
            <text:p text:style-name="P56">esp32-bye</text:p>
          </table:table-cell>
          <table:table-cell table:style-name="Table79.A2" office:value-type="string">
            <text:p text:style-name="P257">( – )</text:p>
          </table:table-cell>
          <table:table-cell table:style-name="Table79.A2" office:value-type="string">
            <text:p text:style-name="P116">Restarts ESP32forth as though from switch-on</text:p>
          </table:table-cell>
          <table:table-cell table:style-name="Table79.D2" office:value-type="string">
            <text:p text:style-name="P116">internals</text:p>
          </table:table-cell>
        </table:table-row>
        <table:table-row table:style-name="TableLine2233145364736">
          <table:table-cell table:style-name="Table79.A2" office:value-type="string">
            <text:p text:style-name="P107">esp32-stats</text:p>
          </table:table-cell>
          <table:table-cell table:style-name="Table79.A2" office:value-type="string">
            <text:p text:style-name="P257">( – )</text:p>
          </table:table-cell>
          <table:table-cell table:style-name="Table79.A2" office:value-type="string">
            <text:p text:style-name="P257">Displays chip model, type, clock speed, number of cores, flash chip size, system heap stats</text:p>
          </table:table-cell>
          <table:table-cell table:style-name="Table79.D2" office:value-type="string">
            <text:p text:style-name="P167">internals</text:p>
          </table:table-cell>
        </table:table-row>
        <table:table-row table:style-name="TableLine2233145361472">
          <table:table-cell table:style-name="Table79.A2" office:value-type="string">
            <text:p text:style-name="P95">free.</text:p>
          </table:table-cell>
          <table:table-cell table:style-name="Table79.A2" office:value-type="string">
            <text:p text:style-name="P232">( nf nu -- )</text:p>
          </table:table-cell>
          <table:table-cell table:style-name="Table79.A2" office:value-type="string">
            <text:p text:style-name="P232">Part of the sign-on message printed by raw-ok</text:p>
          </table:table-cell>
          <table:table-cell table:style-name="Table79.D2" office:value-type="string">
            <text:p text:style-name="P166">internals</text:p>
          </table:table-cell>
        </table:table-row>
        <table:table-row table:style-name="TableLine2233145376976">
          <table:table-cell table:style-name="Table79.A2" office:value-type="string">
            <text:p text:style-name="P56">growth-gap</text:p>
          </table:table-cell>
          <table:table-cell table:style-name="Table79.A2" office:value-type="string">
            <text:p text:style-name="P116">( -- $4000</text:p>
          </table:table-cell>
          <table:table-cell table:style-name="Table79.A2" office:value-type="string">
            <text:p text:style-name="P116">constant</text:p>
          </table:table-cell>
          <table:table-cell table:style-name="Table79.D2" office:value-type="string">
            <text:p text:style-name="P116">internals</text:p>
          </table:table-cell>
        </table:table-row>
        <table:table-row table:style-name="TableLine2233145377520">
          <table:table-cell table:style-name="Table79.A2" office:value-type="string">
            <text:p text:style-name="P95">raw-ok</text:p>
          </table:table-cell>
          <table:table-cell table:style-name="Table79.A2" office:value-type="string">
            <text:p text:style-name="P232">( – )</text:p>
          </table:table-cell>
          <table:table-cell table:style-name="Table79.A2" office:value-type="string">
            <text:p text:style-name="P232">Sign-on message – displays version, clockrate, number of cores, space, dictionary status, stack info</text:p>
          </table:table-cell>
          <table:table-cell table:style-name="Table79.D2" office:value-type="string">
            <text:p text:style-name="P144">internals</text:p>
          </table:table-cell>
        </table:table-row>
      </table:table>
      <text:p text:style-name="P431"/>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2233145352496">
          <table:table-cell table:style-name="Table80.A1" office:value-type="string">
            <text:p text:style-name="P56">YIELD</text:p>
          </table:table-cell>
          <table:table-cell table:style-name="Table80.A1" office:value-type="string">
            <text:p text:style-name="P157"/>
          </table:table-cell>
          <table:table-cell table:style-name="Table80.A1" office:value-type="string">
            <text:p text:style-name="P157"/>
          </table:table-cell>
          <table:table-cell table:style-name="Table80.D1" office:value-type="string">
            <text:p text:style-name="P116">internals</text:p>
          </table:table-cell>
        </table:table-row>
        <table:table-row table:style-name="TableLine2233145377792">
          <table:table-cell table:style-name="Table80.A2" office:value-type="string">
            <text:p text:style-name="P106">yield-step</text:p>
          </table:table-cell>
          <table:table-cell table:style-name="Table80.A2" office:value-type="string">
            <text:p text:style-name="P157"/>
          </table:table-cell>
          <table:table-cell table:style-name="Table80.A2" office:value-type="string">
            <text:p text:style-name="P256">Assigned to yield-task</text:p>
          </table:table-cell>
          <table:table-cell table:style-name="Table80.D2" office:value-type="string">
            <text:p text:style-name="P152">internals</text:p>
          </table:table-cell>
        </table:table-row>
        <table:table-row table:style-name="TableLine2233145372896">
          <table:table-cell table:style-name="Table80.A2" office:value-type="string">
            <text:p text:style-name="P56">yield-task</text:p>
          </table:table-cell>
          <table:table-cell table:style-name="Table80.A2" office:value-type="string">
            <text:p text:style-name="P157"/>
          </table:table-cell>
          <table:table-cell table:style-name="Table80.A2" office:value-type="string">
            <text:p text:style-name="P157"/>
          </table:table-cell>
          <table:table-cell table:style-name="Table80.D2" office:value-type="string">
            <text:p text:style-name="P116">internals</text:p>
          </table:table-cell>
        </table:table-row>
      </table:table>
      <text:p text:style-name="P431"/>
      <text:p text:style-name="Standard"/>
      <text:h text:style-name="P503"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2233145365280">
          <table:table-cell table:style-name="Table81.A1" office:value-type="string">
            <text:p text:style-name="P56">‘<text:span text:style-name="T175">context</text:span></text:p>
          </table:table-cell>
          <table:table-cell table:style-name="Table81.A1" office:value-type="string">
            <text:p text:style-name="P116"/>
          </table:table-cell>
          <table:table-cell table:style-name="Table81.A1" office:value-type="string">
            <text:p text:style-name="P116"/>
          </table:table-cell>
          <table:table-cell table:style-name="Table81.D1" office:value-type="string">
            <text:p text:style-name="P152">internals</text:p>
          </table:table-cell>
        </table:table-row>
        <table:table-row table:style-name="TableLine2233145361744">
          <table:table-cell table:style-name="Table81.A2" office:value-type="string">
            <text:p text:style-name="P56">‘<text:span text:style-name="T175">latestxt</text:span></text:p>
          </table:table-cell>
          <table:table-cell table:style-name="Table81.A2" office:value-type="string">
            <text:p text:style-name="P116"/>
          </table:table-cell>
          <table:table-cell table:style-name="Table81.A2" office:value-type="string">
            <text:p text:style-name="P116"/>
          </table:table-cell>
          <table:table-cell table:style-name="Table81.D2" office:value-type="string">
            <text:p text:style-name="P152">internals</text:p>
          </table:table-cell>
        </table:table-row>
        <table:table-row table:style-name="TableLine2233145363920">
          <table:table-cell table:style-name="Table81.A2" office:value-type="string">
            <text:p text:style-name="P56">‘<text:span text:style-name="T175">notfound</text:span></text:p>
          </table:table-cell>
          <table:table-cell table:style-name="Table81.A2" office:value-type="string">
            <text:p text:style-name="P116"/>
          </table:table-cell>
          <table:table-cell table:style-name="Table81.A2" office:value-type="string">
            <text:p text:style-name="P116"/>
          </table:table-cell>
          <table:table-cell table:style-name="Table81.D2" office:value-type="string">
            <text:p text:style-name="P152">internals</text:p>
          </table:table-cell>
        </table:table-row>
        <table:table-row table:style-name="TableLine2233145373168">
          <table:table-cell table:style-name="Table81.A2" office:value-type="string">
            <text:p text:style-name="P56">&gt;<text:span text:style-name="T142">vocnext</text:span></text:p>
          </table:table-cell>
          <table:table-cell table:style-name="Table81.A2" office:value-type="string">
            <text:p text:style-name="P116">( xt -- xt )</text:p>
          </table:table-cell>
          <table:table-cell table:style-name="Table81.A2" office:value-type="string">
            <text:p text:style-name="P116"/>
          </table:table-cell>
          <table:table-cell table:style-name="Table81.D2" office:value-type="string">
            <text:p text:style-name="P131">internals</text:p>
          </table:table-cell>
        </table:table-row>
        <table:table-row table:style-name="TableLine2233145372624">
          <table:table-cell table:style-name="Table81.A2" office:value-type="string">
            <text:p text:style-name="P56">forth-wordlist</text:p>
          </table:table-cell>
          <table:table-cell table:style-name="Table81.A2" office:value-type="string">
            <text:p text:style-name="P116">( -- n )</text:p>
          </table:table-cell>
          <table:table-cell table:style-name="Table81.A2" office:value-type="string">
            <text:p text:style-name="P116">constant, defined as current @</text:p>
          </table:table-cell>
          <table:table-cell table:style-name="Table81.D2" office:value-type="string">
            <text:p text:style-name="P116">internals</text:p>
          </table:table-cell>
        </table:table-row>
        <table:table-row table:style-name="TableLine2233145362016">
          <table:table-cell table:style-name="Table81.A2" office:value-type="string">
            <text:p text:style-name="P56">last-vocabulary</text:p>
          </table:table-cell>
          <table:table-cell table:style-name="Table81.A2" office:value-type="string">
            <text:p text:style-name="P192">( – n )</text:p>
          </table:table-cell>
          <table:table-cell table:style-name="Table81.A2" office:value-type="string">
            <text:p text:style-name="P157"/>
          </table:table-cell>
          <table:table-cell table:style-name="Table81.D2" office:value-type="string">
            <text:p text:style-name="P116">internals</text:p>
          </table:table-cell>
        </table:table-row>
        <table:table-row table:style-name="TableLine2233145377248">
          <table:table-cell table:style-name="Table81.A2" office:value-type="string">
            <text:p text:style-name="P87">latestext</text:p>
          </table:table-cell>
          <table:table-cell table:style-name="Table81.A2" office:value-type="string">
            <text:p text:style-name="P223">( – xt )</text:p>
          </table:table-cell>
          <table:table-cell table:style-name="Table81.A2" office:value-type="string">
            <text:p text:style-name="P157"/>
          </table:table-cell>
          <table:table-cell table:style-name="Table81.D2" office:value-type="string">
            <text:p text:style-name="P152">internals</text:p>
          </table:table-cell>
        </table:table-row>
        <table:table-row table:style-name="TableLine2233145362832">
          <table:table-cell table:style-name="Table81.A2" office:value-type="string">
            <text:p text:style-name="P76">nonvoc?</text:p>
          </table:table-cell>
          <table:table-cell table:style-name="Table81.A2" office:value-type="string">
            <text:p text:style-name="P188">( xt – f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2233145373440">
          <table:table-cell table:style-name="Table81.A2" office:value-type="string">
            <text:p text:style-name="P76">see-all</text:p>
          </table:table-cell>
          <table:table-cell table:style-name="Table81.A2" office:value-type="string">
            <text:p text:style-name="P190">( –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2233145363104">
          <table:table-cell table:style-name="Table81.A2" office:value-type="string">
            <text:p text:style-name="P76">see-vocabulary</text:p>
          </table:table-cell>
          <table:table-cell table:style-name="Table81.A2" office:value-type="string">
            <text:p text:style-name="P188">( voc )</text:p>
          </table:table-cell>
          <table:table-cell table:style-name="Table81.A2" office:value-type="string">
            <text:p text:style-name="P157"/>
          </table:table-cell>
          <table:table-cell table:style-name="Table81.D2" office:value-type="string">
            <text:p text:style-name="P131">internals</text:p>
          </table:table-cell>
        </table:table-row>
        <table:table-row table:style-name="TableLine2233145367456">
          <table:table-cell table:style-name="Table81.A2" office:value-type="string">
            <text:p text:style-name="P78">size-all</text:p>
          </table:table-cell>
          <table:table-cell table:style-name="Table81.A2" office:value-type="string">
            <text:p text:style-name="P192">(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2233145363376">
          <table:table-cell table:style-name="Table81.A2" office:value-type="string">
            <text:p text:style-name="P77">size-vocabulary</text:p>
          </table:table-cell>
          <table:table-cell table:style-name="Table81.A2" office:value-type="string">
            <text:p text:style-name="P189">( voc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2233145373712">
          <table:table-cell table:style-name="Table81.A2" office:value-type="string">
            <text:p text:style-name="P77">voc.</text:p>
          </table:table-cell>
          <table:table-cell table:style-name="Table81.A2" office:value-type="string">
            <text:p text:style-name="P190">( voc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2233145363648">
          <table:table-cell table:style-name="Table81.A2" office:value-type="string">
            <text:p text:style-name="P77">vocs.</text:p>
          </table:table-cell>
          <table:table-cell table:style-name="Table81.A2" office:value-type="string">
            <text:p text:style-name="P190">( voc -- )</text:p>
          </table:table-cell>
          <table:table-cell table:style-name="Table81.A2" office:value-type="string">
            <text:p text:style-name="P191"/>
          </table:table-cell>
          <table:table-cell table:style-name="Table81.D2" office:value-type="string">
            <text:p text:style-name="P131">internals</text:p>
          </table:table-cell>
        </table:table-row>
        <table:table-row table:style-name="TableLine2233145374256">
          <table:table-cell table:style-name="Table81.A2" office:value-type="string">
            <text:p text:style-name="P77">voclist</text:p>
          </table:table-cell>
          <table:table-cell table:style-name="Table81.A2" office:value-type="string">
            <text:p text:style-name="P190">( – )</text:p>
          </table:table-cell>
          <table:table-cell table:style-name="Table81.A2" office:value-type="string">
            <text:p text:style-name="P191">Display all vocabularies</text:p>
          </table:table-cell>
          <table:table-cell table:style-name="Table81.D2" office:value-type="string">
            <text:p text:style-name="P131">internals</text:p>
          </table:table-cell>
        </table:table-row>
        <table:table-row table:style-name="TableLine2233145364192">
          <table:table-cell table:style-name="Table81.A2" office:value-type="string">
            <text:p text:style-name="P77">voclist-from</text:p>
          </table:table-cell>
          <table:table-cell table:style-name="Table81.A2" office:value-type="string">
            <text:p text:style-name="P190">( voc – )</text:p>
          </table:table-cell>
          <table:table-cell table:style-name="Table81.A2" office:value-type="string">
            <text:p text:style-name="P157"/>
          </table:table-cell>
          <table:table-cell table:style-name="Table81.D2" office:value-type="string">
            <text:p text:style-name="P131">internals</text:p>
          </table:table-cell>
        </table:table-row>
      </table:table>
      <text:p text:style-name="P432"/>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2233145366912">
          <table:table-cell table:style-name="Table82.A1" office:value-type="string">
            <text:p text:style-name="P83">-<text:span text:style-name="T183">TAB</text:span></text:p>
          </table:table-cell>
          <table:table-cell table:style-name="Table82.A1" office:value-type="string">
            <text:p text:style-name="P235">( – 64 )</text:p>
          </table:table-cell>
          <table:table-cell table:style-name="Table82.A1" office:value-type="string">
            <text:p text:style-name="P235">constant</text:p>
          </table:table-cell>
          <table:table-cell table:style-name="Table82.D1" office:value-type="string">
            <text:p text:style-name="P147">internals</text:p>
          </table:table-cell>
        </table:table-row>
        <table:table-row table:style-name="TableLine2233145370448">
          <table:table-cell table:style-name="Table82.A2" office:value-type="string">
            <text:p text:style-name="P56">}?</text:p>
          </table:table-cell>
          <table:table-cell table:style-name="Table82.A2" office:value-type="string">
            <text:p text:style-name="P116">( addr cnt -- )</text:p>
          </table:table-cell>
          <table:table-cell table:style-name="Table82.A2" office:value-type="string">
            <text:p text:style-name="P116">used internally by { in defining local variables</text:p>
          </table:table-cell>
          <table:table-cell table:style-name="Table82.D2" office:value-type="string">
            <text:p text:style-name="P116">internals</text:p>
          </table:table-cell>
        </table:table-row>
        <table:table-row table:style-name="TableLine2233145375888">
          <table:table-cell table:style-name="Table82.A2" office:value-type="string">
            <text:p text:style-name="P100">+TAB</text:p>
          </table:table-cell>
          <table:table-cell table:style-name="Table82.A2" office:value-type="string">
            <text:p text:style-name="P235">( – 32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233145371808">
          <table:table-cell table:style-name="Table82.A2" office:value-type="string">
            <text:p text:style-name="P83">BUILTIN_FORK</text:p>
          </table:table-cell>
          <table:table-cell table:style-name="Table82.A2" office:value-type="string">
            <text:p text:style-name="P235">( – 4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233145372080">
          <table:table-cell table:style-name="Table82.A2" office:value-type="string">
            <text:p text:style-name="P83">DOCOL</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233145374528">
          <table:table-cell table:style-name="Table82.A2" office:value-type="string">
            <text:p text:style-name="P83">DOCON</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233145374800">
          <table:table-cell table:style-name="Table82.A2" office:value-type="string">
            <text:p text:style-name="P83">DOCREATE</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233145376160">
          <table:table-cell table:style-name="Table82.A2" office:value-type="string">
            <text:p text:style-name="P83">DODOES</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233145376432">
          <table:table-cell table:style-name="Table82.A2" office:value-type="string">
            <text:p text:style-name="P83">DOSET</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233145392480">
          <table:table-cell table:style-name="Table82.A2" office:value-type="string">
            <text:p text:style-name="P83">DOVAR</text:p>
          </table:table-cell>
          <table:table-cell table:style-name="Table82.A2" office:value-type="string">
            <text:p text:style-name="P116"/>
          </table:table-cell>
          <table:table-cell table:style-name="Table82.A2" office:value-type="string">
            <text:p text:style-name="P116"/>
          </table:table-cell>
          <table:table-cell table:style-name="Table82.D2" office:value-type="string">
            <text:p text:style-name="P147">internals</text:p>
          </table:table-cell>
        </table:table-row>
        <table:table-row table:style-name="TableLine2233145391392">
          <table:table-cell table:style-name="Table82.A2" office:value-type="string">
            <text:p text:style-name="P83">IMMEDIATE_MARK</text:p>
          </table:table-cell>
          <table:table-cell table:style-name="Table82.A2" office:value-type="string">
            <text:p text:style-name="P235">( – 1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233145378608">
          <table:table-cell table:style-name="Table82.A2" office:value-type="string">
            <text:p text:style-name="P56">immediate?</text:p>
          </table:table-cell>
          <table:table-cell table:style-name="Table82.A2" office:value-type="string">
            <text:p text:style-name="P116">( xt -- f )</text:p>
          </table:table-cell>
          <table:table-cell table:style-name="Table82.A2" office:value-type="string">
            <text:p text:style-name="P116">f=true if the word whose execution token is on the stack is an immediate word e.g.<text:line-break/>' if immediate? returns true<text:line-break/>' load immediate? returns false</text:p>
          </table:table-cell>
          <table:table-cell table:style-name="Table82.D2" office:value-type="string">
            <text:p text:style-name="P116">internals</text:p>
          </table:table-cell>
        </table:table-row>
        <text:soft-page-break/>
        <table:table-row table:style-name="TableLine2233145392752">
          <table:table-cell table:style-name="Table82.A2" office:value-type="string">
            <text:p text:style-name="P100">MARK</text:p>
          </table:table-cell>
          <table:table-cell table:style-name="Table82.A2" office:value-type="string">
            <text:p text:style-name="P235">( – 128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233145382960">
          <table:table-cell table:style-name="Table82.A2" office:value-type="string">
            <text:p text:style-name="P83">NONAMED</text:p>
          </table:table-cell>
          <table:table-cell table:style-name="Table82.A2" office:value-type="string">
            <text:p text:style-name="P235">( – 16 )</text:p>
          </table:table-cell>
          <table:table-cell table:style-name="Table82.A2" office:value-type="string">
            <text:p text:style-name="P235">constant</text:p>
          </table:table-cell>
          <table:table-cell table:style-name="Table82.D2" office:value-type="string">
            <text:p text:style-name="P147">internals</text:p>
          </table:table-cell>
        </table:table-row>
        <table:table-row table:style-name="TableLine2233145378880">
          <table:table-cell table:style-name="Table82.A2" office:value-type="string">
            <text:p text:style-name="P83">SMUDGE</text:p>
          </table:table-cell>
          <table:table-cell table:style-name="Table82.A2" office:value-type="string">
            <text:p text:style-name="P235">( – 2 )</text:p>
          </table:table-cell>
          <table:table-cell table:style-name="Table82.A2" office:value-type="string">
            <text:p text:style-name="P235">constant</text:p>
          </table:table-cell>
          <table:table-cell table:style-name="Table82.D2" office:value-type="string">
            <text:p text:style-name="P147">internals</text:p>
          </table:table-cell>
        </table:table-row>
      </table:table>
      <text:p text:style-name="P466"/>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2233145368544">
          <table:table-cell table:style-name="Table92.A1" office:value-type="string">
            <text:p text:style-name="P66">‘<text:span text:style-name="T177">argc</text:span></text:p>
          </table:table-cell>
          <table:table-cell table:style-name="Table92.A1" office:value-type="string">
            <text:p text:style-name="P137"/>
          </table:table-cell>
          <table:table-cell table:style-name="Table92.A1" office:value-type="string">
            <text:p text:style-name="P137"/>
          </table:table-cell>
          <table:table-cell table:style-name="Table92.D1" office:value-type="string">
            <text:p text:style-name="P137">internals</text:p>
          </table:table-cell>
        </table:table-row>
        <table:table-row table:style-name="TableLine2233145384592">
          <table:table-cell table:style-name="Table92.A2" office:value-type="string">
            <text:p text:style-name="P66">‘<text:span text:style-name="T177">argv</text:span></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2233145391120">
          <table:table-cell table:style-name="Table92.A2" office:value-type="string">
            <text:p text:style-name="P66">‘<text:span text:style-name="T177">runner</text:span></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row table:style-name="TableLine2233145391664">
          <table:table-cell table:style-name="Table92.A2" office:value-type="string">
            <text:p text:style-name="P91">RAW-YIELD</text:p>
          </table:table-cell>
          <table:table-cell table:style-name="Table92.A2" office:value-type="string">
            <text:p text:style-name="P137"/>
          </table:table-cell>
          <table:table-cell table:style-name="Table92.A2" office:value-type="string">
            <text:p text:style-name="P137"/>
          </table:table-cell>
          <table:table-cell table:style-name="Table92.D2" office:value-type="string">
            <text:p text:style-name="P137">internals</text:p>
          </table:table-cell>
        </table:table-row>
      </table:table>
      <text:h text:style-name="P500" text:outline-level="1">Appendix 2 Notes on using the Sockets Dictionary</text:h>
      <text:p text:style-name="P450"><text:span text:style-name="T108">A very useful guide to programming with Internet Sockets </text:span><text:a xlink:type="simple" xlink:href="https://www.gta.ufrj.br/ensino/eel878/sockets/index.html" text:style-name="Internet_20_link" text:visited-style-name="Visited_20_Internet_20_Link"><text:span text:style-name="T108">is located here</text:span></text:a><text:span text:style-name="T108">.</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2233145387040">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p>
            <text:p text:style-name="P11">long4<text:tab/><text:tab/>[<text:tab/>unused<text:tab/><text:tab/>]</text:p>
          </table:table-cell>
          <table:table-cell table:style-name="Table86.B1" office:value-type="string">
            <text:p text:style-name="P10"/>
            <text:p text:style-name="P10"/>
            <text:p text:style-name="P10">len = 16, the number of bytes in the structure</text:p>
            <text:p text:style-name="P10"/>
            <text:p text:style-name="P10">family = 2, AF_INET for internet use </text:p>
          </table:table-cell>
        </table:table-row>
      </table:table>
      <text:p text:style-name="P441"/>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2233145393296">
          <table:table-cell table:style-name="Table85.A1" office:value-type="string">
            <text:p text:style-name="P79">-&gt;addr!</text:p>
          </table:table-cell>
          <table:table-cell table:style-name="Table85.A1" office:value-type="string">
            <text:p text:style-name="P195">( n a -- ) </text:p>
          </table:table-cell>
          <table:table-cell table:style-name="Table85.A1" office:value-type="string">
            <text:p text:style-name="P195">set big-endian address in sockaddr </text:p>
          </table:table-cell>
          <table:table-cell table:style-name="Table85.D1" office:value-type="string">
            <text:p text:style-name="P195">sockets</text:p>
          </table:table-cell>
        </table:table-row>
        <table:table-row table:style-name="TableLine2233145383232">
          <table:table-cell table:style-name="Table85.A2" office:value-type="string">
            <text:p text:style-name="P79">-&gt;addr@</text:p>
          </table:table-cell>
          <table:table-cell table:style-name="Table85.A2" office:value-type="string">
            <text:p text:style-name="P195">( a -- n ) </text:p>
          </table:table-cell>
          <table:table-cell table:style-name="Table85.A2" office:value-type="string">
            <text:p text:style-name="P195">get big-endian address from sockaddr </text:p>
          </table:table-cell>
          <table:table-cell table:style-name="Table85.D2" office:value-type="string">
            <text:p text:style-name="P195">sockets</text:p>
          </table:table-cell>
        </table:table-row>
        <table:table-row table:style-name="TableLine2233145394928">
          <table:table-cell table:style-name="Table85.A2" office:value-type="string">
            <text:p text:style-name="P79">-&gt;port!</text:p>
          </table:table-cell>
          <table:table-cell table:style-name="Table85.A2" office:value-type="string">
            <text:p text:style-name="P195">( n a -- ) </text:p>
          </table:table-cell>
          <table:table-cell table:style-name="Table85.A2" office:value-type="string">
            <text:p text:style-name="P195">set big-endian port in sockaddr </text:p>
          </table:table-cell>
          <table:table-cell table:style-name="Table85.D2" office:value-type="string">
            <text:p text:style-name="P195">sockets</text:p>
          </table:table-cell>
        </table:table-row>
        <table:table-row table:style-name="TableLine2233145379152">
          <table:table-cell table:style-name="Table85.A2" office:value-type="string">
            <text:p text:style-name="P79">-&gt;port@</text:p>
          </table:table-cell>
          <table:table-cell table:style-name="Table85.A2" office:value-type="string">
            <text:p text:style-name="P195">( a -- n ) </text:p>
          </table:table-cell>
          <table:table-cell table:style-name="Table85.A2" office:value-type="string">
            <text:p text:style-name="P195">get big-endian port from sockaddr </text:p>
          </table:table-cell>
          <table:table-cell table:style-name="Table85.D2" office:value-type="string">
            <text:p text:style-name="P195">sockets</text:p>
          </table:table-cell>
        </table:table-row>
      </table:table>
      <text:p text:style-name="P440"/>
      <text:h text:style-name="P504" text:outline-level="2">Making a <text:bookmark text:name="AcrFinder"/><text:span text:style-name="T103">Transmission Control Protocol (</text:span>TCP<text:span text:style-name="T103">)</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2233145395200">
          <table:table-cell table:style-name="Table88.A1" office:value-type="string">
            <text:p text:style-name="P110">gethostbyname</text:p>
          </table:table-cell>
          <table:table-cell table:style-name="Table88.A1" office:value-type="string">
            <text:p text:style-name="P196">( hostnamez -- hostent/0 )</text:p>
          </table:table-cell>
          <table:table-cell table:style-name="Table88.C1" office:value-type="string">
            <text:p text:style-name="P196">Look up the host by name, using a zero terminated string. Returns a pointer to a hostent structure or 0 if failed</text:p>
          </table:table-cell>
        </table:table-row>
        <table:table-row table:style-name="TableLine2233145387584">
          <table:table-cell table:style-name="Table88.A2" office:value-type="string">
            <text:p text:style-name="P111">-&gt;h_addr</text:p>
          </table:table-cell>
          <table:table-cell table:style-name="Table88.A2" office:value-type="string">
            <text:p text:style-name="P197">( hostent – a )</text:p>
          </table:table-cell>
          <table:table-cell table:style-name="Table88.C2" office:value-type="string">
            <text:p text:style-name="P201">Get host address from hostent (returned by gethostbyname)</text:p>
          </table:table-cell>
        </table:table-row>
        <table:table-row table:style-name="TableLine2233145388400">
          <table:table-cell table:style-name="Table88.A2" office:value-type="string">
            <text:p text:style-name="P110">socket</text:p>
          </table:table-cell>
          <table:table-cell table:style-name="Table88.A2" office:value-type="string">
            <text:p text:style-name="P412">( domain type protocol – sock/err )</text:p>
          </table:table-cell>
          <table:table-cell table:style-name="Table88.C2" office:value-type="string">
            <text:p text:style-name="P196">Make a socket</text:p>
          </table:table-cell>
        </table:table-row>
        <text:soft-page-break/>
        <table:table-row table:style-name="TableLine2233145384048">
          <table:table-cell table:style-name="Table88.A2" office:value-type="string">
            <text:p text:style-name="P111">bind</text:p>
          </table:table-cell>
          <table:table-cell table:style-name="Table88.A2" office:value-type="string">
            <text:p text:style-name="P198">( sock addr addrlen -- 0/err )</text:p>
          </table:table-cell>
          <table:table-cell table:style-name="Table88.C2" office:value-type="string">
            <text:p text:style-name="P199">A server will bind to an address</text:p>
          </table:table-cell>
        </table:table-row>
        <table:table-row table:style-name="TableLine2233145388128">
          <table:table-cell table:style-name="Table88.A2" office:value-type="string">
            <text:p text:style-name="P112">listen</text:p>
          </table:table-cell>
          <table:table-cell table:style-name="Table88.A2" office:value-type="string">
            <text:p text:style-name="P198">( sock backlog -- 0/err )</text:p>
          </table:table-cell>
          <table:table-cell table:style-name="Table88.C2" office:value-type="string">
            <text:p text:style-name="P198">Listen for socket connections and limit the queue of incoming connections - 'backlog' is the max no. of connections that can be put on hold. If you only want to ever allow one connection, set backlog = 0</text:p>
          </table:table-cell>
        </table:table-row>
        <table:table-row table:style-name="TableLine2233145391936">
          <table:table-cell table:style-name="Table88.A2" office:value-type="string">
            <text:p text:style-name="P111">sockaccept</text:p>
          </table:table-cell>
          <table:table-cell table:style-name="Table88.A2" office:value-type="string">
            <text:p text:style-name="P413">( sock1 addr addrlen -- sock2/err )</text:p>
          </table:table-cell>
          <table:table-cell table:style-name="Table88.C2" office:value-type="string">
            <text:p text:style-name="P200">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43"/>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2233145385952">
          <table:table-cell table:style-name="Table89.A1" office:value-type="string">
            <text:p text:style-name="P110">send</text:p>
          </table:table-cell>
          <table:table-cell table:style-name="Table89.A1" office:value-type="string">
            <text:p text:style-name="P196">( <text:s/>sock a n flags -- n/err )</text:p>
          </table:table-cell>
          <table:table-cell table:style-name="Table89.C1" office:value-type="string">
            <text:p text:style-name="P196">send data at address a, n bytes long</text:p>
          </table:table-cell>
        </table:table-row>
        <table:table-row table:style-name="TableLine2233145386224">
          <table:table-cell table:style-name="Table89.A2" office:value-type="string">
            <text:p text:style-name="P110">recv</text:p>
          </table:table-cell>
          <table:table-cell table:style-name="Table89.A2" office:value-type="string">
            <text:p text:style-name="P196">( sock a n1 flags -- n2/err )</text:p>
          </table:table-cell>
          <table:table-cell table:style-name="Table89.C2" office:value-type="string">
            <text:p text:style-name="P196">receive data to buffer at address a, required size n1. returns number of bytes actually read n2. It’s up to you to call recv again until all the data is read</text:p>
          </table:table-cell>
        </table:table-row>
      </table:table>
      <text:p text:style-name="P442"/>
      <text:p text:style-name="P465">After all communication is done, the connection is closed with:-</text:p>
      <table:table table:name="Table90" table:style-name="Table90">
        <table:table-column table:style-name="Table90.A"/>
        <table:table-column table:style-name="Table90.B"/>
        <table:table-column table:style-name="Table90.C"/>
        <table:table-row table:style-name="TableLine2233145390576">
          <table:table-cell table:style-name="Table90.A1" office:value-type="string">
            <text:p text:style-name="P80">CLOSE-FILE</text:p>
          </table:table-cell>
          <table:table-cell table:style-name="Table90.A1" office:value-type="string">
            <text:p text:style-name="P126">( sock -- ior )</text:p>
          </table:table-cell>
          <table:table-cell table:style-name="Table90.C1" office:value-type="string">
            <text:p text:style-name="P181"><text:span text:style-name="T123">c</text:span>lose <text:span text:style-name="T123">the</text:span> socket</text:p>
          </table:table-cell>
        </table:table-row>
      </table:table>
      <text:p text:style-name="P464"/>
      <text:p text:style-name="P202">Let’s look at the forth programming needed for a tcp client:-</text:p>
      <text:h text:style-name="P507" text:outline-level="3">Get the host address</text:h>
      <text:p text:style-name="P203">z” google.com” gethostbyname constant google.com<text:tab/>\ look up the host details using the name <text:s/></text:p>
      <text:p text:style-name="P203">google.com →h_addr<text:tab/><text:tab/><text:tab/><text:tab/><text:tab/><text:tab/>\ from the details extract the host ip addr</text:p>
      <text:p text:style-name="P203">.ip 142.251.46.238 ok<text:tab/><text:tab/><text:tab/><text:tab/><text:tab/><text:tab/>\ <text:s/>.ip converts and displays the address</text:p>
      <text:h text:style-name="Heading_20_3" text:outline-level="3"><text:soft-page-break/>Create a sockaddr and populate it with address + port</text:h>
      <text:p text:style-name="P204">sockaddr googleaddr<text:tab/><text:tab/><text:tab/><text:tab/><text:tab/><text:tab/>\ create a sockaddr</text:p>
      <text:p text:style-name="P204">80 googleaddr →port!<text:tab/><text:tab/><text:tab/><text:tab/><text:tab/>\ save the port address required</text:p>
      <text:p text:style-name="P204">google.com →h_addr googleaddr -&gt;addr!<text:tab/><text:tab/><text:tab/>\ get host address and save in googleaddr</text:p>
      <text:h text:style-name="Heading_20_3" text:outline-level="3">Create a Socket</text:h>
      <text:p text:style-name="P204">AF_INET SOCK_STREAM 0 socket value sock<text:tab/><text:tab/>\ create ‘sock’ SOCK_STREAM = TCP</text:p>
      <text:h text:style-name="Heading_20_3" text:outline-level="3">Connect to the server</text:h>
      <text:p text:style-name="P204">sock googleaddr sizeof(sockaddr_in) connect throw<text:tab/>\ throw used because connect may fail</text:p>
      <text:h text:style-name="Heading_20_3" text:outline-level="3">Send an HTTP request</text:h>
      <text:p text:style-name="P205">S” GET / HTTP/1.0” sock write-file throw<text:tab/><text:tab/><text:tab/>\ send a string using write-file</text:p>
      <text:p text:style-name="P205">: semit (chr sock – ) swap &gt;r rp@ swap 1 swap write-file throw rdrop ;</text:p>
      <text:p text:style-name="P205">: semit (chr sock – ) swap &gt;r rp@ 1 0 send 0&lt; throw rdrop;<text:tab/>\ either version will send a character</text:p>
      <text:p text:style-name="P205">: scr 13 sock semit 10 sock semit ; <text:tab/><text:tab/><text:tab/><text:tab/>\ send CR-LF</text:p>
      <text:p text:style-name="P205">scr scr</text:p>
      <text:h text:style-name="Heading_20_3" text:outline-level="3">Read part of the reply</text:h>
      <text:p text:style-name="P205">here 100000 sock read-file throw constant len<text:tab/><text:tab/>\ read the response from google.com</text:p>
      <text:p text:style-name="P205">here len type<text:tab/><text:tab/><text:tab/><text:tab/><text:tab/><text:tab/><text:tab/>\ using read-file</text:p>
      <text:h text:style-name="Heading_20_3" text:outline-level="3">Close the connection</text:h>
      <text:p text:style-name="P206">sock close-file throw</text:p>
      <text:h text:style-name="Heading_20_3" text:outline-level="3">Another Example - Reading and Writing blocks of bytes</text:h>
      <text:p text:style-name="P463"><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503" text:outline-level="2">Communication by User Datagram Protocol (UDP)</text:h>
      <text:p text:style-name="P207">If TCP communication was like making a connection with a telephone, UDP is a bit like radio broadcasting – there’s no end-to-end formal connection to be made. Consequently data can be missed, out of sequence or damaged.</text:p>
      <text:p text:style-name="P207">In pseudo-code, the client has to execute the following steps:-</text:p>
      <text:list xml:id="list3499110280" text:style-name="L1">
        <text:list-item>
          <text:p text:style-name="P508">gethostbyname (hostname)</text:p>
        </text:list-item>
        <text:list-item>
          <text:p text:style-name="P508">socket (domain,type,protocol)</text:p>
        </text:list-item>
        <text:list-item>
          <text:p text:style-name="P508">bind (sock,addr,addrlen)</text:p>
        </text:list-item>
        <text:list-item>
          <text:p text:style-name="P508">sendto <text:s text:c="4"/>(sock,data, datalen, flags, addr, addrlen)</text:p>
        </text:list-item>
        <text:list-item>
          <text:p text:style-name="P508">recvfrom (sock,data,datalen,flags,addr. *addrlen)</text:p>
        </text:list-item>
        <text:list-item>
          <text:p text:style-name="P508">close (sock)</text:p>
        </text:list-item>
      </text:list>
      <text:p text:style-name="P208"/>
      <text:p text:style-name="P208">Some example forth:-</text:p>
      <text:h text:style-name="Heading_20_3" text:outline-level="3">Create a ‘listening’ address</text:h>
      <text:p text:style-name="P208">sockaddr incoming</text:p>
      <text:p text:style-name="P208">9999 incoming -&gt;port!</text:p>
      <text:h text:style-name="Heading_20_3" text:outline-level="3">Create a socket and bind to the address</text:h>
      <text:p text:style-name="P208">AF_INET SOCK_DGRAM 0 socket value sockfd</text:p>
      <text:p text:style-name="P208">sockfd non-block throw</text:p>
      <text:p text:style-name="P208">sockfd incoming sizeof(sockaddr_in) bind throw</text:p>
      <text:h text:style-name="Heading_20_3" text:outline-level="3">Read an incoming packet</text:h>
      <text:p text:style-name="P209">sockaddr received</text:p>
      <text:p text:style-name="P209">variable received-len</text:p>
      <text:p text:style-name="P209">sizeof(sockaddr_in) received-len !</text:p>
      <text:p text:style-name="P209">sockfd msg len 0 received</text:p>
      <text:p text:style-name="P209">received-len recvfrom to len</text:p>
      <text:p text:style-name="P209">received -&gt;addr@ ip. <text:s text:c="3"/>.” :” <text:s/>received -&gt;port@ .</text:p>
      <text:p text:style-name="P209">space space msg swap type cr</text:p>
      <text:p text:style-name="Standard"/>
      <text:h text:style-name="P481" text:outline-level="1">Appendix 3 Catch and Throw</text:h>
      <text:p text:style-name="P476"><text:span text:style-name="T109">T</text:span><text:span text:style-name="T110">his article was copied from </text:span><text:a xlink:type="simple" xlink:href="http://turboforth.net/resources/catch_throw.html" text:style-name="Internet_20_link" text:visited-style-name="Visited_20_Internet_20_Link"><text:span text:style-name="T108">CATCH and THROW (turboforth.net)</text:span></text:a><text:span text:style-name="T108"> –</text:span><text:span text:style-name="T110"> it’s not my work.</text:span></text:p>
      <text:p text:style-name="P459"><text:span text:style-name="T109">Another useful article on CATCH and THROW </text:span><text:a xlink:type="simple" xlink:href="http://www.euroforth.org/ef98/milendorf98.pdf" text:style-name="Internet_20_link" text:visited-style-name="Visited_20_Internet_20_Link"><text:span text:style-name="T109">appears here</text:span></text:a><text:span text:style-name="T67">.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05" text:outline-level="2">THROW <text:s/>( errcode – )</text:h>
      <text:p text:style-name="P415">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52"><text:span text:style-name="Strong_20_Emphasis"><text:span text:style-name="T70"><text:s/>: DIV ( quotient divisor -- result ) dup 0= abort" DIV: Divide by 0 error." / ;</text:span></text:span></text:p>
      <text:p text:style-name="P415">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15">Let's look at how we would trap errors using THROW :-</text:p>
      <text:p text:style-name="P452"><text:span text:style-name="Strong_20_Emphasis"><text:span text:style-name="T70"><text:s text:c="2"/>: DIV ( quotient divisor -- result ) dup 0= if </text:span></text:span><text:span text:style-name="Strong_20_Emphasis"><text:span text:style-name="T71">99 throw</text:span></text:span><text:span text:style-name="Strong_20_Emphasis"><text:span text:style-name="T70"> else / then ;</text:span></text:span></text:p>
      <text:p text:style-name="P454"><text:span text:style-name="T65">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5">catch</text:span></text:span><text:span text:style-name="T65"> this error?</text:span></text:p>
      <text:p text:style-name="P458"><text:span text:style-name="T65">B</text:span><text:span text:style-name="T64">est to throw an error at the deepest convenient part of the program. </text:span><text:span text:style-name="T66">Using THROW without CATCH is OK during development because the system has a CATCH which leads to the word Error being displayed. Just barely useful for debugging.</text:span></text:p>
      <text:h text:style-name="P506" text:outline-level="2">CATCH <text:span text:style-name="T134">( xt – 0 | errorcode )</text:span></text:h>
      <text:p text:style-name="P454"><text:span text:style-name="T65">CATCH will catch an error thrown by THROW. The critical difference is, this allows </text:span><text:span text:style-name="Emphasis"><text:span text:style-name="T65">your program</text:span></text:span><text:span text:style-name="T65">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53"><text:span text:style-name="Strong_20_Emphasis"><text:span text:style-name="T69"><text:s text:c="3"/></text:span></text:span><text:span text:style-name="Strong_20_Emphasis"><text:span text:style-name="T70">: test-div ( quotient divisor -- result )</text:span></text:span></text:p>
      <text:p text:style-name="P455"><text:span text:style-name="Strong_20_Emphasis"><text:span text:style-name="T69"><text:s text:c="5"/></text:span></text:span><text:span text:style-name="Strong_20_Emphasis"><text:span text:style-name="T71">['] div catch</text:span></text:span><text:span text:style-name="Strong_20_Emphasis"><text:span text:style-name="T70"> dup 0&lt;&gt; if</text:span></text:span></text:p>
      <text:p text:style-name="P455"><text:span text:style-name="Strong_20_Emphasis"><text:span text:style-name="T69"><text:s text:c="7"/></text:span></text:span><text:span text:style-name="Strong_20_Emphasis"><text:span text:style-name="T70">dup 99 = if </text:span></text:span></text:p>
      <text:p text:style-name="P455"><text:soft-page-break/><text:span text:style-name="Strong_20_Emphasis"><text:span text:style-name="T69"><text:s text:c="9"/></text:span></text:span><text:span text:style-name="Strong_20_Emphasis"><text:span text:style-name="T70">." Divide by zero error"</text:span></text:span></text:p>
      <text:p text:style-name="P455"><text:span text:style-name="Strong_20_Emphasis"><text:span text:style-name="T69"><text:s text:c="7"/></text:span></text:span><text:span text:style-name="Strong_20_Emphasis"><text:span text:style-name="T70">else</text:span></text:span></text:p>
      <text:p text:style-name="P455"><text:span text:style-name="Strong_20_Emphasis"><text:span text:style-name="T69"><text:s text:c="9"/></text:span></text:span><text:span text:style-name="Strong_20_Emphasis"><text:span text:style-name="T70">throw</text:span></text:span></text:p>
      <text:p text:style-name="P455"><text:span text:style-name="Strong_20_Emphasis"><text:span text:style-name="T69"><text:s text:c="7"/></text:span></text:span><text:span text:style-name="Strong_20_Emphasis"><text:span text:style-name="T70">then</text:span></text:span></text:p>
      <text:p text:style-name="P456"><text:span text:style-name="Strong_20_Emphasis"><text:span text:style-name="T69"><text:s text:c="5"/></text:span></text:span><text:span text:style-name="Strong_20_Emphasis"><text:span text:style-name="T70">then ;</text:span></text:span></text:p>
      <text:p text:style-name="P415">The stack signature for CATCH is as follows:</text:p>
      <text:p text:style-name="P421"><text:span text:style-name="Strong_20_Emphasis"><text:span text:style-name="T135">   CATCH ( ... xt -- 0|error_code )</text:span></text:span></text:p>
      <text:p text:style-name="P415">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17">Best to catch at the highest point convenient in the program, <text:span text:style-name="T137">some say</text:span></text:p>
      <text:p text:style-name="P454"><text:span text:style-name="T65">Thusly, in our example test above we test the error code returned by CATCH. If it's 0 then DIV did not throw anything, everything worked. If the return code is </text:span><text:span text:style-name="Emphasis"><text:span text:style-name="T65">not</text:span></text:span><text:span text:style-name="T65"> zero however, something went wrong in DIV. We then examine the code, and, if it's 99 we indicate a divide by zero error.</text:span></text:p>
      <text:p text:style-name="P415">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18">Another THROW – CATCH example:-</text:p>
      <text:p text:style-name="P416">: could-fail ( -- char )</text:p>
      <text:p text:style-name="P416"><text:s text:c="3"/>KEY DUP [CHAR] Q = IF 1 THROW THEN ;</text:p>
      <text:p text:style-name="P416"/>
      <text:p text:style-name="P416">: do-it ( a b -- c) 2DROP could-fail ;</text:p>
      <text:p text:style-name="P416">: try-it ( --)</text:p>
      <text:p text:style-name="P416"><text:s text:c="3"/>1 2 ['] do-it CATCH IF</text:p>
      <text:p text:style-name="P416"><text:s text:c="3"/>( x1 x2 ) 2DROP ." There was an exception" CR</text:p>
      <text:p text:style-name="P416"><text:s text:c="3"/>ELSE ." The character was " EMIT CR</text:p>
      <text:p text:style-name="P416"><text:s text:c="3"/>THEN ;</text:p>
      <text:p text:style-name="P416">; retry-it ( -- )</text:p>
      <text:p text:style-name="P416"><text:s text:c="3"/>BEGIN 1 2 ['] do-it CATCH WHILE</text:p>
      <text:p text:style-name="P416"><text:s text:c="3"/>( x1 x2) 2DROP ." Exception, keep trying" CR</text:p>
      <text:p text:style-name="P416"><text:s text:c="3"/>REPEAT ( char )</text:p>
      <text:p text:style-name="P416"><text:s text:c="3"/>." The character was " EMIT C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81a7c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6</text:span> <text:s/>page <text:s/><text:page-number text:select-page="current">5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2-11-03T12:59:33.247000000</dc:date>
    <meta:editing-duration>PT22H42M1S</meta:editing-duration>
    <meta:editing-cycles>333</meta:editing-cycles>
    <meta:generator>LibreOffice/7.2.7.2$Windows_X86_64 LibreOffice_project/8d71d29d553c0f7dcbfa38fbfda25ee34cce99a2</meta:generator>
    <meta:document-statistic meta:table-count="97" meta:image-count="2" meta:object-count="0" meta:page-count="70" meta:paragraph-count="4203" meta:word-count="18204" meta:character-count="98324" meta:non-whitespace-character-count="80807"/>
  </office:meta>
</office:document-meta>
</file>